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su5p" svg:font-family="ssu5p"/>
    <style:font-face style:name="Arial" svg:font-family="Arial" style:font-family-generic="roman"/>
    <style:font-face style:name="Basic Sans" svg:font-family="'Basic Sans'" style:font-family-generic="roman"/>
    <style:font-face style:name="ssu5p1" svg:font-family="ssu5p" style:font-family-generic="roman"/>
    <style:font-face style:name="u5cdot" svg:font-family="u5cdot" style:font-family-generic="roman"/>
    <style:font-face style:name="ssu5p2" svg:font-family="ssu5p" style:font-pitch="variable"/>
    <style:font-face style:name="u5cdot1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1.042cm"/>
    </style:style>
    <style:style style:name="co25" style:family="table-column">
      <style:table-column-properties fo:break-before="auto" style:column-width="1.397cm"/>
    </style:style>
    <style:style style:name="co26" style:family="table-column">
      <style:table-column-properties fo:break-before="auto" style:column-width="0.797cm"/>
    </style:style>
    <style:style style:name="co27" style:family="table-column">
      <style:table-column-properties fo:break-before="auto" style:column-width="0.933cm"/>
    </style:style>
    <style:style style:name="co28" style:family="table-column">
      <style:table-column-properties fo:break-before="auto" style:column-width="0.74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end_5f_nu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11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4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4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5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21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3465a4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style:font-name="u5cdot1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35" style:family="table-cell" style:parent-style-name="Default">
      <style:table-cell-properties fo:background-color="#00a93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49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asic Sans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2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3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4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5" style:family="table-cell" style:parent-style-name="Default">
      <style:table-cell-properties fo:background-color="#3465a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9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6" style:family="table-cell" style:parent-style-name="Default" style:data-style-name="N100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7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6" style:family="table-cell" style:parent-style-name="Default" style:data-style-name="N100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7" style:family="table-cell" style:parent-style-name="Default" style:data-style-name="N142">
      <style:table-cell-properties fo:background-color="#bf819e" style:text-align-source="fix" style:repeat-content="false" fo:border="0.06pt solid #000000" style:rotation-align="none"/>
      <style:paragraph-properties fo:text-align="center" fo:margin-left="0cm"/>
      <style:text-properties fo:color="#ffffa6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a6" style:text-outline="false" style:text-line-through-style="none" style:text-line-through-type="none" style:font-name="u5cdot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ffffa6" style:font-name="u5cdot1" fo:font-weight="bold" style:font-weight-asian="bold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4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ackground-color="#e8f2a1" fo:border="0.06pt solid #000000"/>
    </style:style>
    <style:style style:name="ce11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2" style:family="table-cell" style:parent-style-name="Default" style:data-style-name="N0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name-complex="Basic Sans" style:font-size-complex="14pt" style:font-style-complex="normal" style:font-weight-complex="bold"/>
    </style:style>
    <style:style style:name="ce168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2" style:family="table-cell" style:parent-style-name="Default" style:data-style-name="N142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3" style:family="table-cell" style:parent-style-name="Default">
      <style:table-cell-properties fo:background-color="#fcd0f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7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76" style:family="table-cell" style:parent-style-name="Default" style:data-style-name="N100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82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83" style:family="table-cell" style:parent-style-name="Default">
      <style:table-cell-properties fo:background-color="#fcd0f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84" style:family="table-cell" style:parent-style-name="Default">
      <style:table-cell-properties fo:background-color="#fcd0f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88" style:family="table-cell" style:parent-style-name="Default" style:data-style-name="N100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map style:condition="cell-content()=&quot;g&quot;" style:apply-style-name="Untitled3" style:base-cell-address="send06.L2"/>
    </style:style>
    <style:style style:name="ce38" style:family="table-cell" style:parent-style-name="Default">
      <style:map style:condition="cell-content()=&quot;r&quot;" style:apply-style-name="Untitled4" style:base-cell-address="send06.L2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71" style:family="table-cell" style:parent-style-name="Default">
      <style:map style:condition="cell-content()=&quot;s&quot;" style:apply-style-name="Untitled1" style:base-cell-address="send06.N2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O2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O2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O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O2"/>
    </style:style>
    <style:style style:name="ce77" style:family="table-cell" style:parent-style-name="Default">
      <style:map style:condition="cell-content()=&quot;a&quot;" style:apply-style-name="Untitled5" style:base-cell-address="send06.O2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P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P2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P2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P2"/>
    </style:style>
    <style:style style:name="ce83" style:family="table-cell" style:parent-style-name="Default">
      <style:map style:condition="cell-content()=&quot;k&quot;" style:apply-style-name="Untitled6" style:base-cell-address="send06.P2"/>
    </style:style>
    <style:style style:name="ce110" style:family="table-cell" style:parent-style-name="Default">
      <style:map style:condition="cell-content()=&quot;F&quot;" style:apply-style-name="Untitled9" style:base-cell-address="send06.Q1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  <style:map style:condition="cell-content()=&quot;m&quot;" style:apply-style-name="Untitled10" style:base-cell-address="send06.R1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R1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R1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R1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R1"/>
    </style:style>
    <style:style style:name="ce91" style:family="table-cell" style:parent-style-name="Default">
      <style:map style:condition="cell-content()=&quot;m&quot;" style:apply-style-name="Untitled10" style:base-cell-address="send06.R1"/>
    </style:style>
    <style:style style:name="ce185" style:family="table-cell" style:parent-style-name="Default">
      <style:text-properties style:font-name="u5cdot1" fo:font-size="16pt" style:font-size-asian="16pt" style:font-size-complex="16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u5cdot1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4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  <style:text-properties fo:color="#000000" style:font-name="u5cdot1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8" style:family="table-cell" style:parent-style-name="Default">
      <style:table-cell-properties fo:border="0.06pt solid #000000"/>
      <style:text-properties style:font-name="u5cdot1" fo:font-size="14pt" style:font-size-asian="14pt" style:font-size-complex="14pt"/>
    </style:style>
    <style:style style:name="ce22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style:font-name="u5cdot1"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32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color="#ffdbb6" style:font-name="u5cdot1" fo:font-size="14pt" style:font-size-asian="14pt" style:font-size-complex="14pt"/>
    </style:style>
    <style:style style:name="ce233" style:family="table-cell" style:parent-style-name="Default">
      <style:table-cell-properties fo:background-color="#ed4c05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34" style:family="table-cell" style:parent-style-name="Default">
      <style:table-cell-properties fo:background-color="#bbe33d" fo:border="0.06pt solid #000000"/>
      <style:text-properties fo:color="#ffffff" style:font-name="u5cdot1"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d06" table:style-name="ta1" table:print-ranges="send06.E1:send06.E1048576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47"/>
        <table:table-column table:style-name="co4" table:default-cell-style-name="ce39"/>
        <table:table-column table:style-name="co5" table:default-cell-style-name="ce42"/>
        <table:table-column table:style-name="co6" table:default-cell-style-name="ce17"/>
        <table:table-column table:style-name="co6" table:default-cell-style-name="ce21"/>
        <table:table-column table:style-name="co7" table:default-cell-style-name="ce25"/>
        <table:table-column table:style-name="co7" table:default-cell-style-name="ce26"/>
        <table:table-column table:style-name="co8" table:default-cell-style-name="ce49"/>
        <table:table-column table:style-name="co9" table:default-cell-style-name="ce93"/>
        <table:table-column table:style-name="co10" table:default-cell-style-name="ce86"/>
        <table:table-column table:style-name="co8" table:default-cell-style-name="ce96"/>
        <table:table-column table:style-name="co11" table:default-cell-style-name="ce151"/>
        <table:table-column table:style-name="co12" table:default-cell-style-name="ce151"/>
        <table:table-column table:style-name="co13" table:default-cell-style-name="ce151"/>
        <table:table-column table:style-name="co14" table:default-cell-style-name="ce151"/>
        <table:table-column table:style-name="co15" table:default-cell-style-name="ce108"/>
        <table:table-column table:style-name="co16" table:number-columns-repeated="998" table:default-cell-style-name="ce45"/>
        <table:table-column table:style-name="co17" table:number-columns-repeated="5" table:default-cell-style-name="ce113"/>
        <table:table-row table:style-name="ro1">
          <table:table-cell table:style-name="ce1" office:value-type="string" calcext:value-type="string">
            <text:p>dec</text:p>
          </table:table-cell>
          <table:table-cell table:style-name="ce1"/>
          <table:table-cell table:style-name="ce7" office:value-type="string" calcext:value-type="string">
            <text:p>k2p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uc</text:p>
          </table:table-cell>
          <table:table-cell table:style-name="ce15" office:value-type="string" calcext:value-type="string">
            <text:p>h</text:p>
          </table:table-cell>
          <table:table-cell table:style-name="ce19" office:value-type="string" calcext:value-type="string">
            <text:p>dot</text:p>
          </table:table-cell>
          <table:table-cell table:style-name="ce22" office:value-type="string" calcext:value-type="string">
            <text:p>sft</text:p>
          </table:table-cell>
          <table:table-cell office:value-type="float" office:value="123" calcext:value-type="float">
            <text:p>123</text:p>
          </table:table-cell>
          <table:table-cell table:style-name="ce33" office:value-type="string" calcext:value-type="string">
            <text:p>h</text:p>
          </table:table-cell>
          <table:table-cell table:style-name="ce98" office:value-type="string" calcext:value-type="string">
            <text:p>doth</text:p>
          </table:table-cell>
          <table:table-cell table:style-name="ce114" office:value-type="string" calcext:value-type="string">
            <text:p>sft</text:p>
          </table:table-cell>
          <table:table-cell table:style-name="ce127" office:value-type="float" office:value="123" calcext:value-type="float">
            <office:annotation draw:style-name="gr1" draw:text-style-name="P2" svg:width="2.899cm" svg:height="1.799cm" svg:x="22.472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123</text:p>
          </table:table-cell>
          <table:table-cell table:style-name="ce147" office:value-type="string" calcext:value-type="string">
            <text:p>sd</text:p>
          </table:table-cell>
          <table:table-cell table:style-name="ce147" office:value-type="string" calcext:value-type="string">
            <text:p>nd</text:p>
          </table:table-cell>
          <table:table-cell table:style-name="ce147" office:value-type="string" calcext:value-type="string">
            <text:p>ns</text:p>
          </table:table-cell>
          <table:table-cell table:style-name="ce147" office:value-type="string" calcext:value-type="string">
            <text:p>nsd</text:p>
          </table:table-cell>
          <table:table-cell table:style-name="ce31" office:value-type="string" calcext:value-type="string">
            <text:p>sd</text:p>
          </table:table-cell>
          <table:table-cell table:number-columns-repeated="2" table:style-name="ce31" office:value-type="string" calcext:value-type="string">
            <text:p>ns</text:p>
          </table:table-cell>
          <table:table-cell table:style-name="ce31" office:value-type="string" calcext:value-type="string">
            <text:p>nsd</text:p>
          </table:table-cell>
          <table:table-cell table:style-name="ce103" table:number-columns-repeated="995"/>
          <table:table-cell table:style-name="ce112" table:number-columns-repeated="5"/>
        </table:table-row>
        <table:table-row table:style-name="ro2">
          <table:table-cell table:style-name="ce28" office:value-type="string" calcext:value-type="string">
            <text:p>127</text:p>
          </table:table-cell>
          <table:table-cell table:style-name="ce43" table:formula="of:=DEC2BIN([.A2];7)" office:value-type="string" office:string-value="1111111" calcext:value-type="string">
            <text:p>1111111</text:p>
          </table:table-cell>
          <table:table-cell table:style-name="ce46" office:value-type="float" office:value="0" calcext:value-type="float">
            <text:p>0</text:p>
          </table:table-cell>
          <table:table-cell table:style-name="ce37" table:formula="of:=[.A2]+160" office:value-type="float" office:value="287" calcext:value-type="float">
            <text:p>287</text:p>
          </table:table-cell>
          <table:table-cell table:style-name="ce40" table:formula="of:=UNICHAR([.D2])" office:value-type="string" office:string-value="ğ" calcext:value-type="string">
            <text:p>ğ</text:p>
          </table:table-cell>
          <table:table-cell table:style-name="ce16" table:formula="of:=DEC2HEX([.A2];4)" office:value-type="string" office:string-value="007F" calcext:value-type="string">
            <text:p>007F</text:p>
          </table:table-cell>
          <table:table-cell table:style-name="ce20" table:formula="of:=DEC2HEX([.A2]+128;4)" office:value-type="string" office:string-value="00FF" calcext:value-type="string">
            <text:p>00FF</text:p>
          </table:table-cell>
          <table:table-cell table:style-name="ce24" table:formula="of:=SUBSTITUTE([.F2];&quot;00&quot;;&quot;04&quot;;1)" office:value-type="string" office:string-value="047F" calcext:value-type="string">
            <text:p>047F</text:p>
          </table:table-cell>
          <table:table-cell table:style-name="ce32" table:formula="of:=SUBSTITUTE([.F2];&quot;00&quot;;&quot;80&quot;;1)" office:value-type="string" office:string-value="807F" calcext:value-type="string">
            <text:p>807F</text:p>
          </table:table-cell>
          <table:table-cell table:style-name="ce34"/>
          <table:table-cell table:style-name="ce58" office:value-type="string" calcext:value-type="string">
            <text:p>spc</text:p>
          </table:table-cell>
          <table:table-cell table:style-name="ce78"/>
          <table:table-cell table:style-name="ce94" office:value-type="float" office:value="7" calcext:value-type="float">
            <text:p>7</text:p>
          </table:table-cell>
          <table:table-cell table:style-name="ce150" table:formula="of:=SUBSTITUTE([.G2];&quot;00&quot;;&quot;04&quot;;1)" office:value-type="string" office:string-value="04FF" calcext:value-type="string">
            <text:p>04FF</text:p>
          </table:table-cell>
          <table:table-cell table:style-name="ce150" table:formula="of:=SUBSTITUTE([.G2];&quot;00&quot;;&quot;80&quot;;1)" office:value-type="string" office:string-value="80FF" calcext:value-type="string">
            <text:p>80FF</text:p>
          </table:table-cell>
          <table:table-cell table:style-name="ce150" table:formula="of:=SUBSTITUTE([.F2];&quot;00&quot;;&quot;84&quot;;1)" office:value-type="string" office:string-value="847F" calcext:value-type="string">
            <text:p>847F</text:p>
          </table:table-cell>
          <table:table-cell table:style-name="ce150" table:formula="of:=SUBSTITUTE([.G2];&quot;00&quot;;&quot;84&quot;;1)" office:value-type="string" office:string-value="84FF" calcext:value-type="string">
            <text:p>84FF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6</text:p>
          </table:table-cell>
          <table:table-cell table:style-name="ce43" table:formula="of:=DEC2BIN([.A3];7)" office:value-type="string" office:string-value="1111110" calcext:value-type="string">
            <text:p>1111110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3]+160" office:value-type="float" office:value="286" calcext:value-type="float">
            <text:p>286</text:p>
          </table:table-cell>
          <table:table-cell table:style-name="ce40" table:formula="of:=UNICHAR([.D3])" office:value-type="string" office:string-value="Ğ" calcext:value-type="string">
            <text:p>Ğ</text:p>
          </table:table-cell>
          <table:table-cell table:style-name="ce16" table:formula="of:=DEC2HEX([.A3];4)" office:value-type="string" office:string-value="007E" calcext:value-type="string">
            <text:p>007E</text:p>
          </table:table-cell>
          <table:table-cell table:style-name="ce20" table:formula="of:=DEC2HEX([.A3]+128;4)" office:value-type="string" office:string-value="00FE" calcext:value-type="string">
            <text:p>00FE</text:p>
          </table:table-cell>
          <table:table-cell table:style-name="ce24" table:formula="of:=SUBSTITUTE([.F3];&quot;00&quot;;&quot;04&quot;;1)" office:value-type="string" office:string-value="047E" calcext:value-type="string">
            <text:p>047E</text:p>
          </table:table-cell>
          <table:table-cell table:style-name="ce32" table:formula="of:=SUBSTITUTE([.F3];&quot;00&quot;;&quot;80&quot;;1)" office:value-type="string" office:string-value="807E" calcext:value-type="string">
            <text:p>807E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?</text:p>
          </table:table-cell>
          <table:table-cell table:style-name="ce84" office:value-type="string" calcext:value-type="string">
            <text:p>&amp;</text:p>
          </table:table-cell>
          <table:table-cell table:style-name="ce94" office:value-type="float" office:value="0" calcext:value-type="float">
            <text:p>0</text:p>
          </table:table-cell>
          <table:table-cell table:style-name="ce150" table:formula="of:=SUBSTITUTE([.G3];&quot;00&quot;;&quot;04&quot;;1)" office:value-type="string" office:string-value="04FE" calcext:value-type="string">
            <text:p>04FE</text:p>
          </table:table-cell>
          <table:table-cell table:style-name="ce150" table:formula="of:=SUBSTITUTE([.G3];&quot;00&quot;;&quot;80&quot;;1)" office:value-type="string" office:string-value="80FE" calcext:value-type="string">
            <text:p>80FE</text:p>
          </table:table-cell>
          <table:table-cell table:style-name="ce150" table:formula="of:=SUBSTITUTE([.F3];&quot;00&quot;;&quot;84&quot;;1)" office:value-type="string" office:string-value="847E" calcext:value-type="string">
            <text:p>847E</text:p>
          </table:table-cell>
          <table:table-cell table:style-name="ce150" table:formula="of:=SUBSTITUTE([.G3];&quot;00&quot;;&quot;84&quot;;1)" office:value-type="string" office:string-value="84FE" calcext:value-type="string">
            <text:p>84FE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5</text:p>
          </table:table-cell>
          <table:table-cell table:style-name="ce43" table:formula="of:=DEC2BIN([.A4];7)" office:value-type="string" office:string-value="1111101" calcext:value-type="string">
            <text:p>111110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4]+160" office:value-type="float" office:value="285" calcext:value-type="float">
            <text:p>285</text:p>
          </table:table-cell>
          <table:table-cell table:style-name="ce40" table:formula="of:=UNICHAR([.D4])" office:value-type="string" office:string-value="ĝ" calcext:value-type="string">
            <text:p>ĝ</text:p>
          </table:table-cell>
          <table:table-cell table:style-name="ce16" table:formula="of:=DEC2HEX([.A4];4)" office:value-type="string" office:string-value="007D" calcext:value-type="string">
            <text:p>007D</text:p>
          </table:table-cell>
          <table:table-cell table:style-name="ce20" table:formula="of:=DEC2HEX([.A4]+128;4)" office:value-type="string" office:string-value="00FD" calcext:value-type="string">
            <text:p>00FD</text:p>
          </table:table-cell>
          <table:table-cell table:style-name="ce24" table:formula="of:=SUBSTITUTE([.F4];&quot;00&quot;;&quot;04&quot;;1)" office:value-type="string" office:string-value="047D" calcext:value-type="string">
            <text:p>047D</text:p>
          </table:table-cell>
          <table:table-cell table:style-name="ce32" table:formula="of:=SUBSTITUTE([.F4];&quot;00&quot;;&quot;80&quot;;1)" office:value-type="string" office:string-value="807D" calcext:value-type="string">
            <text:p>807D</text:p>
          </table:table-cell>
          <table:table-cell table:style-name="ce34" office:value-type="string" calcext:value-type="string">
            <text:p>e</text:p>
          </table:table-cell>
          <table:table-cell table:style-name="ce52" office:value-type="string" calcext:value-type="string">
            <text:p>esc</text:p>
          </table:table-cell>
          <table:table-cell table:style-name="ce84" office:value-type="string" calcext:value-type="string">
            <text:p>E</text:p>
          </table:table-cell>
          <table:table-cell table:style-name="ce94" office:value-type="float" office:value="1" calcext:value-type="float">
            <text:p>1</text:p>
          </table:table-cell>
          <table:table-cell table:style-name="ce150" table:formula="of:=SUBSTITUTE([.G4];&quot;00&quot;;&quot;04&quot;;1)" office:value-type="string" office:string-value="04FD" calcext:value-type="string">
            <text:p>04FD</text:p>
          </table:table-cell>
          <table:table-cell table:style-name="ce150" table:formula="of:=SUBSTITUTE([.G4];&quot;00&quot;;&quot;80&quot;;1)" office:value-type="string" office:string-value="80FD" calcext:value-type="string">
            <text:p>80FD</text:p>
          </table:table-cell>
          <table:table-cell table:style-name="ce150" table:formula="of:=SUBSTITUTE([.F4];&quot;00&quot;;&quot;84&quot;;1)" office:value-type="string" office:string-value="847D" calcext:value-type="string">
            <text:p>847D</text:p>
          </table:table-cell>
          <table:table-cell table:style-name="ce150" table:formula="of:=SUBSTITUTE([.G4];&quot;00&quot;;&quot;84&quot;;1)" office:value-type="string" office:string-value="84FD" calcext:value-type="string">
            <text:p>84F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4</text:p>
          </table:table-cell>
          <table:table-cell table:style-name="ce43" table:formula="of:=DEC2BIN([.A5];7)" office:value-type="string" office:string-value="1111100" calcext:value-type="string">
            <text:p>111110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5]+160" office:value-type="float" office:value="284" calcext:value-type="float">
            <text:p>284</text:p>
          </table:table-cell>
          <table:table-cell table:style-name="ce40" table:formula="of:=UNICHAR([.D5])" office:value-type="string" office:string-value="Ĝ" calcext:value-type="string">
            <text:p>Ĝ</text:p>
          </table:table-cell>
          <table:table-cell table:style-name="ce16" table:formula="of:=DEC2HEX([.A5];4)" office:value-type="string" office:string-value="007C" calcext:value-type="string">
            <text:p>007C</text:p>
          </table:table-cell>
          <table:table-cell table:style-name="ce20" table:formula="of:=DEC2HEX([.A5]+128;4)" office:value-type="string" office:string-value="00FC" calcext:value-type="string">
            <text:p>00FC</text:p>
          </table:table-cell>
          <table:table-cell table:style-name="ce24" table:formula="of:=SUBSTITUTE([.F5];&quot;00&quot;;&quot;04&quot;;1)" office:value-type="string" office:string-value="047C" calcext:value-type="string">
            <text:p>047C</text:p>
          </table:table-cell>
          <table:table-cell table:style-name="ce32" table:formula="of:=SUBSTITUTE([.F5];&quot;00&quot;;&quot;80&quot;;1)" office:value-type="string" office:string-value="807C" calcext:value-type="string">
            <text:p>807C</text:p>
          </table:table-cell>
          <table:table-cell table:style-name="ce34" office:value-type="string" calcext:value-type="string">
            <text:p>p</text:p>
          </table:table-cell>
          <table:table-cell table:style-name="ce52" office:value-type="string" calcext:value-type="string">
            <text:p>,</text:p>
          </table:table-cell>
          <table:table-cell table:style-name="ce84" office:value-type="string" calcext:value-type="string">
            <text:p>P</text:p>
          </table:table-cell>
          <table:table-cell table:style-name="ce94" office:value-type="string" calcext:value-type="string">
            <text:p>+</text:p>
          </table:table-cell>
          <table:table-cell table:style-name="ce150" table:formula="of:=SUBSTITUTE([.G5];&quot;00&quot;;&quot;04&quot;;1)" office:value-type="string" office:string-value="04FC" calcext:value-type="string">
            <text:p>04FC</text:p>
          </table:table-cell>
          <table:table-cell table:style-name="ce150" table:formula="of:=SUBSTITUTE([.G5];&quot;00&quot;;&quot;80&quot;;1)" office:value-type="string" office:string-value="80FC" calcext:value-type="string">
            <text:p>80FC</text:p>
          </table:table-cell>
          <table:table-cell table:style-name="ce150" table:formula="of:=SUBSTITUTE([.F5];&quot;00&quot;;&quot;84&quot;;1)" office:value-type="string" office:string-value="847C" calcext:value-type="string">
            <text:p>847C</text:p>
          </table:table-cell>
          <table:table-cell table:style-name="ce150" table:formula="of:=SUBSTITUTE([.G5];&quot;00&quot;;&quot;84&quot;;1)" office:value-type="string" office:string-value="84FC" calcext:value-type="string">
            <text:p>84F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3</text:p>
          </table:table-cell>
          <table:table-cell table:style-name="ce43" table:formula="of:=DEC2BIN([.A6];7)" office:value-type="string" office:string-value="1111011" calcext:value-type="string">
            <text:p>11110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6]+160" office:value-type="float" office:value="283" calcext:value-type="float">
            <text:p>283</text:p>
          </table:table-cell>
          <table:table-cell table:style-name="ce40" table:formula="of:=UNICHAR([.D6])" office:value-type="string" office:string-value="ě" calcext:value-type="string">
            <text:p>ě</text:p>
          </table:table-cell>
          <table:table-cell table:style-name="ce16" table:formula="of:=DEC2HEX([.A6];4)" office:value-type="string" office:string-value="007B" calcext:value-type="string">
            <text:p>007B</text:p>
          </table:table-cell>
          <table:table-cell table:style-name="ce20" table:formula="of:=DEC2HEX([.A6]+128;4)" office:value-type="string" office:string-value="00FB" calcext:value-type="string">
            <text:p>00FB</text:p>
          </table:table-cell>
          <table:table-cell table:style-name="ce24" table:formula="of:=SUBSTITUTE([.F6];&quot;00&quot;;&quot;04&quot;;1)" office:value-type="string" office:string-value="047B" calcext:value-type="string">
            <text:p>047B</text:p>
          </table:table-cell>
          <table:table-cell table:style-name="ce32" table:formula="of:=SUBSTITUTE([.F6];&quot;00&quot;;&quot;80&quot;;1)" office:value-type="string" office:string-value="807B" calcext:value-type="string">
            <text:p>807B</text:p>
          </table:table-cell>
          <table:table-cell table:style-name="ce34" office:value-type="string" calcext:value-type="string">
            <text:p>c</text:p>
          </table:table-cell>
          <table:table-cell table:style-name="ce52" office:value-type="string" calcext:value-type="string">
            <text:p>~</text:p>
          </table:table-cell>
          <table:table-cell table:style-name="ce84" office:value-type="string" calcext:value-type="string">
            <text:p>C</text:p>
          </table:table-cell>
          <table:table-cell table:style-name="ce94" office:value-type="float" office:value="2" calcext:value-type="float">
            <text:p>2</text:p>
          </table:table-cell>
          <table:table-cell table:style-name="ce150" table:formula="of:=SUBSTITUTE([.G6];&quot;00&quot;;&quot;04&quot;;1)" office:value-type="string" office:string-value="04FB" calcext:value-type="string">
            <text:p>04FB</text:p>
          </table:table-cell>
          <table:table-cell table:style-name="ce150" table:formula="of:=SUBSTITUTE([.G6];&quot;00&quot;;&quot;80&quot;;1)" office:value-type="string" office:string-value="80FB" calcext:value-type="string">
            <text:p>80FB</text:p>
          </table:table-cell>
          <table:table-cell table:style-name="ce150" table:formula="of:=SUBSTITUTE([.F6];&quot;00&quot;;&quot;84&quot;;1)" office:value-type="string" office:string-value="847B" calcext:value-type="string">
            <text:p>847B</text:p>
          </table:table-cell>
          <table:table-cell table:style-name="ce150" table:formula="of:=SUBSTITUTE([.G6];&quot;00&quot;;&quot;84&quot;;1)" office:value-type="string" office:string-value="84FB" calcext:value-type="string">
            <text:p>84FB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22</text:p>
          </table:table-cell>
          <table:table-cell table:style-name="ce43" table:formula="of:=DEC2BIN([.A7];7)" office:value-type="string" office:string-value="1111010" calcext:value-type="string">
            <text:p>1111010</text:p>
          </table:table-cell>
          <table:table-cell office:value-type="float" office:value="2" calcext:value-type="float">
            <text:p>2</text:p>
          </table:table-cell>
          <table:table-cell table:style-name="ce37" table:formula="of:=[.A7]+160" office:value-type="float" office:value="282" calcext:value-type="float">
            <text:p>282</text:p>
          </table:table-cell>
          <table:table-cell table:style-name="ce40" table:formula="of:=UNICHAR([.D7])" office:value-type="string" office:string-value="Ě" calcext:value-type="string">
            <text:p>Ě</text:p>
          </table:table-cell>
          <table:table-cell table:style-name="ce16" table:formula="of:=DEC2HEX([.A7];4)" office:value-type="string" office:string-value="007A" calcext:value-type="string">
            <text:p>007A</text:p>
          </table:table-cell>
          <table:table-cell table:style-name="ce20" table:formula="of:=DEC2HEX([.A7]+128;4)" office:value-type="string" office:string-value="00FA" calcext:value-type="string">
            <text:p>00FA</text:p>
          </table:table-cell>
          <table:table-cell table:style-name="ce24" table:formula="of:=SUBSTITUTE([.F7];&quot;00&quot;;&quot;04&quot;;1)" office:value-type="string" office:string-value="047A" calcext:value-type="string">
            <text:p>047A</text:p>
          </table:table-cell>
          <table:table-cell table:style-name="ce32" table:formula="of:=SUBSTITUTE([.F7];&quot;00&quot;;&quot;80&quot;;1)" office:value-type="string" office:string-value="807A" calcext:value-type="string">
            <text:p>807A</text:p>
          </table:table-cell>
          <table:table-cell table:style-name="ce34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D</text:p>
          </table:table-cell>
          <table:table-cell table:style-name="ce94" office:value-type="string" calcext:value-type="string">
            <text:p>:</text:p>
          </table:table-cell>
          <table:table-cell table:style-name="ce150" table:formula="of:=SUBSTITUTE([.G7];&quot;00&quot;;&quot;04&quot;;1)" office:value-type="string" office:string-value="04FA" calcext:value-type="string">
            <text:p>04FA</text:p>
          </table:table-cell>
          <table:table-cell table:style-name="ce150" table:formula="of:=SUBSTITUTE([.G7];&quot;00&quot;;&quot;80&quot;;1)" office:value-type="string" office:string-value="80FA" calcext:value-type="string">
            <text:p>80FA</text:p>
          </table:table-cell>
          <table:table-cell table:style-name="ce150" table:formula="of:=SUBSTITUTE([.F7];&quot;00&quot;;&quot;84&quot;;1)" office:value-type="string" office:string-value="847A" calcext:value-type="string">
            <text:p>847A</text:p>
          </table:table-cell>
          <table:table-cell table:style-name="ce150" table:formula="of:=SUBSTITUTE([.G7];&quot;00&quot;;&quot;84&quot;;1)" office:value-type="string" office:string-value="84FA" calcext:value-type="string">
            <text:p>84FA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21</text:p>
          </table:table-cell>
          <table:table-cell table:style-name="ce43" table:formula="of:=DEC2BIN([.A8];7)" office:value-type="string" office:string-value="1111001" calcext:value-type="string">
            <text:p>1111001</text:p>
          </table:table-cell>
          <table:table-cell office:value-type="float" office:value="2" calcext:value-type="float">
            <text:p>2</text:p>
          </table:table-cell>
          <table:table-cell table:style-name="ce37" table:formula="of:=[.A8]+160" office:value-type="float" office:value="281" calcext:value-type="float">
            <text:p>281</text:p>
          </table:table-cell>
          <table:table-cell table:style-name="ce40" table:formula="of:=UNICHAR([.D8])" office:value-type="string" office:string-value="ę" calcext:value-type="string">
            <text:p>ę</text:p>
          </table:table-cell>
          <table:table-cell table:style-name="ce16" table:formula="of:=DEC2HEX([.A8];4)" office:value-type="string" office:string-value="0079" calcext:value-type="string">
            <text:p>0079</text:p>
          </table:table-cell>
          <table:table-cell table:style-name="ce20" table:formula="of:=DEC2HEX([.A8]+128;4)" office:value-type="string" office:string-value="00F9" calcext:value-type="string">
            <text:p>00F9</text:p>
          </table:table-cell>
          <table:table-cell table:style-name="ce24" table:formula="of:=SUBSTITUTE([.F8];&quot;00&quot;;&quot;04&quot;;1)" office:value-type="string" office:string-value="0479" calcext:value-type="string">
            <text:p>0479</text:p>
          </table:table-cell>
          <table:table-cell table:style-name="ce32" table:formula="of:=SUBSTITUTE([.F8];&quot;00&quot;;&quot;80&quot;;1)" office:value-type="string" office:string-value="8079" calcext:value-type="string">
            <text:p>8079</text:p>
          </table:table-cell>
          <table:table-cell table:style-name="ce34" office:value-type="string" calcext:value-type="string">
            <text:p>{</text:p>
          </table:table-cell>
          <table:table-cell table:style-name="ce52" office:value-type="string" calcext:value-type="string">
            <text:p>|</text:p>
          </table:table-cell>
          <table:table-cell table:style-name="ce84" office:value-type="string" calcext:value-type="string">
            <text:p>(</text:p>
          </table:table-cell>
          <table:table-cell table:style-name="ce94" office:value-type="string" calcext:value-type="string">
            <text:p>E</text:p>
          </table:table-cell>
          <table:table-cell table:style-name="ce150" table:formula="of:=SUBSTITUTE([.G8];&quot;00&quot;;&quot;04&quot;;1)" office:value-type="string" office:string-value="04F9" calcext:value-type="string">
            <text:p>04F9</text:p>
          </table:table-cell>
          <table:table-cell table:style-name="ce150" table:formula="of:=SUBSTITUTE([.G8];&quot;00&quot;;&quot;80&quot;;1)" office:value-type="string" office:string-value="80F9" calcext:value-type="string">
            <text:p>80F9</text:p>
          </table:table-cell>
          <table:table-cell table:style-name="ce150" table:formula="of:=SUBSTITUTE([.F8];&quot;00&quot;;&quot;84&quot;;1)" office:value-type="string" office:string-value="8479" calcext:value-type="string">
            <text:p>8479</text:p>
          </table:table-cell>
          <table:table-cell table:style-name="ce150" table:formula="of:=SUBSTITUTE([.G8];&quot;00&quot;;&quot;84&quot;;1)" office:value-type="string" office:string-value="84F9" calcext:value-type="string">
            <text:p>84F9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20</text:p>
          </table:table-cell>
          <table:table-cell table:style-name="ce43" table:formula="of:=DEC2BIN([.A9];7)" office:value-type="string" office:string-value="1111000" calcext:value-type="string">
            <text:p>11110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9]+160" office:value-type="float" office:value="280" calcext:value-type="float">
            <text:p>280</text:p>
          </table:table-cell>
          <table:table-cell table:style-name="ce40" table:formula="of:=UNICHAR([.D9])" office:value-type="string" office:string-value="Ę" calcext:value-type="string">
            <text:p>Ę</text:p>
          </table:table-cell>
          <table:table-cell table:style-name="ce16" table:formula="of:=DEC2HEX([.A9];4)" office:value-type="string" office:string-value="0078" calcext:value-type="string">
            <text:p>0078</text:p>
          </table:table-cell>
          <table:table-cell table:style-name="ce20" table:formula="of:=DEC2HEX([.A9]+128;4)" office:value-type="string" office:string-value="00F8" calcext:value-type="string">
            <text:p>00F8</text:p>
          </table:table-cell>
          <table:table-cell table:style-name="ce24" table:formula="of:=SUBSTITUTE([.F9];&quot;00&quot;;&quot;04&quot;;1)" office:value-type="string" office:string-value="0478" calcext:value-type="string">
            <text:p>0478</text:p>
          </table:table-cell>
          <table:table-cell table:formula="of:=SUBSTITUTE([.F9];&quot;00&quot;;&quot;80&quot;;1)" office:value-type="string" office:string-value="8078" calcext:value-type="string">
            <text:p>8078</text:p>
          </table:table-cell>
          <table:table-cell table:style-name="ce34" office:value-type="string" calcext:value-type="string">
            <text:p>f</text:p>
          </table:table-cell>
          <table:table-cell table:style-name="ce52" office:value-type="string" calcext:value-type="string">
            <text:p>!</text:p>
          </table:table-cell>
          <table:table-cell table:style-name="ce84" office:value-type="string" calcext:value-type="string">
            <text:p>F</text:p>
          </table:table-cell>
          <table:table-cell table:style-name="ce94" office:value-type="string" calcext:value-type="string">
            <text:p>!</text:p>
          </table:table-cell>
          <table:table-cell table:style-name="ce150" table:formula="of:=SUBSTITUTE([.G9];&quot;00&quot;;&quot;04&quot;;1)" office:value-type="string" office:string-value="04F8" calcext:value-type="string">
            <text:p>04F8</text:p>
          </table:table-cell>
          <table:table-cell table:style-name="ce150" table:formula="of:=SUBSTITUTE([.G9];&quot;00&quot;;&quot;80&quot;;1)" office:value-type="string" office:string-value="80F8" calcext:value-type="string">
            <text:p>80F8</text:p>
          </table:table-cell>
          <table:table-cell table:style-name="ce150" table:formula="of:=SUBSTITUTE([.F9];&quot;00&quot;;&quot;84&quot;;1)" office:value-type="string" office:string-value="8478" calcext:value-type="string">
            <text:p>8478</text:p>
          </table:table-cell>
          <table:table-cell table:style-name="ce150" table:formula="of:=SUBSTITUTE([.G9];&quot;00&quot;;&quot;84&quot;;1)" office:value-type="string" office:string-value="84F8" calcext:value-type="string">
            <text:p>84F8</text:p>
          </table:table-cell>
          <table:table-cell table:style-name="ce105"/>
          <table:table-cell table:style-name="ce157" table:number-columns-repeated="3"/>
          <table:table-cell table:style-name="ce104" table:number-columns-repeated="995"/>
          <table:table-cell table:number-columns-repeated="5"/>
        </table:table-row>
        <table:table-row table:style-name="ro2">
          <table:table-cell table:style-name="ce28" office:value-type="string" calcext:value-type="string">
            <text:p>119</text:p>
          </table:table-cell>
          <table:table-cell table:style-name="ce43" table:formula="of:=DEC2BIN([.A10];7)" office:value-type="string" office:string-value="1110111" calcext:value-type="string">
            <text:p>1110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0]+160" office:value-type="float" office:value="279" calcext:value-type="float">
            <text:p>279</text:p>
          </table:table-cell>
          <table:table-cell table:style-name="ce40" table:formula="of:=UNICHAR([.D10])" office:value-type="string" office:string-value="ė" calcext:value-type="string">
            <text:p>ė</text:p>
          </table:table-cell>
          <table:table-cell table:style-name="ce16" table:formula="of:=DEC2HEX([.A10];4)" office:value-type="string" office:string-value="0077" calcext:value-type="string">
            <text:p>0077</text:p>
          </table:table-cell>
          <table:table-cell table:style-name="ce20" table:formula="of:=DEC2HEX([.A10]+128;4)" office:value-type="string" office:string-value="00F7" calcext:value-type="string">
            <text:p>00F7</text:p>
          </table:table-cell>
          <table:table-cell table:style-name="ce24" table:formula="of:=SUBSTITUTE([.F10];&quot;00&quot;;&quot;04&quot;;1)" office:value-type="string" office:string-value="0477" calcext:value-type="string">
            <text:p>0477</text:p>
          </table:table-cell>
          <table:table-cell table:style-name="ce32" table:formula="of:=SUBSTITUTE([.F10];&quot;00&quot;;&quot;80&quot;;1)" office:value-type="string" office:string-value="8077" calcext:value-type="string">
            <text:p>8077</text:p>
          </table:table-cell>
          <table:table-cell table:style-name="ce34" office:value-type="string" calcext:value-type="string">
            <text:p>u</text:p>
          </table:table-cell>
          <table:table-cell table:style-name="ce52" office:value-type="string" calcext:value-type="string">
            <text:p>x</text:p>
          </table:table-cell>
          <table:table-cell table:style-name="ce84" office:value-type="string" calcext:value-type="string">
            <text:p>U</text:p>
          </table:table-cell>
          <table:table-cell table:style-name="ce94" office:value-type="float" office:value="3" calcext:value-type="float">
            <text:p>3</text:p>
          </table:table-cell>
          <table:table-cell table:style-name="ce150" table:formula="of:=SUBSTITUTE([.G10];&quot;00&quot;;&quot;04&quot;;1)" office:value-type="string" office:string-value="04F7" calcext:value-type="string">
            <text:p>04F7</text:p>
          </table:table-cell>
          <table:table-cell table:style-name="ce150" table:formula="of:=SUBSTITUTE([.G10];&quot;00&quot;;&quot;80&quot;;1)" office:value-type="string" office:string-value="80F7" calcext:value-type="string">
            <text:p>80F7</text:p>
          </table:table-cell>
          <table:table-cell table:style-name="ce150" table:formula="of:=SUBSTITUTE([.F10];&quot;00&quot;;&quot;84&quot;;1)" office:value-type="string" office:string-value="8477" calcext:value-type="string">
            <text:p>8477</text:p>
          </table:table-cell>
          <table:table-cell table:style-name="ce150" table:formula="of:=SUBSTITUTE([.G10];&quot;00&quot;;&quot;84&quot;;1)" office:value-type="string" office:string-value="84F7" calcext:value-type="string">
            <text:p>84F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18</text:p>
          </table:table-cell>
          <table:table-cell table:style-name="ce43" table:formula="of:=DEC2BIN([.A11];7)" office:value-type="string" office:string-value="1110110" calcext:value-type="string">
            <text:p>111011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1]+160" office:value-type="float" office:value="278" calcext:value-type="float">
            <text:p>278</text:p>
          </table:table-cell>
          <table:table-cell table:style-name="ce40" table:formula="of:=UNICHAR([.D11])" office:value-type="string" office:string-value="Ė" calcext:value-type="string">
            <text:p>Ė</text:p>
          </table:table-cell>
          <table:table-cell table:style-name="ce16" table:formula="of:=DEC2HEX([.A11];4)" office:value-type="string" office:string-value="0076" calcext:value-type="string">
            <text:p>0076</text:p>
          </table:table-cell>
          <table:table-cell table:style-name="ce20" table:formula="of:=DEC2HEX([.A11]+128;4)" office:value-type="string" office:string-value="00F6" calcext:value-type="string">
            <text:p>00F6</text:p>
          </table:table-cell>
          <table:table-cell table:style-name="ce24" table:formula="of:=SUBSTITUTE([.F11];&quot;00&quot;;&quot;04&quot;;1)" office:value-type="string" office:string-value="0476" calcext:value-type="string">
            <text:p>0476</text:p>
          </table:table-cell>
          <table:table-cell table:style-name="ce32" table:formula="of:=SUBSTITUTE([.F11];&quot;00&quot;;&quot;80&quot;;1)" office:value-type="string" office:string-value="8076" calcext:value-type="string">
            <text:p>8076</text:p>
          </table:table-cell>
          <table:table-cell table:style-name="ce34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84" office:value-type="string" calcext:value-type="string">
            <text:p>H</text:p>
          </table:table-cell>
          <table:table-cell table:style-name="ce94" office:value-type="string" calcext:value-type="string">
            <text:p>eku</text:p>
          </table:table-cell>
          <table:table-cell table:style-name="ce150" table:formula="of:=SUBSTITUTE([.G11];&quot;00&quot;;&quot;04&quot;;1)" office:value-type="string" office:string-value="04F6" calcext:value-type="string">
            <text:p>04F6</text:p>
          </table:table-cell>
          <table:table-cell table:style-name="ce150" table:formula="of:=SUBSTITUTE([.G11];&quot;00&quot;;&quot;80&quot;;1)" office:value-type="string" office:string-value="80F6" calcext:value-type="string">
            <text:p>80F6</text:p>
          </table:table-cell>
          <table:table-cell table:style-name="ce150" table:formula="of:=SUBSTITUTE([.F11];&quot;00&quot;;&quot;84&quot;;1)" office:value-type="string" office:string-value="8476" calcext:value-type="string">
            <text:p>8476</text:p>
          </table:table-cell>
          <table:table-cell table:style-name="ce150" table:formula="of:=SUBSTITUTE([.G11];&quot;00&quot;;&quot;84&quot;;1)" office:value-type="string" office:string-value="84F6" calcext:value-type="string">
            <text:p>84F6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7</text:p>
          </table:table-cell>
          <table:table-cell table:style-name="ce43" table:formula="of:=DEC2BIN([.A12];7)" office:value-type="string" office:string-value="1110101" calcext:value-type="string">
            <text:p>1110101</text:p>
          </table:table-cell>
          <table:table-cell office:value-type="float" office:value="2" calcext:value-type="float">
            <text:p>2</text:p>
          </table:table-cell>
          <table:table-cell table:style-name="ce37" table:formula="of:=[.A12]+160" office:value-type="float" office:value="277" calcext:value-type="float">
            <text:p>277</text:p>
          </table:table-cell>
          <table:table-cell table:style-name="ce40" table:formula="of:=UNICHAR([.D12])" office:value-type="string" office:string-value="ĕ" calcext:value-type="string">
            <text:p>ĕ</text:p>
          </table:table-cell>
          <table:table-cell table:style-name="ce16" table:formula="of:=DEC2HEX([.A12];4)" office:value-type="string" office:string-value="0075" calcext:value-type="string">
            <text:p>0075</text:p>
          </table:table-cell>
          <table:table-cell table:style-name="ce20" table:formula="of:=DEC2HEX([.A12]+128;4)" office:value-type="string" office:string-value="00F5" calcext:value-type="string">
            <text:p>00F5</text:p>
          </table:table-cell>
          <table:table-cell table:style-name="ce24" table:formula="of:=SUBSTITUTE([.F12];&quot;00&quot;;&quot;04&quot;;1)" office:value-type="string" office:string-value="0475" calcext:value-type="string">
            <text:p>0475</text:p>
          </table:table-cell>
          <table:table-cell table:style-name="ce32" table:formula="of:=SUBSTITUTE([.F12];&quot;00&quot;;&quot;80&quot;;1)" office:value-type="string" office:string-value="8075" calcext:value-type="string">
            <text:p>8075</text:p>
          </table:table-cell>
          <table:table-cell table:style-name="ce34" office:value-type="string" calcext:value-type="string">
            <text:p>y</text:p>
          </table:table-cell>
          <table:table-cell table:style-name="ce52" office:value-type="string" calcext:value-type="string">
            <text:p>;</text:p>
          </table:table-cell>
          <table:table-cell table:style-name="ce84" office:value-type="string" calcext:value-type="string">
            <text:p>Y</text:p>
          </table:table-cell>
          <table:table-cell table:style-name="ce94" office:value-type="string" calcext:value-type="string">
            <text:p>:</text:p>
          </table:table-cell>
          <table:table-cell table:style-name="ce150" table:formula="of:=SUBSTITUTE([.G12];&quot;00&quot;;&quot;04&quot;;1)" office:value-type="string" office:string-value="04F5" calcext:value-type="string">
            <text:p>04F5</text:p>
          </table:table-cell>
          <table:table-cell table:style-name="ce150" table:formula="of:=SUBSTITUTE([.G12];&quot;00&quot;;&quot;80&quot;;1)" office:value-type="string" office:string-value="80F5" calcext:value-type="string">
            <text:p>80F5</text:p>
          </table:table-cell>
          <table:table-cell table:style-name="ce150" table:formula="of:=SUBSTITUTE([.F12];&quot;00&quot;;&quot;84&quot;;1)" office:value-type="string" office:string-value="8475" calcext:value-type="string">
            <text:p>8475</text:p>
          </table:table-cell>
          <table:table-cell table:style-name="ce150" table:formula="of:=SUBSTITUTE([.G12];&quot;00&quot;;&quot;84&quot;;1)" office:value-type="string" office:string-value="84F5" calcext:value-type="string">
            <text:p>84F5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16</text:p>
          </table:table-cell>
          <table:table-cell table:style-name="ce43" table:formula="of:=DEC2BIN([.A13];7)" office:value-type="string" office:string-value="1110100" calcext:value-type="string">
            <text:p>1110100</text:p>
          </table:table-cell>
          <table:table-cell office:value-type="float" office:value="3" calcext:value-type="float">
            <text:p>3</text:p>
          </table:table-cell>
          <table:table-cell table:style-name="ce37" table:formula="of:=[.A13]+160" office:value-type="float" office:value="276" calcext:value-type="float">
            <text:p>276</text:p>
          </table:table-cell>
          <table:table-cell table:style-name="ce40" table:formula="of:=UNICHAR([.D13])" office:value-type="string" office:string-value="Ĕ" calcext:value-type="string">
            <text:p>Ĕ</text:p>
          </table:table-cell>
          <table:table-cell table:style-name="ce16" table:formula="of:=DEC2HEX([.A13];4)" office:value-type="string" office:string-value="0074" calcext:value-type="string">
            <text:p>0074</text:p>
          </table:table-cell>
          <table:table-cell table:style-name="ce20" table:formula="of:=DEC2HEX([.A13]+128;4)" office:value-type="string" office:string-value="00F4" calcext:value-type="string">
            <text:p>00F4</text:p>
          </table:table-cell>
          <table:table-cell table:style-name="ce24" table:formula="of:=SUBSTITUTE([.F13];&quot;00&quot;;&quot;04&quot;;1)" office:value-type="string" office:string-value="0474" calcext:value-type="string">
            <text:p>0474</text:p>
          </table:table-cell>
          <table:table-cell table:formula="of:=SUBSTITUTE([.F13];&quot;00&quot;;&quot;80&quot;;1)" office:value-type="string" office:string-value="8074" calcext:value-type="string">
            <text:p>8074</text:p>
          </table:table-cell>
          <table:table-cell table:style-name="ce35" office:value-type="string" calcext:value-type="string">
            <text:p>;</text:p>
          </table:table-cell>
          <table:table-cell table:style-name="ce52" office:value-type="string" calcext:value-type="string">
            <text:p>}</text:p>
          </table:table-cell>
          <table:table-cell table:style-name="ce85" office:value-type="string" calcext:value-type="string">
            <text:p>}</text:p>
          </table:table-cell>
          <table:table-cell table:style-name="ce95" office:value-type="string" calcext:value-type="string">
            <text:p>)</text:p>
          </table:table-cell>
          <table:table-cell table:style-name="ce150" table:formula="of:=SUBSTITUTE([.G13];&quot;00&quot;;&quot;04&quot;;1)" office:value-type="string" office:string-value="04F4" calcext:value-type="string">
            <text:p>04F4</text:p>
          </table:table-cell>
          <table:table-cell table:style-name="ce150" table:formula="of:=SUBSTITUTE([.G13];&quot;00&quot;;&quot;80&quot;;1)" office:value-type="string" office:string-value="80F4" calcext:value-type="string">
            <text:p>80F4</text:p>
          </table:table-cell>
          <table:table-cell table:style-name="ce150" table:formula="of:=SUBSTITUTE([.F13];&quot;00&quot;;&quot;84&quot;;1)" office:value-type="string" office:string-value="8474" calcext:value-type="string">
            <text:p>8474</text:p>
          </table:table-cell>
          <table:table-cell table:style-name="ce150" table:formula="of:=SUBSTITUTE([.G13];&quot;00&quot;;&quot;84&quot;;1)" office:value-type="string" office:string-value="84F4" calcext:value-type="string">
            <text:p>84F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5</text:p>
          </table:table-cell>
          <table:table-cell table:style-name="ce43" table:formula="of:=DEC2BIN([.A14];7)" office:value-type="string" office:string-value="1110011" calcext:value-type="string">
            <text:p>11100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4]+160" office:value-type="float" office:value="275" calcext:value-type="float">
            <text:p>275</text:p>
          </table:table-cell>
          <table:table-cell table:style-name="ce40" table:formula="of:=UNICHAR([.D14])" office:value-type="string" office:string-value="ē" calcext:value-type="string">
            <text:p>ē</text:p>
          </table:table-cell>
          <table:table-cell table:style-name="ce16" table:formula="of:=DEC2HEX([.A14];4)" office:value-type="string" office:string-value="0073" calcext:value-type="string">
            <text:p>0073</text:p>
          </table:table-cell>
          <table:table-cell table:style-name="ce20" table:formula="of:=DEC2HEX([.A14]+128;4)" office:value-type="string" office:string-value="00F3" calcext:value-type="string">
            <text:p>00F3</text:p>
          </table:table-cell>
          <table:table-cell table:style-name="ce24" table:formula="of:=SUBSTITUTE([.F14];&quot;00&quot;;&quot;04&quot;;1)" office:value-type="string" office:string-value="0473" calcext:value-type="string">
            <text:p>0473</text:p>
          </table:table-cell>
          <table:table-cell table:style-name="ce32" table:formula="of:=SUBSTITUTE([.F14];&quot;00&quot;;&quot;80&quot;;1)" office:value-type="string" office:string-value="8073" calcext:value-type="string">
            <text:p>8073</text:p>
          </table:table-cell>
          <table:table-cell table:style-name="ce34" office:value-type="string" calcext:value-type="string">
            <text:p>b</text:p>
          </table:table-cell>
          <table:table-cell table:style-name="ce52" office:value-type="string" calcext:value-type="string">
            <text:p>`</text:p>
          </table:table-cell>
          <table:table-cell table:style-name="ce84" office:value-type="string" calcext:value-type="string">
            <text:p>B</text:p>
          </table:table-cell>
          <table:table-cell table:style-name="ce94" office:value-type="string" calcext:value-type="string">
            <text:p>`</text:p>
          </table:table-cell>
          <table:table-cell table:style-name="ce150" table:formula="of:=SUBSTITUTE([.G14];&quot;00&quot;;&quot;04&quot;;1)" office:value-type="string" office:string-value="04F3" calcext:value-type="string">
            <text:p>04F3</text:p>
          </table:table-cell>
          <table:table-cell table:style-name="ce150" table:formula="of:=SUBSTITUTE([.G14];&quot;00&quot;;&quot;80&quot;;1)" office:value-type="string" office:string-value="80F3" calcext:value-type="string">
            <text:p>80F3</text:p>
          </table:table-cell>
          <table:table-cell table:style-name="ce150" table:formula="of:=SUBSTITUTE([.F14];&quot;00&quot;;&quot;84&quot;;1)" office:value-type="string" office:string-value="8473" calcext:value-type="string">
            <text:p>8473</text:p>
          </table:table-cell>
          <table:table-cell table:style-name="ce150" table:formula="of:=SUBSTITUTE([.G14];&quot;00&quot;;&quot;84&quot;;1)" office:value-type="string" office:string-value="84F3" calcext:value-type="string">
            <text:p>84F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4</text:p>
          </table:table-cell>
          <table:table-cell table:style-name="ce43" table:formula="of:=DEC2BIN([.A15];7)" office:value-type="string" office:string-value="1110010" calcext:value-type="string">
            <text:p>1110010</text:p>
          </table:table-cell>
          <table:table-cell office:value-type="float" office:value="3" calcext:value-type="float">
            <text:p>3</text:p>
          </table:table-cell>
          <table:table-cell table:style-name="ce37" table:formula="of:=[.A15]+160" office:value-type="float" office:value="274" calcext:value-type="float">
            <text:p>274</text:p>
          </table:table-cell>
          <table:table-cell table:style-name="ce40" table:formula="of:=UNICHAR([.D15])" office:value-type="string" office:string-value="Ē" calcext:value-type="string">
            <text:p>Ē</text:p>
          </table:table-cell>
          <table:table-cell table:style-name="ce16" table:formula="of:=DEC2HEX([.A15];4)" office:value-type="string" office:string-value="0072" calcext:value-type="string">
            <text:p>0072</text:p>
          </table:table-cell>
          <table:table-cell table:style-name="ce20" table:formula="of:=DEC2HEX([.A15]+128;4)" office:value-type="string" office:string-value="00F2" calcext:value-type="string">
            <text:p>00F2</text:p>
          </table:table-cell>
          <table:table-cell table:style-name="ce24" table:formula="of:=SUBSTITUTE([.F15];&quot;00&quot;;&quot;04&quot;;1)" office:value-type="string" office:string-value="0472" calcext:value-type="string">
            <text:p>0472</text:p>
          </table:table-cell>
          <table:table-cell table:formula="of:=SUBSTITUTE([.F15];&quot;00&quot;;&quot;80&quot;;1)" office:value-type="string" office:string-value="8072" calcext:value-type="string">
            <text:p>8072</text:p>
          </table:table-cell>
          <table:table-cell table:style-name="ce35" office:value-type="string" calcext:value-type="string">
            <text:p>h</text:p>
          </table:table-cell>
          <table:table-cell table:style-name="ce52" office:value-type="string" calcext:value-type="string">
            <text:p>)</text:p>
          </table:table-cell>
          <table:table-cell table:style-name="ce85" office:value-type="string" calcext:value-type="string">
            <text:p>)</text:p>
          </table:table-cell>
          <table:table-cell table:style-name="ce95" office:value-type="string" calcext:value-type="string">
            <text:p>}</text:p>
          </table:table-cell>
          <table:table-cell table:style-name="ce150" table:formula="of:=SUBSTITUTE([.G15];&quot;00&quot;;&quot;04&quot;;1)" office:value-type="string" office:string-value="04F2" calcext:value-type="string">
            <text:p>04F2</text:p>
          </table:table-cell>
          <table:table-cell table:style-name="ce150" table:formula="of:=SUBSTITUTE([.G15];&quot;00&quot;;&quot;80&quot;;1)" office:value-type="string" office:string-value="80F2" calcext:value-type="string">
            <text:p>80F2</text:p>
          </table:table-cell>
          <table:table-cell table:style-name="ce150" table:formula="of:=SUBSTITUTE([.F15];&quot;00&quot;;&quot;84&quot;;1)" office:value-type="string" office:string-value="8472" calcext:value-type="string">
            <text:p>8472</text:p>
          </table:table-cell>
          <table:table-cell table:style-name="ce150" table:formula="of:=SUBSTITUTE([.G15];&quot;00&quot;;&quot;84&quot;;1)" office:value-type="string" office:string-value="84F2" calcext:value-type="string">
            <text:p>84F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3</text:p>
          </table:table-cell>
          <table:table-cell table:style-name="ce43" table:formula="of:=DEC2BIN([.A16];7)" office:value-type="string" office:string-value="1110001" calcext:value-type="string">
            <text:p>1110001</text:p>
          </table:table-cell>
          <table:table-cell office:value-type="float" office:value="3" calcext:value-type="float">
            <text:p>3</text:p>
          </table:table-cell>
          <table:table-cell table:style-name="ce37" table:formula="of:=[.A16]+160" office:value-type="float" office:value="273" calcext:value-type="float">
            <text:p>273</text:p>
          </table:table-cell>
          <table:table-cell table:style-name="ce40" table:formula="of:=UNICHAR([.D16])" office:value-type="string" office:string-value="đ" calcext:value-type="string">
            <text:p>đ</text:p>
          </table:table-cell>
          <table:table-cell table:style-name="ce16" table:formula="of:=DEC2HEX([.A16];4)" office:value-type="string" office:string-value="0071" calcext:value-type="string">
            <text:p>0071</text:p>
          </table:table-cell>
          <table:table-cell table:style-name="ce20" table:formula="of:=DEC2HEX([.A16]+128;4)" office:value-type="string" office:string-value="00F1" calcext:value-type="string">
            <text:p>00F1</text:p>
          </table:table-cell>
          <table:table-cell table:style-name="ce24" table:formula="of:=SUBSTITUTE([.F16];&quot;00&quot;;&quot;04&quot;;1)" office:value-type="string" office:string-value="0471" calcext:value-type="string">
            <text:p>0471</text:p>
          </table:table-cell>
          <table:table-cell table:formula="of:=SUBSTITUTE([.F16];&quot;00&quot;;&quot;80&quot;;1)" office:value-type="string" office:string-value="8071" calcext:value-type="string">
            <text:p>8071</text:p>
          </table:table-cell>
          <table:table-cell table:style-name="ce35" office:value-type="string" calcext:value-type="string">
            <text:p>t</text:p>
          </table:table-cell>
          <table:table-cell table:style-name="ce52" office:value-type="string" calcext:value-type="string">
            <text:p>]</text:p>
          </table:table-cell>
          <table:table-cell table:style-name="ce85" office:value-type="string" calcext:value-type="string">
            <text:p>T</text:p>
          </table:table-cell>
          <table:table-cell table:style-name="ce95" office:value-type="string" calcext:value-type="string">
            <text:p>]</text:p>
          </table:table-cell>
          <table:table-cell table:style-name="ce150" table:formula="of:=SUBSTITUTE([.G16];&quot;00&quot;;&quot;04&quot;;1)" office:value-type="string" office:string-value="04F1" calcext:value-type="string">
            <text:p>04F1</text:p>
          </table:table-cell>
          <table:table-cell table:style-name="ce150" table:formula="of:=SUBSTITUTE([.G16];&quot;00&quot;;&quot;80&quot;;1)" office:value-type="string" office:string-value="80F1" calcext:value-type="string">
            <text:p>80F1</text:p>
          </table:table-cell>
          <table:table-cell table:style-name="ce150" table:formula="of:=SUBSTITUTE([.F16];&quot;00&quot;;&quot;84&quot;;1)" office:value-type="string" office:string-value="8471" calcext:value-type="string">
            <text:p>8471</text:p>
          </table:table-cell>
          <table:table-cell table:style-name="ce150" table:formula="of:=SUBSTITUTE([.G16];&quot;00&quot;;&quot;84&quot;;1)" office:value-type="string" office:string-value="84F1" calcext:value-type="string">
            <text:p>84F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2</text:p>
          </table:table-cell>
          <table:table-cell table:style-name="ce43" table:formula="of:=DEC2BIN([.A17];7)" office:value-type="string" office:string-value="1110000" calcext:value-type="string">
            <text:p>1110000</text:p>
          </table:table-cell>
          <table:table-cell office:value-type="float" office:value="4" calcext:value-type="float">
            <text:p>4</text:p>
          </table:table-cell>
          <table:table-cell table:style-name="ce37" table:formula="of:=[.A17]+160" office:value-type="float" office:value="272" calcext:value-type="float">
            <text:p>272</text:p>
          </table:table-cell>
          <table:table-cell table:style-name="ce40" table:formula="of:=UNICHAR([.D17])" office:value-type="string" office:string-value="Đ" calcext:value-type="string">
            <text:p>Đ</text:p>
          </table:table-cell>
          <table:table-cell table:style-name="ce16" table:formula="of:=DEC2HEX([.A17];4)" office:value-type="string" office:string-value="0070" calcext:value-type="string">
            <text:p>0070</text:p>
          </table:table-cell>
          <table:table-cell table:style-name="ce20" table:formula="of:=DEC2HEX([.A17]+128;4)" office:value-type="string" office:string-value="00F0" calcext:value-type="string">
            <text:p>00F0</text:p>
          </table:table-cell>
          <table:table-cell table:style-name="ce24" table:formula="of:=SUBSTITUTE([.F17];&quot;00&quot;;&quot;04&quot;;1)" office:value-type="string" office:string-value="0470" calcext:value-type="string">
            <text:p>0470</text:p>
          </table:table-cell>
          <table:table-cell table:style-name="ce32" table:formula="of:=SUBSTITUTE([.F17];&quot;00&quot;;&quot;80&quot;;1)" office:value-type="string" office:string-value="8070" calcext:value-type="string">
            <text:p>8070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85" office:value-type="string" calcext:value-type="string">
            <text:p>{</text:p>
          </table:table-cell>
          <table:table-cell table:style-name="ce95" office:value-type="string" calcext:value-type="string">
            <text:p>{</text:p>
          </table:table-cell>
          <table:table-cell table:style-name="ce150" table:formula="of:=SUBSTITUTE([.G17];&quot;00&quot;;&quot;04&quot;;1)" office:value-type="string" office:string-value="04F0" calcext:value-type="string">
            <text:p>04F0</text:p>
          </table:table-cell>
          <table:table-cell table:style-name="ce150" table:formula="of:=SUBSTITUTE([.G17];&quot;00&quot;;&quot;80&quot;;1)" office:value-type="string" office:string-value="80F0" calcext:value-type="string">
            <text:p>80F0</text:p>
          </table:table-cell>
          <table:table-cell table:style-name="ce150" table:formula="of:=SUBSTITUTE([.F17];&quot;00&quot;;&quot;84&quot;;1)" office:value-type="string" office:string-value="8470" calcext:value-type="string">
            <text:p>8470</text:p>
          </table:table-cell>
          <table:table-cell table:style-name="ce150" table:formula="of:=SUBSTITUTE([.G17];&quot;00&quot;;&quot;84&quot;;1)" office:value-type="string" office:string-value="84F0" calcext:value-type="string">
            <text:p>84F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1</text:p>
          </table:table-cell>
          <table:table-cell table:style-name="ce43" table:formula="of:=DEC2BIN([.A18];7)" office:value-type="string" office:string-value="1101111" calcext:value-type="string">
            <text:p>1101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8]+160" office:value-type="float" office:value="271" calcext:value-type="float">
            <text:p>271</text:p>
          </table:table-cell>
          <table:table-cell table:style-name="ce40" table:formula="of:=UNICHAR([.D18])" office:value-type="string" office:string-value="ď" calcext:value-type="string">
            <text:p>ď</text:p>
          </table:table-cell>
          <table:table-cell table:style-name="ce16" table:formula="of:=DEC2HEX([.A18];4)" office:value-type="string" office:string-value="006F" calcext:value-type="string">
            <text:p>006F</text:p>
          </table:table-cell>
          <table:table-cell table:style-name="ce20" table:formula="of:=DEC2HEX([.A18]+128;4)" office:value-type="string" office:string-value="00EF" calcext:value-type="string">
            <text:p>00EF</text:p>
          </table:table-cell>
          <table:table-cell table:style-name="ce24" table:formula="of:=SUBSTITUTE([.F18];&quot;00&quot;;&quot;04&quot;;1)" office:value-type="string" office:string-value="046F" calcext:value-type="string">
            <text:p>046F</text:p>
          </table:table-cell>
          <table:table-cell table:style-name="ce32" table:formula="of:=SUBSTITUTE([.F18];&quot;00&quot;;&quot;80&quot;;1)" office:value-type="string" office:string-value="806F" calcext:value-type="string">
            <text:p>806F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D</text:p>
          </table:table-cell>
          <table:table-cell table:style-name="ce84" office:value-type="string" calcext:value-type="string">
            <text:p>@</text:p>
          </table:table-cell>
          <table:table-cell table:style-name="ce94" office:value-type="float" office:value="4" calcext:value-type="float">
            <text:p>4</text:p>
          </table:table-cell>
          <table:table-cell table:style-name="ce150" table:formula="of:=SUBSTITUTE([.G18];&quot;00&quot;;&quot;04&quot;;1)" office:value-type="string" office:string-value="04EF" calcext:value-type="string">
            <text:p>04EF</text:p>
          </table:table-cell>
          <table:table-cell table:style-name="ce150" table:formula="of:=SUBSTITUTE([.G18];&quot;00&quot;;&quot;80&quot;;1)" office:value-type="string" office:string-value="80EF" calcext:value-type="string">
            <text:p>80EF</text:p>
          </table:table-cell>
          <table:table-cell table:style-name="ce150" table:formula="of:=SUBSTITUTE([.F18];&quot;00&quot;;&quot;84&quot;;1)" office:value-type="string" office:string-value="846F" calcext:value-type="string">
            <text:p>846F</text:p>
          </table:table-cell>
          <table:table-cell table:style-name="ce150" table:formula="of:=SUBSTITUTE([.G18];&quot;00&quot;;&quot;84&quot;;1)" office:value-type="string" office:string-value="84EF" calcext:value-type="string">
            <text:p>84EF</text:p>
          </table:table-cell>
          <table:table-cell table:style-name="ce105" office:value-type="string" calcext:value-type="string">
            <text:p>n</text:p>
          </table:table-cell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0</text:p>
          </table:table-cell>
          <table:table-cell table:style-name="ce43" table:formula="of:=DEC2BIN([.A19];7)" office:value-type="string" office:string-value="1101110" calcext:value-type="string">
            <text:p>1101110</text:p>
          </table:table-cell>
          <table:table-cell office:value-type="float" office:value="2" calcext:value-type="float">
            <text:p>2</text:p>
          </table:table-cell>
          <table:table-cell table:style-name="ce37" table:formula="of:=[.A19]+160" office:value-type="float" office:value="270" calcext:value-type="float">
            <text:p>270</text:p>
          </table:table-cell>
          <table:table-cell table:style-name="ce40" table:formula="of:=UNICHAR([.D19])" office:value-type="string" office:string-value="Ď" calcext:value-type="string">
            <text:p>Ď</text:p>
          </table:table-cell>
          <table:table-cell table:style-name="ce16" table:formula="of:=DEC2HEX([.A19];4)" office:value-type="string" office:string-value="006E" calcext:value-type="string">
            <text:p>006E</text:p>
          </table:table-cell>
          <table:table-cell table:style-name="ce20" table:formula="of:=DEC2HEX([.A19]+128;4)" office:value-type="string" office:string-value="00EE" calcext:value-type="string">
            <text:p>00EE</text:p>
          </table:table-cell>
          <table:table-cell table:style-name="ce24" table:formula="of:=SUBSTITUTE([.F19];&quot;00&quot;;&quot;04&quot;;1)" office:value-type="string" office:string-value="046E" calcext:value-type="string">
            <text:p>046E</text:p>
          </table:table-cell>
          <table:table-cell table:style-name="ce32" table:formula="of:=SUBSTITUTE([.F19];&quot;00&quot;;&quot;80&quot;;1)" office:value-type="string" office:string-value="806E" calcext:value-type="string">
            <text:p>806E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table:style-name="ce150" table:formula="of:=SUBSTITUTE([.G19];&quot;00&quot;;&quot;04&quot;;1)" office:value-type="string" office:string-value="04EE" calcext:value-type="string">
            <text:p>04EE</text:p>
          </table:table-cell>
          <table:table-cell table:style-name="ce150" table:formula="of:=SUBSTITUTE([.G19];&quot;00&quot;;&quot;80&quot;;1)" office:value-type="string" office:string-value="80EE" calcext:value-type="string">
            <text:p>80EE</text:p>
          </table:table-cell>
          <table:table-cell table:style-name="ce150" table:formula="of:=SUBSTITUTE([.F19];&quot;00&quot;;&quot;84&quot;;1)" office:value-type="string" office:string-value="846E" calcext:value-type="string">
            <text:p>846E</text:p>
          </table:table-cell>
          <table:table-cell table:style-name="ce150" table:formula="of:=SUBSTITUTE([.G19];&quot;00&quot;;&quot;84&quot;;1)" office:value-type="string" office:string-value="84EE" calcext:value-type="string">
            <text:p>84EE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09</text:p>
          </table:table-cell>
          <table:table-cell table:style-name="ce43" table:formula="of:=DEC2BIN([.A20];7)" office:value-type="string" office:string-value="1101101" calcext:value-type="string">
            <text:p>110110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0]+160" office:value-type="float" office:value="269" calcext:value-type="float">
            <text:p>269</text:p>
          </table:table-cell>
          <table:table-cell table:style-name="ce40" table:formula="of:=UNICHAR([.D20])" office:value-type="string" office:string-value="č" calcext:value-type="string">
            <text:p>č</text:p>
          </table:table-cell>
          <table:table-cell table:style-name="ce16" table:formula="of:=DEC2HEX([.A20];4)" office:value-type="string" office:string-value="006D" calcext:value-type="string">
            <text:p>006D</text:p>
          </table:table-cell>
          <table:table-cell table:style-name="ce20" table:formula="of:=DEC2HEX([.A20]+128;4)" office:value-type="string" office:string-value="00ED" calcext:value-type="string">
            <text:p>00ED</text:p>
          </table:table-cell>
          <table:table-cell table:style-name="ce24" table:formula="of:=SUBSTITUTE([.F20];&quot;00&quot;;&quot;04&quot;;1)" office:value-type="string" office:string-value="046D" calcext:value-type="string">
            <text:p>046D</text:p>
          </table:table-cell>
          <table:table-cell table:style-name="ce32" table:formula="of:=SUBSTITUTE([.F20];&quot;00&quot;;&quot;80&quot;;1)" office:value-type="string" office:string-value="806D" calcext:value-type="string">
            <text:p>806D</text:p>
          </table:table-cell>
          <table:table-cell table:style-name="ce34" office:value-type="string" calcext:value-type="string">
            <text:p>z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Z</text:p>
          </table:table-cell>
          <table:table-cell table:style-name="ce94" office:value-type="string" calcext:value-type="string">
            <text:p>:</text:p>
          </table:table-cell>
          <table:table-cell table:style-name="ce150" table:formula="of:=SUBSTITUTE([.G20];&quot;00&quot;;&quot;04&quot;;1)" office:value-type="string" office:string-value="04ED" calcext:value-type="string">
            <text:p>04ED</text:p>
          </table:table-cell>
          <table:table-cell table:style-name="ce150" table:formula="of:=SUBSTITUTE([.G20];&quot;00&quot;;&quot;80&quot;;1)" office:value-type="string" office:string-value="80ED" calcext:value-type="string">
            <text:p>80ED</text:p>
          </table:table-cell>
          <table:table-cell table:style-name="ce150" table:formula="of:=SUBSTITUTE([.F20];&quot;00&quot;;&quot;84&quot;;1)" office:value-type="string" office:string-value="846D" calcext:value-type="string">
            <text:p>846D</text:p>
          </table:table-cell>
          <table:table-cell table:style-name="ce150" table:formula="of:=SUBSTITUTE([.G20];&quot;00&quot;;&quot;84&quot;;1)" office:value-type="string" office:string-value="84ED" calcext:value-type="string">
            <text:p>84E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08</text:p>
          </table:table-cell>
          <table:table-cell table:style-name="ce43" table:formula="of:=DEC2BIN([.A21];7)" office:value-type="string" office:string-value="1101100" calcext:value-type="string">
            <text:p>11011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21]+160" office:value-type="float" office:value="268" calcext:value-type="float">
            <text:p>268</text:p>
          </table:table-cell>
          <table:table-cell table:style-name="ce40" table:formula="of:=UNICHAR([.D21])" office:value-type="string" office:string-value="Č" calcext:value-type="string">
            <text:p>Č</text:p>
          </table:table-cell>
          <table:table-cell table:style-name="ce16" table:formula="of:=DEC2HEX([.A21];4)" office:value-type="string" office:string-value="006C" calcext:value-type="string">
            <text:p>006C</text:p>
          </table:table-cell>
          <table:table-cell table:style-name="ce20" table:formula="of:=DEC2HEX([.A21]+128;4)" office:value-type="string" office:string-value="00EC" calcext:value-type="string">
            <text:p>00EC</text:p>
          </table:table-cell>
          <table:table-cell table:style-name="ce24" table:formula="of:=SUBSTITUTE([.F21];&quot;00&quot;;&quot;04&quot;;1)" office:value-type="string" office:string-value="046C" calcext:value-type="string">
            <text:p>046C</text:p>
          </table:table-cell>
          <table:table-cell table:formula="of:=SUBSTITUTE([.F21];&quot;00&quot;;&quot;80&quot;;1)" office:value-type="string" office:string-value="806C" calcext:value-type="string">
            <text:p>806C</text:p>
          </table:table-cell>
          <table:table-cell table:style-name="ce34"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84" office:value-type="string" calcext:value-type="string">
            <text:p>;</text:p>
          </table:table-cell>
          <table:table-cell table:style-name="ce94" office:value-type="string" calcext:value-type="string">
            <text:p>;</text:p>
          </table:table-cell>
          <table:table-cell table:style-name="ce150" table:formula="of:=SUBSTITUTE([.G21];&quot;00&quot;;&quot;04&quot;;1)" office:value-type="string" office:string-value="04EC" calcext:value-type="string">
            <text:p>04EC</text:p>
          </table:table-cell>
          <table:table-cell table:style-name="ce150" table:formula="of:=SUBSTITUTE([.G21];&quot;00&quot;;&quot;80&quot;;1)" office:value-type="string" office:string-value="80EC" calcext:value-type="string">
            <text:p>80EC</text:p>
          </table:table-cell>
          <table:table-cell table:style-name="ce150" table:formula="of:=SUBSTITUTE([.F21];&quot;00&quot;;&quot;84&quot;;1)" office:value-type="string" office:string-value="846C" calcext:value-type="string">
            <text:p>846C</text:p>
          </table:table-cell>
          <table:table-cell table:style-name="ce150" table:formula="of:=SUBSTITUTE([.G21];&quot;00&quot;;&quot;84&quot;;1)" office:value-type="string" office:string-value="84EC" calcext:value-type="string">
            <text:p>84E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7</text:p>
          </table:table-cell>
          <table:table-cell table:style-name="ce43" table:formula="of:=DEC2BIN([.A22];7)" office:value-type="string" office:string-value="1101011" calcext:value-type="string">
            <text:p>1101011</text:p>
          </table:table-cell>
          <table:table-cell office:value-type="float" office:value="2" calcext:value-type="float">
            <text:p>2</text:p>
          </table:table-cell>
          <table:table-cell table:style-name="ce37" table:formula="of:=[.A22]+160" office:value-type="float" office:value="267" calcext:value-type="float">
            <text:p>267</text:p>
          </table:table-cell>
          <table:table-cell table:style-name="ce40" table:formula="of:=UNICHAR([.D22])" office:value-type="string" office:string-value="ċ" calcext:value-type="string">
            <text:p>ċ</text:p>
          </table:table-cell>
          <table:table-cell table:style-name="ce16" table:formula="of:=DEC2HEX([.A22];4)" office:value-type="string" office:string-value="006B" calcext:value-type="string">
            <text:p>006B</text:p>
          </table:table-cell>
          <table:table-cell table:style-name="ce20" table:formula="of:=DEC2HEX([.A22]+128;4)" office:value-type="string" office:string-value="00EB" calcext:value-type="string">
            <text:p>00EB</text:p>
          </table:table-cell>
          <table:table-cell table:style-name="ce24" table:formula="of:=SUBSTITUTE([.F22];&quot;00&quot;;&quot;04&quot;;1)" office:value-type="string" office:string-value="046B" calcext:value-type="string">
            <text:p>046B</text:p>
          </table:table-cell>
          <table:table-cell table:style-name="ce32" table:formula="of:=SUBSTITUTE([.F22];&quot;00&quot;;&quot;80&quot;;1)" office:value-type="string" office:string-value="806B" calcext:value-type="string">
            <text:p>806B</text:p>
          </table:table-cell>
          <table:table-cell table:style-name="ce35"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table:style-name="ce85" office:value-type="string" calcext:value-type="string">
            <text:p>.</text:p>
          </table:table-cell>
          <table:table-cell table:style-name="ce95" office:value-type="string" calcext:value-type="string">
            <text:p>.</text:p>
          </table:table-cell>
          <table:table-cell table:style-name="ce150" table:formula="of:=SUBSTITUTE([.G22];&quot;00&quot;;&quot;04&quot;;1)" office:value-type="string" office:string-value="04EB" calcext:value-type="string">
            <text:p>04EB</text:p>
          </table:table-cell>
          <table:table-cell table:style-name="ce150" table:formula="of:=SUBSTITUTE([.G22];&quot;00&quot;;&quot;80&quot;;1)" office:value-type="string" office:string-value="80EB" calcext:value-type="string">
            <text:p>80EB</text:p>
          </table:table-cell>
          <table:table-cell table:style-name="ce150" table:formula="of:=SUBSTITUTE([.F22];&quot;00&quot;;&quot;84&quot;;1)" office:value-type="string" office:string-value="846B" calcext:value-type="string">
            <text:p>846B</text:p>
          </table:table-cell>
          <table:table-cell table:style-name="ce150" table:formula="of:=SUBSTITUTE([.G22];&quot;00&quot;;&quot;84&quot;;1)" office:value-type="string" office:string-value="84EB" calcext:value-type="string">
            <text:p>84E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6</text:p>
          </table:table-cell>
          <table:table-cell table:style-name="ce43" table:formula="of:=DEC2BIN([.A23];7)" office:value-type="string" office:string-value="1101010" calcext:value-type="string">
            <text:p>1101010</text:p>
          </table:table-cell>
          <table:table-cell office:value-type="float" office:value="3" calcext:value-type="float">
            <text:p>3</text:p>
          </table:table-cell>
          <table:table-cell table:style-name="ce37" table:formula="of:=[.A23]+160" office:value-type="float" office:value="266" calcext:value-type="float">
            <text:p>266</text:p>
          </table:table-cell>
          <table:table-cell table:style-name="ce40" table:formula="of:=UNICHAR([.D23])" office:value-type="string" office:string-value="Ċ" calcext:value-type="string">
            <text:p>Ċ</text:p>
          </table:table-cell>
          <table:table-cell table:style-name="ce16" table:formula="of:=DEC2HEX([.A23];4)" office:value-type="string" office:string-value="006A" calcext:value-type="string">
            <text:p>006A</text:p>
          </table:table-cell>
          <table:table-cell table:style-name="ce20" table:formula="of:=DEC2HEX([.A23]+128;4)" office:value-type="string" office:string-value="00EA" calcext:value-type="string">
            <text:p>00EA</text:p>
          </table:table-cell>
          <table:table-cell table:style-name="ce24" table:formula="of:=SUBSTITUTE([.F23];&quot;00&quot;;&quot;04&quot;;1)" office:value-type="string" office:string-value="046A" calcext:value-type="string">
            <text:p>046A</text:p>
          </table:table-cell>
          <table:table-cell table:formula="of:=SUBSTITUTE([.F23];&quot;00&quot;;&quot;80&quot;;1)" office:value-type="string" office:string-value="806A" calcext:value-type="string">
            <text:p>806A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95" office:value-type="string" calcext:value-type="string">
            <text:p>~</text:p>
          </table:table-cell>
          <table:table-cell table:style-name="ce150" table:formula="of:=SUBSTITUTE([.G23];&quot;00&quot;;&quot;04&quot;;1)" office:value-type="string" office:string-value="04EA" calcext:value-type="string">
            <text:p>04EA</text:p>
          </table:table-cell>
          <table:table-cell table:style-name="ce150" table:formula="of:=SUBSTITUTE([.G23];&quot;00&quot;;&quot;80&quot;;1)" office:value-type="string" office:string-value="80EA" calcext:value-type="string">
            <text:p>80EA</text:p>
          </table:table-cell>
          <table:table-cell table:style-name="ce150" table:formula="of:=SUBSTITUTE([.F23];&quot;00&quot;;&quot;84&quot;;1)" office:value-type="string" office:string-value="846A" calcext:value-type="string">
            <text:p>846A</text:p>
          </table:table-cell>
          <table:table-cell table:style-name="ce150" table:formula="of:=SUBSTITUTE([.G23];&quot;00&quot;;&quot;84&quot;;1)" office:value-type="string" office:string-value="84EA" calcext:value-type="string">
            <text:p>84E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5</text:p>
          </table:table-cell>
          <table:table-cell table:style-name="ce43" table:formula="of:=DEC2BIN([.A24];7)" office:value-type="string" office:string-value="1101001" calcext:value-type="string">
            <text:p>1101001</text:p>
          </table:table-cell>
          <table:table-cell office:value-type="float" office:value="3" calcext:value-type="float">
            <text:p>3</text:p>
          </table:table-cell>
          <table:table-cell table:style-name="ce37" table:formula="of:=[.A24]+160" office:value-type="float" office:value="265" calcext:value-type="float">
            <text:p>265</text:p>
          </table:table-cell>
          <table:table-cell table:style-name="ce40" table:formula="of:=UNICHAR([.D24])" office:value-type="string" office:string-value="ĉ" calcext:value-type="string">
            <text:p>ĉ</text:p>
          </table:table-cell>
          <table:table-cell table:style-name="ce16" table:formula="of:=DEC2HEX([.A24];4)" office:value-type="string" office:string-value="0069" calcext:value-type="string">
            <text:p>0069</text:p>
          </table:table-cell>
          <table:table-cell table:style-name="ce20" table:formula="of:=DEC2HEX([.A24]+128;4)" office:value-type="string" office:string-value="00E9" calcext:value-type="string">
            <text:p>00E9</text:p>
          </table:table-cell>
          <table:table-cell table:style-name="ce24" table:formula="of:=SUBSTITUTE([.F24];&quot;00&quot;;&quot;04&quot;;1)" office:value-type="string" office:string-value="0469" calcext:value-type="string">
            <text:p>0469</text:p>
          </table:table-cell>
          <table:table-cell table:formula="of:=SUBSTITUTE([.F24];&quot;00&quot;;&quot;80&quot;;1)" office:value-type="string" office:string-value="8069" calcext:value-type="string">
            <text:p>8069</text:p>
          </table:table-cell>
          <table:table-cell table:style-name="ce35" office:value-type="string" calcext:value-type="string">
            <text:p>!</text:p>
          </table:table-cell>
          <table:table-cell table:style-name="ce52" office:value-type="string" calcext:value-type="string">
            <text:p>&lt;</text:p>
          </table:table-cell>
          <table:table-cell table:style-name="ce85" office:value-type="string" calcext:value-type="string">
            <text:p>&lt;</text:p>
          </table:table-cell>
          <table:table-cell table:style-name="ce95" office:value-type="string" calcext:value-type="string">
            <text:p>&lt;</text:p>
          </table:table-cell>
          <table:table-cell table:style-name="ce150" table:formula="of:=SUBSTITUTE([.G24];&quot;00&quot;;&quot;04&quot;;1)" office:value-type="string" office:string-value="04E9" calcext:value-type="string">
            <text:p>04E9</text:p>
          </table:table-cell>
          <table:table-cell table:style-name="ce150" table:formula="of:=SUBSTITUTE([.G24];&quot;00&quot;;&quot;80&quot;;1)" office:value-type="string" office:string-value="80E9" calcext:value-type="string">
            <text:p>80E9</text:p>
          </table:table-cell>
          <table:table-cell table:style-name="ce150" table:formula="of:=SUBSTITUTE([.F24];&quot;00&quot;;&quot;84&quot;;1)" office:value-type="string" office:string-value="8469" calcext:value-type="string">
            <text:p>8469</text:p>
          </table:table-cell>
          <table:table-cell table:style-name="ce150" table:formula="of:=SUBSTITUTE([.G24];&quot;00&quot;;&quot;84&quot;;1)" office:value-type="string" office:string-value="84E9" calcext:value-type="string">
            <text:p>84E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4</text:p>
          </table:table-cell>
          <table:table-cell table:style-name="ce43" table:formula="of:=DEC2BIN([.A25];7)" office:value-type="string" office:string-value="1101000" calcext:value-type="string">
            <text:p>1101000</text:p>
          </table:table-cell>
          <table:table-cell office:value-type="float" office:value="4" calcext:value-type="float">
            <text:p>4</text:p>
          </table:table-cell>
          <table:table-cell table:style-name="ce37" table:formula="of:=[.A25]+160" office:value-type="float" office:value="264" calcext:value-type="float">
            <text:p>264</text:p>
          </table:table-cell>
          <table:table-cell table:style-name="ce40" table:formula="of:=UNICHAR([.D25])" office:value-type="string" office:string-value="Ĉ" calcext:value-type="string">
            <text:p>Ĉ</text:p>
          </table:table-cell>
          <table:table-cell table:style-name="ce16" table:formula="of:=DEC2HEX([.A25];4)" office:value-type="string" office:string-value="0068" calcext:value-type="string">
            <text:p>0068</text:p>
          </table:table-cell>
          <table:table-cell table:style-name="ce20" table:formula="of:=DEC2HEX([.A25]+128;4)" office:value-type="string" office:string-value="00E8" calcext:value-type="string">
            <text:p>00E8</text:p>
          </table:table-cell>
          <table:table-cell table:style-name="ce24" table:formula="of:=SUBSTITUTE([.F25];&quot;00&quot;;&quot;04&quot;;1)" office:value-type="string" office:string-value="0468" calcext:value-type="string">
            <text:p>0468</text:p>
          </table:table-cell>
          <table:table-cell table:style-name="ce32" table:formula="of:=SUBSTITUTE([.F25];&quot;00&quot;;&quot;80&quot;;1)" office:value-type="string" office:string-value="8068" calcext:value-type="string">
            <text:p>8068</text:p>
          </table:table-cell>
          <table:table-cell table:style-name="ce35" office:value-type="string" calcext:value-type="string">
            <text:p>;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25];&quot;00&quot;;&quot;04&quot;;1)" office:value-type="string" office:string-value="04E8" calcext:value-type="string">
            <text:p>04E8</text:p>
          </table:table-cell>
          <table:table-cell table:style-name="ce150" table:formula="of:=SUBSTITUTE([.G25];&quot;00&quot;;&quot;80&quot;;1)" office:value-type="string" office:string-value="80E8" calcext:value-type="string">
            <text:p>80E8</text:p>
          </table:table-cell>
          <table:table-cell table:style-name="ce150" table:formula="of:=SUBSTITUTE([.F25];&quot;00&quot;;&quot;84&quot;;1)" office:value-type="string" office:string-value="8468" calcext:value-type="string">
            <text:p>8468</text:p>
          </table:table-cell>
          <table:table-cell table:style-name="ce150" table:formula="of:=SUBSTITUTE([.G25];&quot;00&quot;;&quot;84&quot;;1)" office:value-type="string" office:string-value="84E8" calcext:value-type="string">
            <text:p>84E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3</text:p>
          </table:table-cell>
          <table:table-cell table:style-name="ce43" table:formula="of:=DEC2BIN([.A26];7)" office:value-type="string" office:string-value="1100111" calcext:value-type="string">
            <text:p>11001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6]+160" office:value-type="float" office:value="263" calcext:value-type="float">
            <text:p>263</text:p>
          </table:table-cell>
          <table:table-cell table:style-name="ce40" table:formula="of:=UNICHAR([.D26])" office:value-type="string" office:string-value="ć" calcext:value-type="string">
            <text:p>ć</text:p>
          </table:table-cell>
          <table:table-cell table:style-name="ce16" table:formula="of:=DEC2HEX([.A26];4)" office:value-type="string" office:string-value="0067" calcext:value-type="string">
            <text:p>0067</text:p>
          </table:table-cell>
          <table:table-cell table:style-name="ce20" table:formula="of:=DEC2HEX([.A26]+128;4)" office:value-type="string" office:string-value="00E7" calcext:value-type="string">
            <text:p>00E7</text:p>
          </table:table-cell>
          <table:table-cell table:style-name="ce24" table:formula="of:=SUBSTITUTE([.F26];&quot;00&quot;;&quot;04&quot;;1)" office:value-type="string" office:string-value="0467" calcext:value-type="string">
            <text:p>0467</text:p>
          </table:table-cell>
          <table:table-cell table:style-name="ce32" table:formula="of:=SUBSTITUTE([.F26];&quot;00&quot;;&quot;80&quot;;1)" office:value-type="string" office:string-value="8067" calcext:value-type="string">
            <text:p>8067</text:p>
          </table:table-cell>
          <table:table-cell table:style-name="ce34" office:value-type="string" calcext:value-type="string">
            <text:p>d</text:p>
          </table:table-cell>
          <table:table-cell table:style-name="ce52" office:value-type="string" calcext:value-type="string">
            <text:p>'</text:p>
          </table:table-cell>
          <table:table-cell table:style-name="ce84" office:value-type="string" calcext:value-type="string">
            <text:p>D</text:p>
          </table:table-cell>
          <table:table-cell table:style-name="ce94" office:value-type="string" calcext:value-type="string">
            <text:p>'</text:p>
          </table:table-cell>
          <table:table-cell table:style-name="ce150" table:formula="of:=SUBSTITUTE([.G26];&quot;00&quot;;&quot;04&quot;;1)" office:value-type="string" office:string-value="04E7" calcext:value-type="string">
            <text:p>04E7</text:p>
          </table:table-cell>
          <table:table-cell table:style-name="ce150" table:formula="of:=SUBSTITUTE([.G26];&quot;00&quot;;&quot;80&quot;;1)" office:value-type="string" office:string-value="80E7" calcext:value-type="string">
            <text:p>80E7</text:p>
          </table:table-cell>
          <table:table-cell table:style-name="ce150" table:formula="of:=SUBSTITUTE([.F26];&quot;00&quot;;&quot;84&quot;;1)" office:value-type="string" office:string-value="8467" calcext:value-type="string">
            <text:p>8467</text:p>
          </table:table-cell>
          <table:table-cell table:style-name="ce150" table:formula="of:=SUBSTITUTE([.G26];&quot;00&quot;;&quot;84&quot;;1)" office:value-type="string" office:string-value="84E7" calcext:value-type="string">
            <text:p>84E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2</text:p>
          </table:table-cell>
          <table:table-cell table:style-name="ce43" table:formula="of:=DEC2BIN([.A27];7)" office:value-type="string" office:string-value="1100110" calcext:value-type="string">
            <text:p>1100110</text:p>
          </table:table-cell>
          <table:table-cell office:value-type="float" office:value="3" calcext:value-type="float">
            <text:p>3</text:p>
          </table:table-cell>
          <table:table-cell table:style-name="ce37" table:formula="of:=[.A27]+160" office:value-type="float" office:value="262" calcext:value-type="float">
            <text:p>262</text:p>
          </table:table-cell>
          <table:table-cell table:style-name="ce40" table:formula="of:=UNICHAR([.D27])" office:value-type="string" office:string-value="Ć" calcext:value-type="string">
            <text:p>Ć</text:p>
          </table:table-cell>
          <table:table-cell table:style-name="ce16" table:formula="of:=DEC2HEX([.A27];4)" office:value-type="string" office:string-value="0066" calcext:value-type="string">
            <text:p>0066</text:p>
          </table:table-cell>
          <table:table-cell table:style-name="ce20" table:formula="of:=DEC2HEX([.A27]+128;4)" office:value-type="string" office:string-value="00E6" calcext:value-type="string">
            <text:p>00E6</text:p>
          </table:table-cell>
          <table:table-cell table:style-name="ce24" table:formula="of:=SUBSTITUTE([.F27];&quot;00&quot;;&quot;04&quot;;1)" office:value-type="string" office:string-value="0466" calcext:value-type="string">
            <text:p>0466</text:p>
          </table:table-cell>
          <table:table-cell table:formula="of:=SUBSTITUTE([.F27];&quot;00&quot;;&quot;80&quot;;1)" office:value-type="string" office:string-value="8066" calcext:value-type="string">
            <text:p>8066</text:p>
          </table:table-cell>
          <table:table-cell table:style-name="ce35" office:value-type="string" calcext:value-type="string">
            <text:p>eku</text:p>
          </table:table-cell>
          <table:table-cell table:style-name="ce53"/>
          <table:table-cell table:style-name="ce99"/>
          <table:table-cell table:style-name="ce123"/>
          <table:table-cell table:style-name="ce150" table:formula="of:=SUBSTITUTE([.G27];&quot;00&quot;;&quot;04&quot;;1)" office:value-type="string" office:string-value="04E6" calcext:value-type="string">
            <text:p>04E6</text:p>
          </table:table-cell>
          <table:table-cell table:style-name="ce150" table:formula="of:=SUBSTITUTE([.G27];&quot;00&quot;;&quot;80&quot;;1)" office:value-type="string" office:string-value="80E6" calcext:value-type="string">
            <text:p>80E6</text:p>
          </table:table-cell>
          <table:table-cell table:style-name="ce150" table:formula="of:=SUBSTITUTE([.F27];&quot;00&quot;;&quot;84&quot;;1)" office:value-type="string" office:string-value="8466" calcext:value-type="string">
            <text:p>8466</text:p>
          </table:table-cell>
          <table:table-cell table:style-name="ce150" table:formula="of:=SUBSTITUTE([.G27];&quot;00&quot;;&quot;84&quot;;1)" office:value-type="string" office:string-value="84E6" calcext:value-type="string">
            <text:p>84E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1</text:p>
          </table:table-cell>
          <table:table-cell table:style-name="ce43" table:formula="of:=DEC2BIN([.A28];7)" office:value-type="string" office:string-value="1100101" calcext:value-type="string">
            <text:p>1100101</text:p>
          </table:table-cell>
          <table:table-cell office:value-type="float" office:value="3" calcext:value-type="float">
            <text:p>3</text:p>
          </table:table-cell>
          <table:table-cell table:style-name="ce37" table:formula="of:=[.A28]+160" office:value-type="float" office:value="261" calcext:value-type="float">
            <text:p>261</text:p>
          </table:table-cell>
          <table:table-cell table:style-name="ce40" table:formula="of:=UNICHAR([.D28])" office:value-type="string" office:string-value="ą" calcext:value-type="string">
            <text:p>ą</text:p>
          </table:table-cell>
          <table:table-cell table:style-name="ce16" table:formula="of:=DEC2HEX([.A28];4)" office:value-type="string" office:string-value="0065" calcext:value-type="string">
            <text:p>0065</text:p>
          </table:table-cell>
          <table:table-cell table:style-name="ce20" table:formula="of:=DEC2HEX([.A28]+128;4)" office:value-type="string" office:string-value="00E5" calcext:value-type="string">
            <text:p>00E5</text:p>
          </table:table-cell>
          <table:table-cell table:style-name="ce24" table:formula="of:=SUBSTITUTE([.F28];&quot;00&quot;;&quot;04&quot;;1)" office:value-type="string" office:string-value="0465" calcext:value-type="string">
            <text:p>0465</text:p>
          </table:table-cell>
          <table:table-cell table:formula="of:=SUBSTITUTE([.F28];&quot;00&quot;;&quot;80&quot;;1)" office:value-type="string" office:string-value="8065" calcext:value-type="string">
            <text:p>8065</text:p>
          </table:table-cell>
          <table:table-cell table:style-name="ce35" office:value-type="string" calcext:value-type="string">
            <text:p>Aps</text:p>
          </table:table-cell>
          <table:table-cell table:style-name="ce53"/>
          <table:table-cell table:style-name="ce99"/>
          <table:table-cell table:style-name="ce123"/>
          <table:table-cell table:style-name="ce150" table:formula="of:=SUBSTITUTE([.G28];&quot;00&quot;;&quot;04&quot;;1)" office:value-type="string" office:string-value="04E5" calcext:value-type="string">
            <text:p>04E5</text:p>
          </table:table-cell>
          <table:table-cell table:style-name="ce150" table:formula="of:=SUBSTITUTE([.G28];&quot;00&quot;;&quot;80&quot;;1)" office:value-type="string" office:string-value="80E5" calcext:value-type="string">
            <text:p>80E5</text:p>
          </table:table-cell>
          <table:table-cell table:style-name="ce150" table:formula="of:=SUBSTITUTE([.F28];&quot;00&quot;;&quot;84&quot;;1)" office:value-type="string" office:string-value="8465" calcext:value-type="string">
            <text:p>8465</text:p>
          </table:table-cell>
          <table:table-cell table:style-name="ce150" table:formula="of:=SUBSTITUTE([.G28];&quot;00&quot;;&quot;84&quot;;1)" office:value-type="string" office:string-value="84E5" calcext:value-type="string">
            <text:p>84E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0</text:p>
          </table:table-cell>
          <table:table-cell table:style-name="ce43" table:formula="of:=DEC2BIN([.A29];7)" office:value-type="string" office:string-value="1100100" calcext:value-type="string">
            <text:p>1100100</text:p>
          </table:table-cell>
          <table:table-cell table:style-name="ce46" office:value-type="float" office:value="4" calcext:value-type="float">
            <text:p>4</text:p>
          </table:table-cell>
          <table:table-cell table:style-name="ce37" table:formula="of:=[.A29]+160" office:value-type="float" office:value="260" calcext:value-type="float">
            <text:p>260</text:p>
          </table:table-cell>
          <table:table-cell table:style-name="ce40" table:formula="of:=UNICHAR([.D29])" office:value-type="string" office:string-value="Ą" calcext:value-type="string">
            <text:p>Ą</text:p>
          </table:table-cell>
          <table:table-cell table:style-name="ce16" table:formula="of:=DEC2HEX([.A29];4)" office:value-type="string" office:string-value="0064" calcext:value-type="string">
            <text:p>0064</text:p>
          </table:table-cell>
          <table:table-cell table:style-name="ce20" table:formula="of:=DEC2HEX([.A29]+128;4)" office:value-type="string" office:string-value="00E4" calcext:value-type="string">
            <text:p>00E4</text:p>
          </table:table-cell>
          <table:table-cell table:style-name="ce24" table:formula="of:=SUBSTITUTE([.F29];&quot;00&quot;;&quot;04&quot;;1)" office:value-type="string" office:string-value="0464" calcext:value-type="string">
            <text:p>0464</text:p>
          </table:table-cell>
          <table:table-cell table:style-name="ce32" table:formula="of:=SUBSTITUTE([.F29];&quot;00&quot;;&quot;80&quot;;1)" office:value-type="string" office:string-value="8064" calcext:value-type="string">
            <text:p>8064</text:p>
          </table:table-cell>
          <table:table-cell table:style-name="ce35"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85"/>
          <table:table-cell table:style-name="ce95"/>
          <table:table-cell table:style-name="ce150" table:formula="of:=SUBSTITUTE([.G29];&quot;00&quot;;&quot;04&quot;;1)" office:value-type="string" office:string-value="04E4" calcext:value-type="string">
            <text:p>04E4</text:p>
          </table:table-cell>
          <table:table-cell table:style-name="ce150" table:formula="of:=SUBSTITUTE([.G29];&quot;00&quot;;&quot;80&quot;;1)" office:value-type="string" office:string-value="80E4" calcext:value-type="string">
            <text:p>80E4</text:p>
          </table:table-cell>
          <table:table-cell table:style-name="ce150" table:formula="of:=SUBSTITUTE([.F29];&quot;00&quot;;&quot;84&quot;;1)" office:value-type="string" office:string-value="8464" calcext:value-type="string">
            <text:p>8464</text:p>
          </table:table-cell>
          <table:table-cell table:style-name="ce150" table:formula="of:=SUBSTITUTE([.G29];&quot;00&quot;;&quot;84&quot;;1)" office:value-type="string" office:string-value="84E4" calcext:value-type="string">
            <text:p>84E4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99</text:p>
          </table:table-cell>
          <table:table-cell table:style-name="ce43" table:formula="of:=DEC2BIN([.A30];7)" office:value-type="string" office:string-value="1100011" calcext:value-type="string">
            <text:p>1100011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30]+160" office:value-type="float" office:value="259" calcext:value-type="float">
            <text:p>259</text:p>
          </table:table-cell>
          <table:table-cell table:style-name="ce40" table:formula="of:=UNICHAR([.D30])" office:value-type="string" office:string-value="ă" calcext:value-type="string">
            <text:p>ă</text:p>
          </table:table-cell>
          <table:table-cell table:style-name="ce16" table:formula="of:=DEC2HEX([.A30];4)" office:value-type="string" office:string-value="0063" calcext:value-type="string">
            <text:p>0063</text:p>
          </table:table-cell>
          <table:table-cell table:style-name="ce20" table:formula="of:=DEC2HEX([.A30]+128;4)" office:value-type="string" office:string-value="00E3" calcext:value-type="string">
            <text:p>00E3</text:p>
          </table:table-cell>
          <table:table-cell table:style-name="ce24" table:formula="of:=SUBSTITUTE([.F30];&quot;00&quot;;&quot;04&quot;;1)" office:value-type="string" office:string-value="0463" calcext:value-type="string">
            <text:p>0463</text:p>
          </table:table-cell>
          <table:table-cell table:formula="of:=SUBSTITUTE([.F30];&quot;00&quot;;&quot;80&quot;;1)" office:value-type="string" office:string-value="8063" calcext:value-type="string">
            <text:p>8063</text:p>
          </table:table-cell>
          <table:table-cell table:style-name="ce34" office:value-type="string" calcext:value-type="string">
            <text:p>^</text:p>
          </table:table-cell>
          <table:table-cell table:style-name="ce52" office:value-type="string" calcext:value-type="string">
            <text:p>~</text:p>
          </table:table-cell>
          <table:table-cell table:style-name="ce84" office:value-type="string" calcext:value-type="string">
            <text:p>~</text:p>
          </table:table-cell>
          <table:table-cell table:style-name="ce94" office:value-type="string" calcext:value-type="string">
            <text:p>~</text:p>
          </table:table-cell>
          <table:table-cell table:style-name="ce150" table:formula="of:=SUBSTITUTE([.G30];&quot;00&quot;;&quot;04&quot;;1)" office:value-type="string" office:string-value="04E3" calcext:value-type="string">
            <text:p>04E3</text:p>
          </table:table-cell>
          <table:table-cell table:style-name="ce150" table:formula="of:=SUBSTITUTE([.G30];&quot;00&quot;;&quot;80&quot;;1)" office:value-type="string" office:string-value="80E3" calcext:value-type="string">
            <text:p>80E3</text:p>
          </table:table-cell>
          <table:table-cell table:style-name="ce150" table:formula="of:=SUBSTITUTE([.F30];&quot;00&quot;;&quot;84&quot;;1)" office:value-type="string" office:string-value="8463" calcext:value-type="string">
            <text:p>8463</text:p>
          </table:table-cell>
          <table:table-cell table:style-name="ce150" table:formula="of:=SUBSTITUTE([.G30];&quot;00&quot;;&quot;84&quot;;1)" office:value-type="string" office:string-value="84E3" calcext:value-type="string">
            <text:p>84E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98</text:p>
          </table:table-cell>
          <table:table-cell table:style-name="ce43" table:formula="of:=DEC2BIN([.A31];7)" office:value-type="string" office:string-value="1100010" calcext:value-type="string">
            <text:p>1100010</text:p>
          </table:table-cell>
          <table:table-cell office:value-type="float" office:value="4" calcext:value-type="float">
            <text:p>4</text:p>
          </table:table-cell>
          <table:table-cell table:style-name="ce37" table:formula="of:=[.A31]+160" office:value-type="float" office:value="258" calcext:value-type="float">
            <text:p>258</text:p>
          </table:table-cell>
          <table:table-cell table:style-name="ce40" table:formula="of:=UNICHAR([.D31])" office:value-type="string" office:string-value="Ă" calcext:value-type="string">
            <text:p>Ă</text:p>
          </table:table-cell>
          <table:table-cell table:style-name="ce16" table:formula="of:=DEC2HEX([.A31];4)" office:value-type="string" office:string-value="0062" calcext:value-type="string">
            <text:p>0062</text:p>
          </table:table-cell>
          <table:table-cell table:style-name="ce20" table:formula="of:=DEC2HEX([.A31]+128;4)" office:value-type="string" office:string-value="00E2" calcext:value-type="string">
            <text:p>00E2</text:p>
          </table:table-cell>
          <table:table-cell table:style-name="ce24" table:formula="of:=SUBSTITUTE([.F31];&quot;00&quot;;&quot;04&quot;;1)" office:value-type="string" office:string-value="0462" calcext:value-type="string">
            <text:p>0462</text:p>
          </table:table-cell>
          <table:table-cell table:style-name="ce32" table:formula="of:=SUBSTITUTE([.F31];&quot;00&quot;;&quot;80&quot;;1)" office:value-type="string" office:string-value="8062" calcext:value-type="string">
            <text:p>8062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31];&quot;00&quot;;&quot;04&quot;;1)" office:value-type="string" office:string-value="04E2" calcext:value-type="string">
            <text:p>04E2</text:p>
          </table:table-cell>
          <table:table-cell table:style-name="ce150" table:formula="of:=SUBSTITUTE([.G31];&quot;00&quot;;&quot;80&quot;;1)" office:value-type="string" office:string-value="80E2" calcext:value-type="string">
            <text:p>80E2</text:p>
          </table:table-cell>
          <table:table-cell table:style-name="ce150" table:formula="of:=SUBSTITUTE([.F31];&quot;00&quot;;&quot;84&quot;;1)" office:value-type="string" office:string-value="8462" calcext:value-type="string">
            <text:p>8462</text:p>
          </table:table-cell>
          <table:table-cell table:style-name="ce150" table:formula="of:=SUBSTITUTE([.G31];&quot;00&quot;;&quot;84&quot;;1)" office:value-type="string" office:string-value="84E2" calcext:value-type="string">
            <text:p>84E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7</text:p>
          </table:table-cell>
          <table:table-cell table:style-name="ce43" table:formula="of:=DEC2BIN([.A32];7)" office:value-type="string" office:string-value="1100001" calcext:value-type="string">
            <text:p>1100001</text:p>
          </table:table-cell>
          <table:table-cell office:value-type="float" office:value="4" calcext:value-type="float">
            <text:p>4</text:p>
          </table:table-cell>
          <table:table-cell table:style-name="ce37" table:formula="of:=[.A32]+160" office:value-type="float" office:value="257" calcext:value-type="float">
            <text:p>257</text:p>
          </table:table-cell>
          <table:table-cell table:style-name="ce40" table:formula="of:=UNICHAR([.D32])" office:value-type="string" office:string-value="ā" calcext:value-type="string">
            <text:p>ā</text:p>
          </table:table-cell>
          <table:table-cell table:style-name="ce16" table:formula="of:=DEC2HEX([.A32];4)" office:value-type="string" office:string-value="0061" calcext:value-type="string">
            <text:p>0061</text:p>
          </table:table-cell>
          <table:table-cell table:style-name="ce20" table:formula="of:=DEC2HEX([.A32]+128;4)" office:value-type="string" office:string-value="00E1" calcext:value-type="string">
            <text:p>00E1</text:p>
          </table:table-cell>
          <table:table-cell table:style-name="ce24" table:formula="of:=SUBSTITUTE([.F32];&quot;00&quot;;&quot;04&quot;;1)" office:value-type="string" office:string-value="0461" calcext:value-type="string">
            <text:p>0461</text:p>
          </table:table-cell>
          <table:table-cell table:style-name="ce32" table:formula="of:=SUBSTITUTE([.F32];&quot;00&quot;;&quot;80&quot;;1)" office:value-type="string" office:string-value="8061" calcext:value-type="string">
            <text:p>8061</text:p>
          </table:table-cell>
          <table:table-cell table:style-name="ce35" office:value-type="string" calcext:value-type="string">
            <text:p>,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32];&quot;00&quot;;&quot;04&quot;;1)" office:value-type="string" office:string-value="04E1" calcext:value-type="string">
            <text:p>04E1</text:p>
          </table:table-cell>
          <table:table-cell table:style-name="ce150" table:formula="of:=SUBSTITUTE([.G32];&quot;00&quot;;&quot;80&quot;;1)" office:value-type="string" office:string-value="80E1" calcext:value-type="string">
            <text:p>80E1</text:p>
          </table:table-cell>
          <table:table-cell table:style-name="ce150" table:formula="of:=SUBSTITUTE([.F32];&quot;00&quot;;&quot;84&quot;;1)" office:value-type="string" office:string-value="8461" calcext:value-type="string">
            <text:p>8461</text:p>
          </table:table-cell>
          <table:table-cell table:style-name="ce150" table:formula="of:=SUBSTITUTE([.G32];&quot;00&quot;;&quot;84&quot;;1)" office:value-type="string" office:string-value="84E1" calcext:value-type="string">
            <text:p>84E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6</text:p>
          </table:table-cell>
          <table:table-cell table:style-name="ce43" table:formula="of:=DEC2BIN([.A33];7)" office:value-type="string" office:string-value="1100000" calcext:value-type="string">
            <text:p>1100000</text:p>
          </table:table-cell>
          <table:table-cell office:value-type="float" office:value="5" calcext:value-type="float">
            <text:p>5</text:p>
          </table:table-cell>
          <table:table-cell table:style-name="ce37" table:formula="of:=[.A33]+160" office:value-type="float" office:value="256" calcext:value-type="float">
            <text:p>256</text:p>
          </table:table-cell>
          <table:table-cell table:style-name="ce40" table:formula="of:=UNICHAR([.D33])" office:value-type="string" office:string-value="Ā" calcext:value-type="string">
            <text:p>Ā</text:p>
          </table:table-cell>
          <table:table-cell table:style-name="ce16" table:formula="of:=DEC2HEX([.A33];4)" office:value-type="string" office:string-value="0060" calcext:value-type="string">
            <text:p>0060</text:p>
          </table:table-cell>
          <table:table-cell table:style-name="ce20" table:formula="of:=DEC2HEX([.A33]+128;4)" office:value-type="string" office:string-value="00E0" calcext:value-type="string">
            <text:p>00E0</text:p>
          </table:table-cell>
          <table:table-cell table:style-name="ce24" table:formula="of:=SUBSTITUTE([.F33];&quot;00&quot;;&quot;04&quot;;1)" office:value-type="string" office:string-value="0460" calcext:value-type="string">
            <text:p>0460</text:p>
          </table:table-cell>
          <table:table-cell table:style-name="ce32" table:formula="of:=SUBSTITUTE([.F33];&quot;00&quot;;&quot;80&quot;;1)" office:value-type="string" office:string-value="8060" calcext:value-type="string">
            <text:p>806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33];&quot;00&quot;;&quot;04&quot;;1)" office:value-type="string" office:string-value="04E0" calcext:value-type="string">
            <text:p>04E0</text:p>
          </table:table-cell>
          <table:table-cell table:style-name="ce150" table:formula="of:=SUBSTITUTE([.G33];&quot;00&quot;;&quot;80&quot;;1)" office:value-type="string" office:string-value="80E0" calcext:value-type="string">
            <text:p>80E0</text:p>
          </table:table-cell>
          <table:table-cell table:style-name="ce150" table:formula="of:=SUBSTITUTE([.F33];&quot;00&quot;;&quot;84&quot;;1)" office:value-type="string" office:string-value="8460" calcext:value-type="string">
            <text:p>8460</text:p>
          </table:table-cell>
          <table:table-cell table:style-name="ce150" table:formula="of:=SUBSTITUTE([.G33];&quot;00&quot;;&quot;84&quot;;1)" office:value-type="string" office:string-value="84E0" calcext:value-type="string">
            <text:p>84E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5</text:p>
          </table:table-cell>
          <table:table-cell table:style-name="ce43" table:formula="of:=DEC2BIN([.A34];7)" office:value-type="string" office:string-value="1011111" calcext:value-type="string">
            <text:p>1011111</text:p>
          </table:table-cell>
          <table:table-cell office:value-type="float" office:value="1" calcext:value-type="float">
            <text:p>1</text:p>
          </table:table-cell>
          <table:table-cell table:style-name="ce37" table:formula="of:=[.A34]+160" office:value-type="float" office:value="255" calcext:value-type="float">
            <text:p>255</text:p>
          </table:table-cell>
          <table:table-cell table:style-name="ce40" table:formula="of:=UNICHAR([.D34])" office:value-type="string" office:string-value="ÿ" calcext:value-type="string">
            <text:p>ÿ</text:p>
          </table:table-cell>
          <table:table-cell table:style-name="ce16" table:formula="of:=DEC2HEX([.A34];4)" office:value-type="string" office:string-value="005F" calcext:value-type="string">
            <text:p>005F</text:p>
          </table:table-cell>
          <table:table-cell table:style-name="ce20" table:formula="of:=DEC2HEX([.A34]+128;4)" office:value-type="string" office:string-value="00DF" calcext:value-type="string">
            <text:p>00DF</text:p>
          </table:table-cell>
          <table:table-cell table:style-name="ce24" table:formula="of:=SUBSTITUTE([.F34];&quot;00&quot;;&quot;04&quot;;1)" office:value-type="string" office:string-value="045F" calcext:value-type="string">
            <text:p>045F</text:p>
          </table:table-cell>
          <table:table-cell table:style-name="ce32" table:formula="of:=SUBSTITUTE([.F34];&quot;00&quot;;&quot;80&quot;;1)" office:value-type="string" office:string-value="805F" calcext:value-type="string">
            <text:p>805F</text:p>
          </table:table-cell>
          <table:table-cell table:style-name="ce35" office:value-type="string" calcext:value-type="string">
            <text:p>o</text:p>
          </table:table-cell>
          <table:table-cell table:style-name="ce52" office:value-type="string" calcext:value-type="string">
            <text:p>-</text:p>
          </table:table-cell>
          <table:table-cell table:style-name="ce85" office:value-type="string" calcext:value-type="string">
            <text:p>O</text:p>
          </table:table-cell>
          <table:table-cell table:style-name="ce95" office:value-type="float" office:value="5" calcext:value-type="float">
            <text:p>5</text:p>
          </table:table-cell>
          <table:table-cell table:style-name="ce150" table:formula="of:=SUBSTITUTE([.G34];&quot;00&quot;;&quot;04&quot;;1)" office:value-type="string" office:string-value="04DF" calcext:value-type="string">
            <text:p>04DF</text:p>
          </table:table-cell>
          <table:table-cell table:style-name="ce150" table:formula="of:=SUBSTITUTE([.G34];&quot;00&quot;;&quot;80&quot;;1)" office:value-type="string" office:string-value="80DF" calcext:value-type="string">
            <text:p>80DF</text:p>
          </table:table-cell>
          <table:table-cell table:style-name="ce150" table:formula="of:=SUBSTITUTE([.F34];&quot;00&quot;;&quot;84&quot;;1)" office:value-type="string" office:string-value="845F" calcext:value-type="string">
            <text:p>845F</text:p>
          </table:table-cell>
          <table:table-cell table:style-name="ce150" table:formula="of:=SUBSTITUTE([.G34];&quot;00&quot;;&quot;84&quot;;1)" office:value-type="string" office:string-value="84DF" calcext:value-type="string">
            <text:p>84D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4</text:p>
          </table:table-cell>
          <table:table-cell table:style-name="ce43" table:formula="of:=DEC2BIN([.A35];7)" office:value-type="string" office:string-value="1011110" calcext:value-type="string">
            <text:p>1011110</text:p>
          </table:table-cell>
          <table:table-cell office:value-type="float" office:value="2" calcext:value-type="float">
            <text:p>2</text:p>
          </table:table-cell>
          <table:table-cell table:style-name="ce37" table:formula="of:=[.A35]+160" office:value-type="float" office:value="254" calcext:value-type="float">
            <text:p>254</text:p>
          </table:table-cell>
          <table:table-cell table:style-name="ce40" table:formula="of:=UNICHAR([.D35])" office:value-type="string" office:string-value="þ" calcext:value-type="string">
            <text:p>þ</text:p>
          </table:table-cell>
          <table:table-cell table:style-name="ce16" table:formula="of:=DEC2HEX([.A35];4)" office:value-type="string" office:string-value="005E" calcext:value-type="string">
            <text:p>005E</text:p>
          </table:table-cell>
          <table:table-cell table:style-name="ce20" table:formula="of:=DEC2HEX([.A35]+128;4)" office:value-type="string" office:string-value="00DE" calcext:value-type="string">
            <text:p>00DE</text:p>
          </table:table-cell>
          <table:table-cell table:style-name="ce24" table:formula="of:=SUBSTITUTE([.F35];&quot;00&quot;;&quot;04&quot;;1)" office:value-type="string" office:string-value="045E" calcext:value-type="string">
            <text:p>045E</text:p>
          </table:table-cell>
          <table:table-cell table:style-name="ce32" table:formula="of:=SUBSTITUTE([.F35];&quot;00&quot;;&quot;80&quot;;1)" office:value-type="string" office:string-value="805E" calcext:value-type="string">
            <text:p>805E</text:p>
          </table:table-cell>
          <table:table-cell table:style-name="ce35" office:value-type="string" calcext:value-type="string">
            <text:p>m</text:p>
          </table:table-cell>
          <table:table-cell table:style-name="ce52" office:value-type="string" calcext:value-type="string">
            <text:p>*</text:p>
          </table:table-cell>
          <table:table-cell table:style-name="ce85" office:value-type="string" calcext:value-type="string">
            <text:p>M</text:p>
          </table:table-cell>
          <table:table-cell table:style-name="ce95" office:value-type="string" calcext:value-type="string">
            <text:p>-</text:p>
          </table:table-cell>
          <table:table-cell table:style-name="ce150" table:formula="of:=SUBSTITUTE([.G35];&quot;00&quot;;&quot;04&quot;;1)" office:value-type="string" office:string-value="04DE" calcext:value-type="string">
            <text:p>04DE</text:p>
          </table:table-cell>
          <table:table-cell table:style-name="ce150" table:formula="of:=SUBSTITUTE([.G35];&quot;00&quot;;&quot;80&quot;;1)" office:value-type="string" office:string-value="80DE" calcext:value-type="string">
            <text:p>80DE</text:p>
          </table:table-cell>
          <table:table-cell table:style-name="ce150" table:formula="of:=SUBSTITUTE([.F35];&quot;00&quot;;&quot;84&quot;;1)" office:value-type="string" office:string-value="845E" calcext:value-type="string">
            <text:p>845E</text:p>
          </table:table-cell>
          <table:table-cell table:style-name="ce150" table:formula="of:=SUBSTITUTE([.G35];&quot;00&quot;;&quot;84&quot;;1)" office:value-type="string" office:string-value="84DE" calcext:value-type="string">
            <text:p>84D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3</text:p>
          </table:table-cell>
          <table:table-cell table:style-name="ce43" table:formula="of:=DEC2BIN([.A36];7)" office:value-type="string" office:string-value="1011101" calcext:value-type="string">
            <text:p>1011101</text:p>
          </table:table-cell>
          <table:table-cell office:value-type="float" office:value="2" calcext:value-type="float">
            <text:p>2</text:p>
          </table:table-cell>
          <table:table-cell table:style-name="ce37" table:formula="of:=[.A36]+160" office:value-type="float" office:value="253" calcext:value-type="float">
            <text:p>253</text:p>
          </table:table-cell>
          <table:table-cell table:style-name="ce40" table:formula="of:=UNICHAR([.D36])" office:value-type="string" office:string-value="ý" calcext:value-type="string">
            <text:p>ý</text:p>
          </table:table-cell>
          <table:table-cell table:style-name="ce16" table:formula="of:=DEC2HEX([.A36];4)" office:value-type="string" office:string-value="005D" calcext:value-type="string">
            <text:p>005D</text:p>
          </table:table-cell>
          <table:table-cell table:style-name="ce20" table:formula="of:=DEC2HEX([.A36]+128;4)" office:value-type="string" office:string-value="00DD" calcext:value-type="string">
            <text:p>00DD</text:p>
          </table:table-cell>
          <table:table-cell table:style-name="ce24" table:formula="of:=SUBSTITUTE([.F36];&quot;00&quot;;&quot;04&quot;;1)" office:value-type="string" office:string-value="045D" calcext:value-type="string">
            <text:p>045D</text:p>
          </table:table-cell>
          <table:table-cell table:style-name="ce32" table:formula="of:=SUBSTITUTE([.F36];&quot;00&quot;;&quot;80&quot;;1)" office:value-type="string" office:string-value="805D" calcext:value-type="string">
            <text:p>805D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85" office:value-type="string" calcext:value-type="string">
            <text:p>L</text:p>
          </table:table-cell>
          <table:table-cell table:style-name="ce95" office:value-type="string" calcext:value-type="string">
            <text:p>[</text:p>
          </table:table-cell>
          <table:table-cell table:style-name="ce150" table:formula="of:=SUBSTITUTE([.G36];&quot;00&quot;;&quot;04&quot;;1)" office:value-type="string" office:string-value="04DD" calcext:value-type="string">
            <text:p>04DD</text:p>
          </table:table-cell>
          <table:table-cell table:style-name="ce150" table:formula="of:=SUBSTITUTE([.G36];&quot;00&quot;;&quot;80&quot;;1)" office:value-type="string" office:string-value="80DD" calcext:value-type="string">
            <text:p>80DD</text:p>
          </table:table-cell>
          <table:table-cell table:style-name="ce150" table:formula="of:=SUBSTITUTE([.F36];&quot;00&quot;;&quot;84&quot;;1)" office:value-type="string" office:string-value="845D" calcext:value-type="string">
            <text:p>845D</text:p>
          </table:table-cell>
          <table:table-cell table:style-name="ce150" table:formula="of:=SUBSTITUTE([.G36];&quot;00&quot;;&quot;84&quot;;1)" office:value-type="string" office:string-value="84DD" calcext:value-type="string">
            <text:p>84D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2</text:p>
          </table:table-cell>
          <table:table-cell table:style-name="ce43" table:formula="of:=DEC2BIN([.A37];7)" office:value-type="string" office:string-value="1011100" calcext:value-type="string">
            <text:p>1011100</text:p>
          </table:table-cell>
          <table:table-cell office:value-type="float" office:value="3" calcext:value-type="float">
            <text:p>3</text:p>
          </table:table-cell>
          <table:table-cell table:style-name="ce37" table:formula="of:=[.A37]+160" office:value-type="float" office:value="252" calcext:value-type="float">
            <text:p>252</text:p>
          </table:table-cell>
          <table:table-cell table:style-name="ce40" table:formula="of:=UNICHAR([.D37])" office:value-type="string" office:string-value="ü" calcext:value-type="string">
            <text:p>ü</text:p>
          </table:table-cell>
          <table:table-cell table:style-name="ce16" table:formula="of:=DEC2HEX([.A37];4)" office:value-type="string" office:string-value="005C" calcext:value-type="string">
            <text:p>005C</text:p>
          </table:table-cell>
          <table:table-cell table:style-name="ce20" table:formula="of:=DEC2HEX([.A37]+128;4)" office:value-type="string" office:string-value="00DC" calcext:value-type="string">
            <text:p>00DC</text:p>
          </table:table-cell>
          <table:table-cell table:style-name="ce24" table:formula="of:=SUBSTITUTE([.F37];&quot;00&quot;;&quot;04&quot;;1)" office:value-type="string" office:string-value="045C" calcext:value-type="string">
            <text:p>045C</text:p>
          </table:table-cell>
          <table:table-cell table:formula="of:=SUBSTITUTE([.F37];&quot;00&quot;;&quot;80&quot;;1)" office:value-type="string" office:string-value="805C" calcext:value-type="string">
            <text:p>805C</text:p>
          </table:table-cell>
          <table:table-cell table:style-name="ce35" office:value-type="string" calcext:value-type="string">
            <text:p>&gt;</text:p>
          </table:table-cell>
          <table:table-cell table:style-name="ce52" office:value-type="string" calcext:value-type="string">
            <text:p>)</text:p>
          </table:table-cell>
          <table:table-cell table:style-name="ce85" office:value-type="string" calcext:value-type="string">
            <text:p>)</text:p>
          </table:table-cell>
          <table:table-cell table:style-name="ce95" office:value-type="string" calcext:value-type="string">
            <text:p>)</text:p>
          </table:table-cell>
          <table:table-cell table:style-name="ce150" table:formula="of:=SUBSTITUTE([.G37];&quot;00&quot;;&quot;04&quot;;1)" office:value-type="string" office:string-value="04DC" calcext:value-type="string">
            <text:p>04DC</text:p>
          </table:table-cell>
          <table:table-cell table:style-name="ce150" table:formula="of:=SUBSTITUTE([.G37];&quot;00&quot;;&quot;80&quot;;1)" office:value-type="string" office:string-value="80DC" calcext:value-type="string">
            <text:p>80DC</text:p>
          </table:table-cell>
          <table:table-cell table:style-name="ce150" table:formula="of:=SUBSTITUTE([.F37];&quot;00&quot;;&quot;84&quot;;1)" office:value-type="string" office:string-value="845C" calcext:value-type="string">
            <text:p>845C</text:p>
          </table:table-cell>
          <table:table-cell table:style-name="ce150" table:formula="of:=SUBSTITUTE([.G37];&quot;00&quot;;&quot;84&quot;;1)" office:value-type="string" office:string-value="84DC" calcext:value-type="string">
            <text:p>84D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1</text:p>
          </table:table-cell>
          <table:table-cell table:style-name="ce43" table:formula="of:=DEC2BIN([.A38];7)" office:value-type="string" office:string-value="1011011" calcext:value-type="string">
            <text:p>1011011</text:p>
          </table:table-cell>
          <table:table-cell office:value-type="float" office:value="2" calcext:value-type="float">
            <text:p>2</text:p>
          </table:table-cell>
          <table:table-cell table:style-name="ce37" table:formula="of:=[.A38]+160" office:value-type="float" office:value="251" calcext:value-type="float">
            <text:p>251</text:p>
          </table:table-cell>
          <table:table-cell table:style-name="ce40" table:formula="of:=UNICHAR([.D38])" office:value-type="string" office:string-value="û" calcext:value-type="string">
            <text:p>û</text:p>
          </table:table-cell>
          <table:table-cell table:style-name="ce16" table:formula="of:=DEC2HEX([.A38];4)" office:value-type="string" office:string-value="005B" calcext:value-type="string">
            <text:p>005B</text:p>
          </table:table-cell>
          <table:table-cell table:style-name="ce20" table:formula="of:=DEC2HEX([.A38]+128;4)" office:value-type="string" office:string-value="00DB" calcext:value-type="string">
            <text:p>00DB</text:p>
          </table:table-cell>
          <table:table-cell table:style-name="ce24" table:formula="of:=SUBSTITUTE([.F38];&quot;00&quot;;&quot;04&quot;;1)" office:value-type="string" office:string-value="045B" calcext:value-type="string">
            <text:p>045B</text:p>
          </table:table-cell>
          <table:table-cell table:style-name="ce32" table:formula="of:=SUBSTITUTE([.F38];&quot;00&quot;;&quot;80&quot;;1)" office:value-type="string" office:string-value="805B" calcext:value-type="string">
            <text:p>805B</text:p>
          </table:table-cell>
          <table:table-cell table:style-name="ce35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85" office:value-type="string" calcext:value-type="string">
            <text:p>G</text:p>
          </table:table-cell>
          <table:table-cell table:style-name="ce95" office:value-type="string" calcext:value-type="string">
            <text:p>&gt;</text:p>
          </table:table-cell>
          <table:table-cell table:style-name="ce150" table:formula="of:=SUBSTITUTE([.G38];&quot;00&quot;;&quot;04&quot;;1)" office:value-type="string" office:string-value="04DB" calcext:value-type="string">
            <text:p>04DB</text:p>
          </table:table-cell>
          <table:table-cell table:style-name="ce150" table:formula="of:=SUBSTITUTE([.G38];&quot;00&quot;;&quot;80&quot;;1)" office:value-type="string" office:string-value="80DB" calcext:value-type="string">
            <text:p>80DB</text:p>
          </table:table-cell>
          <table:table-cell table:style-name="ce150" table:formula="of:=SUBSTITUTE([.F38];&quot;00&quot;;&quot;84&quot;;1)" office:value-type="string" office:string-value="845B" calcext:value-type="string">
            <text:p>845B</text:p>
          </table:table-cell>
          <table:table-cell table:style-name="ce150" table:formula="of:=SUBSTITUTE([.G38];&quot;00&quot;;&quot;84&quot;;1)" office:value-type="string" office:string-value="84DB" calcext:value-type="string">
            <text:p>84D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0</text:p>
          </table:table-cell>
          <table:table-cell table:style-name="ce43" table:formula="of:=DEC2BIN([.A39];7)" office:value-type="string" office:string-value="1011010" calcext:value-type="string">
            <text:p>1011010</text:p>
          </table:table-cell>
          <table:table-cell office:value-type="float" office:value="3" calcext:value-type="float">
            <text:p>3</text:p>
          </table:table-cell>
          <table:table-cell table:style-name="ce37" table:formula="of:=[.A39]+160" office:value-type="float" office:value="250" calcext:value-type="float">
            <text:p>250</text:p>
          </table:table-cell>
          <table:table-cell table:style-name="ce40" table:formula="of:=UNICHAR([.D39])" office:value-type="string" office:string-value="ú" calcext:value-type="string">
            <text:p>ú</text:p>
          </table:table-cell>
          <table:table-cell table:style-name="ce16" table:formula="of:=DEC2HEX([.A39];4)" office:value-type="string" office:string-value="005A" calcext:value-type="string">
            <text:p>005A</text:p>
          </table:table-cell>
          <table:table-cell table:style-name="ce20" table:formula="of:=DEC2HEX([.A39]+128;4)" office:value-type="string" office:string-value="00DA" calcext:value-type="string">
            <text:p>00DA</text:p>
          </table:table-cell>
          <table:table-cell table:style-name="ce24" table:formula="of:=SUBSTITUTE([.F39];&quot;00&quot;;&quot;04&quot;;1)" office:value-type="string" office:string-value="045A" calcext:value-type="string">
            <text:p>045A</text:p>
          </table:table-cell>
          <table:table-cell table:formula="of:=SUBSTITUTE([.F39];&quot;00&quot;;&quot;80&quot;;1)" office:value-type="string" office:string-value="805A" calcext:value-type="string">
            <text:p>805A</text:p>
          </table:table-cell>
          <table:table-cell table:style-name="ce35"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table:style-name="ce150" table:formula="of:=SUBSTITUTE([.G39];&quot;00&quot;;&quot;04&quot;;1)" office:value-type="string" office:string-value="04DA" calcext:value-type="string">
            <text:p>04DA</text:p>
          </table:table-cell>
          <table:table-cell table:style-name="ce150" table:formula="of:=SUBSTITUTE([.G39];&quot;00&quot;;&quot;80&quot;;1)" office:value-type="string" office:string-value="80DA" calcext:value-type="string">
            <text:p>80DA</text:p>
          </table:table-cell>
          <table:table-cell table:style-name="ce150" table:formula="of:=SUBSTITUTE([.F39];&quot;00&quot;;&quot;84&quot;;1)" office:value-type="string" office:string-value="845A" calcext:value-type="string">
            <text:p>845A</text:p>
          </table:table-cell>
          <table:table-cell table:style-name="ce150" table:formula="of:=SUBSTITUTE([.G39];&quot;00&quot;;&quot;84&quot;;1)" office:value-type="string" office:string-value="84DA" calcext:value-type="string">
            <text:p>84D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9</text:p>
          </table:table-cell>
          <table:table-cell table:style-name="ce43" table:formula="of:=DEC2BIN([.A40];7)" office:value-type="string" office:string-value="1011001" calcext:value-type="string">
            <text:p>1011001</text:p>
          </table:table-cell>
          <table:table-cell office:value-type="float" office:value="3" calcext:value-type="float">
            <text:p>3</text:p>
          </table:table-cell>
          <table:table-cell table:style-name="ce37" table:formula="of:=[.A40]+160" office:value-type="float" office:value="249" calcext:value-type="float">
            <text:p>249</text:p>
          </table:table-cell>
          <table:table-cell table:style-name="ce40" table:formula="of:=UNICHAR([.D40])" office:value-type="string" office:string-value="ù" calcext:value-type="string">
            <text:p>ù</text:p>
          </table:table-cell>
          <table:table-cell table:style-name="ce16" table:formula="of:=DEC2HEX([.A40];4)" office:value-type="string" office:string-value="0059" calcext:value-type="string">
            <text:p>0059</text:p>
          </table:table-cell>
          <table:table-cell table:style-name="ce20" table:formula="of:=DEC2HEX([.A40]+128;4)" office:value-type="string" office:string-value="00D9" calcext:value-type="string">
            <text:p>00D9</text:p>
          </table:table-cell>
          <table:table-cell table:style-name="ce24" table:formula="of:=SUBSTITUTE([.F40];&quot;00&quot;;&quot;04&quot;;1)" office:value-type="string" office:string-value="0459" calcext:value-type="string">
            <text:p>0459</text:p>
          </table:table-cell>
          <table:table-cell table:formula="of:=SUBSTITUTE([.F40];&quot;00&quot;;&quot;80&quot;;1)" office:value-type="string" office:string-value="8059" calcext:value-type="string">
            <text:p>8059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85" office:value-type="string" calcext:value-type="string">
            <text:p>(</text:p>
          </table:table-cell>
          <table:table-cell table:style-name="ce95" office:value-type="string" calcext:value-type="string">
            <text:p>(</text:p>
          </table:table-cell>
          <table:table-cell table:style-name="ce150" table:formula="of:=SUBSTITUTE([.G40];&quot;00&quot;;&quot;04&quot;;1)" office:value-type="string" office:string-value="04D9" calcext:value-type="string">
            <text:p>04D9</text:p>
          </table:table-cell>
          <table:table-cell table:style-name="ce150" table:formula="of:=SUBSTITUTE([.G40];&quot;00&quot;;&quot;80&quot;;1)" office:value-type="string" office:string-value="80D9" calcext:value-type="string">
            <text:p>80D9</text:p>
          </table:table-cell>
          <table:table-cell table:style-name="ce150" table:formula="of:=SUBSTITUTE([.F40];&quot;00&quot;;&quot;84&quot;;1)" office:value-type="string" office:string-value="8459" calcext:value-type="string">
            <text:p>8459</text:p>
          </table:table-cell>
          <table:table-cell table:style-name="ce150" table:formula="of:=SUBSTITUTE([.G40];&quot;00&quot;;&quot;84&quot;;1)" office:value-type="string" office:string-value="84D9" calcext:value-type="string">
            <text:p>84D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8</text:p>
          </table:table-cell>
          <table:table-cell table:style-name="ce43" table:formula="of:=DEC2BIN([.A41];7)" office:value-type="string" office:string-value="1011000" calcext:value-type="string">
            <text:p>1011000</text:p>
          </table:table-cell>
          <table:table-cell office:value-type="float" office:value="4" calcext:value-type="float">
            <text:p>4</text:p>
          </table:table-cell>
          <table:table-cell table:style-name="ce37" table:formula="of:=[.A41]+160" office:value-type="float" office:value="248" calcext:value-type="float">
            <text:p>248</text:p>
          </table:table-cell>
          <table:table-cell table:style-name="ce40" table:formula="of:=UNICHAR([.D41])" office:value-type="string" office:string-value="ø" calcext:value-type="string">
            <text:p>ø</text:p>
          </table:table-cell>
          <table:table-cell table:style-name="ce16" table:formula="of:=DEC2HEX([.A41];4)" office:value-type="string" office:string-value="0058" calcext:value-type="string">
            <text:p>0058</text:p>
          </table:table-cell>
          <table:table-cell table:style-name="ce20" table:formula="of:=DEC2HEX([.A41]+128;4)" office:value-type="string" office:string-value="00D8" calcext:value-type="string">
            <text:p>00D8</text:p>
          </table:table-cell>
          <table:table-cell table:style-name="ce24" table:formula="of:=SUBSTITUTE([.F41];&quot;00&quot;;&quot;04&quot;;1)" office:value-type="string" office:string-value="0458" calcext:value-type="string">
            <text:p>0458</text:p>
          </table:table-cell>
          <table:table-cell table:style-name="ce32" table:formula="of:=SUBSTITUTE([.F41];&quot;00&quot;;&quot;80&quot;;1)" office:value-type="string" office:string-value="8058" calcext:value-type="string">
            <text:p>8058</text:p>
          </table:table-cell>
          <table:table-cell table:style-name="ce35" office:value-type="string" calcext:value-type="string">
            <text:p>'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41];&quot;00&quot;;&quot;04&quot;;1)" office:value-type="string" office:string-value="04D8" calcext:value-type="string">
            <text:p>04D8</text:p>
          </table:table-cell>
          <table:table-cell table:style-name="ce150" table:formula="of:=SUBSTITUTE([.G41];&quot;00&quot;;&quot;80&quot;;1)" office:value-type="string" office:string-value="80D8" calcext:value-type="string">
            <text:p>80D8</text:p>
          </table:table-cell>
          <table:table-cell table:style-name="ce150" table:formula="of:=SUBSTITUTE([.F41];&quot;00&quot;;&quot;84&quot;;1)" office:value-type="string" office:string-value="8458" calcext:value-type="string">
            <text:p>8458</text:p>
          </table:table-cell>
          <table:table-cell table:style-name="ce150" table:formula="of:=SUBSTITUTE([.G41];&quot;00&quot;;&quot;84&quot;;1)" office:value-type="string" office:string-value="84D8" calcext:value-type="string">
            <text:p>84D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7</text:p>
          </table:table-cell>
          <table:table-cell table:style-name="ce43" table:formula="of:=DEC2BIN([.A42];7)" office:value-type="string" office:string-value="1010111" calcext:value-type="string">
            <text:p>1010111</text:p>
          </table:table-cell>
          <table:table-cell office:value-type="float" office:value="2" calcext:value-type="float">
            <text:p>2</text:p>
          </table:table-cell>
          <table:table-cell table:style-name="ce37" table:formula="of:=[.A42]+160" office:value-type="float" office:value="247" calcext:value-type="float">
            <text:p>247</text:p>
          </table:table-cell>
          <table:table-cell table:style-name="ce40" table:formula="of:=UNICHAR([.D42])" office:value-type="string" office:string-value="÷" calcext:value-type="string">
            <text:p>÷</text:p>
          </table:table-cell>
          <table:table-cell table:style-name="ce16" table:formula="of:=DEC2HEX([.A42];4)" office:value-type="string" office:string-value="0057" calcext:value-type="string">
            <text:p>0057</text:p>
          </table:table-cell>
          <table:table-cell table:style-name="ce20" table:formula="of:=DEC2HEX([.A42]+128;4)" office:value-type="string" office:string-value="00D7" calcext:value-type="string">
            <text:p>00D7</text:p>
          </table:table-cell>
          <table:table-cell table:style-name="ce24" table:formula="of:=SUBSTITUTE([.F42];&quot;00&quot;;&quot;04&quot;;1)" office:value-type="string" office:string-value="0457" calcext:value-type="string">
            <text:p>0457</text:p>
          </table:table-cell>
          <table:table-cell table:style-name="ce32" table:formula="of:=SUBSTITUTE([.F42];&quot;00&quot;;&quot;80&quot;;1)" office:value-type="string" office:string-value="8057" calcext:value-type="string">
            <text:p>8057</text:p>
          </table:table-cell>
          <table:table-cell table:style-name="ce35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85" office:value-type="string" calcext:value-type="string">
            <text:p>V</text:p>
          </table:table-cell>
          <table:table-cell table:style-name="ce95" office:value-type="string" calcext:value-type="string">
            <text:p>eku</text:p>
          </table:table-cell>
          <table:table-cell table:style-name="ce150" table:formula="of:=SUBSTITUTE([.G42];&quot;00&quot;;&quot;04&quot;;1)" office:value-type="string" office:string-value="04D7" calcext:value-type="string">
            <text:p>04D7</text:p>
          </table:table-cell>
          <table:table-cell table:style-name="ce150" table:formula="of:=SUBSTITUTE([.G42];&quot;00&quot;;&quot;80&quot;;1)" office:value-type="string" office:string-value="80D7" calcext:value-type="string">
            <text:p>80D7</text:p>
          </table:table-cell>
          <table:table-cell table:style-name="ce150" table:formula="of:=SUBSTITUTE([.F42];&quot;00&quot;;&quot;84&quot;;1)" office:value-type="string" office:string-value="8457" calcext:value-type="string">
            <text:p>8457</text:p>
          </table:table-cell>
          <table:table-cell table:style-name="ce150" table:formula="of:=SUBSTITUTE([.G42];&quot;00&quot;;&quot;84&quot;;1)" office:value-type="string" office:string-value="84D7" calcext:value-type="string">
            <text:p>84D7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6</text:p>
          </table:table-cell>
          <table:table-cell table:style-name="ce43" table:formula="of:=DEC2BIN([.A43];7)" office:value-type="string" office:string-value="1010110" calcext:value-type="string">
            <text:p>1010110</text:p>
          </table:table-cell>
          <table:table-cell office:value-type="float" office:value="3" calcext:value-type="float">
            <text:p>3</text:p>
          </table:table-cell>
          <table:table-cell table:style-name="ce37" table:formula="of:=[.A43]+160" office:value-type="float" office:value="246" calcext:value-type="float">
            <text:p>246</text:p>
          </table:table-cell>
          <table:table-cell table:style-name="ce40" table:formula="of:=UNICHAR([.D43])" office:value-type="string" office:string-value="ö" calcext:value-type="string">
            <text:p>ö</text:p>
          </table:table-cell>
          <table:table-cell table:style-name="ce16" table:formula="of:=DEC2HEX([.A43];4)" office:value-type="string" office:string-value="0056" calcext:value-type="string">
            <text:p>0056</text:p>
          </table:table-cell>
          <table:table-cell table:style-name="ce20" table:formula="of:=DEC2HEX([.A43]+128;4)" office:value-type="string" office:string-value="00D6" calcext:value-type="string">
            <text:p>00D6</text:p>
          </table:table-cell>
          <table:table-cell table:style-name="ce24" table:formula="of:=SUBSTITUTE([.F43];&quot;00&quot;;&quot;04&quot;;1)" office:value-type="string" office:string-value="0456" calcext:value-type="string">
            <text:p>0456</text:p>
          </table:table-cell>
          <table:table-cell table:formula="of:=SUBSTITUTE([.F43];&quot;00&quot;;&quot;80&quot;;1)" office:value-type="string" office:string-value="8056" calcext:value-type="string">
            <text:p>8056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!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!</text:p>
          </table:table-cell>
          <table:table-cell table:style-name="ce150" table:formula="of:=SUBSTITUTE([.G43];&quot;00&quot;;&quot;04&quot;;1)" office:value-type="string" office:string-value="04D6" calcext:value-type="string">
            <text:p>04D6</text:p>
          </table:table-cell>
          <table:table-cell table:style-name="ce150" table:formula="of:=SUBSTITUTE([.G43];&quot;00&quot;;&quot;80&quot;;1)" office:value-type="string" office:string-value="80D6" calcext:value-type="string">
            <text:p>80D6</text:p>
          </table:table-cell>
          <table:table-cell table:style-name="ce150" table:formula="of:=SUBSTITUTE([.F43];&quot;00&quot;;&quot;84&quot;;1)" office:value-type="string" office:string-value="8456" calcext:value-type="string">
            <text:p>8456</text:p>
          </table:table-cell>
          <table:table-cell table:style-name="ce150" table:formula="of:=SUBSTITUTE([.G43];&quot;00&quot;;&quot;84&quot;;1)" office:value-type="string" office:string-value="84D6" calcext:value-type="string">
            <text:p>84D6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85</text:p>
          </table:table-cell>
          <table:table-cell table:style-name="ce43" table:formula="of:=DEC2BIN([.A44];7)" office:value-type="string" office:string-value="1010101" calcext:value-type="string">
            <text:p>1010101</text:p>
          </table:table-cell>
          <table:table-cell office:value-type="float" office:value="3" calcext:value-type="float">
            <text:p>3</text:p>
          </table:table-cell>
          <table:table-cell table:style-name="ce37" table:formula="of:=[.A44]+160" office:value-type="float" office:value="245" calcext:value-type="float">
            <text:p>245</text:p>
          </table:table-cell>
          <table:table-cell table:style-name="ce40" table:formula="of:=UNICHAR([.D44])" office:value-type="string" office:string-value="õ" calcext:value-type="string">
            <text:p>õ</text:p>
          </table:table-cell>
          <table:table-cell table:style-name="ce16" table:formula="of:=DEC2HEX([.A44];4)" office:value-type="string" office:string-value="0055" calcext:value-type="string">
            <text:p>0055</text:p>
          </table:table-cell>
          <table:table-cell table:style-name="ce20" table:formula="of:=DEC2HEX([.A44]+128;4)" office:value-type="string" office:string-value="00D5" calcext:value-type="string">
            <text:p>00D5</text:p>
          </table:table-cell>
          <table:table-cell table:style-name="ce24" table:formula="of:=SUBSTITUTE([.F44];&quot;00&quot;;&quot;04&quot;;1)" office:value-type="string" office:string-value="0455" calcext:value-type="string">
            <text:p>0455</text:p>
          </table:table-cell>
          <table:table-cell table:formula="of:=SUBSTITUTE([.F44];&quot;00&quot;;&quot;80&quot;;1)" office:value-type="string" office:string-value="8055" calcext:value-type="string">
            <text:p>8055</text:p>
          </table:table-cell>
          <table:table-cell table:style-name="ce35" office:value-type="string" calcext:value-type="string">
            <text:p>;</text:p>
          </table:table-cell>
          <table:table-cell table:style-name="ce53"/>
          <table:table-cell table:style-name="ce99"/>
          <table:table-cell table:style-name="ce123"/>
          <table:table-cell table:style-name="ce150" table:formula="of:=SUBSTITUTE([.G44];&quot;00&quot;;&quot;04&quot;;1)" office:value-type="string" office:string-value="04D5" calcext:value-type="string">
            <text:p>04D5</text:p>
          </table:table-cell>
          <table:table-cell table:style-name="ce150" table:formula="of:=SUBSTITUTE([.G44];&quot;00&quot;;&quot;80&quot;;1)" office:value-type="string" office:string-value="80D5" calcext:value-type="string">
            <text:p>80D5</text:p>
          </table:table-cell>
          <table:table-cell table:style-name="ce150" table:formula="of:=SUBSTITUTE([.F44];&quot;00&quot;;&quot;84&quot;;1)" office:value-type="string" office:string-value="8455" calcext:value-type="string">
            <text:p>8455</text:p>
          </table:table-cell>
          <table:table-cell table:style-name="ce150" table:formula="of:=SUBSTITUTE([.G44];&quot;00&quot;;&quot;84&quot;;1)" office:value-type="string" office:string-value="84D5" calcext:value-type="string">
            <text:p>84D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4</text:p>
          </table:table-cell>
          <table:table-cell table:style-name="ce43" table:formula="of:=DEC2BIN([.A45];7)" office:value-type="string" office:string-value="1010100" calcext:value-type="string">
            <text:p>1010100</text:p>
          </table:table-cell>
          <table:table-cell office:value-type="float" office:value="4" calcext:value-type="float">
            <text:p>4</text:p>
          </table:table-cell>
          <table:table-cell table:style-name="ce37" table:formula="of:=[.A45]+160" office:value-type="float" office:value="244" calcext:value-type="float">
            <text:p>244</text:p>
          </table:table-cell>
          <table:table-cell table:style-name="ce40" table:formula="of:=UNICHAR([.D45])" office:value-type="string" office:string-value="ô" calcext:value-type="string">
            <text:p>ô</text:p>
          </table:table-cell>
          <table:table-cell table:style-name="ce16" table:formula="of:=DEC2HEX([.A45];4)" office:value-type="string" office:string-value="0054" calcext:value-type="string">
            <text:p>0054</text:p>
          </table:table-cell>
          <table:table-cell table:style-name="ce20" table:formula="of:=DEC2HEX([.A45]+128;4)" office:value-type="string" office:string-value="00D4" calcext:value-type="string">
            <text:p>00D4</text:p>
          </table:table-cell>
          <table:table-cell table:style-name="ce24" table:formula="of:=SUBSTITUTE([.F45];&quot;00&quot;;&quot;04&quot;;1)" office:value-type="string" office:string-value="0454" calcext:value-type="string">
            <text:p>0454</text:p>
          </table:table-cell>
          <table:table-cell table:style-name="ce32" table:formula="of:=SUBSTITUTE([.F45];&quot;00&quot;;&quot;80&quot;;1)" office:value-type="string" office:string-value="8054" calcext:value-type="string">
            <text:p>8054</text:p>
          </table:table-cell>
          <table:table-cell table:style-name="ce35" office:value-type="string" calcext:value-type="string">
            <text:p>!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45];&quot;00&quot;;&quot;04&quot;;1)" office:value-type="string" office:string-value="04D4" calcext:value-type="string">
            <text:p>04D4</text:p>
          </table:table-cell>
          <table:table-cell table:style-name="ce150" table:formula="of:=SUBSTITUTE([.G45];&quot;00&quot;;&quot;80&quot;;1)" office:value-type="string" office:string-value="80D4" calcext:value-type="string">
            <text:p>80D4</text:p>
          </table:table-cell>
          <table:table-cell table:style-name="ce150" table:formula="of:=SUBSTITUTE([.F45];&quot;00&quot;;&quot;84&quot;;1)" office:value-type="string" office:string-value="8454" calcext:value-type="string">
            <text:p>8454</text:p>
          </table:table-cell>
          <table:table-cell table:style-name="ce150" table:formula="of:=SUBSTITUTE([.G45];&quot;00&quot;;&quot;84&quot;;1)" office:value-type="string" office:string-value="84D4" calcext:value-type="string">
            <text:p>84D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3</text:p>
          </table:table-cell>
          <table:table-cell table:style-name="ce43" table:formula="of:=DEC2BIN([.A46];7)" office:value-type="string" office:string-value="1010011" calcext:value-type="string">
            <text:p>1010011</text:p>
          </table:table-cell>
          <table:table-cell office:value-type="float" office:value="3" calcext:value-type="float">
            <text:p>3</text:p>
          </table:table-cell>
          <table:table-cell table:style-name="ce37" table:formula="of:=[.A46]+160" office:value-type="float" office:value="243" calcext:value-type="float">
            <text:p>243</text:p>
          </table:table-cell>
          <table:table-cell table:style-name="ce40" table:formula="of:=UNICHAR([.D46])" office:value-type="string" office:string-value="ó" calcext:value-type="string">
            <text:p>ó</text:p>
          </table:table-cell>
          <table:table-cell table:style-name="ce16" table:formula="of:=DEC2HEX([.A46];4)" office:value-type="string" office:string-value="0053" calcext:value-type="string">
            <text:p>0053</text:p>
          </table:table-cell>
          <table:table-cell table:style-name="ce20" table:formula="of:=DEC2HEX([.A46]+128;4)" office:value-type="string" office:string-value="00D3" calcext:value-type="string">
            <text:p>00D3</text:p>
          </table:table-cell>
          <table:table-cell table:style-name="ce24" table:formula="of:=SUBSTITUTE([.F46];&quot;00&quot;;&quot;04&quot;;1)" office:value-type="string" office:string-value="0453" calcext:value-type="string">
            <text:p>0453</text:p>
          </table:table-cell>
          <table:table-cell table:formula="of:=SUBSTITUTE([.F46];&quot;00&quot;;&quot;80&quot;;1)" office:value-type="string" office:string-value="8053" calcext:value-type="string">
            <text:p>8053</text:p>
          </table:table-cell>
          <table:table-cell table:style-name="ce34" office:value-type="string" calcext:value-type="string">
            <text:p>]</text:p>
          </table:table-cell>
          <table:table-cell table:style-name="ce52" office:value-type="string" calcext:value-type="string">
            <text:p>}</text:p>
          </table:table-cell>
          <table:table-cell table:style-name="ce84" office:value-type="string" calcext:value-type="string">
            <text:p>)</text:p>
          </table:table-cell>
          <table:table-cell table:style-name="ce94" office:value-type="string" calcext:value-type="string">
            <text:p>}</text:p>
          </table:table-cell>
          <table:table-cell table:style-name="ce150" table:formula="of:=SUBSTITUTE([.G46];&quot;00&quot;;&quot;04&quot;;1)" office:value-type="string" office:string-value="04D3" calcext:value-type="string">
            <text:p>04D3</text:p>
          </table:table-cell>
          <table:table-cell table:style-name="ce150" table:formula="of:=SUBSTITUTE([.G46];&quot;00&quot;;&quot;80&quot;;1)" office:value-type="string" office:string-value="80D3" calcext:value-type="string">
            <text:p>80D3</text:p>
          </table:table-cell>
          <table:table-cell table:style-name="ce150" table:formula="of:=SUBSTITUTE([.F46];&quot;00&quot;;&quot;84&quot;;1)" office:value-type="string" office:string-value="8453" calcext:value-type="string">
            <text:p>8453</text:p>
          </table:table-cell>
          <table:table-cell table:style-name="ce150" table:formula="of:=SUBSTITUTE([.G46];&quot;00&quot;;&quot;84&quot;;1)" office:value-type="string" office:string-value="84D3" calcext:value-type="string">
            <text:p>84D3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82</text:p>
          </table:table-cell>
          <table:table-cell table:style-name="ce43" table:formula="of:=DEC2BIN([.A47];7)" office:value-type="string" office:string-value="1010010" calcext:value-type="string">
            <text:p>1010010</text:p>
          </table:table-cell>
          <table:table-cell office:value-type="float" office:value="4" calcext:value-type="float">
            <text:p>4</text:p>
          </table:table-cell>
          <table:table-cell table:style-name="ce37" table:formula="of:=[.A47]+160" office:value-type="float" office:value="242" calcext:value-type="float">
            <text:p>242</text:p>
          </table:table-cell>
          <table:table-cell table:style-name="ce40" table:formula="of:=UNICHAR([.D47])" office:value-type="string" office:string-value="ò" calcext:value-type="string">
            <text:p>ò</text:p>
          </table:table-cell>
          <table:table-cell table:style-name="ce16" table:formula="of:=DEC2HEX([.A47];4)" office:value-type="string" office:string-value="0052" calcext:value-type="string">
            <text:p>0052</text:p>
          </table:table-cell>
          <table:table-cell table:style-name="ce20" table:formula="of:=DEC2HEX([.A47]+128;4)" office:value-type="string" office:string-value="00D2" calcext:value-type="string">
            <text:p>00D2</text:p>
          </table:table-cell>
          <table:table-cell table:style-name="ce24" table:formula="of:=SUBSTITUTE([.F47];&quot;00&quot;;&quot;04&quot;;1)" office:value-type="string" office:string-value="0452" calcext:value-type="string">
            <text:p>0452</text:p>
          </table:table-cell>
          <table:table-cell table:style-name="ce32" table:formula="of:=SUBSTITUTE([.F47];&quot;00&quot;;&quot;80&quot;;1)" office:value-type="string" office:string-value="8052" calcext:value-type="string">
            <text:p>8052</text:p>
          </table:table-cell>
          <table:table-cell table:style-name="ce35" office:value-type="string" calcext:value-type="string">
            <text:p>/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47];&quot;00&quot;;&quot;04&quot;;1)" office:value-type="string" office:string-value="04D2" calcext:value-type="string">
            <text:p>04D2</text:p>
          </table:table-cell>
          <table:table-cell table:style-name="ce150" table:formula="of:=SUBSTITUTE([.G47];&quot;00&quot;;&quot;80&quot;;1)" office:value-type="string" office:string-value="80D2" calcext:value-type="string">
            <text:p>80D2</text:p>
          </table:table-cell>
          <table:table-cell table:style-name="ce150" table:formula="of:=SUBSTITUTE([.F47];&quot;00&quot;;&quot;84&quot;;1)" office:value-type="string" office:string-value="8452" calcext:value-type="string">
            <text:p>8452</text:p>
          </table:table-cell>
          <table:table-cell table:style-name="ce150" table:formula="of:=SUBSTITUTE([.G47];&quot;00&quot;;&quot;84&quot;;1)" office:value-type="string" office:string-value="84D2" calcext:value-type="string">
            <text:p>84D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1</text:p>
          </table:table-cell>
          <table:table-cell table:style-name="ce43" table:formula="of:=DEC2BIN([.A48];7)" office:value-type="string" office:string-value="1010001" calcext:value-type="string">
            <text:p>1010001</text:p>
          </table:table-cell>
          <table:table-cell office:value-type="float" office:value="4" calcext:value-type="float">
            <text:p>4</text:p>
          </table:table-cell>
          <table:table-cell table:style-name="ce37" table:formula="of:=[.A48]+160" office:value-type="float" office:value="241" calcext:value-type="float">
            <text:p>241</text:p>
          </table:table-cell>
          <table:table-cell table:style-name="ce40" table:formula="of:=UNICHAR([.D48])" office:value-type="string" office:string-value="ñ" calcext:value-type="string">
            <text:p>ñ</text:p>
          </table:table-cell>
          <table:table-cell table:style-name="ce16" table:formula="of:=DEC2HEX([.A48];4)" office:value-type="string" office:string-value="0051" calcext:value-type="string">
            <text:p>0051</text:p>
          </table:table-cell>
          <table:table-cell table:style-name="ce20" table:formula="of:=DEC2HEX([.A48]+128;4)" office:value-type="string" office:string-value="00D1" calcext:value-type="string">
            <text:p>00D1</text:p>
          </table:table-cell>
          <table:table-cell table:style-name="ce24" table:formula="of:=SUBSTITUTE([.F48];&quot;00&quot;;&quot;04&quot;;1)" office:value-type="string" office:string-value="0451" calcext:value-type="string">
            <text:p>0451</text:p>
          </table:table-cell>
          <table:table-cell table:style-name="ce32" table:formula="of:=SUBSTITUTE([.F48];&quot;00&quot;;&quot;80&quot;;1)" office:value-type="string" office:string-value="8051" calcext:value-type="string">
            <text:p>8051</text:p>
          </table:table-cell>
          <table:table-cell table:style-name="ce35" office:value-type="string" calcext:value-type="string">
            <text:p>l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48];&quot;00&quot;;&quot;04&quot;;1)" office:value-type="string" office:string-value="04D1" calcext:value-type="string">
            <text:p>04D1</text:p>
          </table:table-cell>
          <table:table-cell table:style-name="ce150" table:formula="of:=SUBSTITUTE([.G48];&quot;00&quot;;&quot;80&quot;;1)" office:value-type="string" office:string-value="80D1" calcext:value-type="string">
            <text:p>80D1</text:p>
          </table:table-cell>
          <table:table-cell table:style-name="ce150" table:formula="of:=SUBSTITUTE([.F48];&quot;00&quot;;&quot;84&quot;;1)" office:value-type="string" office:string-value="8451" calcext:value-type="string">
            <text:p>8451</text:p>
          </table:table-cell>
          <table:table-cell table:style-name="ce150" table:formula="of:=SUBSTITUTE([.G48];&quot;00&quot;;&quot;84&quot;;1)" office:value-type="string" office:string-value="84D1" calcext:value-type="string">
            <text:p>84D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0</text:p>
          </table:table-cell>
          <table:table-cell table:style-name="ce43" table:formula="of:=DEC2BIN([.A49];7)" office:value-type="string" office:string-value="1010000" calcext:value-type="string">
            <text:p>1010000</text:p>
          </table:table-cell>
          <table:table-cell office:value-type="float" office:value="5" calcext:value-type="float">
            <text:p>5</text:p>
          </table:table-cell>
          <table:table-cell table:style-name="ce37" table:formula="of:=[.A49]+160" office:value-type="float" office:value="240" calcext:value-type="float">
            <text:p>240</text:p>
          </table:table-cell>
          <table:table-cell table:style-name="ce40" table:formula="of:=UNICHAR([.D49])" office:value-type="string" office:string-value="ð" calcext:value-type="string">
            <text:p>ð</text:p>
          </table:table-cell>
          <table:table-cell table:style-name="ce16" table:formula="of:=DEC2HEX([.A49];4)" office:value-type="string" office:string-value="0050" calcext:value-type="string">
            <text:p>0050</text:p>
          </table:table-cell>
          <table:table-cell table:style-name="ce20" table:formula="of:=DEC2HEX([.A49]+128;4)" office:value-type="string" office:string-value="00D0" calcext:value-type="string">
            <text:p>00D0</text:p>
          </table:table-cell>
          <table:table-cell table:style-name="ce24" table:formula="of:=SUBSTITUTE([.F49];&quot;00&quot;;&quot;04&quot;;1)" office:value-type="string" office:string-value="0450" calcext:value-type="string">
            <text:p>0450</text:p>
          </table:table-cell>
          <table:table-cell table:style-name="ce32" table:formula="of:=SUBSTITUTE([.F49];&quot;00&quot;;&quot;80&quot;;1)" office:value-type="string" office:string-value="8050" calcext:value-type="string">
            <text:p>805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49];&quot;00&quot;;&quot;04&quot;;1)" office:value-type="string" office:string-value="04D0" calcext:value-type="string">
            <text:p>04D0</text:p>
          </table:table-cell>
          <table:table-cell table:style-name="ce150" table:formula="of:=SUBSTITUTE([.G49];&quot;00&quot;;&quot;80&quot;;1)" office:value-type="string" office:string-value="80D0" calcext:value-type="string">
            <text:p>80D0</text:p>
          </table:table-cell>
          <table:table-cell table:style-name="ce150" table:formula="of:=SUBSTITUTE([.F49];&quot;00&quot;;&quot;84&quot;;1)" office:value-type="string" office:string-value="8450" calcext:value-type="string">
            <text:p>8450</text:p>
          </table:table-cell>
          <table:table-cell table:style-name="ce150" table:formula="of:=SUBSTITUTE([.G49];&quot;00&quot;;&quot;84&quot;;1)" office:value-type="string" office:string-value="84D0" calcext:value-type="string">
            <text:p>84D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9</text:p>
          </table:table-cell>
          <table:table-cell table:style-name="ce43" table:formula="of:=DEC2BIN([.A50];7)" office:value-type="string" office:string-value="1001111" calcext:value-type="string">
            <text:p>1001111</text:p>
          </table:table-cell>
          <table:table-cell office:value-type="float" office:value="2" calcext:value-type="float">
            <text:p>2</text:p>
          </table:table-cell>
          <table:table-cell table:style-name="ce37" table:formula="of:=[.A50]+160" office:value-type="float" office:value="239" calcext:value-type="float">
            <text:p>239</text:p>
          </table:table-cell>
          <table:table-cell table:style-name="ce40" table:formula="of:=UNICHAR([.D50])" office:value-type="string" office:string-value="ï" calcext:value-type="string">
            <text:p>ï</text:p>
          </table:table-cell>
          <table:table-cell table:style-name="ce16" table:formula="of:=DEC2HEX([.A50];4)" office:value-type="string" office:string-value="004F" calcext:value-type="string">
            <text:p>004F</text:p>
          </table:table-cell>
          <table:table-cell table:style-name="ce20" table:formula="of:=DEC2HEX([.A50]+128;4)" office:value-type="string" office:string-value="00CF" calcext:value-type="string">
            <text:p>00CF</text:p>
          </table:table-cell>
          <table:table-cell table:style-name="ce24" table:formula="of:=SUBSTITUTE([.F50];&quot;00&quot;;&quot;04&quot;;1)" office:value-type="string" office:string-value="044F" calcext:value-type="string">
            <text:p>044F</text:p>
          </table:table-cell>
          <table:table-cell table:style-name="ce32" table:formula="of:=SUBSTITUTE([.F50];&quot;00&quot;;&quot;80&quot;;1)" office:value-type="string" office:string-value="804F" calcext:value-type="string">
            <text:p>804F</text:p>
          </table:table-cell>
          <table:table-cell table:style-name="ce35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85" office:value-type="string" calcext:value-type="string">
            <text:p>J</text:p>
          </table:table-cell>
          <table:table-cell table:style-name="ce95" office:value-type="string" calcext:value-type="string">
            <text:p>J</text:p>
          </table:table-cell>
          <table:table-cell table:style-name="ce150" table:formula="of:=SUBSTITUTE([.G50];&quot;00&quot;;&quot;04&quot;;1)" office:value-type="string" office:string-value="04CF" calcext:value-type="string">
            <text:p>04CF</text:p>
          </table:table-cell>
          <table:table-cell table:style-name="ce150" table:formula="of:=SUBSTITUTE([.G50];&quot;00&quot;;&quot;80&quot;;1)" office:value-type="string" office:string-value="80CF" calcext:value-type="string">
            <text:p>80CF</text:p>
          </table:table-cell>
          <table:table-cell table:style-name="ce150" table:formula="of:=SUBSTITUTE([.F50];&quot;00&quot;;&quot;84&quot;;1)" office:value-type="string" office:string-value="844F" calcext:value-type="string">
            <text:p>844F</text:p>
          </table:table-cell>
          <table:table-cell table:style-name="ce150" table:formula="of:=SUBSTITUTE([.G50];&quot;00&quot;;&quot;84&quot;;1)" office:value-type="string" office:string-value="84CF" calcext:value-type="string">
            <text:p>84C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8</text:p>
          </table:table-cell>
          <table:table-cell table:style-name="ce43" table:formula="of:=DEC2BIN([.A51];7)" office:value-type="string" office:string-value="1001110" calcext:value-type="string">
            <text:p>1001110</text:p>
          </table:table-cell>
          <table:table-cell office:value-type="float" office:value="3" calcext:value-type="float">
            <text:p>3</text:p>
          </table:table-cell>
          <table:table-cell table:style-name="ce37" table:formula="of:=[.A51]+160" office:value-type="float" office:value="238" calcext:value-type="float">
            <text:p>238</text:p>
          </table:table-cell>
          <table:table-cell table:style-name="ce40" table:formula="of:=UNICHAR([.D51])" office:value-type="string" office:string-value="î" calcext:value-type="string">
            <text:p>î</text:p>
          </table:table-cell>
          <table:table-cell table:style-name="ce16" table:formula="of:=DEC2HEX([.A51];4)" office:value-type="string" office:string-value="004E" calcext:value-type="string">
            <text:p>004E</text:p>
          </table:table-cell>
          <table:table-cell table:style-name="ce20" table:formula="of:=DEC2HEX([.A51]+128;4)" office:value-type="string" office:string-value="00CE" calcext:value-type="string">
            <text:p>00CE</text:p>
          </table:table-cell>
          <table:table-cell table:style-name="ce24" table:formula="of:=SUBSTITUTE([.F51];&quot;00&quot;;&quot;04&quot;;1)" office:value-type="string" office:string-value="044E" calcext:value-type="string">
            <text:p>044E</text:p>
          </table:table-cell>
          <table:table-cell table:formula="of:=SUBSTITUTE([.F51];&quot;00&quot;;&quot;80&quot;;1)" office:value-type="string" office:string-value="804E" calcext:value-type="string">
            <text:p>804E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%</text:p>
          </table:table-cell>
          <table:table-cell table:style-name="ce150" table:formula="of:=SUBSTITUTE([.G51];&quot;00&quot;;&quot;04&quot;;1)" office:value-type="string" office:string-value="04CE" calcext:value-type="string">
            <text:p>04CE</text:p>
          </table:table-cell>
          <table:table-cell table:style-name="ce150" table:formula="of:=SUBSTITUTE([.G51];&quot;00&quot;;&quot;80&quot;;1)" office:value-type="string" office:string-value="80CE" calcext:value-type="string">
            <text:p>80CE</text:p>
          </table:table-cell>
          <table:table-cell table:style-name="ce150" table:formula="of:=SUBSTITUTE([.F51];&quot;00&quot;;&quot;84&quot;;1)" office:value-type="string" office:string-value="844E" calcext:value-type="string">
            <text:p>844E</text:p>
          </table:table-cell>
          <table:table-cell table:style-name="ce150" table:formula="of:=SUBSTITUTE([.G51];&quot;00&quot;;&quot;84&quot;;1)" office:value-type="string" office:string-value="84CE" calcext:value-type="string">
            <text:p>84C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7</text:p>
          </table:table-cell>
          <table:table-cell table:style-name="ce43" table:formula="of:=DEC2BIN([.A52];7)" office:value-type="string" office:string-value="1001101" calcext:value-type="string">
            <text:p>1001101</text:p>
          </table:table-cell>
          <table:table-cell office:value-type="float" office:value="3" calcext:value-type="float">
            <text:p>3</text:p>
          </table:table-cell>
          <table:table-cell table:style-name="ce37" table:formula="of:=[.A52]+160" office:value-type="float" office:value="237" calcext:value-type="float">
            <text:p>237</text:p>
          </table:table-cell>
          <table:table-cell table:style-name="ce40" table:formula="of:=UNICHAR([.D52])" office:value-type="string" office:string-value="í" calcext:value-type="string">
            <text:p>í</text:p>
          </table:table-cell>
          <table:table-cell table:style-name="ce16" table:formula="of:=DEC2HEX([.A52];4)" office:value-type="string" office:string-value="004D" calcext:value-type="string">
            <text:p>004D</text:p>
          </table:table-cell>
          <table:table-cell table:style-name="ce20" table:formula="of:=DEC2HEX([.A52]+128;4)" office:value-type="string" office:string-value="00CD" calcext:value-type="string">
            <text:p>00CD</text:p>
          </table:table-cell>
          <table:table-cell table:style-name="ce24" table:formula="of:=SUBSTITUTE([.F52];&quot;00&quot;;&quot;04&quot;;1)" office:value-type="string" office:string-value="044D" calcext:value-type="string">
            <text:p>044D</text:p>
          </table:table-cell>
          <table:table-cell table:formula="of:=SUBSTITUTE([.F52];&quot;00&quot;;&quot;80&quot;;1)" office:value-type="string" office:string-value="804D" calcext:value-type="string">
            <text:p>804D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%</text:p>
          </table:table-cell>
          <table:table-cell table:style-name="ce150" table:formula="of:=SUBSTITUTE([.G52];&quot;00&quot;;&quot;04&quot;;1)" office:value-type="string" office:string-value="04CD" calcext:value-type="string">
            <text:p>04CD</text:p>
          </table:table-cell>
          <table:table-cell table:style-name="ce150" table:formula="of:=SUBSTITUTE([.G52];&quot;00&quot;;&quot;80&quot;;1)" office:value-type="string" office:string-value="80CD" calcext:value-type="string">
            <text:p>80CD</text:p>
          </table:table-cell>
          <table:table-cell table:style-name="ce150" table:formula="of:=SUBSTITUTE([.F52];&quot;00&quot;;&quot;84&quot;;1)" office:value-type="string" office:string-value="844D" calcext:value-type="string">
            <text:p>844D</text:p>
          </table:table-cell>
          <table:table-cell table:style-name="ce150" table:formula="of:=SUBSTITUTE([.G52];&quot;00&quot;;&quot;84&quot;;1)" office:value-type="string" office:string-value="84CD" calcext:value-type="string">
            <text:p>84C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6</text:p>
          </table:table-cell>
          <table:table-cell table:style-name="ce43" table:formula="of:=DEC2BIN([.A53];7)" office:value-type="string" office:string-value="1001100" calcext:value-type="string">
            <text:p>1001100</text:p>
          </table:table-cell>
          <table:table-cell office:value-type="float" office:value="4" calcext:value-type="float">
            <text:p>4</text:p>
          </table:table-cell>
          <table:table-cell table:style-name="ce37" table:formula="of:=[.A53]+160" office:value-type="float" office:value="236" calcext:value-type="float">
            <text:p>236</text:p>
          </table:table-cell>
          <table:table-cell table:style-name="ce40" table:formula="of:=UNICHAR([.D53])" office:value-type="string" office:string-value="ì" calcext:value-type="string">
            <text:p>ì</text:p>
          </table:table-cell>
          <table:table-cell table:style-name="ce16" table:formula="of:=DEC2HEX([.A53];4)" office:value-type="string" office:string-value="004C" calcext:value-type="string">
            <text:p>004C</text:p>
          </table:table-cell>
          <table:table-cell table:style-name="ce20" table:formula="of:=DEC2HEX([.A53]+128;4)" office:value-type="string" office:string-value="00CC" calcext:value-type="string">
            <text:p>00CC</text:p>
          </table:table-cell>
          <table:table-cell table:style-name="ce24" table:formula="of:=SUBSTITUTE([.F53];&quot;00&quot;;&quot;04&quot;;1)" office:value-type="string" office:string-value="044C" calcext:value-type="string">
            <text:p>044C</text:p>
          </table:table-cell>
          <table:table-cell table:style-name="ce32" table:formula="of:=SUBSTITUTE([.F53];&quot;00&quot;;&quot;80&quot;;1)" office:value-type="string" office:string-value="804C" calcext:value-type="string">
            <text:p>804C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53];&quot;00&quot;;&quot;04&quot;;1)" office:value-type="string" office:string-value="04CC" calcext:value-type="string">
            <text:p>04CC</text:p>
          </table:table-cell>
          <table:table-cell table:style-name="ce150" table:formula="of:=SUBSTITUTE([.G53];&quot;00&quot;;&quot;80&quot;;1)" office:value-type="string" office:string-value="80CC" calcext:value-type="string">
            <text:p>80CC</text:p>
          </table:table-cell>
          <table:table-cell table:style-name="ce150" table:formula="of:=SUBSTITUTE([.F53];&quot;00&quot;;&quot;84&quot;;1)" office:value-type="string" office:string-value="844C" calcext:value-type="string">
            <text:p>844C</text:p>
          </table:table-cell>
          <table:table-cell table:style-name="ce150" table:formula="of:=SUBSTITUTE([.G53];&quot;00&quot;;&quot;84&quot;;1)" office:value-type="string" office:string-value="84CC" calcext:value-type="string">
            <text:p>84C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5</text:p>
          </table:table-cell>
          <table:table-cell table:style-name="ce43" table:formula="of:=DEC2BIN([.A54];7)" office:value-type="string" office:string-value="1001011" calcext:value-type="string">
            <text:p>1001011</text:p>
          </table:table-cell>
          <table:table-cell office:value-type="float" office:value="3" calcext:value-type="float">
            <text:p>3</text:p>
          </table:table-cell>
          <table:table-cell table:style-name="ce37" table:formula="of:=[.A54]+160" office:value-type="float" office:value="235" calcext:value-type="float">
            <text:p>235</text:p>
          </table:table-cell>
          <table:table-cell table:style-name="ce40" table:formula="of:=UNICHAR([.D54])" office:value-type="string" office:string-value="ë" calcext:value-type="string">
            <text:p>ë</text:p>
          </table:table-cell>
          <table:table-cell table:style-name="ce16" table:formula="of:=DEC2HEX([.A54];4)" office:value-type="string" office:string-value="004B" calcext:value-type="string">
            <text:p>004B</text:p>
          </table:table-cell>
          <table:table-cell table:style-name="ce20" table:formula="of:=DEC2HEX([.A54]+128;4)" office:value-type="string" office:string-value="00CB" calcext:value-type="string">
            <text:p>00CB</text:p>
          </table:table-cell>
          <table:table-cell table:style-name="ce24" table:formula="of:=SUBSTITUTE([.F54];&quot;00&quot;;&quot;04&quot;;1)" office:value-type="string" office:string-value="044B" calcext:value-type="string">
            <text:p>044B</text:p>
          </table:table-cell>
          <table:table-cell table:formula="of:=SUBSTITUTE([.F54];&quot;00&quot;;&quot;80&quot;;1)" office:value-type="string" office:string-value="804B" calcext:value-type="string">
            <text:p>804B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95" office:value-type="string" calcext:value-type="string">
            <text:p>~</text:p>
          </table:table-cell>
          <table:table-cell table:style-name="ce150" table:formula="of:=SUBSTITUTE([.G54];&quot;00&quot;;&quot;04&quot;;1)" office:value-type="string" office:string-value="04CB" calcext:value-type="string">
            <text:p>04CB</text:p>
          </table:table-cell>
          <table:table-cell table:style-name="ce150" table:formula="of:=SUBSTITUTE([.G54];&quot;00&quot;;&quot;80&quot;;1)" office:value-type="string" office:string-value="80CB" calcext:value-type="string">
            <text:p>80CB</text:p>
          </table:table-cell>
          <table:table-cell table:style-name="ce150" table:formula="of:=SUBSTITUTE([.F54];&quot;00&quot;;&quot;84&quot;;1)" office:value-type="string" office:string-value="844B" calcext:value-type="string">
            <text:p>844B</text:p>
          </table:table-cell>
          <table:table-cell table:style-name="ce150" table:formula="of:=SUBSTITUTE([.G54];&quot;00&quot;;&quot;84&quot;;1)" office:value-type="string" office:string-value="84CB" calcext:value-type="string">
            <text:p>84C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4</text:p>
          </table:table-cell>
          <table:table-cell table:style-name="ce43" table:formula="of:=DEC2BIN([.A55];7)" office:value-type="string" office:string-value="1001010" calcext:value-type="string">
            <text:p>1001010</text:p>
          </table:table-cell>
          <table:table-cell office:value-type="float" office:value="4" calcext:value-type="float">
            <text:p>4</text:p>
          </table:table-cell>
          <table:table-cell table:style-name="ce37" table:formula="of:=[.A55]+160" office:value-type="float" office:value="234" calcext:value-type="float">
            <text:p>234</text:p>
          </table:table-cell>
          <table:table-cell table:style-name="ce40" table:formula="of:=UNICHAR([.D55])" office:value-type="string" office:string-value="ê" calcext:value-type="string">
            <text:p>ê</text:p>
          </table:table-cell>
          <table:table-cell table:style-name="ce16" table:formula="of:=DEC2HEX([.A55];4)" office:value-type="string" office:string-value="004A" calcext:value-type="string">
            <text:p>004A</text:p>
          </table:table-cell>
          <table:table-cell table:style-name="ce20" table:formula="of:=DEC2HEX([.A55]+128;4)" office:value-type="string" office:string-value="00CA" calcext:value-type="string">
            <text:p>00CA</text:p>
          </table:table-cell>
          <table:table-cell table:style-name="ce24" table:formula="of:=SUBSTITUTE([.F55];&quot;00&quot;;&quot;04&quot;;1)" office:value-type="string" office:string-value="044A" calcext:value-type="string">
            <text:p>044A</text:p>
          </table:table-cell>
          <table:table-cell table:style-name="ce32" table:formula="of:=SUBSTITUTE([.F55];&quot;00&quot;;&quot;80&quot;;1)" office:value-type="string" office:string-value="804A" calcext:value-type="string">
            <text:p>804A</text:p>
          </table:table-cell>
          <table:table-cell table:style-name="ce35" office:value-type="string" calcext:value-type="string">
            <text:p>U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55];&quot;00&quot;;&quot;04&quot;;1)" office:value-type="string" office:string-value="04CA" calcext:value-type="string">
            <text:p>04CA</text:p>
          </table:table-cell>
          <table:table-cell table:style-name="ce150" table:formula="of:=SUBSTITUTE([.G55];&quot;00&quot;;&quot;80&quot;;1)" office:value-type="string" office:string-value="80CA" calcext:value-type="string">
            <text:p>80CA</text:p>
          </table:table-cell>
          <table:table-cell table:style-name="ce150" table:formula="of:=SUBSTITUTE([.F55];&quot;00&quot;;&quot;84&quot;;1)" office:value-type="string" office:string-value="844A" calcext:value-type="string">
            <text:p>844A</text:p>
          </table:table-cell>
          <table:table-cell table:style-name="ce150" table:formula="of:=SUBSTITUTE([.G55];&quot;00&quot;;&quot;84&quot;;1)" office:value-type="string" office:string-value="84CA" calcext:value-type="string">
            <text:p>84C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3</text:p>
          </table:table-cell>
          <table:table-cell table:style-name="ce43" table:formula="of:=DEC2BIN([.A56];7)" office:value-type="string" office:string-value="1001001" calcext:value-type="string">
            <text:p>1001001</text:p>
          </table:table-cell>
          <table:table-cell office:value-type="float" office:value="4" calcext:value-type="float">
            <text:p>4</text:p>
          </table:table-cell>
          <table:table-cell table:style-name="ce37" table:formula="of:=[.A56]+160" office:value-type="float" office:value="233" calcext:value-type="float">
            <text:p>233</text:p>
          </table:table-cell>
          <table:table-cell table:style-name="ce40" table:formula="of:=UNICHAR([.D56])" office:value-type="string" office:string-value="é" calcext:value-type="string">
            <text:p>é</text:p>
          </table:table-cell>
          <table:table-cell table:style-name="ce16" table:formula="of:=DEC2HEX([.A56];4)" office:value-type="string" office:string-value="0049" calcext:value-type="string">
            <text:p>0049</text:p>
          </table:table-cell>
          <table:table-cell table:style-name="ce20" table:formula="of:=DEC2HEX([.A56]+128;4)" office:value-type="string" office:string-value="00C9" calcext:value-type="string">
            <text:p>00C9</text:p>
          </table:table-cell>
          <table:table-cell table:style-name="ce24" table:formula="of:=SUBSTITUTE([.F56];&quot;00&quot;;&quot;04&quot;;1)" office:value-type="string" office:string-value="0449" calcext:value-type="string">
            <text:p>0449</text:p>
          </table:table-cell>
          <table:table-cell table:style-name="ce32" table:formula="of:=SUBSTITUTE([.F56];&quot;00&quot;;&quot;80&quot;;1)" office:value-type="string" office:string-value="8049" calcext:value-type="string">
            <text:p>8049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56];&quot;00&quot;;&quot;04&quot;;1)" office:value-type="string" office:string-value="04C9" calcext:value-type="string">
            <text:p>04C9</text:p>
          </table:table-cell>
          <table:table-cell table:style-name="ce150" table:formula="of:=SUBSTITUTE([.G56];&quot;00&quot;;&quot;80&quot;;1)" office:value-type="string" office:string-value="80C9" calcext:value-type="string">
            <text:p>80C9</text:p>
          </table:table-cell>
          <table:table-cell table:style-name="ce150" table:formula="of:=SUBSTITUTE([.F56];&quot;00&quot;;&quot;84&quot;;1)" office:value-type="string" office:string-value="8449" calcext:value-type="string">
            <text:p>8449</text:p>
          </table:table-cell>
          <table:table-cell table:style-name="ce150" table:formula="of:=SUBSTITUTE([.G56];&quot;00&quot;;&quot;84&quot;;1)" office:value-type="string" office:string-value="84C9" calcext:value-type="string">
            <text:p>84C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2</text:p>
          </table:table-cell>
          <table:table-cell table:style-name="ce43" table:formula="of:=DEC2BIN([.A57];7)" office:value-type="string" office:string-value="1001000" calcext:value-type="string">
            <text:p>1001000</text:p>
          </table:table-cell>
          <table:table-cell office:value-type="float" office:value="5" calcext:value-type="float">
            <text:p>5</text:p>
          </table:table-cell>
          <table:table-cell table:style-name="ce37" table:formula="of:=[.A57]+160" office:value-type="float" office:value="232" calcext:value-type="float">
            <text:p>232</text:p>
          </table:table-cell>
          <table:table-cell table:style-name="ce40" table:formula="of:=UNICHAR([.D57])" office:value-type="string" office:string-value="è" calcext:value-type="string">
            <text:p>è</text:p>
          </table:table-cell>
          <table:table-cell table:style-name="ce16" table:formula="of:=DEC2HEX([.A57];4)" office:value-type="string" office:string-value="0048" calcext:value-type="string">
            <text:p>0048</text:p>
          </table:table-cell>
          <table:table-cell table:style-name="ce20" table:formula="of:=DEC2HEX([.A57]+128;4)" office:value-type="string" office:string-value="00C8" calcext:value-type="string">
            <text:p>00C8</text:p>
          </table:table-cell>
          <table:table-cell table:style-name="ce24" table:formula="of:=SUBSTITUTE([.F57];&quot;00&quot;;&quot;04&quot;;1)" office:value-type="string" office:string-value="0448" calcext:value-type="string">
            <text:p>0448</text:p>
          </table:table-cell>
          <table:table-cell table:style-name="ce32" table:formula="of:=SUBSTITUTE([.F57];&quot;00&quot;;&quot;80&quot;;1)" office:value-type="string" office:string-value="8048" calcext:value-type="string">
            <text:p>8048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57];&quot;00&quot;;&quot;04&quot;;1)" office:value-type="string" office:string-value="04C8" calcext:value-type="string">
            <text:p>04C8</text:p>
          </table:table-cell>
          <table:table-cell table:style-name="ce150" table:formula="of:=SUBSTITUTE([.G57];&quot;00&quot;;&quot;80&quot;;1)" office:value-type="string" office:string-value="80C8" calcext:value-type="string">
            <text:p>80C8</text:p>
          </table:table-cell>
          <table:table-cell table:style-name="ce150" table:formula="of:=SUBSTITUTE([.F57];&quot;00&quot;;&quot;84&quot;;1)" office:value-type="string" office:string-value="8448" calcext:value-type="string">
            <text:p>8448</text:p>
          </table:table-cell>
          <table:table-cell table:style-name="ce150" table:formula="of:=SUBSTITUTE([.G57];&quot;00&quot;;&quot;84&quot;;1)" office:value-type="string" office:string-value="84C8" calcext:value-type="string">
            <text:p>84C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1</text:p>
          </table:table-cell>
          <table:table-cell table:style-name="ce43" table:formula="of:=DEC2BIN([.A58];7)" office:value-type="string" office:string-value="1000111" calcext:value-type="string">
            <text:p>1000111</text:p>
          </table:table-cell>
          <table:table-cell office:value-type="float" office:value="3" calcext:value-type="float">
            <text:p>3</text:p>
          </table:table-cell>
          <table:table-cell table:style-name="ce37" table:formula="of:=[.A58]+160" office:value-type="float" office:value="231" calcext:value-type="float">
            <text:p>231</text:p>
          </table:table-cell>
          <table:table-cell table:style-name="ce40" table:formula="of:=UNICHAR([.D58])" office:value-type="string" office:string-value="ç" calcext:value-type="string">
            <text:p>ç</text:p>
          </table:table-cell>
          <table:table-cell table:style-name="ce16" table:formula="of:=DEC2HEX([.A58];4)" office:value-type="string" office:string-value="0047" calcext:value-type="string">
            <text:p>0047</text:p>
          </table:table-cell>
          <table:table-cell table:style-name="ce20" table:formula="of:=DEC2HEX([.A58]+128;4)" office:value-type="string" office:string-value="00C7" calcext:value-type="string">
            <text:p>00C7</text:p>
          </table:table-cell>
          <table:table-cell table:style-name="ce24" table:formula="of:=SUBSTITUTE([.F58];&quot;00&quot;;&quot;04&quot;;1)" office:value-type="string" office:string-value="0447" calcext:value-type="string">
            <text:p>0447</text:p>
          </table:table-cell>
          <table:table-cell table:formula="of:=SUBSTITUTE([.F58];&quot;00&quot;;&quot;80&quot;;1)" office:value-type="string" office:string-value="8047" calcext:value-type="string">
            <text:p>8047</text:p>
          </table:table-cell>
          <table:table-cell table:style-name="ce34" office:value-type="string" calcext:value-type="string">
            <text:p>(</text:p>
          </table:table-cell>
          <table:table-cell table:style-name="ce52" office:value-type="string" calcext:value-type="string">
            <text:p>{</text:p>
          </table:table-cell>
          <table:table-cell table:style-name="ce84" office:value-type="string" calcext:value-type="string">
            <text:p>{</text:p>
          </table:table-cell>
          <table:table-cell table:style-name="ce94" office:value-type="string" calcext:value-type="string">
            <text:p>[</text:p>
          </table:table-cell>
          <table:table-cell table:style-name="ce150" table:formula="of:=SUBSTITUTE([.G58];&quot;00&quot;;&quot;04&quot;;1)" office:value-type="string" office:string-value="04C7" calcext:value-type="string">
            <text:p>04C7</text:p>
          </table:table-cell>
          <table:table-cell table:style-name="ce150" table:formula="of:=SUBSTITUTE([.G58];&quot;00&quot;;&quot;80&quot;;1)" office:value-type="string" office:string-value="80C7" calcext:value-type="string">
            <text:p>80C7</text:p>
          </table:table-cell>
          <table:table-cell table:style-name="ce150" table:formula="of:=SUBSTITUTE([.F58];&quot;00&quot;;&quot;84&quot;;1)" office:value-type="string" office:string-value="8447" calcext:value-type="string">
            <text:p>8447</text:p>
          </table:table-cell>
          <table:table-cell table:style-name="ce150" table:formula="of:=SUBSTITUTE([.G58];&quot;00&quot;;&quot;84&quot;;1)" office:value-type="string" office:string-value="84C7" calcext:value-type="string">
            <text:p>84C7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70</text:p>
          </table:table-cell>
          <table:table-cell table:style-name="ce43" table:formula="of:=DEC2BIN([.A59];7)" office:value-type="string" office:string-value="1000110" calcext:value-type="string">
            <text:p>1000110</text:p>
          </table:table-cell>
          <table:table-cell office:value-type="float" office:value="4" calcext:value-type="float">
            <text:p>4</text:p>
          </table:table-cell>
          <table:table-cell table:style-name="ce37" table:formula="of:=[.A59]+160" office:value-type="float" office:value="230" calcext:value-type="float">
            <text:p>230</text:p>
          </table:table-cell>
          <table:table-cell table:style-name="ce40" table:formula="of:=UNICHAR([.D59])" office:value-type="string" office:string-value="æ" calcext:value-type="string">
            <text:p>æ</text:p>
          </table:table-cell>
          <table:table-cell table:style-name="ce16" table:formula="of:=DEC2HEX([.A59];4)" office:value-type="string" office:string-value="0046" calcext:value-type="string">
            <text:p>0046</text:p>
          </table:table-cell>
          <table:table-cell table:style-name="ce20" table:formula="of:=DEC2HEX([.A59]+128;4)" office:value-type="string" office:string-value="00C6" calcext:value-type="string">
            <text:p>00C6</text:p>
          </table:table-cell>
          <table:table-cell table:style-name="ce24" table:formula="of:=SUBSTITUTE([.F59];&quot;00&quot;;&quot;04&quot;;1)" office:value-type="string" office:string-value="0446" calcext:value-type="string">
            <text:p>0446</text:p>
          </table:table-cell>
          <table:table-cell table:style-name="ce32" table:formula="of:=SUBSTITUTE([.F59];&quot;00&quot;;&quot;80&quot;;1)" office:value-type="string" office:string-value="8046" calcext:value-type="string">
            <text:p>8046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/>
          <table:table-cell table:style-name="ce95"/>
          <table:table-cell table:style-name="ce150" table:formula="of:=SUBSTITUTE([.G59];&quot;00&quot;;&quot;04&quot;;1)" office:value-type="string" office:string-value="04C6" calcext:value-type="string">
            <text:p>04C6</text:p>
          </table:table-cell>
          <table:table-cell table:style-name="ce150" table:formula="of:=SUBSTITUTE([.G59];&quot;00&quot;;&quot;80&quot;;1)" office:value-type="string" office:string-value="80C6" calcext:value-type="string">
            <text:p>80C6</text:p>
          </table:table-cell>
          <table:table-cell table:style-name="ce150" table:formula="of:=SUBSTITUTE([.F59];&quot;00&quot;;&quot;84&quot;;1)" office:value-type="string" office:string-value="8446" calcext:value-type="string">
            <text:p>8446</text:p>
          </table:table-cell>
          <table:table-cell table:style-name="ce150" table:formula="of:=SUBSTITUTE([.G59];&quot;00&quot;;&quot;84&quot;;1)" office:value-type="string" office:string-value="84C6" calcext:value-type="string">
            <text:p>84C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9</text:p>
          </table:table-cell>
          <table:table-cell table:style-name="ce43" table:formula="of:=DEC2BIN([.A60];7)" office:value-type="string" office:string-value="1000101" calcext:value-type="string">
            <text:p>1000101</text:p>
          </table:table-cell>
          <table:table-cell office:value-type="float" office:value="4" calcext:value-type="float">
            <text:p>4</text:p>
          </table:table-cell>
          <table:table-cell table:style-name="ce37" table:formula="of:=[.A60]+160" office:value-type="float" office:value="229" calcext:value-type="float">
            <text:p>229</text:p>
          </table:table-cell>
          <table:table-cell table:style-name="ce40" table:formula="of:=UNICHAR([.D60])" office:value-type="string" office:string-value="å" calcext:value-type="string">
            <text:p>å</text:p>
          </table:table-cell>
          <table:table-cell table:style-name="ce16" table:formula="of:=DEC2HEX([.A60];4)" office:value-type="string" office:string-value="0045" calcext:value-type="string">
            <text:p>0045</text:p>
          </table:table-cell>
          <table:table-cell table:style-name="ce20" table:formula="of:=DEC2HEX([.A60]+128;4)" office:value-type="string" office:string-value="00C5" calcext:value-type="string">
            <text:p>00C5</text:p>
          </table:table-cell>
          <table:table-cell table:style-name="ce24" table:formula="of:=SUBSTITUTE([.F60];&quot;00&quot;;&quot;04&quot;;1)" office:value-type="string" office:string-value="0445" calcext:value-type="string">
            <text:p>0445</text:p>
          </table:table-cell>
          <table:table-cell table:style-name="ce32" table:formula="of:=SUBSTITUTE([.F60];&quot;00&quot;;&quot;80&quot;;1)" office:value-type="string" office:string-value="8045" calcext:value-type="string">
            <text:p>8045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60];&quot;00&quot;;&quot;04&quot;;1)" office:value-type="string" office:string-value="04C5" calcext:value-type="string">
            <text:p>04C5</text:p>
          </table:table-cell>
          <table:table-cell table:style-name="ce150" table:formula="of:=SUBSTITUTE([.G60];&quot;00&quot;;&quot;80&quot;;1)" office:value-type="string" office:string-value="80C5" calcext:value-type="string">
            <text:p>80C5</text:p>
          </table:table-cell>
          <table:table-cell table:style-name="ce150" table:formula="of:=SUBSTITUTE([.F60];&quot;00&quot;;&quot;84&quot;;1)" office:value-type="string" office:string-value="8445" calcext:value-type="string">
            <text:p>8445</text:p>
          </table:table-cell>
          <table:table-cell table:style-name="ce150" table:formula="of:=SUBSTITUTE([.G60];&quot;00&quot;;&quot;84&quot;;1)" office:value-type="string" office:string-value="84C5" calcext:value-type="string">
            <text:p>84C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8</text:p>
          </table:table-cell>
          <table:table-cell table:style-name="ce43" table:formula="of:=DEC2BIN([.A61];7)" office:value-type="string" office:string-value="1000100" calcext:value-type="string">
            <text:p>1000100</text:p>
          </table:table-cell>
          <table:table-cell office:value-type="float" office:value="5" calcext:value-type="float">
            <text:p>5</text:p>
          </table:table-cell>
          <table:table-cell table:style-name="ce37" table:formula="of:=[.A61]+160" office:value-type="float" office:value="228" calcext:value-type="float">
            <text:p>228</text:p>
          </table:table-cell>
          <table:table-cell table:style-name="ce40" table:formula="of:=UNICHAR([.D61])" office:value-type="string" office:string-value="ä" calcext:value-type="string">
            <text:p>ä</text:p>
          </table:table-cell>
          <table:table-cell table:style-name="ce16" table:formula="of:=DEC2HEX([.A61];4)" office:value-type="string" office:string-value="0044" calcext:value-type="string">
            <text:p>0044</text:p>
          </table:table-cell>
          <table:table-cell table:style-name="ce20" table:formula="of:=DEC2HEX([.A61]+128;4)" office:value-type="string" office:string-value="00C4" calcext:value-type="string">
            <text:p>00C4</text:p>
          </table:table-cell>
          <table:table-cell table:style-name="ce24" table:formula="of:=SUBSTITUTE([.F61];&quot;00&quot;;&quot;04&quot;;1)" office:value-type="string" office:string-value="0444" calcext:value-type="string">
            <text:p>0444</text:p>
          </table:table-cell>
          <table:table-cell table:style-name="ce32" table:formula="of:=SUBSTITUTE([.F61];&quot;00&quot;;&quot;80&quot;;1)" office:value-type="string" office:string-value="8044" calcext:value-type="string">
            <text:p>8044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61];&quot;00&quot;;&quot;04&quot;;1)" office:value-type="string" office:string-value="04C4" calcext:value-type="string">
            <text:p>04C4</text:p>
          </table:table-cell>
          <table:table-cell table:style-name="ce150" table:formula="of:=SUBSTITUTE([.G61];&quot;00&quot;;&quot;80&quot;;1)" office:value-type="string" office:string-value="80C4" calcext:value-type="string">
            <text:p>80C4</text:p>
          </table:table-cell>
          <table:table-cell table:style-name="ce150" table:formula="of:=SUBSTITUTE([.F61];&quot;00&quot;;&quot;84&quot;;1)" office:value-type="string" office:string-value="8444" calcext:value-type="string">
            <text:p>8444</text:p>
          </table:table-cell>
          <table:table-cell table:style-name="ce150" table:formula="of:=SUBSTITUTE([.G61];&quot;00&quot;;&quot;84&quot;;1)" office:value-type="string" office:string-value="84C4" calcext:value-type="string">
            <text:p>84C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7</text:p>
          </table:table-cell>
          <table:table-cell table:style-name="ce43" table:formula="of:=DEC2BIN([.A62];7)" office:value-type="string" office:string-value="1000011" calcext:value-type="string">
            <text:p>1000011</text:p>
          </table:table-cell>
          <table:table-cell office:value-type="float" office:value="4" calcext:value-type="float">
            <text:p>4</text:p>
          </table:table-cell>
          <table:table-cell table:style-name="ce37" table:formula="of:=[.A62]+160" office:value-type="float" office:value="227" calcext:value-type="float">
            <text:p>227</text:p>
          </table:table-cell>
          <table:table-cell table:style-name="ce40" table:formula="of:=UNICHAR([.D62])" office:value-type="string" office:string-value="ã" calcext:value-type="string">
            <text:p>ã</text:p>
          </table:table-cell>
          <table:table-cell table:style-name="ce16" table:formula="of:=DEC2HEX([.A62];4)" office:value-type="string" office:string-value="0043" calcext:value-type="string">
            <text:p>0043</text:p>
          </table:table-cell>
          <table:table-cell table:style-name="ce20" table:formula="of:=DEC2HEX([.A62]+128;4)" office:value-type="string" office:string-value="00C3" calcext:value-type="string">
            <text:p>00C3</text:p>
          </table:table-cell>
          <table:table-cell table:style-name="ce24" table:formula="of:=SUBSTITUTE([.F62];&quot;00&quot;;&quot;04&quot;;1)" office:value-type="string" office:string-value="0443" calcext:value-type="string">
            <text:p>0443</text:p>
          </table:table-cell>
          <table:table-cell table:style-name="ce32" table:formula="of:=SUBSTITUTE([.F62];&quot;00&quot;;&quot;80&quot;;1)" office:value-type="string" office:string-value="8043" calcext:value-type="string">
            <text:p>8043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85"/>
          <table:table-cell table:style-name="ce95"/>
          <table:table-cell table:style-name="ce150" table:formula="of:=SUBSTITUTE([.G62];&quot;00&quot;;&quot;04&quot;;1)" office:value-type="string" office:string-value="04C3" calcext:value-type="string">
            <text:p>04C3</text:p>
          </table:table-cell>
          <table:table-cell table:style-name="ce150" table:formula="of:=SUBSTITUTE([.G62];&quot;00&quot;;&quot;80&quot;;1)" office:value-type="string" office:string-value="80C3" calcext:value-type="string">
            <text:p>80C3</text:p>
          </table:table-cell>
          <table:table-cell table:style-name="ce150" table:formula="of:=SUBSTITUTE([.F62];&quot;00&quot;;&quot;84&quot;;1)" office:value-type="string" office:string-value="8443" calcext:value-type="string">
            <text:p>8443</text:p>
          </table:table-cell>
          <table:table-cell table:style-name="ce150" table:formula="of:=SUBSTITUTE([.G62];&quot;00&quot;;&quot;84&quot;;1)" office:value-type="string" office:string-value="84C3" calcext:value-type="string">
            <text:p>84C3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6</text:p>
          </table:table-cell>
          <table:table-cell table:style-name="ce43" table:formula="of:=DEC2BIN([.A63];7)" office:value-type="string" office:string-value="1000010" calcext:value-type="string">
            <text:p>1000010</text:p>
          </table:table-cell>
          <table:table-cell office:value-type="float" office:value="5" calcext:value-type="float">
            <text:p>5</text:p>
          </table:table-cell>
          <table:table-cell table:style-name="ce37" table:formula="of:=[.A63]+160" office:value-type="float" office:value="226" calcext:value-type="float">
            <text:p>226</text:p>
          </table:table-cell>
          <table:table-cell table:style-name="ce40" table:formula="of:=UNICHAR([.D63])" office:value-type="string" office:string-value="â" calcext:value-type="string">
            <text:p>â</text:p>
          </table:table-cell>
          <table:table-cell table:style-name="ce16" table:formula="of:=DEC2HEX([.A63];4)" office:value-type="string" office:string-value="0042" calcext:value-type="string">
            <text:p>0042</text:p>
          </table:table-cell>
          <table:table-cell table:style-name="ce20" table:formula="of:=DEC2HEX([.A63]+128;4)" office:value-type="string" office:string-value="00C2" calcext:value-type="string">
            <text:p>00C2</text:p>
          </table:table-cell>
          <table:table-cell table:style-name="ce24" table:formula="of:=SUBSTITUTE([.F63];&quot;00&quot;;&quot;04&quot;;1)" office:value-type="string" office:string-value="0442" calcext:value-type="string">
            <text:p>0442</text:p>
          </table:table-cell>
          <table:table-cell table:style-name="ce32" table:formula="of:=SUBSTITUTE([.F63];&quot;00&quot;;&quot;80&quot;;1)" office:value-type="string" office:string-value="8042" calcext:value-type="string">
            <text:p>8042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63];&quot;00&quot;;&quot;04&quot;;1)" office:value-type="string" office:string-value="04C2" calcext:value-type="string">
            <text:p>04C2</text:p>
          </table:table-cell>
          <table:table-cell table:style-name="ce150" table:formula="of:=SUBSTITUTE([.G63];&quot;00&quot;;&quot;80&quot;;1)" office:value-type="string" office:string-value="80C2" calcext:value-type="string">
            <text:p>80C2</text:p>
          </table:table-cell>
          <table:table-cell table:style-name="ce150" table:formula="of:=SUBSTITUTE([.F63];&quot;00&quot;;&quot;84&quot;;1)" office:value-type="string" office:string-value="8442" calcext:value-type="string">
            <text:p>8442</text:p>
          </table:table-cell>
          <table:table-cell table:style-name="ce150" table:formula="of:=SUBSTITUTE([.G63];&quot;00&quot;;&quot;84&quot;;1)" office:value-type="string" office:string-value="84C2" calcext:value-type="string">
            <text:p>84C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5</text:p>
          </table:table-cell>
          <table:table-cell table:style-name="ce43" table:formula="of:=DEC2BIN([.A64];7)" office:value-type="string" office:string-value="1000001" calcext:value-type="string">
            <text:p>1000001</text:p>
          </table:table-cell>
          <table:table-cell office:value-type="float" office:value="5" calcext:value-type="float">
            <text:p>5</text:p>
          </table:table-cell>
          <table:table-cell table:style-name="ce37" table:formula="of:=[.A64]+160" office:value-type="float" office:value="225" calcext:value-type="float">
            <text:p>225</text:p>
          </table:table-cell>
          <table:table-cell table:style-name="ce40" table:formula="of:=UNICHAR([.D64])" office:value-type="string" office:string-value="á" calcext:value-type="string">
            <text:p>á</text:p>
          </table:table-cell>
          <table:table-cell table:style-name="ce16" table:formula="of:=DEC2HEX([.A64];4)" office:value-type="string" office:string-value="0041" calcext:value-type="string">
            <text:p>0041</text:p>
          </table:table-cell>
          <table:table-cell table:style-name="ce20" table:formula="of:=DEC2HEX([.A64]+128;4)" office:value-type="string" office:string-value="00C1" calcext:value-type="string">
            <text:p>00C1</text:p>
          </table:table-cell>
          <table:table-cell table:style-name="ce24" table:formula="of:=SUBSTITUTE([.F64];&quot;00&quot;;&quot;04&quot;;1)" office:value-type="string" office:string-value="0441" calcext:value-type="string">
            <text:p>0441</text:p>
          </table:table-cell>
          <table:table-cell table:style-name="ce32" table:formula="of:=SUBSTITUTE([.F64];&quot;00&quot;;&quot;80&quot;;1)" office:value-type="string" office:string-value="8041" calcext:value-type="string">
            <text:p>8041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64];&quot;00&quot;;&quot;04&quot;;1)" office:value-type="string" office:string-value="04C1" calcext:value-type="string">
            <text:p>04C1</text:p>
          </table:table-cell>
          <table:table-cell table:style-name="ce150" table:formula="of:=SUBSTITUTE([.G64];&quot;00&quot;;&quot;80&quot;;1)" office:value-type="string" office:string-value="80C1" calcext:value-type="string">
            <text:p>80C1</text:p>
          </table:table-cell>
          <table:table-cell table:style-name="ce150" table:formula="of:=SUBSTITUTE([.F64];&quot;00&quot;;&quot;84&quot;;1)" office:value-type="string" office:string-value="8441" calcext:value-type="string">
            <text:p>8441</text:p>
          </table:table-cell>
          <table:table-cell table:style-name="ce150" table:formula="of:=SUBSTITUTE([.G64];&quot;00&quot;;&quot;84&quot;;1)" office:value-type="string" office:string-value="84C1" calcext:value-type="string">
            <text:p>84C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4</text:p>
          </table:table-cell>
          <table:table-cell table:style-name="ce43" table:formula="of:=DEC2BIN([.A65];7)" office:value-type="string" office:string-value="1000000" calcext:value-type="string">
            <text:p>1000000</text:p>
          </table:table-cell>
          <table:table-cell office:value-type="float" office:value="6" calcext:value-type="float">
            <text:p>6</text:p>
          </table:table-cell>
          <table:table-cell table:style-name="ce37" table:formula="of:=[.A65]+160" office:value-type="float" office:value="224" calcext:value-type="float">
            <text:p>224</text:p>
          </table:table-cell>
          <table:table-cell table:style-name="ce40" table:formula="of:=UNICHAR([.D65])" office:value-type="string" office:string-value="à" calcext:value-type="string">
            <text:p>à</text:p>
          </table:table-cell>
          <table:table-cell table:style-name="ce16" table:formula="of:=DEC2HEX([.A65];4)" office:value-type="string" office:string-value="0040" calcext:value-type="string">
            <text:p>0040</text:p>
          </table:table-cell>
          <table:table-cell table:style-name="ce20" table:formula="of:=DEC2HEX([.A65]+128;4)" office:value-type="string" office:string-value="00C0" calcext:value-type="string">
            <text:p>00C0</text:p>
          </table:table-cell>
          <table:table-cell table:style-name="ce24" table:formula="of:=SUBSTITUTE([.F65];&quot;00&quot;;&quot;04&quot;;1)" office:value-type="string" office:string-value="0440" calcext:value-type="string">
            <text:p>0440</text:p>
          </table:table-cell>
          <table:table-cell table:style-name="ce32" table:formula="of:=SUBSTITUTE([.F65];&quot;00&quot;;&quot;80&quot;;1)" office:value-type="string" office:string-value="8040" calcext:value-type="string">
            <text:p>804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50" table:formula="of:=SUBSTITUTE([.G65];&quot;00&quot;;&quot;04&quot;;1)" office:value-type="string" office:string-value="04C0" calcext:value-type="string">
            <text:p>04C0</text:p>
          </table:table-cell>
          <table:table-cell table:style-name="ce150" table:formula="of:=SUBSTITUTE([.G65];&quot;00&quot;;&quot;80&quot;;1)" office:value-type="string" office:string-value="80C0" calcext:value-type="string">
            <text:p>80C0</text:p>
          </table:table-cell>
          <table:table-cell table:style-name="ce150" table:formula="of:=SUBSTITUTE([.F65];&quot;00&quot;;&quot;84&quot;;1)" office:value-type="string" office:string-value="8440" calcext:value-type="string">
            <text:p>8440</text:p>
          </table:table-cell>
          <table:table-cell table:style-name="ce150" table:formula="of:=SUBSTITUTE([.G65];&quot;00&quot;;&quot;84&quot;;1)" office:value-type="string" office:string-value="84C0" calcext:value-type="string">
            <text:p>84C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3</text:p>
          </table:table-cell>
          <table:table-cell table:style-name="ce43" table:formula="of:=DEC2BIN([.A66];7)" office:value-type="string" office:string-value="0111111" calcext:value-type="string">
            <text:p>0111111</text:p>
          </table:table-cell>
          <table:table-cell office:value-type="float" office:value="1" calcext:value-type="float">
            <text:p>1</text:p>
          </table:table-cell>
          <table:table-cell table:style-name="ce37" table:formula="of:=[.A66]+160" office:value-type="float" office:value="223" calcext:value-type="float">
            <text:p>223</text:p>
          </table:table-cell>
          <table:table-cell table:style-name="ce40" table:formula="of:=UNICHAR([.D66])" office:value-type="string" office:string-value="ß" calcext:value-type="string">
            <text:p>ß</text:p>
          </table:table-cell>
          <table:table-cell table:style-name="ce16" table:formula="of:=DEC2HEX([.A66];4)" office:value-type="string" office:string-value="003F" calcext:value-type="string">
            <text:p>003F</text:p>
          </table:table-cell>
          <table:table-cell table:style-name="ce20" table:formula="of:=DEC2HEX([.A66]+128;4)" office:value-type="string" office:string-value="00BF" calcext:value-type="string">
            <text:p>00BF</text:p>
          </table:table-cell>
          <table:table-cell table:style-name="ce24" table:formula="of:=SUBSTITUTE([.F66];&quot;00&quot;;&quot;04&quot;;1)" office:value-type="string" office:string-value="043F" calcext:value-type="string">
            <text:p>043F</text:p>
          </table:table-cell>
          <table:table-cell table:style-name="ce32" table:formula="of:=SUBSTITUTE([.F66];&quot;00&quot;;&quot;80&quot;;1)" office:value-type="string" office:string-value="803F" calcext:value-type="string">
            <text:p>803F</text:p>
          </table:table-cell>
          <table:table-cell table:style-name="ce35" office:value-type="string" calcext:value-type="string">
            <text:p>i</text:p>
          </table:table-cell>
          <table:table-cell table:style-name="ce52" office:value-type="string" calcext:value-type="string">
            <text:p>T</text:p>
          </table:table-cell>
          <table:table-cell table:style-name="ce85" office:value-type="string" calcext:value-type="string">
            <text:p>I</text:p>
          </table:table-cell>
          <table:table-cell table:style-name="ce95" office:value-type="float" office:value="6" calcext:value-type="float">
            <text:p>6</text:p>
          </table:table-cell>
          <table:table-cell table:style-name="ce150" table:formula="of:=SUBSTITUTE([.G66];&quot;00&quot;;&quot;04&quot;;1)" office:value-type="string" office:string-value="04BF" calcext:value-type="string">
            <text:p>04BF</text:p>
          </table:table-cell>
          <table:table-cell table:style-name="ce150" table:formula="of:=SUBSTITUTE([.G66];&quot;00&quot;;&quot;80&quot;;1)" office:value-type="string" office:string-value="80BF" calcext:value-type="string">
            <text:p>80BF</text:p>
          </table:table-cell>
          <table:table-cell table:style-name="ce150" table:formula="of:=SUBSTITUTE([.F66];&quot;00&quot;;&quot;84&quot;;1)" office:value-type="string" office:string-value="843F" calcext:value-type="string">
            <text:p>843F</text:p>
          </table:table-cell>
          <table:table-cell table:style-name="ce150" table:formula="of:=SUBSTITUTE([.G66];&quot;00&quot;;&quot;84&quot;;1)" office:value-type="string" office:string-value="84BF" calcext:value-type="string">
            <text:p>84BF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62</text:p>
          </table:table-cell>
          <table:table-cell table:style-name="ce43" table:formula="of:=DEC2BIN([.A67];7)" office:value-type="string" office:string-value="0111110" calcext:value-type="string">
            <text:p>0111110</text:p>
          </table:table-cell>
          <table:table-cell office:value-type="string" calcext:value-type="string">
            <text:p>2</text:p>
          </table:table-cell>
          <table:table-cell table:style-name="ce37" table:formula="of:=[.A67]+160" office:value-type="float" office:value="222" calcext:value-type="float">
            <text:p>222</text:p>
          </table:table-cell>
          <table:table-cell table:style-name="ce40" table:formula="of:=UNICHAR([.D67])" office:value-type="string" office:string-value="Þ" calcext:value-type="string">
            <text:p>Þ</text:p>
          </table:table-cell>
          <table:table-cell table:style-name="ce16" table:formula="of:=DEC2HEX([.A67];4)" office:value-type="string" office:string-value="003E" calcext:value-type="string">
            <text:p>003E</text:p>
          </table:table-cell>
          <table:table-cell table:style-name="ce20" table:formula="of:=DEC2HEX([.A67]+128;4)" office:value-type="string" office:string-value="00BE" calcext:value-type="string">
            <text:p>00BE</text:p>
          </table:table-cell>
          <table:table-cell table:style-name="ce24" table:formula="of:=SUBSTITUTE([.F67];&quot;00&quot;;&quot;04&quot;;1)" office:value-type="string" office:string-value="043E" calcext:value-type="string">
            <text:p>043E</text:p>
          </table:table-cell>
          <table:table-cell table:style-name="ce32" table:formula="of:=SUBSTITUTE([.F67];&quot;00&quot;;&quot;80&quot;;1)" office:value-type="string" office:string-value="803E" calcext:value-type="string">
            <text:p>803E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Q</text:p>
          </table:table-cell>
          <table:table-cell table:style-name="ce150" table:formula="of:=SUBSTITUTE([.G67];&quot;00&quot;;&quot;04&quot;;1)" office:value-type="string" office:string-value="04BE" calcext:value-type="string">
            <text:p>04BE</text:p>
          </table:table-cell>
          <table:table-cell table:style-name="ce150" table:formula="of:=SUBSTITUTE([.G67];&quot;00&quot;;&quot;80&quot;;1)" office:value-type="string" office:string-value="80BE" calcext:value-type="string">
            <text:p>80BE</text:p>
          </table:table-cell>
          <table:table-cell table:style-name="ce150" table:formula="of:=SUBSTITUTE([.F67];&quot;00&quot;;&quot;84&quot;;1)" office:value-type="string" office:string-value="843E" calcext:value-type="string">
            <text:p>843E</text:p>
          </table:table-cell>
          <table:table-cell table:style-name="ce150" table:formula="of:=SUBSTITUTE([.G67];&quot;00&quot;;&quot;84&quot;;1)" office:value-type="string" office:string-value="84BE" calcext:value-type="string">
            <text:p>84B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1</text:p>
          </table:table-cell>
          <table:table-cell table:style-name="ce43" table:formula="of:=DEC2BIN([.A68];7)" office:value-type="string" office:string-value="0111101" calcext:value-type="string">
            <text:p>0111101</text:p>
          </table:table-cell>
          <table:table-cell office:value-type="string" calcext:value-type="string">
            <text:p>2</text:p>
          </table:table-cell>
          <table:table-cell table:style-name="ce37" table:formula="of:=[.A68]+160" office:value-type="float" office:value="221" calcext:value-type="float">
            <text:p>221</text:p>
          </table:table-cell>
          <table:table-cell table:style-name="ce40" table:formula="of:=UNICHAR([.D68])" office:value-type="string" office:string-value="Ý" calcext:value-type="string">
            <text:p>Ý</text:p>
          </table:table-cell>
          <table:table-cell table:style-name="ce16" table:formula="of:=DEC2HEX([.A68];4)" office:value-type="string" office:string-value="003D" calcext:value-type="string">
            <text:p>003D</text:p>
          </table:table-cell>
          <table:table-cell table:style-name="ce20" table:formula="of:=DEC2HEX([.A68]+128;4)" office:value-type="string" office:string-value="00BD" calcext:value-type="string">
            <text:p>00BD</text:p>
          </table:table-cell>
          <table:table-cell table:style-name="ce24" table:formula="of:=SUBSTITUTE([.F68];&quot;00&quot;;&quot;04&quot;;1)" office:value-type="string" office:string-value="043D" calcext:value-type="string">
            <text:p>043D</text:p>
          </table:table-cell>
          <table:table-cell table:style-name="ce32" table:formula="of:=SUBSTITUTE([.F68];&quot;00&quot;;&quot;80&quot;;1)" office:value-type="string" office:string-value="803D" calcext:value-type="string">
            <text:p>803D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.</text:p>
          </table:table-cell>
          <table:table-cell table:style-name="ce150" table:formula="of:=SUBSTITUTE([.G68];&quot;00&quot;;&quot;04&quot;;1)" office:value-type="string" office:string-value="04BD" calcext:value-type="string">
            <text:p>04BD</text:p>
          </table:table-cell>
          <table:table-cell table:style-name="ce150" table:formula="of:=SUBSTITUTE([.G68];&quot;00&quot;;&quot;80&quot;;1)" office:value-type="string" office:string-value="80BD" calcext:value-type="string">
            <text:p>80BD</text:p>
          </table:table-cell>
          <table:table-cell table:style-name="ce150" table:formula="of:=SUBSTITUTE([.F68];&quot;00&quot;;&quot;84&quot;;1)" office:value-type="string" office:string-value="843D" calcext:value-type="string">
            <text:p>843D</text:p>
          </table:table-cell>
          <table:table-cell table:style-name="ce150" table:formula="of:=SUBSTITUTE([.G68];&quot;00&quot;;&quot;84&quot;;1)" office:value-type="string" office:string-value="84BD" calcext:value-type="string">
            <text:p>84B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0</text:p>
          </table:table-cell>
          <table:table-cell table:style-name="ce43" table:formula="of:=DEC2BIN([.A69];7)" office:value-type="string" office:string-value="0111100" calcext:value-type="string">
            <text:p>0111100</text:p>
          </table:table-cell>
          <table:table-cell office:value-type="string" calcext:value-type="string">
            <text:p>3</text:p>
          </table:table-cell>
          <table:table-cell table:style-name="ce37" table:formula="of:=[.A69]+160" office:value-type="float" office:value="220" calcext:value-type="float">
            <text:p>220</text:p>
          </table:table-cell>
          <table:table-cell table:style-name="ce40" table:formula="of:=UNICHAR([.D69])" office:value-type="string" office:string-value="Ü" calcext:value-type="string">
            <text:p>Ü</text:p>
          </table:table-cell>
          <table:table-cell table:style-name="ce16" table:formula="of:=DEC2HEX([.A69];4)" office:value-type="string" office:string-value="003C" calcext:value-type="string">
            <text:p>003C</text:p>
          </table:table-cell>
          <table:table-cell table:style-name="ce20" table:formula="of:=DEC2HEX([.A69]+128;4)" office:value-type="string" office:string-value="00BC" calcext:value-type="string">
            <text:p>00BC</text:p>
          </table:table-cell>
          <table:table-cell table:style-name="ce24" table:formula="of:=SUBSTITUTE([.F69];&quot;00&quot;;&quot;04&quot;;1)" office:value-type="string" office:string-value="043C" calcext:value-type="string">
            <text:p>043C</text:p>
          </table:table-cell>
          <table:table-cell table:formula="of:=SUBSTITUTE([.F69];&quot;00&quot;;&quot;80&quot;;1)" office:value-type="string" office:string-value="803C" calcext:value-type="string">
            <text:p>803C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.</text:p>
          </table:table-cell>
          <table:table-cell table:style-name="ce150" table:formula="of:=SUBSTITUTE([.G69];&quot;00&quot;;&quot;04&quot;;1)" office:value-type="string" office:string-value="04BC" calcext:value-type="string">
            <text:p>04BC</text:p>
          </table:table-cell>
          <table:table-cell table:style-name="ce150" table:formula="of:=SUBSTITUTE([.G69];&quot;00&quot;;&quot;80&quot;;1)" office:value-type="string" office:string-value="80BC" calcext:value-type="string">
            <text:p>80BC</text:p>
          </table:table-cell>
          <table:table-cell table:style-name="ce150" table:formula="of:=SUBSTITUTE([.F69];&quot;00&quot;;&quot;84&quot;;1)" office:value-type="string" office:string-value="843C" calcext:value-type="string">
            <text:p>843C</text:p>
          </table:table-cell>
          <table:table-cell table:style-name="ce150" table:formula="of:=SUBSTITUTE([.G69];&quot;00&quot;;&quot;84&quot;;1)" office:value-type="string" office:string-value="84BC" calcext:value-type="string">
            <text:p>84B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9</text:p>
          </table:table-cell>
          <table:table-cell table:style-name="ce43" table:formula="of:=DEC2BIN([.A70];7)" office:value-type="string" office:string-value="0111011" calcext:value-type="string">
            <text:p>0111011</text:p>
          </table:table-cell>
          <table:table-cell office:value-type="string" calcext:value-type="string">
            <text:p>2</text:p>
          </table:table-cell>
          <table:table-cell table:style-name="ce37" table:formula="of:=[.A70]+160" office:value-type="float" office:value="219" calcext:value-type="float">
            <text:p>219</text:p>
          </table:table-cell>
          <table:table-cell table:style-name="ce40" table:formula="of:=UNICHAR([.D70])" office:value-type="string" office:string-value="Û" calcext:value-type="string">
            <text:p>Û</text:p>
          </table:table-cell>
          <table:table-cell table:style-name="ce16" table:formula="of:=DEC2HEX([.A70];4)" office:value-type="string" office:string-value="003B" calcext:value-type="string">
            <text:p>003B</text:p>
          </table:table-cell>
          <table:table-cell table:style-name="ce20" table:formula="of:=DEC2HEX([.A70]+128;4)" office:value-type="string" office:string-value="00BB" calcext:value-type="string">
            <text:p>00BB</text:p>
          </table:table-cell>
          <table:table-cell table:style-name="ce24" table:formula="of:=SUBSTITUTE([.F70];&quot;00&quot;;&quot;04&quot;;1)" office:value-type="string" office:string-value="043B" calcext:value-type="string">
            <text:p>043B</text:p>
          </table:table-cell>
          <table:table-cell table:style-name="ce32" table:formula="of:=SUBSTITUTE([.F70];&quot;00&quot;;&quot;80&quot;;1)" office:value-type="string" office:string-value="803B" calcext:value-type="string">
            <text:p>803B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150" table:formula="of:=SUBSTITUTE([.G70];&quot;00&quot;;&quot;04&quot;;1)" office:value-type="string" office:string-value="04BB" calcext:value-type="string">
            <text:p>04BB</text:p>
          </table:table-cell>
          <table:table-cell table:style-name="ce150" table:formula="of:=SUBSTITUTE([.G70];&quot;00&quot;;&quot;80&quot;;1)" office:value-type="string" office:string-value="80BB" calcext:value-type="string">
            <text:p>80BB</text:p>
          </table:table-cell>
          <table:table-cell table:style-name="ce150" table:formula="of:=SUBSTITUTE([.F70];&quot;00&quot;;&quot;84&quot;;1)" office:value-type="string" office:string-value="843B" calcext:value-type="string">
            <text:p>843B</text:p>
          </table:table-cell>
          <table:table-cell table:style-name="ce150" table:formula="of:=SUBSTITUTE([.G70];&quot;00&quot;;&quot;84&quot;;1)" office:value-type="string" office:string-value="84BB" calcext:value-type="string">
            <text:p>84B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8</text:p>
          </table:table-cell>
          <table:table-cell table:style-name="ce43" table:formula="of:=DEC2BIN([.A71];7)" office:value-type="string" office:string-value="0111010" calcext:value-type="string">
            <text:p>0111010</text:p>
          </table:table-cell>
          <table:table-cell office:value-type="string" calcext:value-type="string">
            <text:p>3</text:p>
          </table:table-cell>
          <table:table-cell table:style-name="ce37" table:formula="of:=[.A71]+160" office:value-type="float" office:value="218" calcext:value-type="float">
            <text:p>218</text:p>
          </table:table-cell>
          <table:table-cell table:style-name="ce40" table:formula="of:=UNICHAR([.D71])" office:value-type="string" office:string-value="Ú" calcext:value-type="string">
            <text:p>Ú</text:p>
          </table:table-cell>
          <table:table-cell table:style-name="ce16" table:formula="of:=DEC2HEX([.A71];4)" office:value-type="string" office:string-value="003A" calcext:value-type="string">
            <text:p>003A</text:p>
          </table:table-cell>
          <table:table-cell table:style-name="ce20" table:formula="of:=DEC2HEX([.A71]+128;4)" office:value-type="string" office:string-value="00BA" calcext:value-type="string">
            <text:p>00BA</text:p>
          </table:table-cell>
          <table:table-cell table:style-name="ce24" table:formula="of:=SUBSTITUTE([.F71];&quot;00&quot;;&quot;04&quot;;1)" office:value-type="string" office:string-value="043A" calcext:value-type="string">
            <text:p>043A</text:p>
          </table:table-cell>
          <table:table-cell table:formula="of:=SUBSTITUTE([.F71];&quot;00&quot;;&quot;80&quot;;1)" office:value-type="string" office:string-value="803A" calcext:value-type="string">
            <text:p>803A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50" table:formula="of:=SUBSTITUTE([.G71];&quot;00&quot;;&quot;04&quot;;1)" office:value-type="string" office:string-value="04BA" calcext:value-type="string">
            <text:p>04BA</text:p>
          </table:table-cell>
          <table:table-cell table:style-name="ce150" table:formula="of:=SUBSTITUTE([.G71];&quot;00&quot;;&quot;80&quot;;1)" office:value-type="string" office:string-value="80BA" calcext:value-type="string">
            <text:p>80BA</text:p>
          </table:table-cell>
          <table:table-cell table:style-name="ce150" table:formula="of:=SUBSTITUTE([.F71];&quot;00&quot;;&quot;84&quot;;1)" office:value-type="string" office:string-value="843A" calcext:value-type="string">
            <text:p>843A</text:p>
          </table:table-cell>
          <table:table-cell table:style-name="ce150" table:formula="of:=SUBSTITUTE([.G71];&quot;00&quot;;&quot;84&quot;;1)" office:value-type="string" office:string-value="84BA" calcext:value-type="string">
            <text:p>84B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7</text:p>
          </table:table-cell>
          <table:table-cell table:style-name="ce43" table:formula="of:=DEC2BIN([.A72];7)" office:value-type="string" office:string-value="0111001" calcext:value-type="string">
            <text:p>0111001</text:p>
          </table:table-cell>
          <table:table-cell office:value-type="string" calcext:value-type="string">
            <text:p>3</text:p>
          </table:table-cell>
          <table:table-cell table:style-name="ce37" table:formula="of:=[.A72]+160" office:value-type="float" office:value="217" calcext:value-type="float">
            <text:p>217</text:p>
          </table:table-cell>
          <table:table-cell table:style-name="ce40" table:formula="of:=UNICHAR([.D72])" office:value-type="string" office:string-value="Ù" calcext:value-type="string">
            <text:p>Ù</text:p>
          </table:table-cell>
          <table:table-cell table:style-name="ce16" table:formula="of:=DEC2HEX([.A72];4)" office:value-type="string" office:string-value="0039" calcext:value-type="string">
            <text:p>0039</text:p>
          </table:table-cell>
          <table:table-cell table:style-name="ce20" table:formula="of:=DEC2HEX([.A72]+128;4)" office:value-type="string" office:string-value="00B9" calcext:value-type="string">
            <text:p>00B9</text:p>
          </table:table-cell>
          <table:table-cell table:style-name="ce24" table:formula="of:=SUBSTITUTE([.F72];&quot;00&quot;;&quot;04&quot;;1)" office:value-type="string" office:string-value="0439" calcext:value-type="string">
            <text:p>0439</text:p>
          </table:table-cell>
          <table:table-cell table:formula="of:=SUBSTITUTE([.F72];&quot;00&quot;;&quot;80&quot;;1)" office:value-type="string" office:string-value="8039" calcext:value-type="string">
            <text:p>8039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/</text:p>
          </table:table-cell>
          <table:table-cell table:number-columns-repeated="2" office:value-type="string" calcext:value-type="string">
            <text:p>C</text:p>
          </table:table-cell>
          <table:table-cell table:style-name="ce150" table:formula="of:=SUBSTITUTE([.G72];&quot;00&quot;;&quot;04&quot;;1)" office:value-type="string" office:string-value="04B9" calcext:value-type="string">
            <text:p>04B9</text:p>
          </table:table-cell>
          <table:table-cell table:style-name="ce150" table:formula="of:=SUBSTITUTE([.G72];&quot;00&quot;;&quot;80&quot;;1)" office:value-type="string" office:string-value="80B9" calcext:value-type="string">
            <text:p>80B9</text:p>
          </table:table-cell>
          <table:table-cell table:style-name="ce150" table:formula="of:=SUBSTITUTE([.F72];&quot;00&quot;;&quot;84&quot;;1)" office:value-type="string" office:string-value="8439" calcext:value-type="string">
            <text:p>8439</text:p>
          </table:table-cell>
          <table:table-cell table:style-name="ce150" table:formula="of:=SUBSTITUTE([.G72];&quot;00&quot;;&quot;84&quot;;1)" office:value-type="string" office:string-value="84B9" calcext:value-type="string">
            <text:p>84B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6</text:p>
          </table:table-cell>
          <table:table-cell table:style-name="ce43" table:formula="of:=DEC2BIN([.A73];7)" office:value-type="string" office:string-value="0111000" calcext:value-type="string">
            <text:p>0111000</text:p>
          </table:table-cell>
          <table:table-cell office:value-type="string" calcext:value-type="string">
            <text:p>4</text:p>
          </table:table-cell>
          <table:table-cell table:style-name="ce37" table:formula="of:=[.A73]+160" office:value-type="float" office:value="216" calcext:value-type="float">
            <text:p>216</text:p>
          </table:table-cell>
          <table:table-cell table:style-name="ce40" table:formula="of:=UNICHAR([.D73])" office:value-type="string" office:string-value="Ø" calcext:value-type="string">
            <text:p>Ø</text:p>
          </table:table-cell>
          <table:table-cell table:style-name="ce16" table:formula="of:=DEC2HEX([.A73];4)" office:value-type="string" office:string-value="0038" calcext:value-type="string">
            <text:p>0038</text:p>
          </table:table-cell>
          <table:table-cell table:style-name="ce20" table:formula="of:=DEC2HEX([.A73]+128;4)" office:value-type="string" office:string-value="00B8" calcext:value-type="string">
            <text:p>00B8</text:p>
          </table:table-cell>
          <table:table-cell table:style-name="ce24" table:formula="of:=SUBSTITUTE([.F73];&quot;00&quot;;&quot;04&quot;;1)" office:value-type="string" office:string-value="0438" calcext:value-type="string">
            <text:p>0438</text:p>
          </table:table-cell>
          <table:table-cell table:style-name="ce32" table:formula="of:=SUBSTITUTE([.F73];&quot;00&quot;;&quot;80&quot;;1)" office:value-type="string" office:string-value="8038" calcext:value-type="string">
            <text:p>8038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50" table:formula="of:=SUBSTITUTE([.G73];&quot;00&quot;;&quot;04&quot;;1)" office:value-type="string" office:string-value="04B8" calcext:value-type="string">
            <text:p>04B8</text:p>
          </table:table-cell>
          <table:table-cell table:style-name="ce150" table:formula="of:=SUBSTITUTE([.G73];&quot;00&quot;;&quot;80&quot;;1)" office:value-type="string" office:string-value="80B8" calcext:value-type="string">
            <text:p>80B8</text:p>
          </table:table-cell>
          <table:table-cell table:style-name="ce150" table:formula="of:=SUBSTITUTE([.F73];&quot;00&quot;;&quot;84&quot;;1)" office:value-type="string" office:string-value="8438" calcext:value-type="string">
            <text:p>8438</text:p>
          </table:table-cell>
          <table:table-cell table:style-name="ce150" table:formula="of:=SUBSTITUTE([.G73];&quot;00&quot;;&quot;84&quot;;1)" office:value-type="string" office:string-value="84B8" calcext:value-type="string">
            <text:p>84B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5</text:p>
          </table:table-cell>
          <table:table-cell table:style-name="ce43" table:formula="of:=DEC2BIN([.A74];7)" office:value-type="string" office:string-value="0110111" calcext:value-type="string">
            <text:p>0110111</text:p>
          </table:table-cell>
          <table:table-cell office:value-type="string" calcext:value-type="string">
            <text:p>2</text:p>
          </table:table-cell>
          <table:table-cell table:style-name="ce37" table:formula="of:=[.A74]+160" office:value-type="float" office:value="215" calcext:value-type="float">
            <text:p>215</text:p>
          </table:table-cell>
          <table:table-cell table:style-name="ce40" table:formula="of:=UNICHAR([.D74])" office:value-type="string" office:string-value="×" calcext:value-type="string">
            <text:p>×</text:p>
          </table:table-cell>
          <table:table-cell table:style-name="ce16" table:formula="of:=DEC2HEX([.A74];4)" office:value-type="string" office:string-value="0037" calcext:value-type="string">
            <text:p>0037</text:p>
          </table:table-cell>
          <table:table-cell table:style-name="ce20" table:formula="of:=DEC2HEX([.A74]+128;4)" office:value-type="string" office:string-value="00B7" calcext:value-type="string">
            <text:p>00B7</text:p>
          </table:table-cell>
          <table:table-cell table:style-name="ce24" table:formula="of:=SUBSTITUTE([.F74];&quot;00&quot;;&quot;04&quot;;1)" office:value-type="string" office:string-value="0437" calcext:value-type="string">
            <text:p>0437</text:p>
          </table:table-cell>
          <table:table-cell table:style-name="ce32" table:formula="of:=SUBSTITUTE([.F74];&quot;00&quot;;&quot;80&quot;;1)" office:value-type="string" office:string-value="8037" calcext:value-type="string">
            <text:p>8037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table:number-columns-repeated="2" office:value-type="string" calcext:value-type="string">
            <text:p>Y</text:p>
          </table:table-cell>
          <table:table-cell table:style-name="ce150" table:formula="of:=SUBSTITUTE([.G74];&quot;00&quot;;&quot;04&quot;;1)" office:value-type="string" office:string-value="04B7" calcext:value-type="string">
            <text:p>04B7</text:p>
          </table:table-cell>
          <table:table-cell table:style-name="ce150" table:formula="of:=SUBSTITUTE([.G74];&quot;00&quot;;&quot;80&quot;;1)" office:value-type="string" office:string-value="80B7" calcext:value-type="string">
            <text:p>80B7</text:p>
          </table:table-cell>
          <table:table-cell table:style-name="ce150" table:formula="of:=SUBSTITUTE([.F74];&quot;00&quot;;&quot;84&quot;;1)" office:value-type="string" office:string-value="8437" calcext:value-type="string">
            <text:p>8437</text:p>
          </table:table-cell>
          <table:table-cell table:style-name="ce150" table:formula="of:=SUBSTITUTE([.G74];&quot;00&quot;;&quot;84&quot;;1)" office:value-type="string" office:string-value="84B7" calcext:value-type="string">
            <text:p>84B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4</text:p>
          </table:table-cell>
          <table:table-cell table:style-name="ce43" table:formula="of:=DEC2BIN([.A75];7)" office:value-type="string" office:string-value="0110110" calcext:value-type="string">
            <text:p>0110110</text:p>
          </table:table-cell>
          <table:table-cell office:value-type="string" calcext:value-type="string">
            <text:p>3</text:p>
          </table:table-cell>
          <table:table-cell table:style-name="ce37" table:formula="of:=[.A75]+160" office:value-type="float" office:value="214" calcext:value-type="float">
            <text:p>214</text:p>
          </table:table-cell>
          <table:table-cell table:style-name="ce40" table:formula="of:=UNICHAR([.D75])" office:value-type="string" office:string-value="Ö" calcext:value-type="string">
            <text:p>Ö</text:p>
          </table:table-cell>
          <table:table-cell table:style-name="ce16" table:formula="of:=DEC2HEX([.A75];4)" office:value-type="string" office:string-value="0036" calcext:value-type="string">
            <text:p>0036</text:p>
          </table:table-cell>
          <table:table-cell table:style-name="ce20" table:formula="of:=DEC2HEX([.A75]+128;4)" office:value-type="string" office:string-value="00B6" calcext:value-type="string">
            <text:p>00B6</text:p>
          </table:table-cell>
          <table:table-cell table:style-name="ce24" table:formula="of:=SUBSTITUTE([.F75];&quot;00&quot;;&quot;04&quot;;1)" office:value-type="string" office:string-value="0436" calcext:value-type="string">
            <text:p>0436</text:p>
          </table:table-cell>
          <table:table-cell table:formula="of:=SUBSTITUTE([.F75];&quot;00&quot;;&quot;80&quot;;1)" office:value-type="string" office:string-value="8036" calcext:value-type="string">
            <text:p>8036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50" table:formula="of:=SUBSTITUTE([.G75];&quot;00&quot;;&quot;04&quot;;1)" office:value-type="string" office:string-value="04B6" calcext:value-type="string">
            <text:p>04B6</text:p>
          </table:table-cell>
          <table:table-cell table:style-name="ce150" table:formula="of:=SUBSTITUTE([.G75];&quot;00&quot;;&quot;80&quot;;1)" office:value-type="string" office:string-value="80B6" calcext:value-type="string">
            <text:p>80B6</text:p>
          </table:table-cell>
          <table:table-cell table:style-name="ce150" table:formula="of:=SUBSTITUTE([.F75];&quot;00&quot;;&quot;84&quot;;1)" office:value-type="string" office:string-value="8436" calcext:value-type="string">
            <text:p>8436</text:p>
          </table:table-cell>
          <table:table-cell table:style-name="ce150" table:formula="of:=SUBSTITUTE([.G75];&quot;00&quot;;&quot;84&quot;;1)" office:value-type="string" office:string-value="84B6" calcext:value-type="string">
            <text:p>84B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3</text:p>
          </table:table-cell>
          <table:table-cell table:style-name="ce43" table:formula="of:=DEC2BIN([.A76];7)" office:value-type="string" office:string-value="0110101" calcext:value-type="string">
            <text:p>0110101</text:p>
          </table:table-cell>
          <table:table-cell office:value-type="string" calcext:value-type="string">
            <text:p>3</text:p>
          </table:table-cell>
          <table:table-cell table:style-name="ce37" table:formula="of:=[.A76]+160" office:value-type="float" office:value="213" calcext:value-type="float">
            <text:p>213</text:p>
          </table:table-cell>
          <table:table-cell table:style-name="ce40" table:formula="of:=UNICHAR([.D76])" office:value-type="string" office:string-value="Õ" calcext:value-type="string">
            <text:p>Õ</text:p>
          </table:table-cell>
          <table:table-cell table:style-name="ce16" table:formula="of:=DEC2HEX([.A76];4)" office:value-type="string" office:string-value="0035" calcext:value-type="string">
            <text:p>0035</text:p>
          </table:table-cell>
          <table:table-cell table:style-name="ce20" table:formula="of:=DEC2HEX([.A76]+128;4)" office:value-type="string" office:string-value="00B5" calcext:value-type="string">
            <text:p>00B5</text:p>
          </table:table-cell>
          <table:table-cell table:style-name="ce24" table:formula="of:=SUBSTITUTE([.F76];&quot;00&quot;;&quot;04&quot;;1)" office:value-type="string" office:string-value="0435" calcext:value-type="string">
            <text:p>0435</text:p>
          </table:table-cell>
          <table:table-cell table:formula="of:=SUBSTITUTE([.F76];&quot;00&quot;;&quot;80&quot;;1)" office:value-type="string" office:string-value="8035" calcext:value-type="string">
            <text:p>8035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|</text:p>
          </table:table-cell>
          <table:table-cell table:style-name="ce150" table:formula="of:=SUBSTITUTE([.G76];&quot;00&quot;;&quot;04&quot;;1)" office:value-type="string" office:string-value="04B5" calcext:value-type="string">
            <text:p>04B5</text:p>
          </table:table-cell>
          <table:table-cell table:style-name="ce150" table:formula="of:=SUBSTITUTE([.G76];&quot;00&quot;;&quot;80&quot;;1)" office:value-type="string" office:string-value="80B5" calcext:value-type="string">
            <text:p>80B5</text:p>
          </table:table-cell>
          <table:table-cell table:style-name="ce150" table:formula="of:=SUBSTITUTE([.F76];&quot;00&quot;;&quot;84&quot;;1)" office:value-type="string" office:string-value="8435" calcext:value-type="string">
            <text:p>8435</text:p>
          </table:table-cell>
          <table:table-cell table:style-name="ce150" table:formula="of:=SUBSTITUTE([.G76];&quot;00&quot;;&quot;84&quot;;1)" office:value-type="string" office:string-value="84B5" calcext:value-type="string">
            <text:p>84B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2</text:p>
          </table:table-cell>
          <table:table-cell table:style-name="ce43" table:formula="of:=DEC2BIN([.A77];7)" office:value-type="string" office:string-value="0110100" calcext:value-type="string">
            <text:p>0110100</text:p>
          </table:table-cell>
          <table:table-cell office:value-type="string" calcext:value-type="string">
            <text:p>4</text:p>
          </table:table-cell>
          <table:table-cell table:style-name="ce37" table:formula="of:=[.A77]+160" office:value-type="float" office:value="212" calcext:value-type="float">
            <text:p>212</text:p>
          </table:table-cell>
          <table:table-cell table:style-name="ce40" table:formula="of:=UNICHAR([.D77])" office:value-type="string" office:string-value="Ô" calcext:value-type="string">
            <text:p>Ô</text:p>
          </table:table-cell>
          <table:table-cell table:style-name="ce16" table:formula="of:=DEC2HEX([.A77];4)" office:value-type="string" office:string-value="0034" calcext:value-type="string">
            <text:p>0034</text:p>
          </table:table-cell>
          <table:table-cell table:style-name="ce20" table:formula="of:=DEC2HEX([.A77]+128;4)" office:value-type="string" office:string-value="00B4" calcext:value-type="string">
            <text:p>00B4</text:p>
          </table:table-cell>
          <table:table-cell table:style-name="ce24" table:formula="of:=SUBSTITUTE([.F77];&quot;00&quot;;&quot;04&quot;;1)" office:value-type="string" office:string-value="0434" calcext:value-type="string">
            <text:p>0434</text:p>
          </table:table-cell>
          <table:table-cell table:style-name="ce32" table:formula="of:=SUBSTITUTE([.F77];&quot;00&quot;;&quot;80&quot;;1)" office:value-type="string" office:string-value="8034" calcext:value-type="string">
            <text:p>8034</text:p>
          </table:table-cell>
          <table:table-cell office:value-type="string" calcext:value-type="string">
            <text:p>:</text:p>
          </table:table-cell>
          <table:table-cell table:style-name="ce52"/>
          <table:table-cell table:number-columns-repeated="2"/>
          <table:table-cell table:style-name="ce150" table:formula="of:=SUBSTITUTE([.G77];&quot;00&quot;;&quot;04&quot;;1)" office:value-type="string" office:string-value="04B4" calcext:value-type="string">
            <text:p>04B4</text:p>
          </table:table-cell>
          <table:table-cell table:style-name="ce150" table:formula="of:=SUBSTITUTE([.G77];&quot;00&quot;;&quot;80&quot;;1)" office:value-type="string" office:string-value="80B4" calcext:value-type="string">
            <text:p>80B4</text:p>
          </table:table-cell>
          <table:table-cell table:style-name="ce150" table:formula="of:=SUBSTITUTE([.F77];&quot;00&quot;;&quot;84&quot;;1)" office:value-type="string" office:string-value="8434" calcext:value-type="string">
            <text:p>8434</text:p>
          </table:table-cell>
          <table:table-cell table:style-name="ce150" table:formula="of:=SUBSTITUTE([.G77];&quot;00&quot;;&quot;84&quot;;1)" office:value-type="string" office:string-value="84B4" calcext:value-type="string">
            <text:p>84B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1</text:p>
          </table:table-cell>
          <table:table-cell table:style-name="ce43" table:formula="of:=DEC2BIN([.A78];7)" office:value-type="string" office:string-value="0110011" calcext:value-type="string">
            <text:p>0110011</text:p>
          </table:table-cell>
          <table:table-cell office:value-type="string" calcext:value-type="string">
            <text:p>3</text:p>
          </table:table-cell>
          <table:table-cell table:style-name="ce37" table:formula="of:=[.A78]+160" office:value-type="float" office:value="211" calcext:value-type="float">
            <text:p>211</text:p>
          </table:table-cell>
          <table:table-cell table:style-name="ce40" table:formula="of:=UNICHAR([.D78])" office:value-type="string" office:string-value="Ó" calcext:value-type="string">
            <text:p>Ó</text:p>
          </table:table-cell>
          <table:table-cell table:style-name="ce16" table:formula="of:=DEC2HEX([.A78];4)" office:value-type="string" office:string-value="0033" calcext:value-type="string">
            <text:p>0033</text:p>
          </table:table-cell>
          <table:table-cell table:style-name="ce20" table:formula="of:=DEC2HEX([.A78]+128;4)" office:value-type="string" office:string-value="00B3" calcext:value-type="string">
            <text:p>00B3</text:p>
          </table:table-cell>
          <table:table-cell table:style-name="ce24" table:formula="of:=SUBSTITUTE([.F78];&quot;00&quot;;&quot;04&quot;;1)" office:value-type="string" office:string-value="0433" calcext:value-type="string">
            <text:p>0433</text:p>
          </table:table-cell>
          <table:table-cell table:formula="of:=SUBSTITUTE([.F78];&quot;00&quot;;&quot;80&quot;;1)" office:value-type="string" office:string-value="8033" calcext:value-type="string">
            <text:p>8033</text:p>
          </table:table-cell>
          <table:table-cell office:value-type="string" calcext:value-type="string">
            <text:p>grv</text:p>
          </table:table-cell>
          <table:table-cell table:style-name="ce52" office:value-type="string" calcext:value-type="string">
            <text:p>[</text:p>
          </table:table-cell>
          <table:table-cell office:value-type="string" calcext:value-type="string">
            <text:p>[</text:p>
          </table:table-cell>
          <table:table-cell/>
          <table:table-cell table:style-name="ce150" table:formula="of:=SUBSTITUTE([.G78];&quot;00&quot;;&quot;04&quot;;1)" office:value-type="string" office:string-value="04B3" calcext:value-type="string">
            <text:p>04B3</text:p>
          </table:table-cell>
          <table:table-cell table:style-name="ce150" table:formula="of:=SUBSTITUTE([.G78];&quot;00&quot;;&quot;80&quot;;1)" office:value-type="string" office:string-value="80B3" calcext:value-type="string">
            <text:p>80B3</text:p>
          </table:table-cell>
          <table:table-cell table:style-name="ce150" table:formula="of:=SUBSTITUTE([.F78];&quot;00&quot;;&quot;84&quot;;1)" office:value-type="string" office:string-value="8433" calcext:value-type="string">
            <text:p>8433</text:p>
          </table:table-cell>
          <table:table-cell table:style-name="ce150" table:formula="of:=SUBSTITUTE([.G78];&quot;00&quot;;&quot;84&quot;;1)" office:value-type="string" office:string-value="84B3" calcext:value-type="string">
            <text:p>84B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0</text:p>
          </table:table-cell>
          <table:table-cell table:style-name="ce43" table:formula="of:=DEC2BIN([.A79];7)" office:value-type="string" office:string-value="0110010" calcext:value-type="string">
            <text:p>0110010</text:p>
          </table:table-cell>
          <table:table-cell office:value-type="string" calcext:value-type="string">
            <text:p>4</text:p>
          </table:table-cell>
          <table:table-cell table:style-name="ce37" table:formula="of:=[.A79]+160" office:value-type="float" office:value="210" calcext:value-type="float">
            <text:p>210</text:p>
          </table:table-cell>
          <table:table-cell table:style-name="ce40" table:formula="of:=UNICHAR([.D79])" office:value-type="string" office:string-value="Ò" calcext:value-type="string">
            <text:p>Ò</text:p>
          </table:table-cell>
          <table:table-cell table:style-name="ce16" table:formula="of:=DEC2HEX([.A79];4)" office:value-type="string" office:string-value="0032" calcext:value-type="string">
            <text:p>0032</text:p>
          </table:table-cell>
          <table:table-cell table:style-name="ce20" table:formula="of:=DEC2HEX([.A79]+128;4)" office:value-type="string" office:string-value="00B2" calcext:value-type="string">
            <text:p>00B2</text:p>
          </table:table-cell>
          <table:table-cell table:style-name="ce24" table:formula="of:=SUBSTITUTE([.F79];&quot;00&quot;;&quot;04&quot;;1)" office:value-type="string" office:string-value="0432" calcext:value-type="string">
            <text:p>0432</text:p>
          </table:table-cell>
          <table:table-cell table:style-name="ce32" table:formula="of:=SUBSTITUTE([.F79];&quot;00&quot;;&quot;80&quot;;1)" office:value-type="string" office:string-value="8032" calcext:value-type="string">
            <text:p>8032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number-columns-repeated="2"/>
          <table:table-cell table:style-name="ce150" table:formula="of:=SUBSTITUTE([.G79];&quot;00&quot;;&quot;04&quot;;1)" office:value-type="string" office:string-value="04B2" calcext:value-type="string">
            <text:p>04B2</text:p>
          </table:table-cell>
          <table:table-cell table:style-name="ce150" table:formula="of:=SUBSTITUTE([.G79];&quot;00&quot;;&quot;80&quot;;1)" office:value-type="string" office:string-value="80B2" calcext:value-type="string">
            <text:p>80B2</text:p>
          </table:table-cell>
          <table:table-cell table:style-name="ce150" table:formula="of:=SUBSTITUTE([.F79];&quot;00&quot;;&quot;84&quot;;1)" office:value-type="string" office:string-value="8432" calcext:value-type="string">
            <text:p>8432</text:p>
          </table:table-cell>
          <table:table-cell table:style-name="ce150" table:formula="of:=SUBSTITUTE([.G79];&quot;00&quot;;&quot;84&quot;;1)" office:value-type="string" office:string-value="84B2" calcext:value-type="string">
            <text:p>84B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9</text:p>
          </table:table-cell>
          <table:table-cell table:style-name="ce43" table:formula="of:=DEC2BIN([.A80];7)" office:value-type="string" office:string-value="0110001" calcext:value-type="string">
            <text:p>0110001</text:p>
          </table:table-cell>
          <table:table-cell office:value-type="string" calcext:value-type="string">
            <text:p>4</text:p>
          </table:table-cell>
          <table:table-cell table:style-name="ce37" table:formula="of:=[.A80]+160" office:value-type="float" office:value="209" calcext:value-type="float">
            <text:p>209</text:p>
          </table:table-cell>
          <table:table-cell table:style-name="ce40" table:formula="of:=UNICHAR([.D80])" office:value-type="string" office:string-value="Ñ" calcext:value-type="string">
            <text:p>Ñ</text:p>
          </table:table-cell>
          <table:table-cell table:style-name="ce16" table:formula="of:=DEC2HEX([.A80];4)" office:value-type="string" office:string-value="0031" calcext:value-type="string">
            <text:p>0031</text:p>
          </table:table-cell>
          <table:table-cell table:style-name="ce20" table:formula="of:=DEC2HEX([.A80]+128;4)" office:value-type="string" office:string-value="00B1" calcext:value-type="string">
            <text:p>00B1</text:p>
          </table:table-cell>
          <table:table-cell table:style-name="ce24" table:formula="of:=SUBSTITUTE([.F80];&quot;00&quot;;&quot;04&quot;;1)" office:value-type="string" office:string-value="0431" calcext:value-type="string">
            <text:p>0431</text:p>
          </table:table-cell>
          <table:table-cell table:style-name="ce32" table:formula="of:=SUBSTITUTE([.F80];&quot;00&quot;;&quot;80&quot;;1)" office:value-type="string" office:string-value="8031" calcext:value-type="string">
            <text:p>8031</text:p>
          </table:table-cell>
          <table:table-cell office:value-type="string" calcext:value-type="string">
            <text:p>\</text:p>
          </table:table-cell>
          <table:table-cell table:style-name="ce52"/>
          <table:table-cell table:number-columns-repeated="2"/>
          <table:table-cell table:style-name="ce150" table:formula="of:=SUBSTITUTE([.G80];&quot;00&quot;;&quot;04&quot;;1)" office:value-type="string" office:string-value="04B1" calcext:value-type="string">
            <text:p>04B1</text:p>
          </table:table-cell>
          <table:table-cell table:style-name="ce150" table:formula="of:=SUBSTITUTE([.G80];&quot;00&quot;;&quot;80&quot;;1)" office:value-type="string" office:string-value="80B1" calcext:value-type="string">
            <text:p>80B1</text:p>
          </table:table-cell>
          <table:table-cell table:style-name="ce150" table:formula="of:=SUBSTITUTE([.F80];&quot;00&quot;;&quot;84&quot;;1)" office:value-type="string" office:string-value="8431" calcext:value-type="string">
            <text:p>8431</text:p>
          </table:table-cell>
          <table:table-cell table:style-name="ce150" table:formula="of:=SUBSTITUTE([.G80];&quot;00&quot;;&quot;84&quot;;1)" office:value-type="string" office:string-value="84B1" calcext:value-type="string">
            <text:p>84B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8</text:p>
          </table:table-cell>
          <table:table-cell table:style-name="ce43" table:formula="of:=DEC2BIN([.A81];7)" office:value-type="string" office:string-value="0110000" calcext:value-type="string">
            <text:p>0110000</text:p>
          </table:table-cell>
          <table:table-cell office:value-type="string" calcext:value-type="string">
            <text:p>5</text:p>
          </table:table-cell>
          <table:table-cell table:style-name="ce37" table:formula="of:=[.A81]+160" office:value-type="float" office:value="208" calcext:value-type="float">
            <text:p>208</text:p>
          </table:table-cell>
          <table:table-cell table:style-name="ce40" table:formula="of:=UNICHAR([.D81])" office:value-type="string" office:string-value="Ð" calcext:value-type="string">
            <text:p>Ð</text:p>
          </table:table-cell>
          <table:table-cell table:style-name="ce16" table:formula="of:=DEC2HEX([.A81];4)" office:value-type="string" office:string-value="0030" calcext:value-type="string">
            <text:p>0030</text:p>
          </table:table-cell>
          <table:table-cell table:style-name="ce20" table:formula="of:=DEC2HEX([.A81]+128;4)" office:value-type="string" office:string-value="00B0" calcext:value-type="string">
            <text:p>00B0</text:p>
          </table:table-cell>
          <table:table-cell table:style-name="ce24" table:formula="of:=SUBSTITUTE([.F81];&quot;00&quot;;&quot;04&quot;;1)" office:value-type="string" office:string-value="0430" calcext:value-type="string">
            <text:p>0430</text:p>
          </table:table-cell>
          <table:table-cell table:style-name="ce32" table:formula="of:=SUBSTITUTE([.F81];&quot;00&quot;;&quot;80&quot;;1)" office:value-type="string" office:string-value="8030" calcext:value-type="string">
            <text:p>8030</text:p>
          </table:table-cell>
          <table:table-cell/>
          <table:table-cell table:style-name="ce58"/>
          <table:table-cell table:number-columns-repeated="2"/>
          <table:table-cell table:style-name="ce150" table:formula="of:=SUBSTITUTE([.G81];&quot;00&quot;;&quot;04&quot;;1)" office:value-type="string" office:string-value="04B0" calcext:value-type="string">
            <text:p>04B0</text:p>
          </table:table-cell>
          <table:table-cell table:style-name="ce150" table:formula="of:=SUBSTITUTE([.G81];&quot;00&quot;;&quot;80&quot;;1)" office:value-type="string" office:string-value="80B0" calcext:value-type="string">
            <text:p>80B0</text:p>
          </table:table-cell>
          <table:table-cell table:style-name="ce150" table:formula="of:=SUBSTITUTE([.F81];&quot;00&quot;;&quot;84&quot;;1)" office:value-type="string" office:string-value="8430" calcext:value-type="string">
            <text:p>8430</text:p>
          </table:table-cell>
          <table:table-cell table:style-name="ce150" table:formula="of:=SUBSTITUTE([.G81];&quot;00&quot;;&quot;84&quot;;1)" office:value-type="string" office:string-value="84B0" calcext:value-type="string">
            <text:p>84B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7</text:p>
          </table:table-cell>
          <table:table-cell table:style-name="ce43" table:formula="of:=DEC2BIN([.A82];7)" office:value-type="string" office:string-value="0101111" calcext:value-type="string">
            <text:p>0101111</text:p>
          </table:table-cell>
          <table:table-cell office:value-type="string" calcext:value-type="string">
            <text:p>2</text:p>
          </table:table-cell>
          <table:table-cell table:style-name="ce37" table:formula="of:=[.A82]+160" office:value-type="float" office:value="207" calcext:value-type="float">
            <text:p>207</text:p>
          </table:table-cell>
          <table:table-cell table:style-name="ce40" table:formula="of:=UNICHAR([.D82])" office:value-type="string" office:string-value="Ï" calcext:value-type="string">
            <text:p>Ï</text:p>
          </table:table-cell>
          <table:table-cell table:style-name="ce16" table:formula="of:=DEC2HEX([.A82];4)" office:value-type="string" office:string-value="002F" calcext:value-type="string">
            <text:p>002F</text:p>
          </table:table-cell>
          <table:table-cell table:style-name="ce20" table:formula="of:=DEC2HEX([.A82]+128;4)" office:value-type="string" office:string-value="00AF" calcext:value-type="string">
            <text:p>00AF</text:p>
          </table:table-cell>
          <table:table-cell table:style-name="ce24" table:formula="of:=SUBSTITUTE([.F82];&quot;00&quot;;&quot;04&quot;;1)" office:value-type="string" office:string-value="042F" calcext:value-type="string">
            <text:p>042F</text:p>
          </table:table-cell>
          <table:table-cell table:style-name="ce32" table:formula="of:=SUBSTITUTE([.F82];&quot;00&quot;;&quot;80&quot;;1)" office:value-type="string" office:string-value="802F" calcext:value-type="string">
            <text:p>802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table:number-columns-repeated="2" office:value-type="string" calcext:value-type="string">
            <text:p>|</text:p>
          </table:table-cell>
          <table:table-cell table:style-name="ce150" table:formula="of:=SUBSTITUTE([.G82];&quot;00&quot;;&quot;04&quot;;1)" office:value-type="string" office:string-value="04AF" calcext:value-type="string">
            <text:p>04AF</text:p>
          </table:table-cell>
          <table:table-cell table:style-name="ce150" table:formula="of:=SUBSTITUTE([.G82];&quot;00&quot;;&quot;80&quot;;1)" office:value-type="string" office:string-value="80AF" calcext:value-type="string">
            <text:p>80AF</text:p>
          </table:table-cell>
          <table:table-cell table:style-name="ce150" table:formula="of:=SUBSTITUTE([.F82];&quot;00&quot;;&quot;84&quot;;1)" office:value-type="string" office:string-value="842F" calcext:value-type="string">
            <text:p>842F</text:p>
          </table:table-cell>
          <table:table-cell table:style-name="ce150" table:formula="of:=SUBSTITUTE([.G82];&quot;00&quot;;&quot;84&quot;;1)" office:value-type="string" office:string-value="84AF" calcext:value-type="string">
            <text:p>84A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6</text:p>
          </table:table-cell>
          <table:table-cell table:style-name="ce43" table:formula="of:=DEC2BIN([.A83];7)" office:value-type="string" office:string-value="0101110" calcext:value-type="string">
            <text:p>0101110</text:p>
          </table:table-cell>
          <table:table-cell office:value-type="string" calcext:value-type="string">
            <text:p>3</text:p>
          </table:table-cell>
          <table:table-cell table:style-name="ce37" table:formula="of:=[.A83]+160" office:value-type="float" office:value="206" calcext:value-type="float">
            <text:p>206</text:p>
          </table:table-cell>
          <table:table-cell table:style-name="ce40" table:formula="of:=UNICHAR([.D83])" office:value-type="string" office:string-value="Î" calcext:value-type="string">
            <text:p>Î</text:p>
          </table:table-cell>
          <table:table-cell table:style-name="ce16" table:formula="of:=DEC2HEX([.A83];4)" office:value-type="string" office:string-value="002E" calcext:value-type="string">
            <text:p>002E</text:p>
          </table:table-cell>
          <table:table-cell table:style-name="ce20" table:formula="of:=DEC2HEX([.A83]+128;4)" office:value-type="string" office:string-value="00AE" calcext:value-type="string">
            <text:p>00AE</text:p>
          </table:table-cell>
          <table:table-cell table:style-name="ce24" table:formula="of:=SUBSTITUTE([.F83];&quot;00&quot;;&quot;04&quot;;1)" office:value-type="string" office:string-value="042E" calcext:value-type="string">
            <text:p>042E</text:p>
          </table:table-cell>
          <table:table-cell table:formula="of:=SUBSTITUTE([.F83];&quot;00&quot;;&quot;80&quot;;1)" office:value-type="string" office:string-value="802E" calcext:value-type="string">
            <text:p>802E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{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table:style-name="ce150" table:formula="of:=SUBSTITUTE([.G83];&quot;00&quot;;&quot;04&quot;;1)" office:value-type="string" office:string-value="04AE" calcext:value-type="string">
            <text:p>04AE</text:p>
          </table:table-cell>
          <table:table-cell table:style-name="ce150" table:formula="of:=SUBSTITUTE([.G83];&quot;00&quot;;&quot;80&quot;;1)" office:value-type="string" office:string-value="80AE" calcext:value-type="string">
            <text:p>80AE</text:p>
          </table:table-cell>
          <table:table-cell table:style-name="ce150" table:formula="of:=SUBSTITUTE([.F83];&quot;00&quot;;&quot;84&quot;;1)" office:value-type="string" office:string-value="842E" calcext:value-type="string">
            <text:p>842E</text:p>
          </table:table-cell>
          <table:table-cell table:style-name="ce150" table:formula="of:=SUBSTITUTE([.G83];&quot;00&quot;;&quot;84&quot;;1)" office:value-type="string" office:string-value="84AE" calcext:value-type="string">
            <text:p>84A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5</text:p>
          </table:table-cell>
          <table:table-cell table:style-name="ce43" table:formula="of:=DEC2BIN([.A84];7)" office:value-type="string" office:string-value="0101101" calcext:value-type="string">
            <text:p>0101101</text:p>
          </table:table-cell>
          <table:table-cell office:value-type="string" calcext:value-type="string">
            <text:p>3</text:p>
          </table:table-cell>
          <table:table-cell table:style-name="ce37" table:formula="of:=[.A84]+160" office:value-type="float" office:value="205" calcext:value-type="float">
            <text:p>205</text:p>
          </table:table-cell>
          <table:table-cell table:style-name="ce40" table:formula="of:=UNICHAR([.D84])" office:value-type="string" office:string-value="Í" calcext:value-type="string">
            <text:p>Í</text:p>
          </table:table-cell>
          <table:table-cell table:style-name="ce16" table:formula="of:=DEC2HEX([.A84];4)" office:value-type="string" office:string-value="002D" calcext:value-type="string">
            <text:p>002D</text:p>
          </table:table-cell>
          <table:table-cell table:style-name="ce20" table:formula="of:=DEC2HEX([.A84]+128;4)" office:value-type="string" office:string-value="00AD" calcext:value-type="string">
            <text:p>00AD</text:p>
          </table:table-cell>
          <table:table-cell table:style-name="ce24" table:formula="of:=SUBSTITUTE([.F84];&quot;00&quot;;&quot;04&quot;;1)" office:value-type="string" office:string-value="042D" calcext:value-type="string">
            <text:p>042D</text:p>
          </table:table-cell>
          <table:table-cell table:formula="of:=SUBSTITUTE([.F84];&quot;00&quot;;&quot;80&quot;;1)" office:value-type="string" office:string-value="802D" calcext:value-type="string">
            <text:p>802D</text:p>
          </table:table-cell>
          <table:table-cell office:value-type="string" calcext:value-type="string">
            <text:p>\</text:p>
          </table:table-cell>
          <table:table-cell table:style-name="ce52" office:value-type="string" calcext:value-type="string">
            <text:p>!</text:p>
          </table:table-cell>
          <table:table-cell table:number-columns-repeated="2" office:value-type="string" calcext:value-type="string">
            <text:p>G</text:p>
          </table:table-cell>
          <table:table-cell table:style-name="ce150" table:formula="of:=SUBSTITUTE([.G84];&quot;00&quot;;&quot;04&quot;;1)" office:value-type="string" office:string-value="04AD" calcext:value-type="string">
            <text:p>04AD</text:p>
          </table:table-cell>
          <table:table-cell table:style-name="ce150" table:formula="of:=SUBSTITUTE([.G84];&quot;00&quot;;&quot;80&quot;;1)" office:value-type="string" office:string-value="80AD" calcext:value-type="string">
            <text:p>80AD</text:p>
          </table:table-cell>
          <table:table-cell table:style-name="ce150" table:formula="of:=SUBSTITUTE([.F84];&quot;00&quot;;&quot;84&quot;;1)" office:value-type="string" office:string-value="842D" calcext:value-type="string">
            <text:p>842D</text:p>
          </table:table-cell>
          <table:table-cell table:style-name="ce150" table:formula="of:=SUBSTITUTE([.G84];&quot;00&quot;;&quot;84&quot;;1)" office:value-type="string" office:string-value="84AD" calcext:value-type="string">
            <text:p>84A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4</text:p>
          </table:table-cell>
          <table:table-cell table:style-name="ce43" table:formula="of:=DEC2BIN([.A85];7)" office:value-type="string" office:string-value="0101100" calcext:value-type="string">
            <text:p>0101100</text:p>
          </table:table-cell>
          <table:table-cell office:value-type="string" calcext:value-type="string">
            <text:p>4</text:p>
          </table:table-cell>
          <table:table-cell table:style-name="ce37" table:formula="of:=[.A85]+160" office:value-type="float" office:value="204" calcext:value-type="float">
            <text:p>204</text:p>
          </table:table-cell>
          <table:table-cell table:style-name="ce40" table:formula="of:=UNICHAR([.D85])" office:value-type="string" office:string-value="Ì" calcext:value-type="string">
            <text:p>Ì</text:p>
          </table:table-cell>
          <table:table-cell table:style-name="ce16" table:formula="of:=DEC2HEX([.A85];4)" office:value-type="string" office:string-value="002C" calcext:value-type="string">
            <text:p>002C</text:p>
          </table:table-cell>
          <table:table-cell table:style-name="ce20" table:formula="of:=DEC2HEX([.A85]+128;4)" office:value-type="string" office:string-value="00AC" calcext:value-type="string">
            <text:p>00AC</text:p>
          </table:table-cell>
          <table:table-cell table:style-name="ce24" table:formula="of:=SUBSTITUTE([.F85];&quot;00&quot;;&quot;04&quot;;1)" office:value-type="string" office:string-value="042C" calcext:value-type="string">
            <text:p>042C</text:p>
          </table:table-cell>
          <table:table-cell table:style-name="ce32" table:formula="of:=SUBSTITUTE([.F85];&quot;00&quot;;&quot;80&quot;;1)" office:value-type="string" office:string-value="802C" calcext:value-type="string">
            <text:p>802C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50" table:formula="of:=SUBSTITUTE([.G85];&quot;00&quot;;&quot;04&quot;;1)" office:value-type="string" office:string-value="04AC" calcext:value-type="string">
            <text:p>04AC</text:p>
          </table:table-cell>
          <table:table-cell table:style-name="ce150" table:formula="of:=SUBSTITUTE([.G85];&quot;00&quot;;&quot;80&quot;;1)" office:value-type="string" office:string-value="80AC" calcext:value-type="string">
            <text:p>80AC</text:p>
          </table:table-cell>
          <table:table-cell table:style-name="ce150" table:formula="of:=SUBSTITUTE([.F85];&quot;00&quot;;&quot;84&quot;;1)" office:value-type="string" office:string-value="842C" calcext:value-type="string">
            <text:p>842C</text:p>
          </table:table-cell>
          <table:table-cell table:style-name="ce150" table:formula="of:=SUBSTITUTE([.G85];&quot;00&quot;;&quot;84&quot;;1)" office:value-type="string" office:string-value="84AC" calcext:value-type="string">
            <text:p>84A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3</text:p>
          </table:table-cell>
          <table:table-cell table:style-name="ce43" table:formula="of:=DEC2BIN([.A86];7)" office:value-type="string" office:string-value="0101011" calcext:value-type="string">
            <text:p>0101011</text:p>
          </table:table-cell>
          <table:table-cell office:value-type="string" calcext:value-type="string">
            <text:p>3</text:p>
          </table:table-cell>
          <table:table-cell table:style-name="ce37" table:formula="of:=[.A86]+160" office:value-type="float" office:value="203" calcext:value-type="float">
            <text:p>203</text:p>
          </table:table-cell>
          <table:table-cell table:style-name="ce40" table:formula="of:=UNICHAR([.D86])" office:value-type="string" office:string-value="Ë" calcext:value-type="string">
            <text:p>Ë</text:p>
          </table:table-cell>
          <table:table-cell table:style-name="ce16" table:formula="of:=DEC2HEX([.A86];4)" office:value-type="string" office:string-value="002B" calcext:value-type="string">
            <text:p>002B</text:p>
          </table:table-cell>
          <table:table-cell table:style-name="ce20" table:formula="of:=DEC2HEX([.A86]+128;4)" office:value-type="string" office:string-value="00AB" calcext:value-type="string">
            <text:p>00AB</text:p>
          </table:table-cell>
          <table:table-cell table:style-name="ce24" table:formula="of:=SUBSTITUTE([.F86];&quot;00&quot;;&quot;04&quot;;1)" office:value-type="string" office:string-value="042B" calcext:value-type="string">
            <text:p>042B</text:p>
          </table:table-cell>
          <table:table-cell table:formula="of:=SUBSTITUTE([.F86];&quot;00&quot;;&quot;80&quot;;1)" office:value-type="string" office:string-value="802B" calcext:value-type="string">
            <text:p>802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}</text:p>
          </table:table-cell>
          <table:table-cell table:number-columns-repeated="2" office:value-type="string" calcext:value-type="string">
            <text:p>G</text:p>
          </table:table-cell>
          <table:table-cell table:style-name="ce150" table:formula="of:=SUBSTITUTE([.G86];&quot;00&quot;;&quot;04&quot;;1)" office:value-type="string" office:string-value="04AB" calcext:value-type="string">
            <text:p>04AB</text:p>
          </table:table-cell>
          <table:table-cell table:style-name="ce150" table:formula="of:=SUBSTITUTE([.G86];&quot;00&quot;;&quot;80&quot;;1)" office:value-type="string" office:string-value="80AB" calcext:value-type="string">
            <text:p>80AB</text:p>
          </table:table-cell>
          <table:table-cell table:style-name="ce150" table:formula="of:=SUBSTITUTE([.F86];&quot;00&quot;;&quot;84&quot;;1)" office:value-type="string" office:string-value="842B" calcext:value-type="string">
            <text:p>842B</text:p>
          </table:table-cell>
          <table:table-cell table:style-name="ce150" table:formula="of:=SUBSTITUTE([.G86];&quot;00&quot;;&quot;84&quot;;1)" office:value-type="string" office:string-value="84AB" calcext:value-type="string">
            <text:p>84A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2</text:p>
          </table:table-cell>
          <table:table-cell table:style-name="ce43" table:formula="of:=DEC2BIN([.A87];7)" office:value-type="string" office:string-value="0101010" calcext:value-type="string">
            <text:p>0101010</text:p>
          </table:table-cell>
          <table:table-cell office:value-type="string" calcext:value-type="string">
            <text:p>4</text:p>
          </table:table-cell>
          <table:table-cell table:style-name="ce37" table:formula="of:=[.A87]+160" office:value-type="float" office:value="202" calcext:value-type="float">
            <text:p>202</text:p>
          </table:table-cell>
          <table:table-cell table:style-name="ce40" table:formula="of:=UNICHAR([.D87])" office:value-type="string" office:string-value="Ê" calcext:value-type="string">
            <text:p>Ê</text:p>
          </table:table-cell>
          <table:table-cell table:style-name="ce16" table:formula="of:=DEC2HEX([.A87];4)" office:value-type="string" office:string-value="002A" calcext:value-type="string">
            <text:p>002A</text:p>
          </table:table-cell>
          <table:table-cell table:style-name="ce20" table:formula="of:=DEC2HEX([.A87]+128;4)" office:value-type="string" office:string-value="00AA" calcext:value-type="string">
            <text:p>00AA</text:p>
          </table:table-cell>
          <table:table-cell table:style-name="ce24" table:formula="of:=SUBSTITUTE([.F87];&quot;00&quot;;&quot;04&quot;;1)" office:value-type="string" office:string-value="042A" calcext:value-type="string">
            <text:p>042A</text:p>
          </table:table-cell>
          <table:table-cell table:style-name="ce32" table:formula="of:=SUBSTITUTE([.F87];&quot;00&quot;;&quot;80&quot;;1)" office:value-type="string" office:string-value="802A" calcext:value-type="string">
            <text:p>802A</text:p>
          </table:table-cell>
          <table:table-cell office:value-type="string" calcext:value-type="string">
            <text:p>;</text:p>
          </table:table-cell>
          <table:table-cell table:style-name="ce52"/>
          <table:table-cell table:number-columns-repeated="2"/>
          <table:table-cell table:style-name="ce150" table:formula="of:=SUBSTITUTE([.G87];&quot;00&quot;;&quot;04&quot;;1)" office:value-type="string" office:string-value="04AA" calcext:value-type="string">
            <text:p>04AA</text:p>
          </table:table-cell>
          <table:table-cell table:style-name="ce150" table:formula="of:=SUBSTITUTE([.G87];&quot;00&quot;;&quot;80&quot;;1)" office:value-type="string" office:string-value="80AA" calcext:value-type="string">
            <text:p>80AA</text:p>
          </table:table-cell>
          <table:table-cell table:style-name="ce150" table:formula="of:=SUBSTITUTE([.F87];&quot;00&quot;;&quot;84&quot;;1)" office:value-type="string" office:string-value="842A" calcext:value-type="string">
            <text:p>842A</text:p>
          </table:table-cell>
          <table:table-cell table:style-name="ce150" table:formula="of:=SUBSTITUTE([.G87];&quot;00&quot;;&quot;84&quot;;1)" office:value-type="string" office:string-value="84AA" calcext:value-type="string">
            <text:p>84A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1</text:p>
          </table:table-cell>
          <table:table-cell table:style-name="ce43" table:formula="of:=DEC2BIN([.A88];7)" office:value-type="string" office:string-value="0101001" calcext:value-type="string">
            <text:p>0101001</text:p>
          </table:table-cell>
          <table:table-cell office:value-type="string" calcext:value-type="string">
            <text:p>4</text:p>
          </table:table-cell>
          <table:table-cell table:style-name="ce37" table:formula="of:=[.A88]+160" office:value-type="float" office:value="201" calcext:value-type="float">
            <text:p>201</text:p>
          </table:table-cell>
          <table:table-cell table:style-name="ce40" table:formula="of:=UNICHAR([.D88])" office:value-type="string" office:string-value="É" calcext:value-type="string">
            <text:p>É</text:p>
          </table:table-cell>
          <table:table-cell table:style-name="ce16" table:formula="of:=DEC2HEX([.A88];4)" office:value-type="string" office:string-value="0029" calcext:value-type="string">
            <text:p>0029</text:p>
          </table:table-cell>
          <table:table-cell table:style-name="ce20" table:formula="of:=DEC2HEX([.A88]+128;4)" office:value-type="string" office:string-value="00A9" calcext:value-type="string">
            <text:p>00A9</text:p>
          </table:table-cell>
          <table:table-cell table:style-name="ce24" table:formula="of:=SUBSTITUTE([.F88];&quot;00&quot;;&quot;04&quot;;1)" office:value-type="string" office:string-value="0429" calcext:value-type="string">
            <text:p>0429</text:p>
          </table:table-cell>
          <table:table-cell table:style-name="ce32" table:formula="of:=SUBSTITUTE([.F88];&quot;00&quot;;&quot;80&quot;;1)" office:value-type="string" office:string-value="8029" calcext:value-type="string">
            <text:p>8029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ku</text:p>
          </table:table-cell>
          <table:table-cell table:style-name="ce150" table:formula="of:=SUBSTITUTE([.G88];&quot;00&quot;;&quot;04&quot;;1)" office:value-type="string" office:string-value="04A9" calcext:value-type="string">
            <text:p>04A9</text:p>
          </table:table-cell>
          <table:table-cell table:style-name="ce150" table:formula="of:=SUBSTITUTE([.G88];&quot;00&quot;;&quot;80&quot;;1)" office:value-type="string" office:string-value="80A9" calcext:value-type="string">
            <text:p>80A9</text:p>
          </table:table-cell>
          <table:table-cell table:style-name="ce150" table:formula="of:=SUBSTITUTE([.F88];&quot;00&quot;;&quot;84&quot;;1)" office:value-type="string" office:string-value="8429" calcext:value-type="string">
            <text:p>8429</text:p>
          </table:table-cell>
          <table:table-cell table:style-name="ce150" table:formula="of:=SUBSTITUTE([.G88];&quot;00&quot;;&quot;84&quot;;1)" office:value-type="string" office:string-value="84A9" calcext:value-type="string">
            <text:p>84A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0</text:p>
          </table:table-cell>
          <table:table-cell table:style-name="ce43" table:formula="of:=DEC2BIN([.A89];7)" office:value-type="string" office:string-value="0101000" calcext:value-type="string">
            <text:p>0101000</text:p>
          </table:table-cell>
          <table:table-cell office:value-type="string" calcext:value-type="string">
            <text:p>5</text:p>
          </table:table-cell>
          <table:table-cell table:style-name="ce37" table:formula="of:=[.A89]+160" office:value-type="float" office:value="200" calcext:value-type="float">
            <text:p>200</text:p>
          </table:table-cell>
          <table:table-cell table:style-name="ce40" table:formula="of:=UNICHAR([.D89])" office:value-type="string" office:string-value="È" calcext:value-type="string">
            <text:p>È</text:p>
          </table:table-cell>
          <table:table-cell table:style-name="ce16" table:formula="of:=DEC2HEX([.A89];4)" office:value-type="string" office:string-value="0028" calcext:value-type="string">
            <text:p>0028</text:p>
          </table:table-cell>
          <table:table-cell table:style-name="ce20" table:formula="of:=DEC2HEX([.A89]+128;4)" office:value-type="string" office:string-value="00A8" calcext:value-type="string">
            <text:p>00A8</text:p>
          </table:table-cell>
          <table:table-cell table:style-name="ce24" table:formula="of:=SUBSTITUTE([.F89];&quot;00&quot;;&quot;04&quot;;1)" office:value-type="string" office:string-value="0428" calcext:value-type="string">
            <text:p>0428</text:p>
          </table:table-cell>
          <table:table-cell table:style-name="ce32" table:formula="of:=SUBSTITUTE([.F89];&quot;00&quot;;&quot;80&quot;;1)" office:value-type="string" office:string-value="8028" calcext:value-type="string">
            <text:p>8028</text:p>
          </table:table-cell>
          <table:table-cell/>
          <table:table-cell table:style-name="ce58"/>
          <table:table-cell table:number-columns-repeated="2"/>
          <table:table-cell table:style-name="ce150" table:formula="of:=SUBSTITUTE([.G89];&quot;00&quot;;&quot;04&quot;;1)" office:value-type="string" office:string-value="04A8" calcext:value-type="string">
            <text:p>04A8</text:p>
          </table:table-cell>
          <table:table-cell table:style-name="ce150" table:formula="of:=SUBSTITUTE([.G89];&quot;00&quot;;&quot;80&quot;;1)" office:value-type="string" office:string-value="80A8" calcext:value-type="string">
            <text:p>80A8</text:p>
          </table:table-cell>
          <table:table-cell table:style-name="ce150" table:formula="of:=SUBSTITUTE([.F89];&quot;00&quot;;&quot;84&quot;;1)" office:value-type="string" office:string-value="8428" calcext:value-type="string">
            <text:p>8428</text:p>
          </table:table-cell>
          <table:table-cell table:style-name="ce150" table:formula="of:=SUBSTITUTE([.G89];&quot;00&quot;;&quot;84&quot;;1)" office:value-type="string" office:string-value="84A8" calcext:value-type="string">
            <text:p>84A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9</text:p>
          </table:table-cell>
          <table:table-cell table:style-name="ce43" table:formula="of:=DEC2BIN([.A90];7)" office:value-type="string" office:string-value="0100111" calcext:value-type="string">
            <text:p>0100111</text:p>
          </table:table-cell>
          <table:table-cell office:value-type="string" calcext:value-type="string">
            <text:p>3</text:p>
          </table:table-cell>
          <table:table-cell table:style-name="ce37" table:formula="of:=[.A90]+160" office:value-type="float" office:value="199" calcext:value-type="float">
            <text:p>199</text:p>
          </table:table-cell>
          <table:table-cell table:style-name="ce40" table:formula="of:=UNICHAR([.D90])" office:value-type="string" office:string-value="Ç" calcext:value-type="string">
            <text:p>Ç</text:p>
          </table:table-cell>
          <table:table-cell table:style-name="ce16" table:formula="of:=DEC2HEX([.A90];4)" office:value-type="string" office:string-value="0027" calcext:value-type="string">
            <text:p>0027</text:p>
          </table:table-cell>
          <table:table-cell table:style-name="ce20" table:formula="of:=DEC2HEX([.A90]+128;4)" office:value-type="string" office:string-value="00A7" calcext:value-type="string">
            <text:p>00A7</text:p>
          </table:table-cell>
          <table:table-cell table:style-name="ce24" table:formula="of:=SUBSTITUTE([.F90];&quot;00&quot;;&quot;04&quot;;1)" office:value-type="string" office:string-value="0427" calcext:value-type="string">
            <text:p>0427</text:p>
          </table:table-cell>
          <table:table-cell table:formula="of:=SUBSTITUTE([.F90];&quot;00&quot;;&quot;80&quot;;1)" office:value-type="string" office:string-value="8027" calcext:value-type="string">
            <text:p>8027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[</text:p>
          </table:table-cell>
          <table:table-cell table:number-columns-repeated="2" office:value-type="string" calcext:value-type="string">
            <text:p>[</text:p>
          </table:table-cell>
          <table:table-cell table:style-name="ce150" table:formula="of:=SUBSTITUTE([.G90];&quot;00&quot;;&quot;04&quot;;1)" office:value-type="string" office:string-value="04A7" calcext:value-type="string">
            <text:p>04A7</text:p>
          </table:table-cell>
          <table:table-cell table:style-name="ce150" table:formula="of:=SUBSTITUTE([.G90];&quot;00&quot;;&quot;80&quot;;1)" office:value-type="string" office:string-value="80A7" calcext:value-type="string">
            <text:p>80A7</text:p>
          </table:table-cell>
          <table:table-cell table:style-name="ce150" table:formula="of:=SUBSTITUTE([.F90];&quot;00&quot;;&quot;84&quot;;1)" office:value-type="string" office:string-value="8427" calcext:value-type="string">
            <text:p>8427</text:p>
          </table:table-cell>
          <table:table-cell table:style-name="ce150" table:formula="of:=SUBSTITUTE([.G90];&quot;00&quot;;&quot;84&quot;;1)" office:value-type="string" office:string-value="84A7" calcext:value-type="string">
            <text:p>84A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8</text:p>
          </table:table-cell>
          <table:table-cell table:style-name="ce43" table:formula="of:=DEC2BIN([.A91];7)" office:value-type="string" office:string-value="0100110" calcext:value-type="string">
            <text:p>0100110</text:p>
          </table:table-cell>
          <table:table-cell office:value-type="string" calcext:value-type="string">
            <text:p>4</text:p>
          </table:table-cell>
          <table:table-cell table:style-name="ce37" table:formula="of:=[.A91]+160" office:value-type="float" office:value="198" calcext:value-type="float">
            <text:p>198</text:p>
          </table:table-cell>
          <table:table-cell table:style-name="ce40" table:formula="of:=UNICHAR([.D91])" office:value-type="string" office:string-value="Æ" calcext:value-type="string">
            <text:p>Æ</text:p>
          </table:table-cell>
          <table:table-cell table:style-name="ce16" table:formula="of:=DEC2HEX([.A91];4)" office:value-type="string" office:string-value="0026" calcext:value-type="string">
            <text:p>0026</text:p>
          </table:table-cell>
          <table:table-cell table:style-name="ce20" table:formula="of:=DEC2HEX([.A91]+128;4)" office:value-type="string" office:string-value="00A6" calcext:value-type="string">
            <text:p>00A6</text:p>
          </table:table-cell>
          <table:table-cell table:style-name="ce24" table:formula="of:=SUBSTITUTE([.F91];&quot;00&quot;;&quot;04&quot;;1)" office:value-type="string" office:string-value="0426" calcext:value-type="string">
            <text:p>0426</text:p>
          </table:table-cell>
          <table:table-cell table:style-name="ce32" table:formula="of:=SUBSTITUTE([.F91];&quot;00&quot;;&quot;80&quot;;1)" office:value-type="string" office:string-value="8026" calcext:value-type="string">
            <text:p>8026</text:p>
          </table:table-cell>
          <table:table-cell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lt;</text:p>
          </table:table-cell>
          <table:table-cell table:style-name="ce150" table:formula="of:=SUBSTITUTE([.G91];&quot;00&quot;;&quot;04&quot;;1)" office:value-type="string" office:string-value="04A6" calcext:value-type="string">
            <text:p>04A6</text:p>
          </table:table-cell>
          <table:table-cell table:style-name="ce150" table:formula="of:=SUBSTITUTE([.G91];&quot;00&quot;;&quot;80&quot;;1)" office:value-type="string" office:string-value="80A6" calcext:value-type="string">
            <text:p>80A6</text:p>
          </table:table-cell>
          <table:table-cell table:style-name="ce150" table:formula="of:=SUBSTITUTE([.F91];&quot;00&quot;;&quot;84&quot;;1)" office:value-type="string" office:string-value="8426" calcext:value-type="string">
            <text:p>8426</text:p>
          </table:table-cell>
          <table:table-cell table:style-name="ce150" table:formula="of:=SUBSTITUTE([.G91];&quot;00&quot;;&quot;84&quot;;1)" office:value-type="string" office:string-value="84A6" calcext:value-type="string">
            <text:p>84A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7</text:p>
          </table:table-cell>
          <table:table-cell table:style-name="ce43" table:formula="of:=DEC2BIN([.A92];7)" office:value-type="string" office:string-value="0100101" calcext:value-type="string">
            <text:p>0100101</text:p>
          </table:table-cell>
          <table:table-cell office:value-type="string" calcext:value-type="string">
            <text:p>4</text:p>
          </table:table-cell>
          <table:table-cell table:style-name="ce37" table:formula="of:=[.A92]+160" office:value-type="float" office:value="197" calcext:value-type="float">
            <text:p>197</text:p>
          </table:table-cell>
          <table:table-cell table:style-name="ce40" table:formula="of:=UNICHAR([.D92])" office:value-type="string" office:string-value="Å" calcext:value-type="string">
            <text:p>Å</text:p>
          </table:table-cell>
          <table:table-cell table:style-name="ce16" table:formula="of:=DEC2HEX([.A92];4)" office:value-type="string" office:string-value="0025" calcext:value-type="string">
            <text:p>0025</text:p>
          </table:table-cell>
          <table:table-cell table:style-name="ce20" table:formula="of:=DEC2HEX([.A92]+128;4)" office:value-type="string" office:string-value="00A5" calcext:value-type="string">
            <text:p>00A5</text:p>
          </table:table-cell>
          <table:table-cell table:style-name="ce24" table:formula="of:=SUBSTITUTE([.F92];&quot;00&quot;;&quot;04&quot;;1)" office:value-type="string" office:string-value="0425" calcext:value-type="string">
            <text:p>0425</text:p>
          </table:table-cell>
          <table:table-cell table:style-name="ce32" table:formula="of:=SUBSTITUTE([.F92];&quot;00&quot;;&quot;80&quot;;1)" office:value-type="string" office:string-value="8025" calcext:value-type="string">
            <text:p>8025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50" table:formula="of:=SUBSTITUTE([.G92];&quot;00&quot;;&quot;04&quot;;1)" office:value-type="string" office:string-value="04A5" calcext:value-type="string">
            <text:p>04A5</text:p>
          </table:table-cell>
          <table:table-cell table:style-name="ce150" table:formula="of:=SUBSTITUTE([.G92];&quot;00&quot;;&quot;80&quot;;1)" office:value-type="string" office:string-value="80A5" calcext:value-type="string">
            <text:p>80A5</text:p>
          </table:table-cell>
          <table:table-cell table:style-name="ce150" table:formula="of:=SUBSTITUTE([.F92];&quot;00&quot;;&quot;84&quot;;1)" office:value-type="string" office:string-value="8425" calcext:value-type="string">
            <text:p>8425</text:p>
          </table:table-cell>
          <table:table-cell table:style-name="ce150" table:formula="of:=SUBSTITUTE([.G92];&quot;00&quot;;&quot;84&quot;;1)" office:value-type="string" office:string-value="84A5" calcext:value-type="string">
            <text:p>84A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6</text:p>
          </table:table-cell>
          <table:table-cell table:style-name="ce43" table:formula="of:=DEC2BIN([.A93];7)" office:value-type="string" office:string-value="0100100" calcext:value-type="string">
            <text:p>0100100</text:p>
          </table:table-cell>
          <table:table-cell office:value-type="string" calcext:value-type="string">
            <text:p>5</text:p>
          </table:table-cell>
          <table:table-cell table:style-name="ce37" table:formula="of:=[.A93]+160" office:value-type="float" office:value="196" calcext:value-type="float">
            <text:p>196</text:p>
          </table:table-cell>
          <table:table-cell table:style-name="ce40" table:formula="of:=UNICHAR([.D93])" office:value-type="string" office:string-value="Ä" calcext:value-type="string">
            <text:p>Ä</text:p>
          </table:table-cell>
          <table:table-cell table:style-name="ce16" table:formula="of:=DEC2HEX([.A93];4)" office:value-type="string" office:string-value="0024" calcext:value-type="string">
            <text:p>0024</text:p>
          </table:table-cell>
          <table:table-cell table:style-name="ce20" table:formula="of:=DEC2HEX([.A93]+128;4)" office:value-type="string" office:string-value="00A4" calcext:value-type="string">
            <text:p>00A4</text:p>
          </table:table-cell>
          <table:table-cell table:style-name="ce24" table:formula="of:=SUBSTITUTE([.F93];&quot;00&quot;;&quot;04&quot;;1)" office:value-type="string" office:string-value="0424" calcext:value-type="string">
            <text:p>0424</text:p>
          </table:table-cell>
          <table:table-cell table:style-name="ce32" table:formula="of:=SUBSTITUTE([.F93];&quot;00&quot;;&quot;80&quot;;1)" office:value-type="string" office:string-value="8024" calcext:value-type="string">
            <text:p>8024</text:p>
          </table:table-cell>
          <table:table-cell/>
          <table:table-cell table:style-name="ce58"/>
          <table:table-cell table:number-columns-repeated="2"/>
          <table:table-cell table:style-name="ce150" table:formula="of:=SUBSTITUTE([.G93];&quot;00&quot;;&quot;04&quot;;1)" office:value-type="string" office:string-value="04A4" calcext:value-type="string">
            <text:p>04A4</text:p>
          </table:table-cell>
          <table:table-cell table:style-name="ce150" table:formula="of:=SUBSTITUTE([.G93];&quot;00&quot;;&quot;80&quot;;1)" office:value-type="string" office:string-value="80A4" calcext:value-type="string">
            <text:p>80A4</text:p>
          </table:table-cell>
          <table:table-cell table:style-name="ce150" table:formula="of:=SUBSTITUTE([.F93];&quot;00&quot;;&quot;84&quot;;1)" office:value-type="string" office:string-value="8424" calcext:value-type="string">
            <text:p>8424</text:p>
          </table:table-cell>
          <table:table-cell table:style-name="ce150" table:formula="of:=SUBSTITUTE([.G93];&quot;00&quot;;&quot;84&quot;;1)" office:value-type="string" office:string-value="84A4" calcext:value-type="string">
            <text:p>84A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5</text:p>
          </table:table-cell>
          <table:table-cell table:style-name="ce43" table:formula="of:=DEC2BIN([.A94];7)" office:value-type="string" office:string-value="0100011" calcext:value-type="string">
            <text:p>0100011</text:p>
          </table:table-cell>
          <table:table-cell office:value-type="string" calcext:value-type="string">
            <text:p>4</text:p>
          </table:table-cell>
          <table:table-cell table:style-name="ce37" table:formula="of:=[.A94]+160" office:value-type="float" office:value="195" calcext:value-type="float">
            <text:p>195</text:p>
          </table:table-cell>
          <table:table-cell table:style-name="ce40" table:formula="of:=UNICHAR([.D94])" office:value-type="string" office:string-value="Ã" calcext:value-type="string">
            <text:p>Ã</text:p>
          </table:table-cell>
          <table:table-cell table:style-name="ce16" table:formula="of:=DEC2HEX([.A94];4)" office:value-type="string" office:string-value="0023" calcext:value-type="string">
            <text:p>0023</text:p>
          </table:table-cell>
          <table:table-cell table:style-name="ce20" table:formula="of:=DEC2HEX([.A94]+128;4)" office:value-type="string" office:string-value="00A3" calcext:value-type="string">
            <text:p>00A3</text:p>
          </table:table-cell>
          <table:table-cell table:style-name="ce24" table:formula="of:=SUBSTITUTE([.F94];&quot;00&quot;;&quot;04&quot;;1)" office:value-type="string" office:string-value="0423" calcext:value-type="string">
            <text:p>0423</text:p>
          </table:table-cell>
          <table:table-cell table:style-name="ce32" table:formula="of:=SUBSTITUTE([.F94];&quot;00&quot;;&quot;80&quot;;1)" office:value-type="string" office:string-value="8023" calcext:value-type="string">
            <text:p>8023</text:p>
          </table:table-cell>
          <table:table-cell office:value-type="string" calcext:value-type="string">
            <text:p>,</text:p>
          </table:table-cell>
          <table:table-cell table:style-name="ce52"/>
          <table:table-cell table:number-columns-repeated="2"/>
          <table:table-cell table:style-name="ce150" table:formula="of:=SUBSTITUTE([.G94];&quot;00&quot;;&quot;04&quot;;1)" office:value-type="string" office:string-value="04A3" calcext:value-type="string">
            <text:p>04A3</text:p>
          </table:table-cell>
          <table:table-cell table:style-name="ce150" table:formula="of:=SUBSTITUTE([.G94];&quot;00&quot;;&quot;80&quot;;1)" office:value-type="string" office:string-value="80A3" calcext:value-type="string">
            <text:p>80A3</text:p>
          </table:table-cell>
          <table:table-cell table:style-name="ce150" table:formula="of:=SUBSTITUTE([.F94];&quot;00&quot;;&quot;84&quot;;1)" office:value-type="string" office:string-value="8423" calcext:value-type="string">
            <text:p>8423</text:p>
          </table:table-cell>
          <table:table-cell table:style-name="ce150" table:formula="of:=SUBSTITUTE([.G94];&quot;00&quot;;&quot;84&quot;;1)" office:value-type="string" office:string-value="84A3" calcext:value-type="string">
            <text:p>84A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4</text:p>
          </table:table-cell>
          <table:table-cell table:style-name="ce43" table:formula="of:=DEC2BIN([.A95];7)" office:value-type="string" office:string-value="0100010" calcext:value-type="string">
            <text:p>0100010</text:p>
          </table:table-cell>
          <table:table-cell office:value-type="string" calcext:value-type="string">
            <text:p>5</text:p>
          </table:table-cell>
          <table:table-cell table:style-name="ce37" table:formula="of:=[.A95]+160" office:value-type="float" office:value="194" calcext:value-type="float">
            <text:p>194</text:p>
          </table:table-cell>
          <table:table-cell table:style-name="ce40" table:formula="of:=UNICHAR([.D95])" office:value-type="string" office:string-value="Â" calcext:value-type="string">
            <text:p>Â</text:p>
          </table:table-cell>
          <table:table-cell table:style-name="ce16" table:formula="of:=DEC2HEX([.A95];4)" office:value-type="string" office:string-value="0022" calcext:value-type="string">
            <text:p>0022</text:p>
          </table:table-cell>
          <table:table-cell table:style-name="ce20" table:formula="of:=DEC2HEX([.A95]+128;4)" office:value-type="string" office:string-value="00A2" calcext:value-type="string">
            <text:p>00A2</text:p>
          </table:table-cell>
          <table:table-cell table:style-name="ce24" table:formula="of:=SUBSTITUTE([.F95];&quot;00&quot;;&quot;04&quot;;1)" office:value-type="string" office:string-value="0422" calcext:value-type="string">
            <text:p>0422</text:p>
          </table:table-cell>
          <table:table-cell table:style-name="ce32" table:formula="of:=SUBSTITUTE([.F95];&quot;00&quot;;&quot;80&quot;;1)" office:value-type="string" office:string-value="8022" calcext:value-type="string">
            <text:p>8022</text:p>
          </table:table-cell>
          <table:table-cell/>
          <table:table-cell table:style-name="ce58"/>
          <table:table-cell table:number-columns-repeated="2"/>
          <table:table-cell table:style-name="ce150" table:formula="of:=SUBSTITUTE([.G95];&quot;00&quot;;&quot;04&quot;;1)" office:value-type="string" office:string-value="04A2" calcext:value-type="string">
            <text:p>04A2</text:p>
          </table:table-cell>
          <table:table-cell table:style-name="ce150" table:formula="of:=SUBSTITUTE([.G95];&quot;00&quot;;&quot;80&quot;;1)" office:value-type="string" office:string-value="80A2" calcext:value-type="string">
            <text:p>80A2</text:p>
          </table:table-cell>
          <table:table-cell table:style-name="ce150" table:formula="of:=SUBSTITUTE([.F95];&quot;00&quot;;&quot;84&quot;;1)" office:value-type="string" office:string-value="8422" calcext:value-type="string">
            <text:p>8422</text:p>
          </table:table-cell>
          <table:table-cell table:style-name="ce150" table:formula="of:=SUBSTITUTE([.G95];&quot;00&quot;;&quot;84&quot;;1)" office:value-type="string" office:string-value="84A2" calcext:value-type="string">
            <text:p>84A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3</text:p>
          </table:table-cell>
          <table:table-cell table:style-name="ce43" table:formula="of:=DEC2BIN([.A96];7)" office:value-type="string" office:string-value="0100001" calcext:value-type="string">
            <text:p>0100001</text:p>
          </table:table-cell>
          <table:table-cell office:value-type="string" calcext:value-type="string">
            <text:p>5</text:p>
          </table:table-cell>
          <table:table-cell table:style-name="ce37" table:formula="of:=[.A96]+160" office:value-type="float" office:value="193" calcext:value-type="float">
            <text:p>193</text:p>
          </table:table-cell>
          <table:table-cell table:style-name="ce40" table:formula="of:=UNICHAR([.D96])" office:value-type="string" office:string-value="Á" calcext:value-type="string">
            <text:p>Á</text:p>
          </table:table-cell>
          <table:table-cell table:style-name="ce16" table:formula="of:=DEC2HEX([.A96];4)" office:value-type="string" office:string-value="0021" calcext:value-type="string">
            <text:p>0021</text:p>
          </table:table-cell>
          <table:table-cell table:style-name="ce20" table:formula="of:=DEC2HEX([.A96]+128;4)" office:value-type="string" office:string-value="00A1" calcext:value-type="string">
            <text:p>00A1</text:p>
          </table:table-cell>
          <table:table-cell table:style-name="ce24" table:formula="of:=SUBSTITUTE([.F96];&quot;00&quot;;&quot;04&quot;;1)" office:value-type="string" office:string-value="0421" calcext:value-type="string">
            <text:p>0421</text:p>
          </table:table-cell>
          <table:table-cell table:style-name="ce32" table:formula="of:=SUBSTITUTE([.F96];&quot;00&quot;;&quot;80&quot;;1)" office:value-type="string" office:string-value="8021" calcext:value-type="string">
            <text:p>8021</text:p>
          </table:table-cell>
          <table:table-cell/>
          <table:table-cell table:style-name="ce58"/>
          <table:table-cell table:number-columns-repeated="2"/>
          <table:table-cell table:style-name="ce150" table:formula="of:=SUBSTITUTE([.G96];&quot;00&quot;;&quot;04&quot;;1)" office:value-type="string" office:string-value="04A1" calcext:value-type="string">
            <text:p>04A1</text:p>
          </table:table-cell>
          <table:table-cell table:style-name="ce150" table:formula="of:=SUBSTITUTE([.G96];&quot;00&quot;;&quot;80&quot;;1)" office:value-type="string" office:string-value="80A1" calcext:value-type="string">
            <text:p>80A1</text:p>
          </table:table-cell>
          <table:table-cell table:style-name="ce150" table:formula="of:=SUBSTITUTE([.F96];&quot;00&quot;;&quot;84&quot;;1)" office:value-type="string" office:string-value="8421" calcext:value-type="string">
            <text:p>8421</text:p>
          </table:table-cell>
          <table:table-cell table:style-name="ce150" table:formula="of:=SUBSTITUTE([.G96];&quot;00&quot;;&quot;84&quot;;1)" office:value-type="string" office:string-value="84A1" calcext:value-type="string">
            <text:p>84A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2</text:p>
          </table:table-cell>
          <table:table-cell table:style-name="ce43" table:formula="of:=DEC2BIN([.A97];7)" office:value-type="string" office:string-value="0100000" calcext:value-type="string">
            <text:p>0100000</text:p>
          </table:table-cell>
          <table:table-cell office:value-type="string" calcext:value-type="string">
            <text:p>6</text:p>
          </table:table-cell>
          <table:table-cell table:style-name="ce37" table:formula="of:=[.A97]+160" office:value-type="float" office:value="192" calcext:value-type="float">
            <text:p>192</text:p>
          </table:table-cell>
          <table:table-cell table:style-name="ce40" table:formula="of:=UNICHAR([.D97])" office:value-type="string" office:string-value="À" calcext:value-type="string">
            <text:p>À</text:p>
          </table:table-cell>
          <table:table-cell table:style-name="ce16" table:formula="of:=DEC2HEX([.A97];4)" office:value-type="string" office:string-value="0020" calcext:value-type="string">
            <text:p>0020</text:p>
          </table:table-cell>
          <table:table-cell table:style-name="ce20" table:formula="of:=DEC2HEX([.A97]+128;4)" office:value-type="string" office:string-value="00A0" calcext:value-type="string">
            <text:p>00A0</text:p>
          </table:table-cell>
          <table:table-cell table:style-name="ce24" table:formula="of:=SUBSTITUTE([.F97];&quot;00&quot;;&quot;04&quot;;1)" office:value-type="string" office:string-value="0420" calcext:value-type="string">
            <text:p>0420</text:p>
          </table:table-cell>
          <table:table-cell table:style-name="ce32" table:formula="of:=SUBSTITUTE([.F97];&quot;00&quot;;&quot;80&quot;;1)" office:value-type="string" office:string-value="8020" calcext:value-type="string">
            <text:p>8020</text:p>
          </table:table-cell>
          <table:table-cell/>
          <table:table-cell table:style-name="ce58"/>
          <table:table-cell table:number-columns-repeated="2"/>
          <table:table-cell table:style-name="ce150" table:formula="of:=SUBSTITUTE([.G97];&quot;00&quot;;&quot;04&quot;;1)" office:value-type="string" office:string-value="04A0" calcext:value-type="string">
            <text:p>04A0</text:p>
          </table:table-cell>
          <table:table-cell table:style-name="ce150" table:formula="of:=SUBSTITUTE([.G97];&quot;00&quot;;&quot;80&quot;;1)" office:value-type="string" office:string-value="80A0" calcext:value-type="string">
            <text:p>80A0</text:p>
          </table:table-cell>
          <table:table-cell table:style-name="ce150" table:formula="of:=SUBSTITUTE([.F97];&quot;00&quot;;&quot;84&quot;;1)" office:value-type="string" office:string-value="8420" calcext:value-type="string">
            <text:p>8420</text:p>
          </table:table-cell>
          <table:table-cell table:style-name="ce150" table:formula="of:=SUBSTITUTE([.G97];&quot;00&quot;;&quot;84&quot;;1)" office:value-type="string" office:string-value="84A0" calcext:value-type="string">
            <text:p>84A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1</text:p>
          </table:table-cell>
          <table:table-cell table:style-name="ce43" table:formula="of:=DEC2BIN([.A98];7)" office:value-type="string" office:string-value="0011111" calcext:value-type="string">
            <text:p>0011111</text:p>
          </table:table-cell>
          <table:table-cell office:value-type="string" calcext:value-type="string">
            <text:p>2</text:p>
          </table:table-cell>
          <table:table-cell table:style-name="ce37" table:formula="of:=[.A98]+160" office:value-type="float" office:value="191" calcext:value-type="float">
            <text:p>191</text:p>
          </table:table-cell>
          <table:table-cell table:style-name="ce40" table:formula="of:=UNICHAR([.D98])" office:value-type="string" office:string-value="¿" calcext:value-type="string">
            <text:p>¿</text:p>
          </table:table-cell>
          <table:table-cell table:style-name="ce16" table:formula="of:=DEC2HEX([.A98];4)" office:value-type="string" office:string-value="001F" calcext:value-type="string">
            <text:p>001F</text:p>
          </table:table-cell>
          <table:table-cell table:style-name="ce20" table:formula="of:=DEC2HEX([.A98]+128;4)" office:value-type="string" office:string-value="009F" calcext:value-type="string">
            <text:p>009F</text:p>
          </table:table-cell>
          <table:table-cell table:style-name="ce24" table:formula="of:=SUBSTITUTE([.F98];&quot;00&quot;;&quot;04&quot;;1)" office:value-type="string" office:string-value="041F" calcext:value-type="string">
            <text:p>041F</text:p>
          </table:table-cell>
          <table:table-cell table:style-name="ce32" table:formula="of:=SUBSTITUTE([.F98];&quot;00&quot;;&quot;80&quot;;1)" office:value-type="string" office:string-value="801F" calcext:value-type="string">
            <text:p>801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</text:p>
          </table:table-cell>
          <table:table-cell table:style-name="ce150" table:formula="of:=SUBSTITUTE([.G98];&quot;00&quot;;&quot;04&quot;;1)" office:value-type="string" office:string-value="049F" calcext:value-type="string">
            <text:p>049F</text:p>
          </table:table-cell>
          <table:table-cell table:style-name="ce150" table:formula="of:=SUBSTITUTE([.G98];&quot;00&quot;;&quot;80&quot;;1)" office:value-type="string" office:string-value="809F" calcext:value-type="string">
            <text:p>809F</text:p>
          </table:table-cell>
          <table:table-cell table:style-name="ce150" table:formula="of:=SUBSTITUTE([.F98];&quot;00&quot;;&quot;84&quot;;1)" office:value-type="string" office:string-value="841F" calcext:value-type="string">
            <text:p>841F</text:p>
          </table:table-cell>
          <table:table-cell table:style-name="ce150" table:formula="of:=SUBSTITUTE([.G98];&quot;00&quot;;&quot;84&quot;;1)" office:value-type="string" office:string-value="849F" calcext:value-type="string">
            <text:p>849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0</text:p>
          </table:table-cell>
          <table:table-cell table:style-name="ce43" table:formula="of:=DEC2BIN([.A99];7)" office:value-type="string" office:string-value="0011110" calcext:value-type="string">
            <text:p>0011110</text:p>
          </table:table-cell>
          <table:table-cell office:value-type="string" calcext:value-type="string">
            <text:p>3</text:p>
          </table:table-cell>
          <table:table-cell table:style-name="ce37" table:formula="of:=[.A99]+160" office:value-type="float" office:value="190" calcext:value-type="float">
            <text:p>190</text:p>
          </table:table-cell>
          <table:table-cell table:style-name="ce40" table:formula="of:=UNICHAR([.D99])" office:value-type="string" office:string-value="¾" calcext:value-type="string">
            <text:p>¾</text:p>
          </table:table-cell>
          <table:table-cell table:style-name="ce16" table:formula="of:=DEC2HEX([.A99];4)" office:value-type="string" office:string-value="001E" calcext:value-type="string">
            <text:p>001E</text:p>
          </table:table-cell>
          <table:table-cell table:style-name="ce20" table:formula="of:=DEC2HEX([.A99]+128;4)" office:value-type="string" office:string-value="009E" calcext:value-type="string">
            <text:p>009E</text:p>
          </table:table-cell>
          <table:table-cell table:style-name="ce24" table:formula="of:=SUBSTITUTE([.F99];&quot;00&quot;;&quot;04&quot;;1)" office:value-type="string" office:string-value="041E" calcext:value-type="string">
            <text:p>041E</text:p>
          </table:table-cell>
          <table:table-cell table:formula="of:=SUBSTITUTE([.F99];&quot;00&quot;;&quot;80&quot;;1)" office:value-type="string" office:string-value="801E" calcext:value-type="string">
            <text:p>801E</text:p>
          </table:table-cell>
          <table:table-cell office:value-type="string" calcext:value-type="string">
            <text:p>&lt;</text:p>
          </table:table-cell>
          <table:table-cell table:style-name="ce52" office:value-type="string" calcext:value-type="string">
            <text:p>(</text:p>
          </table:table-cell>
          <table:table-cell table:number-columns-repeated="2" office:value-type="string" calcext:value-type="string">
            <text:p>(</text:p>
          </table:table-cell>
          <table:table-cell table:style-name="ce150" table:formula="of:=SUBSTITUTE([.G99];&quot;00&quot;;&quot;04&quot;;1)" office:value-type="string" office:string-value="049E" calcext:value-type="string">
            <text:p>049E</text:p>
          </table:table-cell>
          <table:table-cell table:style-name="ce150" table:formula="of:=SUBSTITUTE([.G99];&quot;00&quot;;&quot;80&quot;;1)" office:value-type="string" office:string-value="809E" calcext:value-type="string">
            <text:p>809E</text:p>
          </table:table-cell>
          <table:table-cell table:style-name="ce150" table:formula="of:=SUBSTITUTE([.F99];&quot;00&quot;;&quot;84&quot;;1)" office:value-type="string" office:string-value="841E" calcext:value-type="string">
            <text:p>841E</text:p>
          </table:table-cell>
          <table:table-cell table:style-name="ce150" table:formula="of:=SUBSTITUTE([.G99];&quot;00&quot;;&quot;84&quot;;1)" office:value-type="string" office:string-value="849E" calcext:value-type="string">
            <text:p>849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9</text:p>
          </table:table-cell>
          <table:table-cell table:style-name="ce43" table:formula="of:=DEC2BIN([.A100];7)" office:value-type="string" office:string-value="0011101" calcext:value-type="string">
            <text:p>0011101</text:p>
          </table:table-cell>
          <table:table-cell office:value-type="string" calcext:value-type="string">
            <text:p>3</text:p>
          </table:table-cell>
          <table:table-cell table:style-name="ce37" table:formula="of:=[.A100]+160" office:value-type="float" office:value="189" calcext:value-type="float">
            <text:p>189</text:p>
          </table:table-cell>
          <table:table-cell table:style-name="ce40" table:formula="of:=UNICHAR([.D100])" office:value-type="string" office:string-value="½" calcext:value-type="string">
            <text:p>½</text:p>
          </table:table-cell>
          <table:table-cell table:style-name="ce16" table:formula="of:=DEC2HEX([.A100];4)" office:value-type="string" office:string-value="001D" calcext:value-type="string">
            <text:p>001D</text:p>
          </table:table-cell>
          <table:table-cell table:style-name="ce20" table:formula="of:=DEC2HEX([.A100]+128;4)" office:value-type="string" office:string-value="009D" calcext:value-type="string">
            <text:p>009D</text:p>
          </table:table-cell>
          <table:table-cell table:style-name="ce24" table:formula="of:=SUBSTITUTE([.F100];&quot;00&quot;;&quot;04&quot;;1)" office:value-type="string" office:string-value="041D" calcext:value-type="string">
            <text:p>041D</text:p>
          </table:table-cell>
          <table:table-cell table:formula="of:=SUBSTITUTE([.F100];&quot;00&quot;;&quot;80&quot;;1)" office:value-type="string" office:string-value="801D" calcext:value-type="string">
            <text:p>801D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table:style-name="ce150" table:formula="of:=SUBSTITUTE([.G100];&quot;00&quot;;&quot;04&quot;;1)" office:value-type="string" office:string-value="049D" calcext:value-type="string">
            <text:p>049D</text:p>
          </table:table-cell>
          <table:table-cell table:style-name="ce150" table:formula="of:=SUBSTITUTE([.G100];&quot;00&quot;;&quot;80&quot;;1)" office:value-type="string" office:string-value="809D" calcext:value-type="string">
            <text:p>809D</text:p>
          </table:table-cell>
          <table:table-cell table:style-name="ce150" table:formula="of:=SUBSTITUTE([.F100];&quot;00&quot;;&quot;84&quot;;1)" office:value-type="string" office:string-value="841D" calcext:value-type="string">
            <text:p>841D</text:p>
          </table:table-cell>
          <table:table-cell table:style-name="ce150" table:formula="of:=SUBSTITUTE([.G100];&quot;00&quot;;&quot;84&quot;;1)" office:value-type="string" office:string-value="849D" calcext:value-type="string">
            <text:p>849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8</text:p>
          </table:table-cell>
          <table:table-cell table:style-name="ce43" table:formula="of:=DEC2BIN([.A101];7)" office:value-type="string" office:string-value="0011100" calcext:value-type="string">
            <text:p>0011100</text:p>
          </table:table-cell>
          <table:table-cell office:value-type="string" calcext:value-type="string">
            <text:p>4</text:p>
          </table:table-cell>
          <table:table-cell table:style-name="ce37" table:formula="of:=[.A101]+160" office:value-type="float" office:value="188" calcext:value-type="float">
            <text:p>188</text:p>
          </table:table-cell>
          <table:table-cell table:style-name="ce40" table:formula="of:=UNICHAR([.D101])" office:value-type="string" office:string-value="¼" calcext:value-type="string">
            <text:p>¼</text:p>
          </table:table-cell>
          <table:table-cell table:style-name="ce16" table:formula="of:=DEC2HEX([.A101];4)" office:value-type="string" office:string-value="001C" calcext:value-type="string">
            <text:p>001C</text:p>
          </table:table-cell>
          <table:table-cell table:style-name="ce20" table:formula="of:=DEC2HEX([.A101]+128;4)" office:value-type="string" office:string-value="009C" calcext:value-type="string">
            <text:p>009C</text:p>
          </table:table-cell>
          <table:table-cell table:style-name="ce24" table:formula="of:=SUBSTITUTE([.F101];&quot;00&quot;;&quot;04&quot;;1)" office:value-type="string" office:string-value="041C" calcext:value-type="string">
            <text:p>041C</text:p>
          </table:table-cell>
          <table:table-cell table:style-name="ce32" table:formula="of:=SUBSTITUTE([.F101];&quot;00&quot;;&quot;80&quot;;1)" office:value-type="string" office:string-value="801C" calcext:value-type="string">
            <text:p>801C</text:p>
          </table:table-cell>
          <table:table-cell office:value-type="string" calcext:value-type="string">
            <text:p>-</text:p>
          </table:table-cell>
          <table:table-cell table:style-name="ce52"/>
          <table:table-cell table:number-columns-repeated="2"/>
          <table:table-cell table:style-name="ce150" table:formula="of:=SUBSTITUTE([.G101];&quot;00&quot;;&quot;04&quot;;1)" office:value-type="string" office:string-value="049C" calcext:value-type="string">
            <text:p>049C</text:p>
          </table:table-cell>
          <table:table-cell table:style-name="ce150" table:formula="of:=SUBSTITUTE([.G101];&quot;00&quot;;&quot;80&quot;;1)" office:value-type="string" office:string-value="809C" calcext:value-type="string">
            <text:p>809C</text:p>
          </table:table-cell>
          <table:table-cell table:style-name="ce150" table:formula="of:=SUBSTITUTE([.F101];&quot;00&quot;;&quot;84&quot;;1)" office:value-type="string" office:string-value="841C" calcext:value-type="string">
            <text:p>841C</text:p>
          </table:table-cell>
          <table:table-cell table:style-name="ce150" table:formula="of:=SUBSTITUTE([.G101];&quot;00&quot;;&quot;84&quot;;1)" office:value-type="string" office:string-value="849C" calcext:value-type="string">
            <text:p>849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7</text:p>
          </table:table-cell>
          <table:table-cell table:style-name="ce43" table:formula="of:=DEC2BIN([.A102];7)" office:value-type="string" office:string-value="0011011" calcext:value-type="string">
            <text:p>0011011</text:p>
          </table:table-cell>
          <table:table-cell office:value-type="string" calcext:value-type="string">
            <text:p>3</text:p>
          </table:table-cell>
          <table:table-cell table:style-name="ce37" table:formula="of:=[.A102]+160" office:value-type="float" office:value="187" calcext:value-type="float">
            <text:p>187</text:p>
          </table:table-cell>
          <table:table-cell table:style-name="ce40" table:formula="of:=UNICHAR([.D102])" office:value-type="string" office:string-value="»" calcext:value-type="string">
            <text:p>»</text:p>
          </table:table-cell>
          <table:table-cell table:style-name="ce16" table:formula="of:=DEC2HEX([.A102];4)" office:value-type="string" office:string-value="001B" calcext:value-type="string">
            <text:p>001B</text:p>
          </table:table-cell>
          <table:table-cell table:style-name="ce20" table:formula="of:=DEC2HEX([.A102]+128;4)" office:value-type="string" office:string-value="009B" calcext:value-type="string">
            <text:p>009B</text:p>
          </table:table-cell>
          <table:table-cell table:style-name="ce24" table:formula="of:=SUBSTITUTE([.F102];&quot;00&quot;;&quot;04&quot;;1)" office:value-type="string" office:string-value="041B" calcext:value-type="string">
            <text:p>041B</text:p>
          </table:table-cell>
          <table:table-cell table:formula="of:=SUBSTITUTE([.F102];&quot;00&quot;;&quot;80&quot;;1)" office:value-type="string" office:string-value="801B" calcext:value-type="string">
            <text:p>801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number-columns-repeated="2" office:value-type="string" calcext:value-type="string">
            <text:p>%</text:p>
          </table:table-cell>
          <table:table-cell table:style-name="ce150" table:formula="of:=SUBSTITUTE([.G102];&quot;00&quot;;&quot;04&quot;;1)" office:value-type="string" office:string-value="049B" calcext:value-type="string">
            <text:p>049B</text:p>
          </table:table-cell>
          <table:table-cell table:style-name="ce150" table:formula="of:=SUBSTITUTE([.G102];&quot;00&quot;;&quot;80&quot;;1)" office:value-type="string" office:string-value="809B" calcext:value-type="string">
            <text:p>809B</text:p>
          </table:table-cell>
          <table:table-cell table:style-name="ce150" table:formula="of:=SUBSTITUTE([.F102];&quot;00&quot;;&quot;84&quot;;1)" office:value-type="string" office:string-value="841B" calcext:value-type="string">
            <text:p>841B</text:p>
          </table:table-cell>
          <table:table-cell table:style-name="ce150" table:formula="of:=SUBSTITUTE([.G102];&quot;00&quot;;&quot;84&quot;;1)" office:value-type="string" office:string-value="849B" calcext:value-type="string">
            <text:p>849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6</text:p>
          </table:table-cell>
          <table:table-cell table:style-name="ce43" table:formula="of:=DEC2BIN([.A103];7)" office:value-type="string" office:string-value="0011010" calcext:value-type="string">
            <text:p>0011010</text:p>
          </table:table-cell>
          <table:table-cell office:value-type="string" calcext:value-type="string">
            <text:p>4</text:p>
          </table:table-cell>
          <table:table-cell table:style-name="ce37" table:formula="of:=[.A103]+160" office:value-type="float" office:value="186" calcext:value-type="float">
            <text:p>186</text:p>
          </table:table-cell>
          <table:table-cell table:style-name="ce40" table:formula="of:=UNICHAR([.D103])" office:value-type="string" office:string-value="º" calcext:value-type="string">
            <text:p>º</text:p>
          </table:table-cell>
          <table:table-cell table:style-name="ce16" table:formula="of:=DEC2HEX([.A103];4)" office:value-type="string" office:string-value="001A" calcext:value-type="string">
            <text:p>001A</text:p>
          </table:table-cell>
          <table:table-cell table:style-name="ce20" table:formula="of:=DEC2HEX([.A103]+128;4)" office:value-type="string" office:string-value="009A" calcext:value-type="string">
            <text:p>009A</text:p>
          </table:table-cell>
          <table:table-cell table:style-name="ce24" table:formula="of:=SUBSTITUTE([.F103];&quot;00&quot;;&quot;04&quot;;1)" office:value-type="string" office:string-value="041A" calcext:value-type="string">
            <text:p>041A</text:p>
          </table:table-cell>
          <table:table-cell table:style-name="ce32" table:formula="of:=SUBSTITUTE([.F103];&quot;00&quot;;&quot;80&quot;;1)" office:value-type="string" office:string-value="801A" calcext:value-type="string">
            <text:p>801A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03];&quot;00&quot;;&quot;04&quot;;1)" office:value-type="string" office:string-value="049A" calcext:value-type="string">
            <text:p>049A</text:p>
          </table:table-cell>
          <table:table-cell table:style-name="ce150" table:formula="of:=SUBSTITUTE([.G103];&quot;00&quot;;&quot;80&quot;;1)" office:value-type="string" office:string-value="809A" calcext:value-type="string">
            <text:p>809A</text:p>
          </table:table-cell>
          <table:table-cell table:style-name="ce150" table:formula="of:=SUBSTITUTE([.F103];&quot;00&quot;;&quot;84&quot;;1)" office:value-type="string" office:string-value="841A" calcext:value-type="string">
            <text:p>841A</text:p>
          </table:table-cell>
          <table:table-cell table:style-name="ce150" table:formula="of:=SUBSTITUTE([.G103];&quot;00&quot;;&quot;84&quot;;1)" office:value-type="string" office:string-value="849A" calcext:value-type="string">
            <text:p>849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5</text:p>
          </table:table-cell>
          <table:table-cell table:style-name="ce43" table:formula="of:=DEC2BIN([.A104];7)" office:value-type="string" office:string-value="0011001" calcext:value-type="string">
            <text:p>0011001</text:p>
          </table:table-cell>
          <table:table-cell office:value-type="string" calcext:value-type="string">
            <text:p>4</text:p>
          </table:table-cell>
          <table:table-cell table:style-name="ce37" table:formula="of:=[.A104]+160" office:value-type="float" office:value="185" calcext:value-type="float">
            <text:p>185</text:p>
          </table:table-cell>
          <table:table-cell table:style-name="ce40" table:formula="of:=UNICHAR([.D104])" office:value-type="string" office:string-value="¹" calcext:value-type="string">
            <text:p>¹</text:p>
          </table:table-cell>
          <table:table-cell table:style-name="ce16" table:formula="of:=DEC2HEX([.A104];4)" office:value-type="string" office:string-value="0019" calcext:value-type="string">
            <text:p>0019</text:p>
          </table:table-cell>
          <table:table-cell table:style-name="ce20" table:formula="of:=DEC2HEX([.A104]+128;4)" office:value-type="string" office:string-value="0099" calcext:value-type="string">
            <text:p>0099</text:p>
          </table:table-cell>
          <table:table-cell table:style-name="ce24" table:formula="of:=SUBSTITUTE([.F104];&quot;00&quot;;&quot;04&quot;;1)" office:value-type="string" office:string-value="0419" calcext:value-type="string">
            <text:p>0419</text:p>
          </table:table-cell>
          <table:table-cell table:style-name="ce32" table:formula="of:=SUBSTITUTE([.F104];&quot;00&quot;;&quot;80&quot;;1)" office:value-type="string" office:string-value="8019" calcext:value-type="string">
            <text:p>8019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04];&quot;00&quot;;&quot;04&quot;;1)" office:value-type="string" office:string-value="0499" calcext:value-type="string">
            <text:p>0499</text:p>
          </table:table-cell>
          <table:table-cell table:style-name="ce150" table:formula="of:=SUBSTITUTE([.G104];&quot;00&quot;;&quot;80&quot;;1)" office:value-type="string" office:string-value="8099" calcext:value-type="string">
            <text:p>8099</text:p>
          </table:table-cell>
          <table:table-cell table:style-name="ce150" table:formula="of:=SUBSTITUTE([.F104];&quot;00&quot;;&quot;84&quot;;1)" office:value-type="string" office:string-value="8419" calcext:value-type="string">
            <text:p>8419</text:p>
          </table:table-cell>
          <table:table-cell table:style-name="ce150" table:formula="of:=SUBSTITUTE([.G104];&quot;00&quot;;&quot;84&quot;;1)" office:value-type="string" office:string-value="8499" calcext:value-type="string">
            <text:p>849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4</text:p>
          </table:table-cell>
          <table:table-cell table:style-name="ce43" table:formula="of:=DEC2BIN([.A105];7)" office:value-type="string" office:string-value="0011000" calcext:value-type="string">
            <text:p>0011000</text:p>
          </table:table-cell>
          <table:table-cell office:value-type="string" calcext:value-type="string">
            <text:p>5</text:p>
          </table:table-cell>
          <table:table-cell table:style-name="ce37" table:formula="of:=[.A105]+160" office:value-type="float" office:value="184" calcext:value-type="float">
            <text:p>184</text:p>
          </table:table-cell>
          <table:table-cell table:style-name="ce40" table:formula="of:=UNICHAR([.D105])" office:value-type="string" office:string-value="¸" calcext:value-type="string">
            <text:p>¸</text:p>
          </table:table-cell>
          <table:table-cell table:style-name="ce16" table:formula="of:=DEC2HEX([.A105];4)" office:value-type="string" office:string-value="0018" calcext:value-type="string">
            <text:p>0018</text:p>
          </table:table-cell>
          <table:table-cell table:style-name="ce20" table:formula="of:=DEC2HEX([.A105]+128;4)" office:value-type="string" office:string-value="0098" calcext:value-type="string">
            <text:p>0098</text:p>
          </table:table-cell>
          <table:table-cell table:style-name="ce24" table:formula="of:=SUBSTITUTE([.F105];&quot;00&quot;;&quot;04&quot;;1)" office:value-type="string" office:string-value="0418" calcext:value-type="string">
            <text:p>0418</text:p>
          </table:table-cell>
          <table:table-cell table:style-name="ce32" table:formula="of:=SUBSTITUTE([.F105];&quot;00&quot;;&quot;80&quot;;1)" office:value-type="string" office:string-value="8018" calcext:value-type="string">
            <text:p>8018</text:p>
          </table:table-cell>
          <table:table-cell/>
          <table:table-cell table:style-name="ce58"/>
          <table:table-cell table:number-columns-repeated="2"/>
          <table:table-cell table:style-name="ce150" table:formula="of:=SUBSTITUTE([.G105];&quot;00&quot;;&quot;04&quot;;1)" office:value-type="string" office:string-value="0498" calcext:value-type="string">
            <text:p>0498</text:p>
          </table:table-cell>
          <table:table-cell table:style-name="ce150" table:formula="of:=SUBSTITUTE([.G105];&quot;00&quot;;&quot;80&quot;;1)" office:value-type="string" office:string-value="8098" calcext:value-type="string">
            <text:p>8098</text:p>
          </table:table-cell>
          <table:table-cell table:style-name="ce150" table:formula="of:=SUBSTITUTE([.F105];&quot;00&quot;;&quot;84&quot;;1)" office:value-type="string" office:string-value="8418" calcext:value-type="string">
            <text:p>8418</text:p>
          </table:table-cell>
          <table:table-cell table:style-name="ce150" table:formula="of:=SUBSTITUTE([.G105];&quot;00&quot;;&quot;84&quot;;1)" office:value-type="string" office:string-value="8498" calcext:value-type="string">
            <text:p>849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3</text:p>
          </table:table-cell>
          <table:table-cell table:style-name="ce43" table:formula="of:=DEC2BIN([.A106];7)" office:value-type="string" office:string-value="0010111" calcext:value-type="string">
            <text:p>0010111</text:p>
          </table:table-cell>
          <table:table-cell office:value-type="string" calcext:value-type="string">
            <text:p>3</text:p>
          </table:table-cell>
          <table:table-cell table:style-name="ce37" table:formula="of:=[.A106]+160" office:value-type="float" office:value="183" calcext:value-type="float">
            <text:p>183</text:p>
          </table:table-cell>
          <table:table-cell table:style-name="ce40" table:formula="of:=UNICHAR([.D106])" office:value-type="string" office:string-value="·" calcext:value-type="string">
            <text:p>·</text:p>
          </table:table-cell>
          <table:table-cell table:style-name="ce16" table:formula="of:=DEC2HEX([.A106];4)" office:value-type="string" office:string-value="0017" calcext:value-type="string">
            <text:p>0017</text:p>
          </table:table-cell>
          <table:table-cell table:style-name="ce20" table:formula="of:=DEC2HEX([.A106]+128;4)" office:value-type="string" office:string-value="0097" calcext:value-type="string">
            <text:p>0097</text:p>
          </table:table-cell>
          <table:table-cell table:style-name="ce24" table:formula="of:=SUBSTITUTE([.F106];&quot;00&quot;;&quot;04&quot;;1)" office:value-type="string" office:string-value="0417" calcext:value-type="string">
            <text:p>0417</text:p>
          </table:table-cell>
          <table:table-cell table:formula="of:=SUBSTITUTE([.F106];&quot;00&quot;;&quot;80&quot;;1)" office:value-type="string" office:string-value="8017" calcext:value-type="string">
            <text:p>8017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style-name="ce150" table:formula="of:=SUBSTITUTE([.G106];&quot;00&quot;;&quot;04&quot;;1)" office:value-type="string" office:string-value="0497" calcext:value-type="string">
            <text:p>0497</text:p>
          </table:table-cell>
          <table:table-cell table:style-name="ce150" table:formula="of:=SUBSTITUTE([.G106];&quot;00&quot;;&quot;80&quot;;1)" office:value-type="string" office:string-value="8097" calcext:value-type="string">
            <text:p>8097</text:p>
          </table:table-cell>
          <table:table-cell table:style-name="ce150" table:formula="of:=SUBSTITUTE([.F106];&quot;00&quot;;&quot;84&quot;;1)" office:value-type="string" office:string-value="8417" calcext:value-type="string">
            <text:p>8417</text:p>
          </table:table-cell>
          <table:table-cell table:style-name="ce150" table:formula="of:=SUBSTITUTE([.G106];&quot;00&quot;;&quot;84&quot;;1)" office:value-type="string" office:string-value="8497" calcext:value-type="string">
            <text:p>849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2</text:p>
          </table:table-cell>
          <table:table-cell table:style-name="ce43" table:formula="of:=DEC2BIN([.A107];7)" office:value-type="string" office:string-value="0010110" calcext:value-type="string">
            <text:p>0010110</text:p>
          </table:table-cell>
          <table:table-cell office:value-type="string" calcext:value-type="string">
            <text:p>4</text:p>
          </table:table-cell>
          <table:table-cell table:style-name="ce37" table:formula="of:=[.A107]+160" office:value-type="float" office:value="182" calcext:value-type="float">
            <text:p>182</text:p>
          </table:table-cell>
          <table:table-cell table:style-name="ce40" table:formula="of:=UNICHAR([.D107])" office:value-type="string" office:string-value="¶" calcext:value-type="string">
            <text:p>¶</text:p>
          </table:table-cell>
          <table:table-cell table:style-name="ce16" table:formula="of:=DEC2HEX([.A107];4)" office:value-type="string" office:string-value="0016" calcext:value-type="string">
            <text:p>0016</text:p>
          </table:table-cell>
          <table:table-cell table:style-name="ce20" table:formula="of:=DEC2HEX([.A107]+128;4)" office:value-type="string" office:string-value="0096" calcext:value-type="string">
            <text:p>0096</text:p>
          </table:table-cell>
          <table:table-cell table:style-name="ce24" table:formula="of:=SUBSTITUTE([.F107];&quot;00&quot;;&quot;04&quot;;1)" office:value-type="string" office:string-value="0416" calcext:value-type="string">
            <text:p>0416</text:p>
          </table:table-cell>
          <table:table-cell table:style-name="ce32" table:formula="of:=SUBSTITUTE([.F107];&quot;00&quot;;&quot;80&quot;;1)" office:value-type="string" office:string-value="8016" calcext:value-type="string">
            <text:p>8016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50" table:formula="of:=SUBSTITUTE([.G107];&quot;00&quot;;&quot;04&quot;;1)" office:value-type="string" office:string-value="0496" calcext:value-type="string">
            <text:p>0496</text:p>
          </table:table-cell>
          <table:table-cell table:style-name="ce150" table:formula="of:=SUBSTITUTE([.G107];&quot;00&quot;;&quot;80&quot;;1)" office:value-type="string" office:string-value="8096" calcext:value-type="string">
            <text:p>8096</text:p>
          </table:table-cell>
          <table:table-cell table:style-name="ce150" table:formula="of:=SUBSTITUTE([.F107];&quot;00&quot;;&quot;84&quot;;1)" office:value-type="string" office:string-value="8416" calcext:value-type="string">
            <text:p>8416</text:p>
          </table:table-cell>
          <table:table-cell table:style-name="ce150" table:formula="of:=SUBSTITUTE([.G107];&quot;00&quot;;&quot;84&quot;;1)" office:value-type="string" office:string-value="8496" calcext:value-type="string">
            <text:p>849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1</text:p>
          </table:table-cell>
          <table:table-cell table:style-name="ce43" table:formula="of:=DEC2BIN([.A108];7)" office:value-type="string" office:string-value="0010101" calcext:value-type="string">
            <text:p>0010101</text:p>
          </table:table-cell>
          <table:table-cell office:value-type="string" calcext:value-type="string">
            <text:p>4</text:p>
          </table:table-cell>
          <table:table-cell table:style-name="ce37" table:formula="of:=[.A108]+160" office:value-type="float" office:value="181" calcext:value-type="float">
            <text:p>181</text:p>
          </table:table-cell>
          <table:table-cell table:style-name="ce40" table:formula="of:=UNICHAR([.D108])" office:value-type="string" office:string-value="µ" calcext:value-type="string">
            <text:p>µ</text:p>
          </table:table-cell>
          <table:table-cell table:style-name="ce16" table:formula="of:=DEC2HEX([.A108];4)" office:value-type="string" office:string-value="0015" calcext:value-type="string">
            <text:p>0015</text:p>
          </table:table-cell>
          <table:table-cell table:style-name="ce20" table:formula="of:=DEC2HEX([.A108]+128;4)" office:value-type="string" office:string-value="0095" calcext:value-type="string">
            <text:p>0095</text:p>
          </table:table-cell>
          <table:table-cell table:style-name="ce24" table:formula="of:=SUBSTITUTE([.F108];&quot;00&quot;;&quot;04&quot;;1)" office:value-type="string" office:string-value="0415" calcext:value-type="string">
            <text:p>0415</text:p>
          </table:table-cell>
          <table:table-cell table:style-name="ce32" table:formula="of:=SUBSTITUTE([.F108];&quot;00&quot;;&quot;80&quot;;1)" office:value-type="string" office:string-value="8015" calcext:value-type="string">
            <text:p>8015</text:p>
          </table:table-cell>
          <table:table-cell office:value-type="string" calcext:value-type="string">
            <text:p>*</text:p>
          </table:table-cell>
          <table:table-cell table:style-name="ce52"/>
          <table:table-cell table:number-columns-repeated="2"/>
          <table:table-cell table:style-name="ce150" table:formula="of:=SUBSTITUTE([.G108];&quot;00&quot;;&quot;04&quot;;1)" office:value-type="string" office:string-value="0495" calcext:value-type="string">
            <text:p>0495</text:p>
          </table:table-cell>
          <table:table-cell table:style-name="ce150" table:formula="of:=SUBSTITUTE([.G108];&quot;00&quot;;&quot;80&quot;;1)" office:value-type="string" office:string-value="8095" calcext:value-type="string">
            <text:p>8095</text:p>
          </table:table-cell>
          <table:table-cell table:style-name="ce150" table:formula="of:=SUBSTITUTE([.F108];&quot;00&quot;;&quot;84&quot;;1)" office:value-type="string" office:string-value="8415" calcext:value-type="string">
            <text:p>8415</text:p>
          </table:table-cell>
          <table:table-cell table:style-name="ce150" table:formula="of:=SUBSTITUTE([.G108];&quot;00&quot;;&quot;84&quot;;1)" office:value-type="string" office:string-value="8495" calcext:value-type="string">
            <text:p>849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0</text:p>
          </table:table-cell>
          <table:table-cell table:style-name="ce43" table:formula="of:=DEC2BIN([.A109];7)" office:value-type="string" office:string-value="0010100" calcext:value-type="string">
            <text:p>0010100</text:p>
          </table:table-cell>
          <table:table-cell office:value-type="string" calcext:value-type="string">
            <text:p>5</text:p>
          </table:table-cell>
          <table:table-cell table:style-name="ce37" table:formula="of:=[.A109]+160" office:value-type="float" office:value="180" calcext:value-type="float">
            <text:p>180</text:p>
          </table:table-cell>
          <table:table-cell table:style-name="ce40" table:formula="of:=UNICHAR([.D109])" office:value-type="string" office:string-value="´" calcext:value-type="string">
            <text:p>´</text:p>
          </table:table-cell>
          <table:table-cell table:style-name="ce16" table:formula="of:=DEC2HEX([.A109];4)" office:value-type="string" office:string-value="0014" calcext:value-type="string">
            <text:p>0014</text:p>
          </table:table-cell>
          <table:table-cell table:style-name="ce20" table:formula="of:=DEC2HEX([.A109]+128;4)" office:value-type="string" office:string-value="0094" calcext:value-type="string">
            <text:p>0094</text:p>
          </table:table-cell>
          <table:table-cell table:style-name="ce24" table:formula="of:=SUBSTITUTE([.F109];&quot;00&quot;;&quot;04&quot;;1)" office:value-type="string" office:string-value="0414" calcext:value-type="string">
            <text:p>0414</text:p>
          </table:table-cell>
          <table:table-cell table:style-name="ce32" table:formula="of:=SUBSTITUTE([.F109];&quot;00&quot;;&quot;80&quot;;1)" office:value-type="string" office:string-value="8014" calcext:value-type="string">
            <text:p>8014</text:p>
          </table:table-cell>
          <table:table-cell/>
          <table:table-cell table:style-name="ce58"/>
          <table:table-cell table:number-columns-repeated="2"/>
          <table:table-cell table:style-name="ce150" table:formula="of:=SUBSTITUTE([.G109];&quot;00&quot;;&quot;04&quot;;1)" office:value-type="string" office:string-value="0494" calcext:value-type="string">
            <text:p>0494</text:p>
          </table:table-cell>
          <table:table-cell table:style-name="ce150" table:formula="of:=SUBSTITUTE([.G109];&quot;00&quot;;&quot;80&quot;;1)" office:value-type="string" office:string-value="8094" calcext:value-type="string">
            <text:p>8094</text:p>
          </table:table-cell>
          <table:table-cell table:style-name="ce150" table:formula="of:=SUBSTITUTE([.F109];&quot;00&quot;;&quot;84&quot;;1)" office:value-type="string" office:string-value="8414" calcext:value-type="string">
            <text:p>8414</text:p>
          </table:table-cell>
          <table:table-cell table:style-name="ce150" table:formula="of:=SUBSTITUTE([.G109];&quot;00&quot;;&quot;84&quot;;1)" office:value-type="string" office:string-value="8494" calcext:value-type="string">
            <text:p>849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9</text:p>
          </table:table-cell>
          <table:table-cell table:style-name="ce43" table:formula="of:=DEC2BIN([.A110];7)" office:value-type="string" office:string-value="0010011" calcext:value-type="string">
            <text:p>0010011</text:p>
          </table:table-cell>
          <table:table-cell office:value-type="string" calcext:value-type="string">
            <text:p>4</text:p>
          </table:table-cell>
          <table:table-cell table:style-name="ce37" table:formula="of:=[.A110]+160" office:value-type="float" office:value="179" calcext:value-type="float">
            <text:p>179</text:p>
          </table:table-cell>
          <table:table-cell table:style-name="ce40" table:formula="of:=UNICHAR([.D110])" office:value-type="string" office:string-value="³" calcext:value-type="string">
            <text:p>³</text:p>
          </table:table-cell>
          <table:table-cell table:style-name="ce16" table:formula="of:=DEC2HEX([.A110];4)" office:value-type="string" office:string-value="0013" calcext:value-type="string">
            <text:p>0013</text:p>
          </table:table-cell>
          <table:table-cell table:style-name="ce20" table:formula="of:=DEC2HEX([.A110]+128;4)" office:value-type="string" office:string-value="0093" calcext:value-type="string">
            <text:p>0093</text:p>
          </table:table-cell>
          <table:table-cell table:style-name="ce24" table:formula="of:=SUBSTITUTE([.F110];&quot;00&quot;;&quot;04&quot;;1)" office:value-type="string" office:string-value="0413" calcext:value-type="string">
            <text:p>0413</text:p>
          </table:table-cell>
          <table:table-cell table:style-name="ce32" table:formula="of:=SUBSTITUTE([.F110];&quot;00&quot;;&quot;80&quot;;1)" office:value-type="string" office:string-value="8013" calcext:value-type="string">
            <text:p>8013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0];&quot;00&quot;;&quot;04&quot;;1)" office:value-type="string" office:string-value="0493" calcext:value-type="string">
            <text:p>0493</text:p>
          </table:table-cell>
          <table:table-cell table:style-name="ce150" table:formula="of:=SUBSTITUTE([.G110];&quot;00&quot;;&quot;80&quot;;1)" office:value-type="string" office:string-value="8093" calcext:value-type="string">
            <text:p>8093</text:p>
          </table:table-cell>
          <table:table-cell table:style-name="ce150" table:formula="of:=SUBSTITUTE([.F110];&quot;00&quot;;&quot;84&quot;;1)" office:value-type="string" office:string-value="8413" calcext:value-type="string">
            <text:p>8413</text:p>
          </table:table-cell>
          <table:table-cell table:style-name="ce150" table:formula="of:=SUBSTITUTE([.G110];&quot;00&quot;;&quot;84&quot;;1)" office:value-type="string" office:string-value="8493" calcext:value-type="string">
            <text:p>849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8</text:p>
          </table:table-cell>
          <table:table-cell table:style-name="ce43" table:formula="of:=DEC2BIN([.A111];7)" office:value-type="string" office:string-value="0010010" calcext:value-type="string">
            <text:p>0010010</text:p>
          </table:table-cell>
          <table:table-cell office:value-type="string" calcext:value-type="string">
            <text:p>5</text:p>
          </table:table-cell>
          <table:table-cell table:style-name="ce37" table:formula="of:=[.A111]+160" office:value-type="float" office:value="178" calcext:value-type="float">
            <text:p>178</text:p>
          </table:table-cell>
          <table:table-cell table:style-name="ce40" table:formula="of:=UNICHAR([.D111])" office:value-type="string" office:string-value="²" calcext:value-type="string">
            <text:p>²</text:p>
          </table:table-cell>
          <table:table-cell table:style-name="ce16" table:formula="of:=DEC2HEX([.A111];4)" office:value-type="string" office:string-value="0012" calcext:value-type="string">
            <text:p>0012</text:p>
          </table:table-cell>
          <table:table-cell table:style-name="ce20" table:formula="of:=DEC2HEX([.A111]+128;4)" office:value-type="string" office:string-value="0092" calcext:value-type="string">
            <text:p>0092</text:p>
          </table:table-cell>
          <table:table-cell table:style-name="ce24" table:formula="of:=SUBSTITUTE([.F111];&quot;00&quot;;&quot;04&quot;;1)" office:value-type="string" office:string-value="0412" calcext:value-type="string">
            <text:p>0412</text:p>
          </table:table-cell>
          <table:table-cell table:style-name="ce32" table:formula="of:=SUBSTITUTE([.F111];&quot;00&quot;;&quot;80&quot;;1)" office:value-type="string" office:string-value="8012" calcext:value-type="string">
            <text:p>8012</text:p>
          </table:table-cell>
          <table:table-cell/>
          <table:table-cell table:style-name="ce58"/>
          <table:table-cell table:number-columns-repeated="2"/>
          <table:table-cell table:style-name="ce150" table:formula="of:=SUBSTITUTE([.G111];&quot;00&quot;;&quot;04&quot;;1)" office:value-type="string" office:string-value="0492" calcext:value-type="string">
            <text:p>0492</text:p>
          </table:table-cell>
          <table:table-cell table:style-name="ce150" table:formula="of:=SUBSTITUTE([.G111];&quot;00&quot;;&quot;80&quot;;1)" office:value-type="string" office:string-value="8092" calcext:value-type="string">
            <text:p>8092</text:p>
          </table:table-cell>
          <table:table-cell table:style-name="ce150" table:formula="of:=SUBSTITUTE([.F111];&quot;00&quot;;&quot;84&quot;;1)" office:value-type="string" office:string-value="8412" calcext:value-type="string">
            <text:p>8412</text:p>
          </table:table-cell>
          <table:table-cell table:style-name="ce150" table:formula="of:=SUBSTITUTE([.G111];&quot;00&quot;;&quot;84&quot;;1)" office:value-type="string" office:string-value="8492" calcext:value-type="string">
            <text:p>849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7</text:p>
          </table:table-cell>
          <table:table-cell table:style-name="ce43" table:formula="of:=DEC2BIN([.A112];7)" office:value-type="string" office:string-value="0010001" calcext:value-type="string">
            <text:p>0010001</text:p>
          </table:table-cell>
          <table:table-cell office:value-type="string" calcext:value-type="string">
            <text:p>5</text:p>
          </table:table-cell>
          <table:table-cell table:style-name="ce37" table:formula="of:=[.A112]+160" office:value-type="float" office:value="177" calcext:value-type="float">
            <text:p>177</text:p>
          </table:table-cell>
          <table:table-cell table:style-name="ce40" table:formula="of:=UNICHAR([.D112])" office:value-type="string" office:string-value="±" calcext:value-type="string">
            <text:p>±</text:p>
          </table:table-cell>
          <table:table-cell table:style-name="ce16" table:formula="of:=DEC2HEX([.A112];4)" office:value-type="string" office:string-value="0011" calcext:value-type="string">
            <text:p>0011</text:p>
          </table:table-cell>
          <table:table-cell table:style-name="ce20" table:formula="of:=DEC2HEX([.A112]+128;4)" office:value-type="string" office:string-value="0091" calcext:value-type="string">
            <text:p>0091</text:p>
          </table:table-cell>
          <table:table-cell table:style-name="ce24" table:formula="of:=SUBSTITUTE([.F112];&quot;00&quot;;&quot;04&quot;;1)" office:value-type="string" office:string-value="0411" calcext:value-type="string">
            <text:p>0411</text:p>
          </table:table-cell>
          <table:table-cell table:style-name="ce32" table:formula="of:=SUBSTITUTE([.F112];&quot;00&quot;;&quot;80&quot;;1)" office:value-type="string" office:string-value="8011" calcext:value-type="string">
            <text:p>8011</text:p>
          </table:table-cell>
          <table:table-cell/>
          <table:table-cell table:style-name="ce58"/>
          <table:table-cell table:number-columns-repeated="2"/>
          <table:table-cell table:style-name="ce150" table:formula="of:=SUBSTITUTE([.G112];&quot;00&quot;;&quot;04&quot;;1)" office:value-type="string" office:string-value="0491" calcext:value-type="string">
            <text:p>0491</text:p>
          </table:table-cell>
          <table:table-cell table:style-name="ce150" table:formula="of:=SUBSTITUTE([.G112];&quot;00&quot;;&quot;80&quot;;1)" office:value-type="string" office:string-value="8091" calcext:value-type="string">
            <text:p>8091</text:p>
          </table:table-cell>
          <table:table-cell table:style-name="ce150" table:formula="of:=SUBSTITUTE([.F112];&quot;00&quot;;&quot;84&quot;;1)" office:value-type="string" office:string-value="8411" calcext:value-type="string">
            <text:p>8411</text:p>
          </table:table-cell>
          <table:table-cell table:style-name="ce150" table:formula="of:=SUBSTITUTE([.G112];&quot;00&quot;;&quot;84&quot;;1)" office:value-type="string" office:string-value="8491" calcext:value-type="string">
            <text:p>849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6</text:p>
          </table:table-cell>
          <table:table-cell table:style-name="ce43" table:formula="of:=DEC2BIN([.A113];7)" office:value-type="string" office:string-value="0010000" calcext:value-type="string">
            <text:p>0010000</text:p>
          </table:table-cell>
          <table:table-cell office:value-type="string" calcext:value-type="string">
            <text:p>6</text:p>
          </table:table-cell>
          <table:table-cell table:style-name="ce37" table:formula="of:=[.A113]+160" office:value-type="float" office:value="176" calcext:value-type="float">
            <text:p>176</text:p>
          </table:table-cell>
          <table:table-cell table:style-name="ce40" table:formula="of:=UNICHAR([.D113])" office:value-type="string" office:string-value="°" calcext:value-type="string">
            <text:p>°</text:p>
          </table:table-cell>
          <table:table-cell table:style-name="ce16" table:formula="of:=DEC2HEX([.A113];4)" office:value-type="string" office:string-value="0010" calcext:value-type="string">
            <text:p>0010</text:p>
          </table:table-cell>
          <table:table-cell table:style-name="ce20" table:formula="of:=DEC2HEX([.A113]+128;4)" office:value-type="string" office:string-value="0090" calcext:value-type="string">
            <text:p>0090</text:p>
          </table:table-cell>
          <table:table-cell table:style-name="ce24" table:formula="of:=SUBSTITUTE([.F113];&quot;00&quot;;&quot;04&quot;;1)" office:value-type="string" office:string-value="0410" calcext:value-type="string">
            <text:p>0410</text:p>
          </table:table-cell>
          <table:table-cell table:style-name="ce32" table:formula="of:=SUBSTITUTE([.F113];&quot;00&quot;;&quot;80&quot;;1)" office:value-type="string" office:string-value="8010" calcext:value-type="string">
            <text:p>8010</text:p>
          </table:table-cell>
          <table:table-cell/>
          <table:table-cell table:style-name="ce58"/>
          <table:table-cell table:number-columns-repeated="2"/>
          <table:table-cell table:style-name="ce150" table:formula="of:=SUBSTITUTE([.G113];&quot;00&quot;;&quot;04&quot;;1)" office:value-type="string" office:string-value="0490" calcext:value-type="string">
            <text:p>0490</text:p>
          </table:table-cell>
          <table:table-cell table:style-name="ce150" table:formula="of:=SUBSTITUTE([.G113];&quot;00&quot;;&quot;80&quot;;1)" office:value-type="string" office:string-value="8090" calcext:value-type="string">
            <text:p>8090</text:p>
          </table:table-cell>
          <table:table-cell table:style-name="ce150" table:formula="of:=SUBSTITUTE([.F113];&quot;00&quot;;&quot;84&quot;;1)" office:value-type="string" office:string-value="8410" calcext:value-type="string">
            <text:p>8410</text:p>
          </table:table-cell>
          <table:table-cell table:style-name="ce150" table:formula="of:=SUBSTITUTE([.G113];&quot;00&quot;;&quot;84&quot;;1)" office:value-type="string" office:string-value="8490" calcext:value-type="string">
            <text:p>849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5</text:p>
          </table:table-cell>
          <table:table-cell table:style-name="ce43" table:formula="of:=DEC2BIN([.A114];7)" office:value-type="string" office:string-value="0001111" calcext:value-type="string">
            <text:p>0001111</text:p>
          </table:table-cell>
          <table:table-cell office:value-type="string" calcext:value-type="string">
            <text:p>3</text:p>
          </table:table-cell>
          <table:table-cell table:style-name="ce37" table:formula="of:=[.A114]+160" office:value-type="float" office:value="175" calcext:value-type="float">
            <text:p>175</text:p>
          </table:table-cell>
          <table:table-cell table:style-name="ce40" table:formula="of:=UNICHAR([.D114])" office:value-type="string" office:string-value="¯" calcext:value-type="string">
            <text:p>¯</text:p>
          </table:table-cell>
          <table:table-cell table:style-name="ce16" table:formula="of:=DEC2HEX([.A114];4)" office:value-type="string" office:string-value="000F" calcext:value-type="string">
            <text:p>000F</text:p>
          </table:table-cell>
          <table:table-cell table:style-name="ce20" table:formula="of:=DEC2HEX([.A114]+128;4)" office:value-type="string" office:string-value="008F" calcext:value-type="string">
            <text:p>008F</text:p>
          </table:table-cell>
          <table:table-cell table:style-name="ce24" table:formula="of:=SUBSTITUTE([.F114];&quot;00&quot;;&quot;04&quot;;1)" office:value-type="string" office:string-value="040F" calcext:value-type="string">
            <text:p>040F</text:p>
          </table:table-cell>
          <table:table-cell table:formula="of:=SUBSTITUTE([.F114];&quot;00&quot;;&quot;80&quot;;1)" office:value-type="string" office:string-value="800F" calcext:value-type="string">
            <text:p>800F</text:p>
          </table:table-cell>
          <table:table-cell office:value-type="string" calcext:value-type="string">
            <text:p>k</text:p>
          </table:table-cell>
          <table:table-cell table:style-name="ce52" office:value-type="string" calcext:value-type="string">
            <text:p>]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]</text:p>
          </table:table-cell>
          <table:table-cell table:style-name="ce150" table:formula="of:=SUBSTITUTE([.G114];&quot;00&quot;;&quot;04&quot;;1)" office:value-type="string" office:string-value="048F" calcext:value-type="string">
            <text:p>048F</text:p>
          </table:table-cell>
          <table:table-cell table:style-name="ce150" table:formula="of:=SUBSTITUTE([.G114];&quot;00&quot;;&quot;80&quot;;1)" office:value-type="string" office:string-value="808F" calcext:value-type="string">
            <text:p>808F</text:p>
          </table:table-cell>
          <table:table-cell table:style-name="ce150" table:formula="of:=SUBSTITUTE([.F114];&quot;00&quot;;&quot;84&quot;;1)" office:value-type="string" office:string-value="840F" calcext:value-type="string">
            <text:p>840F</text:p>
          </table:table-cell>
          <table:table-cell table:style-name="ce150" table:formula="of:=SUBSTITUTE([.G114];&quot;00&quot;;&quot;84&quot;;1)" office:value-type="string" office:string-value="848F" calcext:value-type="string">
            <text:p>848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4</text:p>
          </table:table-cell>
          <table:table-cell table:style-name="ce43" table:formula="of:=DEC2BIN([.A115];7)" office:value-type="string" office:string-value="0001110" calcext:value-type="string">
            <text:p>0001110</text:p>
          </table:table-cell>
          <table:table-cell office:value-type="string" calcext:value-type="string">
            <text:p>4</text:p>
          </table:table-cell>
          <table:table-cell table:style-name="ce37" table:formula="of:=[.A115]+160" office:value-type="float" office:value="174" calcext:value-type="float">
            <text:p>174</text:p>
          </table:table-cell>
          <table:table-cell table:style-name="ce40" table:formula="of:=UNICHAR([.D115])" office:value-type="string" office:string-value="®" calcext:value-type="string">
            <text:p>®</text:p>
          </table:table-cell>
          <table:table-cell table:style-name="ce16" table:formula="of:=DEC2HEX([.A115];4)" office:value-type="string" office:string-value="000E" calcext:value-type="string">
            <text:p>000E</text:p>
          </table:table-cell>
          <table:table-cell table:style-name="ce20" table:formula="of:=DEC2HEX([.A115]+128;4)" office:value-type="string" office:string-value="008E" calcext:value-type="string">
            <text:p>008E</text:p>
          </table:table-cell>
          <table:table-cell table:style-name="ce24" table:formula="of:=SUBSTITUTE([.F115];&quot;00&quot;;&quot;04&quot;;1)" office:value-type="string" office:string-value="040E" calcext:value-type="string">
            <text:p>040E</text:p>
          </table:table-cell>
          <table:table-cell table:style-name="ce32" table:formula="of:=SUBSTITUTE([.F115];&quot;00&quot;;&quot;80&quot;;1)" office:value-type="string" office:string-value="800E" calcext:value-type="string">
            <text:p>800E</text:p>
          </table:table-cell>
          <table:table-cell office:value-type="string" calcext:value-type="string">
            <text:p>t</text:p>
          </table:table-cell>
          <table:table-cell table:style-name="ce52"/>
          <table:table-cell table:number-columns-repeated="2"/>
          <table:table-cell table:style-name="ce150" table:formula="of:=SUBSTITUTE([.G115];&quot;00&quot;;&quot;04&quot;;1)" office:value-type="string" office:string-value="048E" calcext:value-type="string">
            <text:p>048E</text:p>
          </table:table-cell>
          <table:table-cell table:style-name="ce150" table:formula="of:=SUBSTITUTE([.G115];&quot;00&quot;;&quot;80&quot;;1)" office:value-type="string" office:string-value="808E" calcext:value-type="string">
            <text:p>808E</text:p>
          </table:table-cell>
          <table:table-cell table:style-name="ce150" table:formula="of:=SUBSTITUTE([.F115];&quot;00&quot;;&quot;84&quot;;1)" office:value-type="string" office:string-value="840E" calcext:value-type="string">
            <text:p>840E</text:p>
          </table:table-cell>
          <table:table-cell table:style-name="ce150" table:formula="of:=SUBSTITUTE([.G115];&quot;00&quot;;&quot;84&quot;;1)" office:value-type="string" office:string-value="848E" calcext:value-type="string">
            <text:p>848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3</text:p>
          </table:table-cell>
          <table:table-cell table:style-name="ce43" table:formula="of:=DEC2BIN([.A116];7)" office:value-type="string" office:string-value="0001101" calcext:value-type="string">
            <text:p>0001101</text:p>
          </table:table-cell>
          <table:table-cell office:value-type="string" calcext:value-type="string">
            <text:p>4</text:p>
          </table:table-cell>
          <table:table-cell table:style-name="ce37" table:formula="of:=[.A116]+160" office:value-type="float" office:value="173" calcext:value-type="float">
            <text:p>173</text:p>
          </table:table-cell>
          <table:table-cell table:style-name="ce40" table:formula="of:=UNICHAR([.D116])" office:value-type="string" office:string-value="­" calcext:value-type="string">
            <text:p>­</text:p>
          </table:table-cell>
          <table:table-cell table:style-name="ce16" table:formula="of:=DEC2HEX([.A116];4)" office:value-type="string" office:string-value="000D" calcext:value-type="string">
            <text:p>000D</text:p>
          </table:table-cell>
          <table:table-cell table:style-name="ce20" table:formula="of:=DEC2HEX([.A116]+128;4)" office:value-type="string" office:string-value="008D" calcext:value-type="string">
            <text:p>008D</text:p>
          </table:table-cell>
          <table:table-cell table:style-name="ce24" table:formula="of:=SUBSTITUTE([.F116];&quot;00&quot;;&quot;04&quot;;1)" office:value-type="string" office:string-value="040D" calcext:value-type="string">
            <text:p>040D</text:p>
          </table:table-cell>
          <table:table-cell table:style-name="ce32" table:formula="of:=SUBSTITUTE([.F116];&quot;00&quot;;&quot;80&quot;;1)" office:value-type="string" office:string-value="800D" calcext:value-type="string">
            <text:p>800D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6];&quot;00&quot;;&quot;04&quot;;1)" office:value-type="string" office:string-value="048D" calcext:value-type="string">
            <text:p>048D</text:p>
          </table:table-cell>
          <table:table-cell table:style-name="ce150" table:formula="of:=SUBSTITUTE([.G116];&quot;00&quot;;&quot;80&quot;;1)" office:value-type="string" office:string-value="808D" calcext:value-type="string">
            <text:p>808D</text:p>
          </table:table-cell>
          <table:table-cell table:style-name="ce150" table:formula="of:=SUBSTITUTE([.F116];&quot;00&quot;;&quot;84&quot;;1)" office:value-type="string" office:string-value="840D" calcext:value-type="string">
            <text:p>840D</text:p>
          </table:table-cell>
          <table:table-cell table:style-name="ce150" table:formula="of:=SUBSTITUTE([.G116];&quot;00&quot;;&quot;84&quot;;1)" office:value-type="string" office:string-value="848D" calcext:value-type="string">
            <text:p>848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2</text:p>
          </table:table-cell>
          <table:table-cell table:style-name="ce43" table:formula="of:=DEC2BIN([.A117];7)" office:value-type="string" office:string-value="0001100" calcext:value-type="string">
            <text:p>0001100</text:p>
          </table:table-cell>
          <table:table-cell office:value-type="string" calcext:value-type="string">
            <text:p>5</text:p>
          </table:table-cell>
          <table:table-cell table:style-name="ce37" table:formula="of:=[.A117]+160" office:value-type="float" office:value="172" calcext:value-type="float">
            <text:p>172</text:p>
          </table:table-cell>
          <table:table-cell table:style-name="ce40" table:formula="of:=UNICHAR([.D117])" office:value-type="string" office:string-value="¬" calcext:value-type="string">
            <text:p>¬</text:p>
          </table:table-cell>
          <table:table-cell table:style-name="ce16" table:formula="of:=DEC2HEX([.A117];4)" office:value-type="string" office:string-value="000C" calcext:value-type="string">
            <text:p>000C</text:p>
          </table:table-cell>
          <table:table-cell table:style-name="ce20" table:formula="of:=DEC2HEX([.A117]+128;4)" office:value-type="string" office:string-value="008C" calcext:value-type="string">
            <text:p>008C</text:p>
          </table:table-cell>
          <table:table-cell table:style-name="ce24" table:formula="of:=SUBSTITUTE([.F117];&quot;00&quot;;&quot;04&quot;;1)" office:value-type="string" office:string-value="040C" calcext:value-type="string">
            <text:p>040C</text:p>
          </table:table-cell>
          <table:table-cell table:style-name="ce32" table:formula="of:=SUBSTITUTE([.F117];&quot;00&quot;;&quot;80&quot;;1)" office:value-type="string" office:string-value="800C" calcext:value-type="string">
            <text:p>800C</text:p>
          </table:table-cell>
          <table:table-cell/>
          <table:table-cell table:style-name="ce58"/>
          <table:table-cell table:number-columns-repeated="2"/>
          <table:table-cell table:style-name="ce150" table:formula="of:=SUBSTITUTE([.G117];&quot;00&quot;;&quot;04&quot;;1)" office:value-type="string" office:string-value="048C" calcext:value-type="string">
            <text:p>048C</text:p>
          </table:table-cell>
          <table:table-cell table:style-name="ce150" table:formula="of:=SUBSTITUTE([.G117];&quot;00&quot;;&quot;80&quot;;1)" office:value-type="string" office:string-value="808C" calcext:value-type="string">
            <text:p>808C</text:p>
          </table:table-cell>
          <table:table-cell table:style-name="ce150" table:formula="of:=SUBSTITUTE([.F117];&quot;00&quot;;&quot;84&quot;;1)" office:value-type="string" office:string-value="840C" calcext:value-type="string">
            <text:p>840C</text:p>
          </table:table-cell>
          <table:table-cell table:style-name="ce150" table:formula="of:=SUBSTITUTE([.G117];&quot;00&quot;;&quot;84&quot;;1)" office:value-type="string" office:string-value="848C" calcext:value-type="string">
            <text:p>848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1</text:p>
          </table:table-cell>
          <table:table-cell table:style-name="ce43" table:formula="of:=DEC2BIN([.A118];7)" office:value-type="string" office:string-value="0001011" calcext:value-type="string">
            <text:p>0001011</text:p>
          </table:table-cell>
          <table:table-cell office:value-type="string" calcext:value-type="string">
            <text:p>4</text:p>
          </table:table-cell>
          <table:table-cell table:style-name="ce37" table:formula="of:=[.A118]+160" office:value-type="float" office:value="171" calcext:value-type="float">
            <text:p>171</text:p>
          </table:table-cell>
          <table:table-cell table:style-name="ce40" table:formula="of:=UNICHAR([.D118])" office:value-type="string" office:string-value="«" calcext:value-type="string">
            <text:p>«</text:p>
          </table:table-cell>
          <table:table-cell table:style-name="ce16" table:formula="of:=DEC2HEX([.A118];4)" office:value-type="string" office:string-value="000B" calcext:value-type="string">
            <text:p>000B</text:p>
          </table:table-cell>
          <table:table-cell table:style-name="ce20" table:formula="of:=DEC2HEX([.A118]+128;4)" office:value-type="string" office:string-value="008B" calcext:value-type="string">
            <text:p>008B</text:p>
          </table:table-cell>
          <table:table-cell table:style-name="ce24" table:formula="of:=SUBSTITUTE([.F118];&quot;00&quot;;&quot;04&quot;;1)" office:value-type="string" office:string-value="040B" calcext:value-type="string">
            <text:p>040B</text:p>
          </table:table-cell>
          <table:table-cell table:style-name="ce32" table:formula="of:=SUBSTITUTE([.F118];&quot;00&quot;;&quot;80&quot;;1)" office:value-type="string" office:string-value="800B" calcext:value-type="string">
            <text:p>800B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8];&quot;00&quot;;&quot;04&quot;;1)" office:value-type="string" office:string-value="048B" calcext:value-type="string">
            <text:p>048B</text:p>
          </table:table-cell>
          <table:table-cell table:style-name="ce150" table:formula="of:=SUBSTITUTE([.G118];&quot;00&quot;;&quot;80&quot;;1)" office:value-type="string" office:string-value="808B" calcext:value-type="string">
            <text:p>808B</text:p>
          </table:table-cell>
          <table:table-cell table:style-name="ce150" table:formula="of:=SUBSTITUTE([.F118];&quot;00&quot;;&quot;84&quot;;1)" office:value-type="string" office:string-value="840B" calcext:value-type="string">
            <text:p>840B</text:p>
          </table:table-cell>
          <table:table-cell table:style-name="ce150" table:formula="of:=SUBSTITUTE([.G118];&quot;00&quot;;&quot;84&quot;;1)" office:value-type="string" office:string-value="848B" calcext:value-type="string">
            <text:p>848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0</text:p>
          </table:table-cell>
          <table:table-cell table:style-name="ce43" table:formula="of:=DEC2BIN([.A119];7)" office:value-type="string" office:string-value="0001010" calcext:value-type="string">
            <text:p>0001010</text:p>
          </table:table-cell>
          <table:table-cell office:value-type="string" calcext:value-type="string">
            <text:p>5</text:p>
          </table:table-cell>
          <table:table-cell table:style-name="ce37" table:formula="of:=[.A119]+160" office:value-type="float" office:value="170" calcext:value-type="float">
            <text:p>170</text:p>
          </table:table-cell>
          <table:table-cell table:style-name="ce40" table:formula="of:=UNICHAR([.D119])" office:value-type="string" office:string-value="ª" calcext:value-type="string">
            <text:p>ª</text:p>
          </table:table-cell>
          <table:table-cell table:style-name="ce16" table:formula="of:=DEC2HEX([.A119];4)" office:value-type="string" office:string-value="000A" calcext:value-type="string">
            <text:p>000A</text:p>
          </table:table-cell>
          <table:table-cell table:style-name="ce20" table:formula="of:=DEC2HEX([.A119]+128;4)" office:value-type="string" office:string-value="008A" calcext:value-type="string">
            <text:p>008A</text:p>
          </table:table-cell>
          <table:table-cell table:style-name="ce24" table:formula="of:=SUBSTITUTE([.F119];&quot;00&quot;;&quot;04&quot;;1)" office:value-type="string" office:string-value="040A" calcext:value-type="string">
            <text:p>040A</text:p>
          </table:table-cell>
          <table:table-cell table:style-name="ce32" table:formula="of:=SUBSTITUTE([.F119];&quot;00&quot;;&quot;80&quot;;1)" office:value-type="string" office:string-value="800A" calcext:value-type="string">
            <text:p>800A</text:p>
          </table:table-cell>
          <table:table-cell/>
          <table:table-cell table:style-name="ce58"/>
          <table:table-cell table:number-columns-repeated="2"/>
          <table:table-cell table:style-name="ce150" table:formula="of:=SUBSTITUTE([.G119];&quot;00&quot;;&quot;04&quot;;1)" office:value-type="string" office:string-value="048A" calcext:value-type="string">
            <text:p>048A</text:p>
          </table:table-cell>
          <table:table-cell table:style-name="ce150" table:formula="of:=SUBSTITUTE([.G119];&quot;00&quot;;&quot;80&quot;;1)" office:value-type="string" office:string-value="808A" calcext:value-type="string">
            <text:p>808A</text:p>
          </table:table-cell>
          <table:table-cell table:style-name="ce150" table:formula="of:=SUBSTITUTE([.F119];&quot;00&quot;;&quot;84&quot;;1)" office:value-type="string" office:string-value="840A" calcext:value-type="string">
            <text:p>840A</text:p>
          </table:table-cell>
          <table:table-cell table:style-name="ce150" table:formula="of:=SUBSTITUTE([.G119];&quot;00&quot;;&quot;84&quot;;1)" office:value-type="string" office:string-value="848A" calcext:value-type="string">
            <text:p>848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9</text:p>
          </table:table-cell>
          <table:table-cell table:style-name="ce43" table:formula="of:=DEC2BIN([.A120];7)" office:value-type="string" office:string-value="0001001" calcext:value-type="string">
            <text:p>0001001</text:p>
          </table:table-cell>
          <table:table-cell office:value-type="string" calcext:value-type="string">
            <text:p>5</text:p>
          </table:table-cell>
          <table:table-cell table:style-name="ce37" table:formula="of:=[.A120]+160" office:value-type="float" office:value="169" calcext:value-type="float">
            <text:p>169</text:p>
          </table:table-cell>
          <table:table-cell table:style-name="ce40" table:formula="of:=UNICHAR([.D120])" office:value-type="string" office:string-value="©" calcext:value-type="string">
            <text:p>©</text:p>
          </table:table-cell>
          <table:table-cell table:style-name="ce16" table:formula="of:=DEC2HEX([.A120];4)" office:value-type="string" office:string-value="0009" calcext:value-type="string">
            <text:p>0009</text:p>
          </table:table-cell>
          <table:table-cell table:style-name="ce20" table:formula="of:=DEC2HEX([.A120]+128;4)" office:value-type="string" office:string-value="0089" calcext:value-type="string">
            <text:p>0089</text:p>
          </table:table-cell>
          <table:table-cell table:style-name="ce24" table:formula="of:=SUBSTITUTE([.F120];&quot;00&quot;;&quot;04&quot;;1)" office:value-type="string" office:string-value="0409" calcext:value-type="string">
            <text:p>0409</text:p>
          </table:table-cell>
          <table:table-cell table:style-name="ce32" table:formula="of:=SUBSTITUTE([.F120];&quot;00&quot;;&quot;80&quot;;1)" office:value-type="string" office:string-value="8009" calcext:value-type="string">
            <text:p>8009</text:p>
          </table:table-cell>
          <table:table-cell/>
          <table:table-cell table:style-name="ce58"/>
          <table:table-cell table:number-columns-repeated="2"/>
          <table:table-cell table:style-name="ce150" table:formula="of:=SUBSTITUTE([.G120];&quot;00&quot;;&quot;04&quot;;1)" office:value-type="string" office:string-value="0489" calcext:value-type="string">
            <text:p>0489</text:p>
          </table:table-cell>
          <table:table-cell table:style-name="ce150" table:formula="of:=SUBSTITUTE([.G120];&quot;00&quot;;&quot;80&quot;;1)" office:value-type="string" office:string-value="8089" calcext:value-type="string">
            <text:p>8089</text:p>
          </table:table-cell>
          <table:table-cell table:style-name="ce150" table:formula="of:=SUBSTITUTE([.F120];&quot;00&quot;;&quot;84&quot;;1)" office:value-type="string" office:string-value="8409" calcext:value-type="string">
            <text:p>8409</text:p>
          </table:table-cell>
          <table:table-cell table:style-name="ce150" table:formula="of:=SUBSTITUTE([.G120];&quot;00&quot;;&quot;84&quot;;1)" office:value-type="string" office:string-value="8489" calcext:value-type="string">
            <text:p>848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8</text:p>
          </table:table-cell>
          <table:table-cell table:style-name="ce43" table:formula="of:=DEC2BIN([.A121];7)" office:value-type="string" office:string-value="0001000" calcext:value-type="string">
            <text:p>0001000</text:p>
          </table:table-cell>
          <table:table-cell office:value-type="string" calcext:value-type="string">
            <text:p>6</text:p>
          </table:table-cell>
          <table:table-cell table:style-name="ce37" table:formula="of:=[.A121]+160" office:value-type="float" office:value="168" calcext:value-type="float">
            <text:p>168</text:p>
          </table:table-cell>
          <table:table-cell table:style-name="ce40" table:formula="of:=UNICHAR([.D121])" office:value-type="string" office:string-value="¨" calcext:value-type="string">
            <text:p>¨</text:p>
          </table:table-cell>
          <table:table-cell table:style-name="ce16" table:formula="of:=DEC2HEX([.A121];4)" office:value-type="string" office:string-value="0008" calcext:value-type="string">
            <text:p>0008</text:p>
          </table:table-cell>
          <table:table-cell table:style-name="ce20" table:formula="of:=DEC2HEX([.A121]+128;4)" office:value-type="string" office:string-value="0088" calcext:value-type="string">
            <text:p>0088</text:p>
          </table:table-cell>
          <table:table-cell table:style-name="ce24" table:formula="of:=SUBSTITUTE([.F121];&quot;00&quot;;&quot;04&quot;;1)" office:value-type="string" office:string-value="0408" calcext:value-type="string">
            <text:p>0408</text:p>
          </table:table-cell>
          <table:table-cell table:style-name="ce32" table:formula="of:=SUBSTITUTE([.F121];&quot;00&quot;;&quot;80&quot;;1)" office:value-type="string" office:string-value="8008" calcext:value-type="string">
            <text:p>8008</text:p>
          </table:table-cell>
          <table:table-cell/>
          <table:table-cell table:style-name="ce58"/>
          <table:table-cell table:number-columns-repeated="2"/>
          <table:table-cell table:style-name="ce150" table:formula="of:=SUBSTITUTE([.G121];&quot;00&quot;;&quot;04&quot;;1)" office:value-type="string" office:string-value="0488" calcext:value-type="string">
            <text:p>0488</text:p>
          </table:table-cell>
          <table:table-cell table:style-name="ce150" table:formula="of:=SUBSTITUTE([.G121];&quot;00&quot;;&quot;80&quot;;1)" office:value-type="string" office:string-value="8088" calcext:value-type="string">
            <text:p>8088</text:p>
          </table:table-cell>
          <table:table-cell table:style-name="ce150" table:formula="of:=SUBSTITUTE([.F121];&quot;00&quot;;&quot;84&quot;;1)" office:value-type="string" office:string-value="8408" calcext:value-type="string">
            <text:p>8408</text:p>
          </table:table-cell>
          <table:table-cell table:style-name="ce150" table:formula="of:=SUBSTITUTE([.G121];&quot;00&quot;;&quot;84&quot;;1)" office:value-type="string" office:string-value="8488" calcext:value-type="string">
            <text:p>848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7</text:p>
          </table:table-cell>
          <table:table-cell table:style-name="ce43" table:formula="of:=DEC2BIN([.A122];7)" office:value-type="string" office:string-value="0000111" calcext:value-type="string">
            <text:p>0000111</text:p>
          </table:table-cell>
          <table:table-cell office:value-type="string" calcext:value-type="string">
            <text:p>4</text:p>
          </table:table-cell>
          <table:table-cell table:style-name="ce37" table:formula="of:=[.A122]+160" office:value-type="float" office:value="167" calcext:value-type="float">
            <text:p>167</text:p>
          </table:table-cell>
          <table:table-cell table:style-name="ce40" table:formula="of:=UNICHAR([.D122])" office:value-type="string" office:string-value="§" calcext:value-type="string">
            <text:p>§</text:p>
          </table:table-cell>
          <table:table-cell table:style-name="ce16" table:formula="of:=DEC2HEX([.A122];4)" office:value-type="string" office:string-value="0007" calcext:value-type="string">
            <text:p>0007</text:p>
          </table:table-cell>
          <table:table-cell table:style-name="ce20" table:formula="of:=DEC2HEX([.A122]+128;4)" office:value-type="string" office:string-value="0087" calcext:value-type="string">
            <text:p>0087</text:p>
          </table:table-cell>
          <table:table-cell table:style-name="ce24" table:formula="of:=SUBSTITUTE([.F122];&quot;00&quot;;&quot;04&quot;;1)" office:value-type="string" office:string-value="0407" calcext:value-type="string">
            <text:p>0407</text:p>
          </table:table-cell>
          <table:table-cell table:style-name="ce32" table:formula="of:=SUBSTITUTE([.F122];&quot;00&quot;;&quot;80&quot;;1)" office:value-type="string" office:string-value="8007" calcext:value-type="string">
            <text:p>8007</text:p>
          </table:table-cell>
          <table:table-cell office:value-type="string" calcext:value-type="string">
            <text:p>f</text:p>
          </table:table-cell>
          <table:table-cell table:style-name="ce52"/>
          <table:table-cell office:value-type="string" calcext:value-type="string">
            <text:p>F</text:p>
          </table:table-cell>
          <table:table-cell/>
          <table:table-cell table:style-name="ce150" table:formula="of:=SUBSTITUTE([.G122];&quot;00&quot;;&quot;04&quot;;1)" office:value-type="string" office:string-value="0487" calcext:value-type="string">
            <text:p>0487</text:p>
          </table:table-cell>
          <table:table-cell table:style-name="ce150" table:formula="of:=SUBSTITUTE([.G122];&quot;00&quot;;&quot;80&quot;;1)" office:value-type="string" office:string-value="8087" calcext:value-type="string">
            <text:p>8087</text:p>
          </table:table-cell>
          <table:table-cell table:style-name="ce150" table:formula="of:=SUBSTITUTE([.F122];&quot;00&quot;;&quot;84&quot;;1)" office:value-type="string" office:string-value="8407" calcext:value-type="string">
            <text:p>8407</text:p>
          </table:table-cell>
          <table:table-cell table:style-name="ce150" table:formula="of:=SUBSTITUTE([.G122];&quot;00&quot;;&quot;84&quot;;1)" office:value-type="string" office:string-value="8487" calcext:value-type="string">
            <text:p>848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</text:p>
          </table:table-cell>
          <table:table-cell table:style-name="ce43" table:formula="of:=DEC2BIN([.A123];7)" office:value-type="string" office:string-value="0000110" calcext:value-type="string">
            <text:p>0000110</text:p>
          </table:table-cell>
          <table:table-cell office:value-type="string" calcext:value-type="string">
            <text:p>5</text:p>
          </table:table-cell>
          <table:table-cell table:style-name="ce37" table:formula="of:=[.A123]+160" office:value-type="float" office:value="166" calcext:value-type="float">
            <text:p>166</text:p>
          </table:table-cell>
          <table:table-cell table:style-name="ce40" table:formula="of:=UNICHAR([.D123])" office:value-type="string" office:string-value="¦" calcext:value-type="string">
            <text:p>¦</text:p>
          </table:table-cell>
          <table:table-cell table:style-name="ce16" table:formula="of:=DEC2HEX([.A123];4)" office:value-type="string" office:string-value="0006" calcext:value-type="string">
            <text:p>0006</text:p>
          </table:table-cell>
          <table:table-cell table:style-name="ce20" table:formula="of:=DEC2HEX([.A123]+128;4)" office:value-type="string" office:string-value="0086" calcext:value-type="string">
            <text:p>0086</text:p>
          </table:table-cell>
          <table:table-cell table:style-name="ce24" table:formula="of:=SUBSTITUTE([.F123];&quot;00&quot;;&quot;04&quot;;1)" office:value-type="string" office:string-value="0406" calcext:value-type="string">
            <text:p>0406</text:p>
          </table:table-cell>
          <table:table-cell table:style-name="ce32" table:formula="of:=SUBSTITUTE([.F123];&quot;00&quot;;&quot;80&quot;;1)" office:value-type="string" office:string-value="8006" calcext:value-type="string">
            <text:p>8006</text:p>
          </table:table-cell>
          <table:table-cell/>
          <table:table-cell table:style-name="ce58"/>
          <table:table-cell table:number-columns-repeated="2"/>
          <table:table-cell table:style-name="ce150" table:formula="of:=SUBSTITUTE([.G123];&quot;00&quot;;&quot;04&quot;;1)" office:value-type="string" office:string-value="0486" calcext:value-type="string">
            <text:p>0486</text:p>
          </table:table-cell>
          <table:table-cell table:style-name="ce150" table:formula="of:=SUBSTITUTE([.G123];&quot;00&quot;;&quot;80&quot;;1)" office:value-type="string" office:string-value="8086" calcext:value-type="string">
            <text:p>8086</text:p>
          </table:table-cell>
          <table:table-cell table:style-name="ce150" table:formula="of:=SUBSTITUTE([.F123];&quot;00&quot;;&quot;84&quot;;1)" office:value-type="string" office:string-value="8406" calcext:value-type="string">
            <text:p>8406</text:p>
          </table:table-cell>
          <table:table-cell table:style-name="ce150" table:formula="of:=SUBSTITUTE([.G123];&quot;00&quot;;&quot;84&quot;;1)" office:value-type="string" office:string-value="8486" calcext:value-type="string">
            <text:p>848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</text:p>
          </table:table-cell>
          <table:table-cell table:style-name="ce43" table:formula="of:=DEC2BIN([.A124];7)" office:value-type="string" office:string-value="0000101" calcext:value-type="string">
            <text:p>0000101</text:p>
          </table:table-cell>
          <table:table-cell office:value-type="string" calcext:value-type="string">
            <text:p>5</text:p>
          </table:table-cell>
          <table:table-cell table:style-name="ce37" table:formula="of:=[.A124]+160" office:value-type="float" office:value="165" calcext:value-type="float">
            <text:p>165</text:p>
          </table:table-cell>
          <table:table-cell table:style-name="ce40" table:formula="of:=UNICHAR([.D124])" office:value-type="string" office:string-value="¥" calcext:value-type="string">
            <text:p>¥</text:p>
          </table:table-cell>
          <table:table-cell table:style-name="ce16" table:formula="of:=DEC2HEX([.A124];4)" office:value-type="string" office:string-value="0005" calcext:value-type="string">
            <text:p>0005</text:p>
          </table:table-cell>
          <table:table-cell table:style-name="ce20" table:formula="of:=DEC2HEX([.A124]+128;4)" office:value-type="string" office:string-value="0085" calcext:value-type="string">
            <text:p>0085</text:p>
          </table:table-cell>
          <table:table-cell table:style-name="ce24" table:formula="of:=SUBSTITUTE([.F124];&quot;00&quot;;&quot;04&quot;;1)" office:value-type="string" office:string-value="0405" calcext:value-type="string">
            <text:p>0405</text:p>
          </table:table-cell>
          <table:table-cell table:style-name="ce32" table:formula="of:=SUBSTITUTE([.F124];&quot;00&quot;;&quot;80&quot;;1)" office:value-type="string" office:string-value="8005" calcext:value-type="string">
            <text:p>8005</text:p>
          </table:table-cell>
          <table:table-cell/>
          <table:table-cell table:style-name="ce58"/>
          <table:table-cell table:number-columns-repeated="2"/>
          <table:table-cell table:style-name="ce150" table:formula="of:=SUBSTITUTE([.G124];&quot;00&quot;;&quot;04&quot;;1)" office:value-type="string" office:string-value="0485" calcext:value-type="string">
            <text:p>0485</text:p>
          </table:table-cell>
          <table:table-cell table:style-name="ce150" table:formula="of:=SUBSTITUTE([.G124];&quot;00&quot;;&quot;80&quot;;1)" office:value-type="string" office:string-value="8085" calcext:value-type="string">
            <text:p>8085</text:p>
          </table:table-cell>
          <table:table-cell table:style-name="ce150" table:formula="of:=SUBSTITUTE([.F124];&quot;00&quot;;&quot;84&quot;;1)" office:value-type="string" office:string-value="8405" calcext:value-type="string">
            <text:p>8405</text:p>
          </table:table-cell>
          <table:table-cell table:style-name="ce150" table:formula="of:=SUBSTITUTE([.G124];&quot;00&quot;;&quot;84&quot;;1)" office:value-type="string" office:string-value="8485" calcext:value-type="string">
            <text:p>848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</text:p>
          </table:table-cell>
          <table:table-cell table:style-name="ce43" table:formula="of:=DEC2BIN([.A125];7)" office:value-type="string" office:string-value="0000100" calcext:value-type="string">
            <text:p>0000100</text:p>
          </table:table-cell>
          <table:table-cell office:value-type="string" calcext:value-type="string">
            <text:p>6</text:p>
          </table:table-cell>
          <table:table-cell table:style-name="ce37" table:formula="of:=[.A125]+160" office:value-type="float" office:value="164" calcext:value-type="float">
            <text:p>164</text:p>
          </table:table-cell>
          <table:table-cell table:style-name="ce40" table:formula="of:=UNICHAR([.D125])" office:value-type="string" office:string-value="¤" calcext:value-type="string">
            <text:p>¤</text:p>
          </table:table-cell>
          <table:table-cell table:style-name="ce16" table:formula="of:=DEC2HEX([.A125];4)" office:value-type="string" office:string-value="0004" calcext:value-type="string">
            <text:p>0004</text:p>
          </table:table-cell>
          <table:table-cell table:style-name="ce20" table:formula="of:=DEC2HEX([.A125]+128;4)" office:value-type="string" office:string-value="0084" calcext:value-type="string">
            <text:p>0084</text:p>
          </table:table-cell>
          <table:table-cell table:style-name="ce24" table:formula="of:=SUBSTITUTE([.F125];&quot;00&quot;;&quot;04&quot;;1)" office:value-type="string" office:string-value="0404" calcext:value-type="string">
            <text:p>0404</text:p>
          </table:table-cell>
          <table:table-cell table:style-name="ce32" table:formula="of:=SUBSTITUTE([.F125];&quot;00&quot;;&quot;80&quot;;1)" office:value-type="string" office:string-value="8004" calcext:value-type="string">
            <text:p>8004</text:p>
          </table:table-cell>
          <table:table-cell/>
          <table:table-cell table:style-name="ce58"/>
          <table:table-cell table:number-columns-repeated="2"/>
          <table:table-cell table:style-name="ce150" table:formula="of:=SUBSTITUTE([.G125];&quot;00&quot;;&quot;04&quot;;1)" office:value-type="string" office:string-value="0484" calcext:value-type="string">
            <text:p>0484</text:p>
          </table:table-cell>
          <table:table-cell table:style-name="ce150" table:formula="of:=SUBSTITUTE([.G125];&quot;00&quot;;&quot;80&quot;;1)" office:value-type="string" office:string-value="8084" calcext:value-type="string">
            <text:p>8084</text:p>
          </table:table-cell>
          <table:table-cell table:style-name="ce150" table:formula="of:=SUBSTITUTE([.F125];&quot;00&quot;;&quot;84&quot;;1)" office:value-type="string" office:string-value="8404" calcext:value-type="string">
            <text:p>8404</text:p>
          </table:table-cell>
          <table:table-cell table:style-name="ce150" table:formula="of:=SUBSTITUTE([.G125];&quot;00&quot;;&quot;84&quot;;1)" office:value-type="string" office:string-value="8484" calcext:value-type="string">
            <text:p>848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</text:p>
          </table:table-cell>
          <table:table-cell table:style-name="ce43" table:formula="of:=DEC2BIN([.A126];7)" office:value-type="string" office:string-value="0000011" calcext:value-type="string">
            <text:p>0000011</text:p>
          </table:table-cell>
          <table:table-cell office:value-type="string" calcext:value-type="string">
            <text:p>5</text:p>
          </table:table-cell>
          <table:table-cell table:style-name="ce37" table:formula="of:=[.A126]+160" office:value-type="float" office:value="163" calcext:value-type="float">
            <text:p>163</text:p>
          </table:table-cell>
          <table:table-cell table:style-name="ce40" table:formula="of:=UNICHAR([.D126])" office:value-type="string" office:string-value="£" calcext:value-type="string">
            <text:p>£</text:p>
          </table:table-cell>
          <table:table-cell table:style-name="ce16" table:formula="of:=DEC2HEX([.A126];4)" office:value-type="string" office:string-value="0003" calcext:value-type="string">
            <text:p>0003</text:p>
          </table:table-cell>
          <table:table-cell table:style-name="ce20" table:formula="of:=DEC2HEX([.A126]+128;4)" office:value-type="string" office:string-value="0083" calcext:value-type="string">
            <text:p>0083</text:p>
          </table:table-cell>
          <table:table-cell table:style-name="ce24" table:formula="of:=SUBSTITUTE([.F126];&quot;00&quot;;&quot;04&quot;;1)" office:value-type="string" office:string-value="0403" calcext:value-type="string">
            <text:p>0403</text:p>
          </table:table-cell>
          <table:table-cell table:style-name="ce32" table:formula="of:=SUBSTITUTE([.F126];&quot;00&quot;;&quot;80&quot;;1)" office:value-type="string" office:string-value="8003" calcext:value-type="string">
            <text:p>8003</text:p>
          </table:table-cell>
          <table:table-cell/>
          <table:table-cell table:style-name="ce58"/>
          <table:table-cell table:number-columns-repeated="2"/>
          <table:table-cell table:style-name="ce150" table:formula="of:=SUBSTITUTE([.G126];&quot;00&quot;;&quot;04&quot;;1)" office:value-type="string" office:string-value="0483" calcext:value-type="string">
            <text:p>0483</text:p>
          </table:table-cell>
          <table:table-cell table:style-name="ce150" table:formula="of:=SUBSTITUTE([.G126];&quot;00&quot;;&quot;80&quot;;1)" office:value-type="string" office:string-value="8083" calcext:value-type="string">
            <text:p>8083</text:p>
          </table:table-cell>
          <table:table-cell table:style-name="ce150" table:formula="of:=SUBSTITUTE([.F126];&quot;00&quot;;&quot;84&quot;;1)" office:value-type="string" office:string-value="8403" calcext:value-type="string">
            <text:p>8403</text:p>
          </table:table-cell>
          <table:table-cell table:style-name="ce150" table:formula="of:=SUBSTITUTE([.G126];&quot;00&quot;;&quot;84&quot;;1)" office:value-type="string" office:string-value="8483" calcext:value-type="string">
            <text:p>848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</text:p>
          </table:table-cell>
          <table:table-cell table:style-name="ce43" table:formula="of:=DEC2BIN([.A127];7)" office:value-type="string" office:string-value="0000010" calcext:value-type="string">
            <text:p>0000010</text:p>
          </table:table-cell>
          <table:table-cell office:value-type="string" calcext:value-type="string">
            <text:p>6</text:p>
          </table:table-cell>
          <table:table-cell table:style-name="ce37" table:formula="of:=[.A127]+160" office:value-type="float" office:value="162" calcext:value-type="float">
            <text:p>162</text:p>
          </table:table-cell>
          <table:table-cell table:style-name="ce40" table:formula="of:=UNICHAR([.D127])" office:value-type="string" office:string-value="¢" calcext:value-type="string">
            <text:p>¢</text:p>
          </table:table-cell>
          <table:table-cell table:style-name="ce16" table:formula="of:=DEC2HEX([.A127];4)" office:value-type="string" office:string-value="0002" calcext:value-type="string">
            <text:p>0002</text:p>
          </table:table-cell>
          <table:table-cell table:style-name="ce20" table:formula="of:=DEC2HEX([.A127]+128;4)" office:value-type="string" office:string-value="0082" calcext:value-type="string">
            <text:p>0082</text:p>
          </table:table-cell>
          <table:table-cell table:style-name="ce24" table:formula="of:=SUBSTITUTE([.F127];&quot;00&quot;;&quot;04&quot;;1)" office:value-type="string" office:string-value="0402" calcext:value-type="string">
            <text:p>0402</text:p>
          </table:table-cell>
          <table:table-cell table:style-name="ce32" table:formula="of:=SUBSTITUTE([.F127];&quot;00&quot;;&quot;80&quot;;1)" office:value-type="string" office:string-value="8002" calcext:value-type="string">
            <text:p>8002</text:p>
          </table:table-cell>
          <table:table-cell/>
          <table:table-cell table:style-name="ce58"/>
          <table:table-cell table:number-columns-repeated="2"/>
          <table:table-cell table:style-name="ce150" table:formula="of:=SUBSTITUTE([.G127];&quot;00&quot;;&quot;04&quot;;1)" office:value-type="string" office:string-value="0482" calcext:value-type="string">
            <text:p>0482</text:p>
          </table:table-cell>
          <table:table-cell table:style-name="ce150" table:formula="of:=SUBSTITUTE([.G127];&quot;00&quot;;&quot;80&quot;;1)" office:value-type="string" office:string-value="8082" calcext:value-type="string">
            <text:p>8082</text:p>
          </table:table-cell>
          <table:table-cell table:style-name="ce150" table:formula="of:=SUBSTITUTE([.F127];&quot;00&quot;;&quot;84&quot;;1)" office:value-type="string" office:string-value="8402" calcext:value-type="string">
            <text:p>8402</text:p>
          </table:table-cell>
          <table:table-cell table:style-name="ce150" table:formula="of:=SUBSTITUTE([.G127];&quot;00&quot;;&quot;84&quot;;1)" office:value-type="string" office:string-value="8482" calcext:value-type="string">
            <text:p>848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</text:p>
          </table:table-cell>
          <table:table-cell table:style-name="ce43" table:formula="of:=DEC2BIN([.A128];7)" office:value-type="string" office:string-value="0000001" calcext:value-type="string">
            <text:p>0000001</text:p>
          </table:table-cell>
          <table:table-cell office:value-type="string" calcext:value-type="string">
            <text:p>6</text:p>
          </table:table-cell>
          <table:table-cell table:style-name="ce37" table:formula="of:=[.A128]+160" office:value-type="float" office:value="161" calcext:value-type="float">
            <text:p>161</text:p>
          </table:table-cell>
          <table:table-cell table:style-name="ce40" table:formula="of:=UNICHAR([.D128])" office:value-type="string" office:string-value="¡" calcext:value-type="string">
            <text:p>¡</text:p>
          </table:table-cell>
          <table:table-cell table:style-name="ce16" table:formula="of:=DEC2HEX([.A128];4)" office:value-type="string" office:string-value="0001" calcext:value-type="string">
            <text:p>0001</text:p>
          </table:table-cell>
          <table:table-cell table:style-name="ce20" table:formula="of:=DEC2HEX([.A128]+128;4)" office:value-type="string" office:string-value="0081" calcext:value-type="string">
            <text:p>0081</text:p>
          </table:table-cell>
          <table:table-cell table:style-name="ce24" table:formula="of:=SUBSTITUTE([.F128];&quot;00&quot;;&quot;04&quot;;1)" office:value-type="string" office:string-value="0401" calcext:value-type="string">
            <text:p>0401</text:p>
          </table:table-cell>
          <table:table-cell table:style-name="ce32" table:formula="of:=SUBSTITUTE([.F128];&quot;00&quot;;&quot;80&quot;;1)" office:value-type="string" office:string-value="8001" calcext:value-type="string">
            <text:p>8001</text:p>
          </table:table-cell>
          <table:table-cell/>
          <table:table-cell table:style-name="ce58"/>
          <table:table-cell table:number-columns-repeated="2"/>
          <table:table-cell table:style-name="ce150" table:formula="of:=SUBSTITUTE([.G128];&quot;00&quot;;&quot;04&quot;;1)" office:value-type="string" office:string-value="0481" calcext:value-type="string">
            <text:p>0481</text:p>
          </table:table-cell>
          <table:table-cell table:style-name="ce150" table:formula="of:=SUBSTITUTE([.G128];&quot;00&quot;;&quot;80&quot;;1)" office:value-type="string" office:string-value="8081" calcext:value-type="string">
            <text:p>8081</text:p>
          </table:table-cell>
          <table:table-cell table:style-name="ce150" table:formula="of:=SUBSTITUTE([.F128];&quot;00&quot;;&quot;84&quot;;1)" office:value-type="string" office:string-value="8401" calcext:value-type="string">
            <text:p>8401</text:p>
          </table:table-cell>
          <table:table-cell table:style-name="ce150" table:formula="of:=SUBSTITUTE([.G128];&quot;00&quot;;&quot;84&quot;;1)" office:value-type="string" office:string-value="8481" calcext:value-type="string">
            <text:p>848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0</text:p>
          </table:table-cell>
          <table:table-cell table:style-name="ce43" table:formula="of:=DEC2BIN([.A129];7)" office:value-type="string" office:string-value="0000000" calcext:value-type="string">
            <text:p>0000000</text:p>
          </table:table-cell>
          <table:table-cell office:value-type="string" calcext:value-type="string">
            <text:p>7</text:p>
          </table:table-cell>
          <table:table-cell table:style-name="ce37" table:formula="of:=[.A129]+160" office:value-type="float" office:value="160" calcext:value-type="float">
            <text:p>160</text:p>
          </table:table-cell>
          <table:table-cell table:style-name="ce40" table:formula="of:=UNICHAR([.D129])" office:value-type="string" office:string-value=" " calcext:value-type="string">
            <text:p> </text:p>
          </table:table-cell>
          <table:table-cell table:style-name="ce16" table:formula="of:=DEC2HEX([.A129];4)" office:value-type="string" office:string-value="0000" calcext:value-type="string">
            <text:p>0000</text:p>
          </table:table-cell>
          <table:table-cell table:style-name="ce20" table:formula="of:=DEC2HEX([.A129]+128;4)" office:value-type="string" office:string-value="0080" calcext:value-type="string">
            <text:p>0080</text:p>
          </table:table-cell>
          <table:table-cell table:style-name="ce24" table:formula="of:=SUBSTITUTE([.F129];&quot;00&quot;;&quot;04&quot;;1)" office:value-type="string" office:string-value="0400" calcext:value-type="string">
            <text:p>0400</text:p>
          </table:table-cell>
          <table:table-cell table:style-name="ce32" table:formula="of:=SUBSTITUTE([.F129];&quot;00&quot;;&quot;80&quot;;1)" office:value-type="string" office:string-value="8000" calcext:value-type="string">
            <text:p>8000</text:p>
          </table:table-cell>
          <table:table-cell/>
          <table:table-cell table:style-name="ce58"/>
          <table:table-cell table:number-columns-repeated="2"/>
          <table:table-cell table:style-name="ce150" table:formula="of:=SUBSTITUTE([.G129];&quot;00&quot;;&quot;04&quot;;1)" office:value-type="string" office:string-value="0480" calcext:value-type="string">
            <text:p>0480</text:p>
          </table:table-cell>
          <table:table-cell table:style-name="ce150" table:formula="of:=SUBSTITUTE([.G129];&quot;00&quot;;&quot;80&quot;;1)" office:value-type="string" office:string-value="8080" calcext:value-type="string">
            <text:p>8080</text:p>
          </table:table-cell>
          <table:table-cell table:style-name="ce150" table:formula="of:=SUBSTITUTE([.F129];&quot;00&quot;;&quot;84&quot;;1)" office:value-type="string" office:string-value="8400" calcext:value-type="string">
            <text:p>8400</text:p>
          </table:table-cell>
          <table:table-cell table:style-name="ce150" table:formula="of:=SUBSTITUTE([.G129];&quot;00&quot;;&quot;84&quot;;1)" office:value-type="string" office:string-value="8480" calcext:value-type="string">
            <text:p>8480</text:p>
          </table:table-cell>
          <table:table-cell table:number-columns-repeated="1004"/>
        </table:table-row>
        <table:table-row table:style-name="ro2" table:number-rows-repeated="1048319">
          <table:table-cell table:number-columns-repeated="1021"/>
        </table:table-row>
        <table:table-row table:style-name="ro2" table:number-rows-repeated="127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2"/>
          <table:table-cell table:style-name="ce97"/>
          <table:table-cell table:number-columns-repeated="4"/>
          <table:table-cell table:style-name="ce109"/>
          <table:table-cell table:number-columns-repeated="1003"/>
        </table:table-row>
        <table:table-row table:style-name="ro2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2"/>
          <table:table-cell table:style-name="ce97"/>
          <table:table-cell table:number-columns-repeated="4"/>
          <table:table-cell table:style-name="ce109"/>
          <table:table-cell table:number-columns-repeated="1003"/>
        </table:table-row>
        <table:named-expressions>
          <table:named-expression table:name="_xlnm._FilterDatabase" table:base-cell-address="$send06.$A$1" table:expression="#REF!"/>
        </table:named-expressions>
      </table:table>
      <table:table table:name="send8E" table:style-name="ta1" table:print-ranges="send8E.N1:send8E.N1048576">
        <office:forms form:automatic-focus="false" form:apply-design-mode="false"/>
        <table:table-column table:style-name="co1" table:default-cell-style-name="ce30"/>
        <table:table-column table:style-name="co4" table:default-cell-style-name="ce39"/>
        <table:table-column table:style-name="co5" table:default-cell-style-name="ce42"/>
        <table:table-column table:style-name="co18" table:default-cell-style-name="ce45"/>
        <table:table-column table:style-name="co3" table:default-cell-style-name="ce116"/>
        <table:table-column table:style-name="co19" table:default-cell-style-name="ce49"/>
        <table:table-column table:style-name="co9" table:default-cell-style-name="ce168"/>
        <table:table-column table:style-name="co3" table:default-cell-style-name="ce170"/>
        <table:table-column table:style-name="co20" table:default-cell-style-name="ce172"/>
        <table:table-column table:style-name="co8" table:default-cell-style-name="ce49"/>
        <table:table-column table:style-name="co9" table:default-cell-style-name="ce93"/>
        <table:table-column table:style-name="co8" table:default-cell-style-name="ce176"/>
        <table:table-column table:style-name="co8" table:default-cell-style-name="ce188"/>
        <table:table-column table:style-name="co21" table:default-cell-style-name="ce36"/>
        <table:table-column table:style-name="co21" table:default-cell-style-name="ce38"/>
        <table:table-column table:style-name="co21" table:default-cell-style-name="ce71"/>
        <table:table-column table:style-name="co21" table:default-cell-style-name="ce77"/>
        <table:table-column table:style-name="co21" table:default-cell-style-name="ce83"/>
        <table:table-column table:style-name="co21" table:default-cell-style-name="ce110"/>
        <table:table-column table:style-name="co22" table:default-cell-style-name="ce91"/>
        <table:table-column table:style-name="co14" table:default-cell-style-name="ce190"/>
        <table:table-column table:style-name="co16" table:number-columns-repeated="1001" table:default-cell-style-name="ce14"/>
        <table:table-row table:style-name="ro1">
          <table:table-cell table:style-name="ce1" office:value-type="string" calcext:value-type="string">
            <text:p>dec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c</text:p>
          </table:table-cell>
          <table:table-cell table:style-name="ce7" office:value-type="string" calcext:value-type="string">
            <text:p>bin</text:p>
          </table:table-cell>
          <table:table-cell table:style-name="ce162" office:value-type="string" calcext:value-type="string">
            <text:p>k2p</text:p>
          </table:table-cell>
          <table:table-cell table:style-name="ce33" office:value-type="string" calcext:value-type="string">
            <text:p>h</text:p>
          </table:table-cell>
          <table:table-cell table:style-name="ce166" office:value-type="string" calcext:value-type="string">
            <text:p>do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d</text:p>
          </table:table-cell>
          <table:table-cell table:style-name="ce33" office:value-type="string" calcext:value-type="string">
            <text:p>h</text:p>
          </table:table-cell>
          <table:table-cell table:style-name="ce98" office:value-type="string" calcext:value-type="string">
            <text:p>dot</text:p>
          </table:table-cell>
          <table:table-cell table:style-name="ce170" office:value-type="float" office:value="123" calcext:value-type="float">
            <office:annotation draw:style-name="gr1" draw:text-style-name="P2" svg:width="2.899cm" svg:height="1.799cm" svg:x="22.763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123</text:p>
          </table:table-cell>
          <table:table-cell table:style-name="ce172" office:value-type="string" calcext:value-type="string">
            <office:annotation draw:style-name="gr1" draw:text-style-name="P2" svg:width="2.899cm" svg:height="1.799cm" svg:x="24.322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nd</text:p>
          </table:table-cell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muv</text:p>
          </table:table-cell>
          <table:table-cell table:style-name="ce149" office:value-type="string" calcext:value-type="string">
            <text:p>st</text:p>
          </table:table-cell>
          <table:table-cell table:style-name="ce149" office:value-type="string" calcext:value-type="string">
            <text:p>alt</text:p>
          </table:table-cell>
          <table:table-cell table:style-name="ce149" office:value-type="string" calcext:value-type="string">
            <text:p>ktl</text:p>
          </table:table-cell>
          <table:table-cell office:value-type="string" calcext:value-type="string">
            <text:p>fn</text:p>
          </table:table-cell>
          <table:table-cell table:style-name="ce169" office:value-type="string" calcext:value-type="string">
            <text:p>minu</text:p>
          </table:table-cell>
          <table:table-cell table:style-name="ce185" office:value-type="string" calcext:value-type="string">
            <text:p>y/n</text:p>
          </table:table-cell>
          <table:table-cell table:number-columns-repeated="1001"/>
        </table:table-row>
        <table:table-row table:style-name="ro2">
          <table:table-cell table:style-name="ce28" office:value-type="float" office:value="0" calcext:value-type="float">
            <text:p><text:s/></text:p>
          </table:table-cell>
          <table:table-cell table:style-name="ce37" table:formula="of:=[.A2]+160" office:value-type="float" office:value="160" calcext:value-type="float">
            <text:p>160</text:p>
          </table:table-cell>
          <table:table-cell table:style-name="ce40" table:formula="of:=UNICHAR([.B2])" office:value-type="string" office:string-value=" " calcext:value-type="string">
            <text:p> </text:p>
          </table:table-cell>
          <table:table-cell table:style-name="ce43" table:formula="of:=DEC2BIN([.A2];7)" office:value-type="string" office:string-value="0000000" calcext:value-type="string">
            <text:p>0000000</text:p>
          </table:table-cell>
          <table:table-cell table:style-name="ce115" table:formula="of:= LEN(SUBSTITUTE([.D2];0;&quot;&quot;))" office:value-type="float" office:value="0" calcext:value-type="float">
            <text:p>0</text:p>
          </table:table-cell>
          <table:table-cell table:style-name="ce34" table:formula="of:= COM.MICROSOFT.CONCAT(DEC2HEX([.A2];2);&quot;7F&quot;)" office:value-type="string" office:string-value="007F" calcext:value-type="string">
            <text:p>007F</text:p>
          </table:table-cell>
          <table:table-cell table:style-name="ce52" table:formula="of:= COM.MICROSOFT.CONCAT(DEC2HEX([.A2];2);&quot;FF&quot;)" office:value-type="string" office:string-value="00FF" calcext:value-type="string">
            <text:p>00FF</text:p>
          </table:table-cell>
          <table:table-cell table:style-name="ce171" table:formula="of:= COM.MICROSOFT.CONCAT(DEC2HEX([.A2]+128;2);&quot;7F&quot;)" office:value-type="string" office:string-value="807F" calcext:value-type="string">
            <text:p>807F</text:p>
          </table:table-cell>
          <table:table-cell table:style-name="ce173" table:formula="of:= COM.MICROSOFT.CONCAT(DEC2HEX([.A2]+128;2);&quot;FF&quot;)" office:value-type="string" office:string-value="80FF" calcext:value-type="string">
            <text:p>80FF</text:p>
          </table:table-cell>
          <table:table-cell table:style-name="ce78"/>
          <table:table-cell table:style-name="ce53" table:number-columns-repeated="2"/>
          <table:table-cell table:style-name="ce183"/>
          <table:table-cell table:number-columns-repeated="2"/>
          <table:table-cell table:style-name="ce41"/>
          <table:table-cell table:style-name="ce73"/>
          <table:table-cell table:style-name="ce79"/>
          <table:table-cell/>
          <table:table-cell table:style-name="ce87"/>
          <table:table-cell table:style-name="ce23" table:number-columns-repeated="1002"/>
        </table:table-row>
        <table:table-row table:style-name="ro2">
          <table:table-cell table:style-name="ce28" office:value-type="float" office:value="1" calcext:value-type="float">
            <text:p>1 </text:p>
          </table:table-cell>
          <table:table-cell table:style-name="ce37" table:formula="of:=[.A3]+160" office:value-type="float" office:value="161" calcext:value-type="float">
            <text:p>161</text:p>
          </table:table-cell>
          <table:table-cell table:style-name="ce40" table:formula="of:=UNICHAR([.B3])" office:value-type="string" office:string-value="¡" calcext:value-type="string">
            <text:p>¡</text:p>
          </table:table-cell>
          <table:table-cell table:style-name="ce43" table:formula="of:=DEC2BIN([.A3];7)" office:value-type="string" office:string-value="0000001" calcext:value-type="string">
            <text:p>0000001</text:p>
          </table:table-cell>
          <table:table-cell table:style-name="ce115" table:formula="of:= LEN(SUBSTITUTE([.D3];0;&quot;&quot;))" office:value-type="float" office:value="1" calcext:value-type="float">
            <text:p>1</text:p>
          </table:table-cell>
          <table:table-cell table:style-name="ce34" table:formula="of:= COM.MICROSOFT.CONCAT(DEC2HEX([.A3];2);&quot;7F&quot;)" office:value-type="string" office:string-value="017F" calcext:value-type="string">
            <text:p>017F</text:p>
          </table:table-cell>
          <table:table-cell table:style-name="ce167" table:formula="of:= COM.MICROSOFT.CONCAT(DEC2HEX([.A3];2);&quot;FF&quot;)" office:value-type="string" office:string-value="01FF" calcext:value-type="string">
            <text:p>01FF</text:p>
          </table:table-cell>
          <table:table-cell table:style-name="ce171" table:formula="of:= COM.MICROSOFT.CONCAT(DEC2HEX([.A3]+128;2);&quot;7F&quot;)" office:value-type="string" office:string-value="817F" calcext:value-type="string">
            <text:p>817F</text:p>
          </table:table-cell>
          <table:table-cell table:style-name="ce173" table:formula="of:= COM.MICROSOFT.CONCAT(DEC2HEX([.A3]+128;2);&quot;FF&quot;)" office:value-type="string" office:string-value="81FF" calcext:value-type="string">
            <text:p>81FF</text:p>
          </table:table-cell>
          <table:table-cell table:style-name="ce34" office:value-type="string" calcext:value-type="string">
            <text:p>ent</text:p>
          </table:table-cell>
          <table:table-cell table:style-name="ce52" office:value-type="string" calcext:value-type="string">
            <text:p>.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2" calcext:value-type="float">
            <text:p>2 </text:p>
          </table:table-cell>
          <table:table-cell table:style-name="ce37" table:formula="of:=[.A4]+160" office:value-type="float" office:value="162" calcext:value-type="float">
            <text:p>162</text:p>
          </table:table-cell>
          <table:table-cell table:style-name="ce40" table:formula="of:=UNICHAR([.B4])" office:value-type="string" office:string-value="¢" calcext:value-type="string">
            <text:p>¢</text:p>
          </table:table-cell>
          <table:table-cell table:style-name="ce43" table:formula="of:=DEC2BIN([.A4];7)" office:value-type="string" office:string-value="0000010" calcext:value-type="string">
            <text:p>0000010</text:p>
          </table:table-cell>
          <table:table-cell table:style-name="ce115" table:formula="of:= LEN(SUBSTITUTE([.D4];0;&quot;&quot;))" office:value-type="float" office:value="1" calcext:value-type="float">
            <text:p>1</text:p>
          </table:table-cell>
          <table:table-cell table:style-name="ce34" table:formula="of:= COM.MICROSOFT.CONCAT(DEC2HEX([.A4];2);&quot;7F&quot;)" office:value-type="string" office:string-value="027F" calcext:value-type="string">
            <text:p>027F</text:p>
          </table:table-cell>
          <table:table-cell table:style-name="ce167" table:formula="of:= COM.MICROSOFT.CONCAT(DEC2HEX([.A4];2);&quot;FF&quot;)" office:value-type="string" office:string-value="02FF" calcext:value-type="string">
            <text:p>02FF</text:p>
          </table:table-cell>
          <table:table-cell table:style-name="ce171" table:formula="of:= COM.MICROSOFT.CONCAT(DEC2HEX([.A4]+128;2);&quot;7F&quot;)" office:value-type="string" office:string-value="827F" calcext:value-type="string">
            <text:p>827F</text:p>
          </table:table-cell>
          <table:table-cell table:style-name="ce173" table:formula="of:= COM.MICROSOFT.CONCAT(DEC2HEX([.A4]+128;2);&quot;FF&quot;)" office:value-type="string" office:string-value="82FF" calcext:value-type="string">
            <text:p>82FF</text:p>
          </table:table-cell>
          <table:table-cell table:style-name="ce34" office:value-type="string" calcext:value-type="string">
            <text:p>tAb</text:p>
          </table:table-cell>
          <table:table-cell table:style-name="ce52" office:value-type="string" calcext:value-type="string">
            <text:p>esc</text:p>
          </table:table-cell>
          <table:table-cell table:style-name="ce174" office:value-type="float" office:value="9" calcext:value-type="float">
            <text:p>9</text:p>
          </table:table-cell>
          <table:table-cell table:style-name="ce183"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3" calcext:value-type="float">
            <text:p>3 </text:p>
          </table:table-cell>
          <table:table-cell table:style-name="ce37" table:formula="of:=[.A5]+160" office:value-type="float" office:value="163" calcext:value-type="float">
            <text:p>163</text:p>
          </table:table-cell>
          <table:table-cell table:style-name="ce40" table:formula="of:=UNICHAR([.B5])" office:value-type="string" office:string-value="£" calcext:value-type="string">
            <text:p>£</text:p>
          </table:table-cell>
          <table:table-cell table:style-name="ce43" table:formula="of:=DEC2BIN([.A5];7)" office:value-type="string" office:string-value="0000011" calcext:value-type="string">
            <text:p>0000011</text:p>
          </table:table-cell>
          <table:table-cell table:style-name="ce115" table:formula="of:= LEN(SUBSTITUTE([.D5];0;&quot;&quot;))" office:value-type="float" office:value="2" calcext:value-type="float">
            <text:p>2</text:p>
          </table:table-cell>
          <table:table-cell table:style-name="ce34" table:formula="of:= COM.MICROSOFT.CONCAT(DEC2HEX([.A5];2);&quot;7F&quot;)" office:value-type="string" office:string-value="037F" calcext:value-type="string">
            <text:p>037F</text:p>
          </table:table-cell>
          <table:table-cell table:style-name="ce167" table:formula="of:= COM.MICROSOFT.CONCAT(DEC2HEX([.A5];2);&quot;FF&quot;)" office:value-type="string" office:string-value="03FF" calcext:value-type="string">
            <text:p>03FF</text:p>
          </table:table-cell>
          <table:table-cell table:style-name="ce171" table:formula="of:= COM.MICROSOFT.CONCAT(DEC2HEX([.A5]+128;2);&quot;7F&quot;)" office:value-type="string" office:string-value="837F" calcext:value-type="string">
            <text:p>837F</text:p>
          </table:table-cell>
          <table:table-cell table:style-name="ce173" table:formula="of:= COM.MICROSOFT.CONCAT(DEC2HEX([.A5]+128;2);&quot;FF&quot;)" office:value-type="string" office:string-value="83FF" calcext:value-type="string">
            <text:p>83FF</text:p>
          </table:table-cell>
          <table:table-cell table:style-name="ce34" office:value-type="string" calcext:value-type="string">
            <text:p>,</text:p>
          </table:table-cell>
          <table:table-cell table:style-name="ce52" office:value-type="string" calcext:value-type="string">
            <text:p>;</text:p>
          </table:table-cell>
          <table:table-cell table:style-name="ce174" office:value-type="string" calcext:value-type="string">
            <text:p>+</text:p>
          </table:table-cell>
          <table:table-cell table:style-name="ce183" office:value-type="string" calcext:value-type="string">
            <text:p>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4" calcext:value-type="float">
            <text:p>4 </text:p>
          </table:table-cell>
          <table:table-cell table:style-name="ce37" table:formula="of:=[.A6]+160" office:value-type="float" office:value="164" calcext:value-type="float">
            <text:p>164</text:p>
          </table:table-cell>
          <table:table-cell table:style-name="ce40" table:formula="of:=UNICHAR([.B6])" office:value-type="string" office:string-value="¤" calcext:value-type="string">
            <text:p>¤</text:p>
          </table:table-cell>
          <table:table-cell table:style-name="ce43" table:formula="of:=DEC2BIN([.A6];7)" office:value-type="string" office:string-value="0000100" calcext:value-type="string">
            <text:p>0000100</text:p>
          </table:table-cell>
          <table:table-cell table:style-name="ce115" table:formula="of:= LEN(SUBSTITUTE([.D6];0;&quot;&quot;))" office:value-type="float" office:value="1" calcext:value-type="float">
            <text:p>1</text:p>
          </table:table-cell>
          <table:table-cell table:style-name="ce34" table:formula="of:= COM.MICROSOFT.CONCAT(DEC2HEX([.A6];2);&quot;7F&quot;)" office:value-type="string" office:string-value="047F" calcext:value-type="string">
            <text:p>047F</text:p>
          </table:table-cell>
          <table:table-cell table:style-name="ce167" table:formula="of:= COM.MICROSOFT.CONCAT(DEC2HEX([.A6];2);&quot;FF&quot;)" office:value-type="string" office:string-value="04FF" calcext:value-type="string">
            <text:p>04FF</text:p>
          </table:table-cell>
          <table:table-cell table:style-name="ce171" table:formula="of:= COM.MICROSOFT.CONCAT(DEC2HEX([.A6]+128;2);&quot;7F&quot;)" office:value-type="string" office:string-value="847F" calcext:value-type="string">
            <text:p>847F</text:p>
          </table:table-cell>
          <table:table-cell table:style-name="ce173" table:formula="of:= COM.MICROSOFT.CONCAT(DEC2HEX([.A6]+128;2);&quot;FF&quot;)" office:value-type="string" office:string-value="84FF" calcext:value-type="string">
            <text:p>84FF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~</text:p>
          </table:table-cell>
          <table:table-cell table:style-name="ce174"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5" calcext:value-type="float">
            <text:p>5 </text:p>
          </table:table-cell>
          <table:table-cell table:style-name="ce37" table:formula="of:=[.A7]+160" office:value-type="float" office:value="165" calcext:value-type="float">
            <text:p>165</text:p>
          </table:table-cell>
          <table:table-cell table:style-name="ce40" table:formula="of:=UNICHAR([.B7])" office:value-type="string" office:string-value="¥" calcext:value-type="string">
            <text:p>¥</text:p>
          </table:table-cell>
          <table:table-cell table:style-name="ce44" table:formula="of:=DEC2BIN([.A7];7)" office:value-type="string" office:string-value="0000101" calcext:value-type="string">
            <text:p>0000101</text:p>
          </table:table-cell>
          <table:table-cell table:style-name="ce115" table:formula="of:= LEN(SUBSTITUTE([.D7];0;&quot;&quot;))" office:value-type="float" office:value="2" calcext:value-type="float">
            <text:p>2</text:p>
          </table:table-cell>
          <table:table-cell table:style-name="ce34" table:formula="of:= COM.MICROSOFT.CONCAT(DEC2HEX([.A7];2);&quot;7F&quot;)" office:value-type="string" office:string-value="057F" calcext:value-type="string">
            <text:p>057F</text:p>
          </table:table-cell>
          <table:table-cell table:style-name="ce167" table:formula="of:= COM.MICROSOFT.CONCAT(DEC2HEX([.A7];2);&quot;FF&quot;)" office:value-type="string" office:string-value="05FF" calcext:value-type="string">
            <text:p>05FF</text:p>
          </table:table-cell>
          <table:table-cell table:style-name="ce171" table:formula="of:= COM.MICROSOFT.CONCAT(DEC2HEX([.A7]+128;2);&quot;7F&quot;)" office:value-type="string" office:string-value="857F" calcext:value-type="string">
            <text:p>857F</text:p>
          </table:table-cell>
          <table:table-cell table:style-name="ce173" table:formula="of:= COM.MICROSOFT.CONCAT(DEC2HEX([.A7]+128;2);&quot;FF&quot;)" office:value-type="string" office:string-value="85FF" calcext:value-type="string">
            <text:p>85FF</text:p>
          </table:table-cell>
          <table:table-cell table:style-name="ce34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6" calcext:value-type="float">
            <text:p>6 </text:p>
          </table:table-cell>
          <table:table-cell table:style-name="ce37" table:formula="of:=[.A8]+160" office:value-type="float" office:value="166" calcext:value-type="float">
            <text:p>166</text:p>
          </table:table-cell>
          <table:table-cell table:style-name="ce40" table:formula="of:=UNICHAR([.B8])" office:value-type="string" office:string-value="¦" calcext:value-type="string">
            <text:p>¦</text:p>
          </table:table-cell>
          <table:table-cell table:style-name="ce44" table:formula="of:=DEC2BIN([.A8];7)" office:value-type="string" office:string-value="0000110" calcext:value-type="string">
            <text:p>0000110</text:p>
          </table:table-cell>
          <table:table-cell table:style-name="ce115" table:formula="of:= LEN(SUBSTITUTE([.D8];0;&quot;&quot;))" office:value-type="float" office:value="2" calcext:value-type="float">
            <text:p>2</text:p>
          </table:table-cell>
          <table:table-cell table:style-name="ce34" table:formula="of:= COM.MICROSOFT.CONCAT(DEC2HEX([.A8];2);&quot;7F&quot;)" office:value-type="string" office:string-value="067F" calcext:value-type="string">
            <text:p>067F</text:p>
          </table:table-cell>
          <table:table-cell table:style-name="ce167" table:formula="of:= COM.MICROSOFT.CONCAT(DEC2HEX([.A8];2);&quot;FF&quot;)" office:value-type="string" office:string-value="06FF" calcext:value-type="string">
            <text:p>06FF</text:p>
          </table:table-cell>
          <table:table-cell table:style-name="ce171" table:formula="of:= COM.MICROSOFT.CONCAT(DEC2HEX([.A8]+128;2);&quot;7F&quot;)" office:value-type="string" office:string-value="867F" calcext:value-type="string">
            <text:p>867F</text:p>
          </table:table-cell>
          <table:table-cell table:style-name="ce173" table:formula="of:= COM.MICROSOFT.CONCAT(DEC2HEX([.A8]+128;2);&quot;FF&quot;)" office:value-type="string" office:string-value="86FF" calcext:value-type="string">
            <text:p>86FF</text:p>
          </table:table-cell>
          <table:table-cell table:style-name="ce34" office:value-type="string" calcext:value-type="string">
            <text:p>{</text:p>
          </table:table-cell>
          <table:table-cell table:style-name="ce52" office:value-type="string" calcext:value-type="string">
            <text:p>l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7" calcext:value-type="float">
            <text:p>7 </text:p>
          </table:table-cell>
          <table:table-cell table:style-name="ce37" table:formula="of:=[.A9]+160" office:value-type="float" office:value="167" calcext:value-type="float">
            <text:p>167</text:p>
          </table:table-cell>
          <table:table-cell table:style-name="ce40" table:formula="of:=UNICHAR([.B9])" office:value-type="string" office:string-value="§" calcext:value-type="string">
            <text:p>§</text:p>
          </table:table-cell>
          <table:table-cell table:style-name="ce43" table:formula="of:=DEC2BIN([.A9];7)" office:value-type="string" office:string-value="0000111" calcext:value-type="string">
            <text:p>0000111</text:p>
          </table:table-cell>
          <table:table-cell table:style-name="ce115" table:formula="of:= LEN(SUBSTITUTE([.D9];0;&quot;&quot;))" office:value-type="float" office:value="3" calcext:value-type="float">
            <text:p>3</text:p>
          </table:table-cell>
          <table:table-cell table:style-name="ce34" table:formula="of:= COM.MICROSOFT.CONCAT(DEC2HEX([.A9];2);&quot;7F&quot;)" office:value-type="string" office:string-value="077F" calcext:value-type="string">
            <text:p>077F</text:p>
          </table:table-cell>
          <table:table-cell table:style-name="ce52" table:formula="of:= COM.MICROSOFT.CONCAT(DEC2HEX([.A9];2);&quot;FF&quot;)" office:value-type="string" office:string-value="07FF" calcext:value-type="string">
            <text:p>07FF</text:p>
          </table:table-cell>
          <table:table-cell table:style-name="ce171" table:formula="of:= COM.MICROSOFT.CONCAT(DEC2HEX([.A9]+128;2);&quot;7F&quot;)" office:value-type="string" office:string-value="877F" calcext:value-type="string">
            <text:p>877F</text:p>
          </table:table-cell>
          <table:table-cell table:style-name="ce173" table:formula="of:= COM.MICROSOFT.CONCAT(DEC2HEX([.A9]+128;2);&quot;FF&quot;)" office:value-type="string" office:string-value="87FF" calcext:value-type="string">
            <text:p>87FF</text:p>
          </table:table-cell>
          <table:table-cell table:style-name="ce34" office:value-type="string" calcext:value-type="string">
            <text:p>f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table:style-name="ce183" office:value-type="string" calcext:value-type="string">
            <text:p>!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8" calcext:value-type="float">
            <text:p>8 </text:p>
          </table:table-cell>
          <table:table-cell table:style-name="ce37" table:formula="of:=[.A10]+160" office:value-type="float" office:value="168" calcext:value-type="float">
            <text:p>168</text:p>
          </table:table-cell>
          <table:table-cell table:style-name="ce40" table:formula="of:=UNICHAR([.B10])" office:value-type="string" office:string-value="¨" calcext:value-type="string">
            <text:p>¨</text:p>
          </table:table-cell>
          <table:table-cell table:style-name="ce43" table:formula="of:=DEC2BIN([.A10];7)" office:value-type="string" office:string-value="0001000" calcext:value-type="string">
            <text:p>0001000</text:p>
          </table:table-cell>
          <table:table-cell table:style-name="ce115" table:formula="of:= LEN(SUBSTITUTE([.D10];0;&quot;&quot;))" office:value-type="float" office:value="1" calcext:value-type="float">
            <text:p>1</text:p>
          </table:table-cell>
          <table:table-cell table:style-name="ce34" table:formula="of:= COM.MICROSOFT.CONCAT(DEC2HEX([.A10];2);&quot;7F&quot;)" office:value-type="string" office:string-value="087F" calcext:value-type="string">
            <text:p>087F</text:p>
          </table:table-cell>
          <table:table-cell table:style-name="ce167" table:formula="of:= COM.MICROSOFT.CONCAT(DEC2HEX([.A10];2);&quot;FF&quot;)" office:value-type="string" office:string-value="08FF" calcext:value-type="string">
            <text:p>08FF</text:p>
          </table:table-cell>
          <table:table-cell table:style-name="ce171" table:formula="of:= COM.MICROSOFT.CONCAT(DEC2HEX([.A10]+128;2);&quot;7F&quot;)" office:value-type="string" office:string-value="887F" calcext:value-type="string">
            <text:p>887F</text:p>
          </table:table-cell>
          <table:table-cell table:style-name="ce173" table:formula="of:= COM.MICROSOFT.CONCAT(DEC2HEX([.A10]+128;2);&quot;FF&quot;)" office:value-type="string" office:string-value="88FF" calcext:value-type="string">
            <text:p>88FF</text:p>
          </table:table-cell>
          <table:table-cell table:style-name="ce34" office:value-type="string" calcext:value-type="string">
            <text:p>u</text:p>
          </table:table-cell>
          <table:table-cell table:style-name="ce52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9" calcext:value-type="float">
            <text:p>9 </text:p>
          </table:table-cell>
          <table:table-cell table:style-name="ce37" table:formula="of:=[.A11]+160" office:value-type="float" office:value="169" calcext:value-type="float">
            <text:p>169</text:p>
          </table:table-cell>
          <table:table-cell table:style-name="ce40" table:formula="of:=UNICHAR([.B11])" office:value-type="string" office:string-value="©" calcext:value-type="string">
            <text:p>©</text:p>
          </table:table-cell>
          <table:table-cell table:style-name="ce43" table:formula="of:=DEC2BIN([.A11];7)" office:value-type="string" office:string-value="0001001" calcext:value-type="string">
            <text:p>0001001</text:p>
          </table:table-cell>
          <table:table-cell table:style-name="ce115" table:formula="of:= LEN(SUBSTITUTE([.D11];0;&quot;&quot;))" office:value-type="float" office:value="2" calcext:value-type="float">
            <text:p>2</text:p>
          </table:table-cell>
          <table:table-cell table:style-name="ce34" table:formula="of:= COM.MICROSOFT.CONCAT(DEC2HEX([.A11];2);&quot;7F&quot;)" office:value-type="string" office:string-value="097F" calcext:value-type="string">
            <text:p>097F</text:p>
          </table:table-cell>
          <table:table-cell table:style-name="ce167" table:formula="of:= COM.MICROSOFT.CONCAT(DEC2HEX([.A11];2);&quot;FF&quot;)" office:value-type="string" office:string-value="09FF" calcext:value-type="string">
            <text:p>09FF</text:p>
          </table:table-cell>
          <table:table-cell table:style-name="ce171" table:formula="of:= COM.MICROSOFT.CONCAT(DEC2HEX([.A11]+128;2);&quot;7F&quot;)" office:value-type="string" office:string-value="897F" calcext:value-type="string">
            <text:p>897F</text:p>
          </table:table-cell>
          <table:table-cell table:style-name="ce173" table:formula="of:= COM.MICROSOFT.CONCAT(DEC2HEX([.A11]+128;2);&quot;FF&quot;)" office:value-type="string" office:string-value="89FF" calcext:value-type="string">
            <text:p>89FF</text:p>
          </table:table-cell>
          <table:table-cell table:style-name="ce34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174" office:value-type="string" calcext:value-type="string">
            <text:p>eku</text:p>
          </table:table-cell>
          <table:table-cell table:style-name="ce183" office:value-type="string" calcext:value-type="string">
            <text:p>eku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 office:value-type="string" calcext:value-type="string">
            <text:p>n</text:p>
          </table:table-cell>
          <table:table-cell table:style-name="ce23" table:number-columns-repeated="1001"/>
        </table:table-row>
        <table:table-row table:style-name="ro2">
          <table:table-cell table:style-name="ce28" office:value-type="float" office:value="10" calcext:value-type="float">
            <text:p>10 </text:p>
          </table:table-cell>
          <table:table-cell table:style-name="ce37" table:formula="of:=[.A12]+160" office:value-type="float" office:value="170" calcext:value-type="float">
            <text:p>170</text:p>
          </table:table-cell>
          <table:table-cell table:style-name="ce40" table:formula="of:=UNICHAR([.B12])" office:value-type="string" office:string-value="ª" calcext:value-type="string">
            <text:p>ª</text:p>
          </table:table-cell>
          <table:table-cell table:style-name="ce44" table:formula="of:=DEC2BIN([.A12];7)" office:value-type="string" office:string-value="0001010" calcext:value-type="string">
            <text:p>0001010</text:p>
          </table:table-cell>
          <table:table-cell table:style-name="ce115" table:formula="of:= LEN(SUBSTITUTE([.D12];0;&quot;&quot;))" office:value-type="float" office:value="2" calcext:value-type="float">
            <text:p>2</text:p>
          </table:table-cell>
          <table:table-cell table:style-name="ce34" table:formula="of:= COM.MICROSOFT.CONCAT(DEC2HEX([.A12];2);&quot;7F&quot;)" office:value-type="string" office:string-value="0A7F" calcext:value-type="string">
            <text:p>0A7F</text:p>
          </table:table-cell>
          <table:table-cell table:style-name="ce167" table:formula="of:= COM.MICROSOFT.CONCAT(DEC2HEX([.A12];2);&quot;FF&quot;)" office:value-type="string" office:string-value="0AFF" calcext:value-type="string">
            <text:p>0AFF</text:p>
          </table:table-cell>
          <table:table-cell table:style-name="ce171" table:formula="of:= COM.MICROSOFT.CONCAT(DEC2HEX([.A12]+128;2);&quot;7F&quot;)" office:value-type="string" office:string-value="8A7F" calcext:value-type="string">
            <text:p>8A7F</text:p>
          </table:table-cell>
          <table:table-cell table:style-name="ce173" table:formula="of:= COM.MICROSOFT.CONCAT(DEC2HEX([.A12]+128;2);&quot;FF&quot;)" office:value-type="string" office:string-value="8AFF" calcext:value-type="string">
            <text:p>8AFF</text:p>
          </table:table-cell>
          <table:table-cell table:style-name="ce34" office:value-type="string" calcext:value-type="string">
            <text:p>y</text:p>
          </table:table-cell>
          <table:table-cell table:style-name="ce52" office:value-type="string" calcext:value-type="string">
            <text:p>~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11" calcext:value-type="float">
            <text:p>11 </text:p>
          </table:table-cell>
          <table:table-cell table:style-name="ce37" table:formula="of:=[.A13]+160" office:value-type="float" office:value="171" calcext:value-type="float">
            <text:p>171</text:p>
          </table:table-cell>
          <table:table-cell table:style-name="ce40" table:formula="of:=UNICHAR([.B13])" office:value-type="string" office:string-value="«" calcext:value-type="string">
            <text:p>«</text:p>
          </table:table-cell>
          <table:table-cell table:style-name="ce44" table:formula="of:=DEC2BIN([.A13];7)" office:value-type="string" office:string-value="0001011" calcext:value-type="string">
            <text:p>0001011</text:p>
          </table:table-cell>
          <table:table-cell table:style-name="ce115" table:formula="of:= LEN(SUBSTITUTE([.D13];0;&quot;&quot;))" office:value-type="float" office:value="3" calcext:value-type="float">
            <text:p>3</text:p>
          </table:table-cell>
          <table:table-cell table:style-name="ce34" table:formula="of:= COM.MICROSOFT.CONCAT(DEC2HEX([.A13];2);&quot;7F&quot;)" office:value-type="string" office:string-value="0B7F" calcext:value-type="string">
            <text:p>0B7F</text:p>
          </table:table-cell>
          <table:table-cell table:style-name="ce52" table:formula="of:= COM.MICROSOFT.CONCAT(DEC2HEX([.A13];2);&quot;FF&quot;)" office:value-type="string" office:string-value="0BFF" calcext:value-type="string">
            <text:p>0BFF</text:p>
          </table:table-cell>
          <table:table-cell table:style-name="ce171" table:formula="of:= COM.MICROSOFT.CONCAT(DEC2HEX([.A13]+128;2);&quot;7F&quot;)" office:value-type="string" office:string-value="8B7F" calcext:value-type="string">
            <text:p>8B7F</text:p>
          </table:table-cell>
          <table:table-cell table:style-name="ce173" table:formula="of:= COM.MICROSOFT.CONCAT(DEC2HEX([.A13]+128;2);&quot;FF&quot;)" office:value-type="string" office:string-value="8BFF" calcext:value-type="string">
            <text:p>8BFF</text:p>
          </table:table-cell>
          <table:table-cell table:style-name="ce35" office:value-type="string" calcext:value-type="string">
            <text:p>;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table:style-name="ce184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" calcext:value-type="float">
            <text:p>12 </text:p>
          </table:table-cell>
          <table:table-cell table:style-name="ce37" table:formula="of:=[.A14]+160" office:value-type="float" office:value="172" calcext:value-type="float">
            <text:p>172</text:p>
          </table:table-cell>
          <table:table-cell table:style-name="ce40" table:formula="of:=UNICHAR([.B14])" office:value-type="string" office:string-value="¬" calcext:value-type="string">
            <text:p>¬</text:p>
          </table:table-cell>
          <table:table-cell table:style-name="ce43" table:formula="of:=DEC2BIN([.A14];7)" office:value-type="string" office:string-value="0001100" calcext:value-type="string">
            <text:p>0001100</text:p>
          </table:table-cell>
          <table:table-cell table:style-name="ce115" table:formula="of:= LEN(SUBSTITUTE([.D14];0;&quot;&quot;))" office:value-type="float" office:value="2" calcext:value-type="float">
            <text:p>2</text:p>
          </table:table-cell>
          <table:table-cell table:style-name="ce34" table:formula="of:= COM.MICROSOFT.CONCAT(DEC2HEX([.A14];2);&quot;7F&quot;)" office:value-type="string" office:string-value="0C7F" calcext:value-type="string">
            <text:p>0C7F</text:p>
          </table:table-cell>
          <table:table-cell table:style-name="ce167" table:formula="of:= COM.MICROSOFT.CONCAT(DEC2HEX([.A14];2);&quot;FF&quot;)" office:value-type="string" office:string-value="0CFF" calcext:value-type="string">
            <text:p>0CFF</text:p>
          </table:table-cell>
          <table:table-cell table:style-name="ce171" table:formula="of:= COM.MICROSOFT.CONCAT(DEC2HEX([.A14]+128;2);&quot;7F&quot;)" office:value-type="string" office:string-value="8C7F" calcext:value-type="string">
            <text:p>8C7F</text:p>
          </table:table-cell>
          <table:table-cell table:style-name="ce173" table:formula="of:= COM.MICROSOFT.CONCAT(DEC2HEX([.A14]+128;2);&quot;FF&quot;)" office:value-type="string" office:string-value="8CFF" calcext:value-type="string">
            <text:p>8CFF</text:p>
          </table:table-cell>
          <table:table-cell table:style-name="ce34" office:value-type="string" calcext:value-type="string">
            <text:p>b</text:p>
          </table:table-cell>
          <table:table-cell table:style-name="ce53"/>
          <table:table-cell table:style-name="ce174" office:value-type="string" calcext:value-type="string">
            <text:p>`</text:p>
          </table:table-cell>
          <table:table-cell table:style-name="ce183" office:value-type="string" calcext:value-type="string">
            <text:p>`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13" calcext:value-type="float">
            <text:p>13 </text:p>
          </table:table-cell>
          <table:table-cell table:style-name="ce37" table:formula="of:=[.A15]+160" office:value-type="float" office:value="173" calcext:value-type="float">
            <text:p>173</text:p>
          </table:table-cell>
          <table:table-cell table:style-name="ce40" table:formula="of:=UNICHAR([.B15])" office:value-type="string" office:string-value="­" calcext:value-type="string">
            <text:p>­</text:p>
          </table:table-cell>
          <table:table-cell table:style-name="ce44" table:formula="of:=DEC2BIN([.A15];7)" office:value-type="string" office:string-value="0001101" calcext:value-type="string">
            <text:p>0001101</text:p>
          </table:table-cell>
          <table:table-cell table:style-name="ce115" table:formula="of:= LEN(SUBSTITUTE([.D15];0;&quot;&quot;))" office:value-type="float" office:value="3" calcext:value-type="float">
            <text:p>3</text:p>
          </table:table-cell>
          <table:table-cell table:style-name="ce34" table:formula="of:= COM.MICROSOFT.CONCAT(DEC2HEX([.A15];2);&quot;7F&quot;)" office:value-type="string" office:string-value="0D7F" calcext:value-type="string">
            <text:p>0D7F</text:p>
          </table:table-cell>
          <table:table-cell table:style-name="ce52" table:formula="of:= COM.MICROSOFT.CONCAT(DEC2HEX([.A15];2);&quot;FF&quot;)" office:value-type="string" office:string-value="0DFF" calcext:value-type="string">
            <text:p>0DFF</text:p>
          </table:table-cell>
          <table:table-cell table:style-name="ce171" table:formula="of:= COM.MICROSOFT.CONCAT(DEC2HEX([.A15]+128;2);&quot;7F&quot;)" office:value-type="string" office:string-value="8D7F" calcext:value-type="string">
            <text:p>8D7F</text:p>
          </table:table-cell>
          <table:table-cell table:style-name="ce173" table:formula="of:= COM.MICROSOFT.CONCAT(DEC2HEX([.A15]+128;2);&quot;FF&quot;)" office:value-type="string" office:string-value="8DFF" calcext:value-type="string">
            <text:p>8DFF</text:p>
          </table:table-cell>
          <table:table-cell table:style-name="ce35" office:value-type="string" calcext:value-type="string">
            <text:p>h</text:p>
          </table:table-cell>
          <table:table-cell table:style-name="ce52" office:value-type="string" calcext:value-type="string">
            <text:p>)</text:p>
          </table:table-cell>
          <table:table-cell table:style-name="ce52"/>
          <table:table-cell table:style-name="ce184"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4" calcext:value-type="float">
            <text:p>14 </text:p>
          </table:table-cell>
          <table:table-cell table:style-name="ce37" table:formula="of:=[.A16]+160" office:value-type="float" office:value="174" calcext:value-type="float">
            <text:p>174</text:p>
          </table:table-cell>
          <table:table-cell table:style-name="ce40" table:formula="of:=UNICHAR([.B16])" office:value-type="string" office:string-value="®" calcext:value-type="string">
            <text:p>®</text:p>
          </table:table-cell>
          <table:table-cell table:style-name="ce44" table:formula="of:=DEC2BIN([.A16];7)" office:value-type="string" office:string-value="0001110" calcext:value-type="string">
            <text:p>0001110</text:p>
          </table:table-cell>
          <table:table-cell table:style-name="ce115" table:formula="of:= LEN(SUBSTITUTE([.D16];0;&quot;&quot;))" office:value-type="float" office:value="3" calcext:value-type="float">
            <text:p>3</text:p>
          </table:table-cell>
          <table:table-cell table:style-name="ce34" table:formula="of:= COM.MICROSOFT.CONCAT(DEC2HEX([.A16];2);&quot;7F&quot;)" office:value-type="string" office:string-value="0E7F" calcext:value-type="string">
            <text:p>0E7F</text:p>
          </table:table-cell>
          <table:table-cell table:style-name="ce52" table:formula="of:= COM.MICROSOFT.CONCAT(DEC2HEX([.A16];2);&quot;FF&quot;)" office:value-type="string" office:string-value="0EFF" calcext:value-type="string">
            <text:p>0EFF</text:p>
          </table:table-cell>
          <table:table-cell table:style-name="ce171" table:formula="of:= COM.MICROSOFT.CONCAT(DEC2HEX([.A16]+128;2);&quot;7F&quot;)" office:value-type="string" office:string-value="8E7F" calcext:value-type="string">
            <text:p>8E7F</text:p>
          </table:table-cell>
          <table:table-cell table:style-name="ce173" table:formula="of:= COM.MICROSOFT.CONCAT(DEC2HEX([.A16]+128;2);&quot;FF&quot;)" office:value-type="string" office:string-value="8EFF" calcext:value-type="string">
            <text:p>8EFF</text:p>
          </table:table-cell>
          <table:table-cell table:style-name="ce35" office:value-type="float" office:value="7" calcext:value-type="float">
            <text:p>7</text:p>
          </table:table-cell>
          <table:table-cell table:style-name="ce52" office:value-type="string" calcext:value-type="string">
            <text:p>]</text:p>
          </table:table-cell>
          <table:table-cell table:style-name="ce52"/>
          <table:table-cell table:style-name="ce184" office:value-type="string" calcext:value-type="string">
            <text:p>]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5" calcext:value-type="float">
            <text:p>15 </text:p>
          </table:table-cell>
          <table:table-cell table:style-name="ce37" table:formula="of:=[.A17]+160" office:value-type="float" office:value="175" calcext:value-type="float">
            <text:p>175</text:p>
          </table:table-cell>
          <table:table-cell table:style-name="ce40" table:formula="of:=UNICHAR([.B17])" office:value-type="string" office:string-value="¯" calcext:value-type="string">
            <text:p>¯</text:p>
          </table:table-cell>
          <table:table-cell table:style-name="ce44" table:formula="of:=DEC2BIN([.A17];7)" office:value-type="string" office:string-value="0001111" calcext:value-type="string">
            <text:p>0001111</text:p>
          </table:table-cell>
          <table:table-cell table:style-name="ce115" table:formula="of:= LEN(SUBSTITUTE([.D17];0;&quot;&quot;))" office:value-type="float" office:value="4" calcext:value-type="float">
            <text:p>4</text:p>
          </table:table-cell>
          <table:table-cell table:style-name="ce34" table:formula="of:= COM.MICROSOFT.CONCAT(DEC2HEX([.A17];2);&quot;7F&quot;)" office:value-type="string" office:string-value="0F7F" calcext:value-type="string">
            <text:p>0F7F</text:p>
          </table:table-cell>
          <table:table-cell table:style-name="ce52" table:formula="of:= COM.MICROSOFT.CONCAT(DEC2HEX([.A17];2);&quot;FF&quot;)" office:value-type="string" office:string-value="0FFF" calcext:value-type="string">
            <text:p>0FFF</text:p>
          </table:table-cell>
          <table:table-cell table:style-name="ce171" table:formula="of:= COM.MICROSOFT.CONCAT(DEC2HEX([.A17]+128;2);&quot;7F&quot;)" office:value-type="string" office:string-value="8F7F" calcext:value-type="string">
            <text:p>8F7F</text:p>
          </table:table-cell>
          <table:table-cell table:style-name="ce173" table:formula="of:= COM.MICROSOFT.CONCAT(DEC2HEX([.A17]+128;2);&quot;FF&quot;)" office:value-type="string" office:string-value="8FFF" calcext:value-type="string">
            <text:p>8FFF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table:style-name="ce184"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6" calcext:value-type="float">
            <text:p>16 </text:p>
          </table:table-cell>
          <table:table-cell table:style-name="ce37" table:formula="of:=[.A18]+160" office:value-type="float" office:value="176" calcext:value-type="float">
            <text:p>176</text:p>
          </table:table-cell>
          <table:table-cell table:style-name="ce40" table:formula="of:=UNICHAR([.B18])" office:value-type="string" office:string-value="°" calcext:value-type="string">
            <text:p>°</text:p>
          </table:table-cell>
          <table:table-cell table:style-name="ce43" table:formula="of:=DEC2BIN([.A18];7)" office:value-type="string" office:string-value="0010000" calcext:value-type="string">
            <text:p>0010000</text:p>
          </table:table-cell>
          <table:table-cell table:style-name="ce115" table:formula="of:= LEN(SUBSTITUTE([.D18];0;&quot;&quot;))" office:value-type="float" office:value="1" calcext:value-type="float">
            <text:p>1</text:p>
          </table:table-cell>
          <table:table-cell table:style-name="ce34" table:formula="of:= COM.MICROSOFT.CONCAT(DEC2HEX([.A18];2);&quot;7F&quot;)" office:value-type="string" office:string-value="107F" calcext:value-type="string">
            <text:p>107F</text:p>
          </table:table-cell>
          <table:table-cell table:style-name="ce167" table:formula="of:= COM.MICROSOFT.CONCAT(DEC2HEX([.A18];2);&quot;FF&quot;)" office:value-type="string" office:string-value="10FF" calcext:value-type="string">
            <text:p>10FF</text:p>
          </table:table-cell>
          <table:table-cell table:style-name="ce171" table:formula="of:= COM.MICROSOFT.CONCAT(DEC2HEX([.A18]+128;2);&quot;7F&quot;)" office:value-type="string" office:string-value="907F" calcext:value-type="string">
            <text:p>907F</text:p>
          </table:table-cell>
          <table:table-cell table:style-name="ce173" table:formula="of:= COM.MICROSOFT.CONCAT(DEC2HEX([.A18]+128;2);&quot;FF&quot;)" office:value-type="string" office:string-value="90FF" calcext:value-type="string">
            <text:p>90FF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'</text:p>
          </table:table-cell>
          <table:table-cell table:style-name="ce174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17" calcext:value-type="float">
            <text:p>17 </text:p>
          </table:table-cell>
          <table:table-cell table:style-name="ce37" table:formula="of:=[.A19]+160" office:value-type="float" office:value="177" calcext:value-type="float">
            <text:p>177</text:p>
          </table:table-cell>
          <table:table-cell table:style-name="ce40" table:formula="of:=UNICHAR([.B19])" office:value-type="string" office:string-value="±" calcext:value-type="string">
            <text:p>±</text:p>
          </table:table-cell>
          <table:table-cell table:style-name="ce44" table:formula="of:=DEC2BIN([.A19];7)" office:value-type="string" office:string-value="0010001" calcext:value-type="string">
            <text:p>0010001</text:p>
          </table:table-cell>
          <table:table-cell table:style-name="ce115" table:formula="of:= LEN(SUBSTITUTE([.D19];0;&quot;&quot;))" office:value-type="float" office:value="2" calcext:value-type="float">
            <text:p>2</text:p>
          </table:table-cell>
          <table:table-cell table:style-name="ce34" table:formula="of:= COM.MICROSOFT.CONCAT(DEC2HEX([.A19];2);&quot;7F&quot;)" office:value-type="string" office:string-value="117F" calcext:value-type="string">
            <text:p>117F</text:p>
          </table:table-cell>
          <table:table-cell table:style-name="ce167" table:formula="of:= COM.MICROSOFT.CONCAT(DEC2HEX([.A19];2);&quot;FF&quot;)" office:value-type="string" office:string-value="11FF" calcext:value-type="string">
            <text:p>11FF</text:p>
          </table:table-cell>
          <table:table-cell table:style-name="ce171" table:formula="of:= COM.MICROSOFT.CONCAT(DEC2HEX([.A19]+128;2);&quot;7F&quot;)" office:value-type="string" office:string-value="917F" calcext:value-type="string">
            <text:p>917F</text:p>
          </table:table-cell>
          <table:table-cell table:style-name="ce173" table:formula="of:= COM.MICROSOFT.CONCAT(DEC2HEX([.A19]+128;2);&quot;FF&quot;)" office:value-type="string" office:string-value="91FF" calcext:value-type="string">
            <text:p>91FF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#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18" calcext:value-type="float">
            <text:p>18 </text:p>
          </table:table-cell>
          <table:table-cell table:style-name="ce37" table:formula="of:=[.A20]+160" office:value-type="float" office:value="178" calcext:value-type="float">
            <text:p>178</text:p>
          </table:table-cell>
          <table:table-cell table:style-name="ce40" table:formula="of:=UNICHAR([.B20])" office:value-type="string" office:string-value="²" calcext:value-type="string">
            <text:p>²</text:p>
          </table:table-cell>
          <table:table-cell table:style-name="ce43" table:formula="of:=DEC2BIN([.A20];7)" office:value-type="string" office:string-value="0010010" calcext:value-type="string">
            <text:p>0010010</text:p>
          </table:table-cell>
          <table:table-cell table:style-name="ce115" table:formula="of:= LEN(SUBSTITUTE([.D20];0;&quot;&quot;))" office:value-type="float" office:value="2" calcext:value-type="float">
            <text:p>2</text:p>
          </table:table-cell>
          <table:table-cell table:style-name="ce34" table:formula="of:= COM.MICROSOFT.CONCAT(DEC2HEX([.A20];2);&quot;7F&quot;)" office:value-type="string" office:string-value="127F" calcext:value-type="string">
            <text:p>127F</text:p>
          </table:table-cell>
          <table:table-cell table:style-name="ce167" table:formula="of:= COM.MICROSOFT.CONCAT(DEC2HEX([.A20];2);&quot;FF&quot;)" office:value-type="string" office:string-value="12FF" calcext:value-type="string">
            <text:p>12FF</text:p>
          </table:table-cell>
          <table:table-cell table:style-name="ce171" table:formula="of:= COM.MICROSOFT.CONCAT(DEC2HEX([.A20]+128;2);&quot;7F&quot;)" office:value-type="string" office:string-value="927F" calcext:value-type="string">
            <text:p>927F</text:p>
          </table:table-cell>
          <table:table-cell table:style-name="ce173" table:formula="of:= COM.MICROSOFT.CONCAT(DEC2HEX([.A20]+128;2);&quot;FF&quot;)" office:value-type="string" office:string-value="92FF" calcext:value-type="string">
            <text:p>92FF</text:p>
          </table:table-cell>
          <table:table-cell table:style-name="ce34" office:value-type="string" calcext:value-type="string">
            <text:p>z</text:p>
          </table:table-cell>
          <table:table-cell table:style-name="ce52" office:value-type="string" calcext:value-type="string">
            <text:p>%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19" calcext:value-type="float">
            <text:p>19 </text:p>
          </table:table-cell>
          <table:table-cell table:style-name="ce37" table:formula="of:=[.A21]+160" office:value-type="float" office:value="179" calcext:value-type="float">
            <text:p>179</text:p>
          </table:table-cell>
          <table:table-cell table:style-name="ce40" table:formula="of:=UNICHAR([.B21])" office:value-type="string" office:string-value="³" calcext:value-type="string">
            <text:p>³</text:p>
          </table:table-cell>
          <table:table-cell table:style-name="ce43" table:formula="of:=DEC2BIN([.A21];7)" office:value-type="string" office:string-value="0010011" calcext:value-type="string">
            <text:p>0010011</text:p>
          </table:table-cell>
          <table:table-cell table:style-name="ce115" table:formula="of:= LEN(SUBSTITUTE([.D21];0;&quot;&quot;))" office:value-type="float" office:value="3" calcext:value-type="float">
            <text:p>3</text:p>
          </table:table-cell>
          <table:table-cell table:style-name="ce34" table:formula="of:= COM.MICROSOFT.CONCAT(DEC2HEX([.A21];2);&quot;7F&quot;)" office:value-type="string" office:string-value="137F" calcext:value-type="string">
            <text:p>137F</text:p>
          </table:table-cell>
          <table:table-cell table:style-name="ce52" table:formula="of:= COM.MICROSOFT.CONCAT(DEC2HEX([.A21];2);&quot;FF&quot;)" office:value-type="string" office:string-value="13FF" calcext:value-type="string">
            <text:p>13FF</text:p>
          </table:table-cell>
          <table:table-cell table:style-name="ce171" table:formula="of:= COM.MICROSOFT.CONCAT(DEC2HEX([.A21]+128;2);&quot;7F&quot;)" office:value-type="string" office:string-value="937F" calcext:value-type="string">
            <text:p>937F</text:p>
          </table:table-cell>
          <table:table-cell table:style-name="ce173" table:formula="of:= COM.MICROSOFT.CONCAT(DEC2HEX([.A21]+128;2);&quot;FF&quot;)" office:value-type="string" office:string-value="93FF" calcext:value-type="string">
            <text:p>93FF</text:p>
          </table:table-cell>
          <table:table-cell table:style-name="ce34"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table:style-name="ce183"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20" calcext:value-type="float">
            <text:p>20 </text:p>
          </table:table-cell>
          <table:table-cell table:style-name="ce37" table:formula="of:=[.A22]+160" office:value-type="float" office:value="180" calcext:value-type="float">
            <text:p>180</text:p>
          </table:table-cell>
          <table:table-cell table:style-name="ce40" table:formula="of:=UNICHAR([.B22])" office:value-type="string" office:string-value="´" calcext:value-type="string">
            <text:p>´</text:p>
          </table:table-cell>
          <table:table-cell table:style-name="ce44" table:formula="of:=DEC2BIN([.A22];7)" office:value-type="string" office:string-value="0010100" calcext:value-type="string">
            <text:p>0010100</text:p>
          </table:table-cell>
          <table:table-cell table:style-name="ce115" table:formula="of:= LEN(SUBSTITUTE([.D22];0;&quot;&quot;))" office:value-type="float" office:value="2" calcext:value-type="float">
            <text:p>2</text:p>
          </table:table-cell>
          <table:table-cell table:style-name="ce34" table:formula="of:= COM.MICROSOFT.CONCAT(DEC2HEX([.A22];2);&quot;7F&quot;)" office:value-type="string" office:string-value="147F" calcext:value-type="string">
            <text:p>147F</text:p>
          </table:table-cell>
          <table:table-cell table:style-name="ce167" table:formula="of:= COM.MICROSOFT.CONCAT(DEC2HEX([.A22];2);&quot;FF&quot;)" office:value-type="string" office:string-value="14FF" calcext:value-type="string">
            <text:p>14FF</text:p>
          </table:table-cell>
          <table:table-cell table:style-name="ce171" table:formula="of:= COM.MICROSOFT.CONCAT(DEC2HEX([.A22]+128;2);&quot;7F&quot;)" office:value-type="string" office:string-value="947F" calcext:value-type="string">
            <text:p>947F</text:p>
          </table:table-cell>
          <table:table-cell table:style-name="ce173" table:formula="of:= COM.MICROSOFT.CONCAT(DEC2HEX([.A22]+128;2);&quot;FF&quot;)" office:value-type="string" office:string-value="94FF" calcext:value-type="string">
            <text:p>94FF</text:p>
          </table:table-cell>
          <table:table-cell table:style-name="ce35" office:value-type="string" calcext:value-type="string">
            <text:p>“</text:p>
          </table:table-cell>
          <table:table-cell table:style-name="ce52" office:value-type="string" calcext:value-type="string">
            <text:p>|</text:p>
          </table:table-cell>
          <table:table-cell table:style-name="ce175" office:value-type="string" calcext:value-type="string">
            <text:p>.</text:p>
          </table:table-cell>
          <table:table-cell table:style-name="ce184" office:value-type="string" calcext:value-type="string">
            <text:p>.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21" calcext:value-type="float">
            <text:p>21 </text:p>
          </table:table-cell>
          <table:table-cell table:style-name="ce37" table:formula="of:=[.A23]+160" office:value-type="float" office:value="181" calcext:value-type="float">
            <text:p>181</text:p>
          </table:table-cell>
          <table:table-cell table:style-name="ce40" table:formula="of:=UNICHAR([.B23])" office:value-type="string" office:string-value="µ" calcext:value-type="string">
            <text:p>µ</text:p>
          </table:table-cell>
          <table:table-cell table:style-name="ce44" table:formula="of:=DEC2BIN([.A23];7)" office:value-type="string" office:string-value="0010101" calcext:value-type="string">
            <text:p>0010101</text:p>
          </table:table-cell>
          <table:table-cell table:style-name="ce115" table:formula="of:= LEN(SUBSTITUTE([.D23];0;&quot;&quot;))" office:value-type="float" office:value="3" calcext:value-type="float">
            <text:p>3</text:p>
          </table:table-cell>
          <table:table-cell table:style-name="ce34" table:formula="of:= COM.MICROSOFT.CONCAT(DEC2HEX([.A23];2);&quot;7F&quot;)" office:value-type="string" office:string-value="157F" calcext:value-type="string">
            <text:p>157F</text:p>
          </table:table-cell>
          <table:table-cell table:style-name="ce52" table:formula="of:= COM.MICROSOFT.CONCAT(DEC2HEX([.A23];2);&quot;FF&quot;)" office:value-type="string" office:string-value="15FF" calcext:value-type="string">
            <text:p>15FF</text:p>
          </table:table-cell>
          <table:table-cell table:style-name="ce171" table:formula="of:= COM.MICROSOFT.CONCAT(DEC2HEX([.A23]+128;2);&quot;7F&quot;)" office:value-type="string" office:string-value="957F" calcext:value-type="string">
            <text:p>957F</text:p>
          </table:table-cell>
          <table:table-cell table:style-name="ce173" table:formula="of:= COM.MICROSOFT.CONCAT(DEC2HEX([.A23]+128;2);&quot;FF&quot;)" office:value-type="string" office:string-value="95FF" calcext:value-type="string">
            <text:p>95FF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4" office:value-type="string" calcext:value-type="string">
            <text:p>~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2" calcext:value-type="float">
            <text:p>22 </text:p>
          </table:table-cell>
          <table:table-cell table:style-name="ce37" table:formula="of:=[.A24]+160" office:value-type="float" office:value="182" calcext:value-type="float">
            <text:p>182</text:p>
          </table:table-cell>
          <table:table-cell table:style-name="ce40" table:formula="of:=UNICHAR([.B24])" office:value-type="string" office:string-value="¶" calcext:value-type="string">
            <text:p>¶</text:p>
          </table:table-cell>
          <table:table-cell table:style-name="ce44" table:formula="of:=DEC2BIN([.A24];7)" office:value-type="string" office:string-value="0010110" calcext:value-type="string">
            <text:p>0010110</text:p>
          </table:table-cell>
          <table:table-cell table:style-name="ce115" table:formula="of:= LEN(SUBSTITUTE([.D24];0;&quot;&quot;))" office:value-type="float" office:value="3" calcext:value-type="float">
            <text:p>3</text:p>
          </table:table-cell>
          <table:table-cell table:style-name="ce34" table:formula="of:= COM.MICROSOFT.CONCAT(DEC2HEX([.A24];2);&quot;7F&quot;)" office:value-type="string" office:string-value="167F" calcext:value-type="string">
            <text:p>167F</text:p>
          </table:table-cell>
          <table:table-cell table:style-name="ce52" table:formula="of:= COM.MICROSOFT.CONCAT(DEC2HEX([.A24];2);&quot;FF&quot;)" office:value-type="string" office:string-value="16FF" calcext:value-type="string">
            <text:p>16FF</text:p>
          </table:table-cell>
          <table:table-cell table:style-name="ce171" table:formula="of:= COM.MICROSOFT.CONCAT(DEC2HEX([.A24]+128;2);&quot;7F&quot;)" office:value-type="string" office:string-value="967F" calcext:value-type="string">
            <text:p>967F</text:p>
          </table:table-cell>
          <table:table-cell table:style-name="ce173" table:formula="of:= COM.MICROSOFT.CONCAT(DEC2HEX([.A24]+128;2);&quot;FF&quot;)" office:value-type="string" office:string-value="96FF" calcext:value-type="string">
            <text:p>96FF</text:p>
          </table:table-cell>
          <table:table-cell table:style-name="ce35" office:value-type="string" calcext:value-type="string">
            <text:p>!</text:p>
          </table:table-cell>
          <table:table-cell table:style-name="ce52" office:value-type="string" calcext:value-type="string">
            <text:p>&lt;</text:p>
          </table:table-cell>
          <table:table-cell table:style-name="ce52"/>
          <table:table-cell table:style-name="ce184" office:value-type="string" calcext:value-type="string">
            <text:p>&lt;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3" calcext:value-type="float">
            <text:p>23 </text:p>
          </table:table-cell>
          <table:table-cell table:style-name="ce37" table:formula="of:=[.A25]+160" office:value-type="float" office:value="183" calcext:value-type="float">
            <text:p>183</text:p>
          </table:table-cell>
          <table:table-cell table:style-name="ce40" table:formula="of:=UNICHAR([.B25])" office:value-type="string" office:string-value="·" calcext:value-type="string">
            <text:p>·</text:p>
          </table:table-cell>
          <table:table-cell table:style-name="ce44" table:formula="of:=DEC2BIN([.A25];7)" office:value-type="string" office:string-value="0010111" calcext:value-type="string">
            <text:p>0010111</text:p>
          </table:table-cell>
          <table:table-cell table:style-name="ce115" table:formula="of:= LEN(SUBSTITUTE([.D25];0;&quot;&quot;))" office:value-type="float" office:value="4" calcext:value-type="float">
            <text:p>4</text:p>
          </table:table-cell>
          <table:table-cell table:style-name="ce34" table:formula="of:= COM.MICROSOFT.CONCAT(DEC2HEX([.A25];2);&quot;7F&quot;)" office:value-type="string" office:string-value="177F" calcext:value-type="string">
            <text:p>177F</text:p>
          </table:table-cell>
          <table:table-cell table:style-name="ce52" table:formula="of:= COM.MICROSOFT.CONCAT(DEC2HEX([.A25];2);&quot;FF&quot;)" office:value-type="string" office:string-value="17FF" calcext:value-type="string">
            <text:p>17FF</text:p>
          </table:table-cell>
          <table:table-cell table:style-name="ce171" table:formula="of:= COM.MICROSOFT.CONCAT(DEC2HEX([.A25]+128;2);&quot;7F&quot;)" office:value-type="string" office:string-value="977F" calcext:value-type="string">
            <text:p>977F</text:p>
          </table:table-cell>
          <table:table-cell table:style-name="ce173" table:formula="of:= COM.MICROSOFT.CONCAT(DEC2HEX([.A25]+128;2);&quot;FF&quot;)" office:value-type="string" office:string-value="97FF" calcext:value-type="string">
            <text:p>97FF</text:p>
          </table:table-cell>
          <table:table-cell table:style-name="ce35" office:value-type="string" calcext:value-type="string">
            <text:p>;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4" calcext:value-type="float">
            <text:p>24 </text:p>
          </table:table-cell>
          <table:table-cell table:style-name="ce37" table:formula="of:=[.A26]+160" office:value-type="float" office:value="184" calcext:value-type="float">
            <text:p>184</text:p>
          </table:table-cell>
          <table:table-cell table:style-name="ce40" table:formula="of:=UNICHAR([.B26])" office:value-type="string" office:string-value="¸" calcext:value-type="string">
            <text:p>¸</text:p>
          </table:table-cell>
          <table:table-cell table:style-name="ce43" table:formula="of:=DEC2BIN([.A26];7)" office:value-type="string" office:string-value="0011000" calcext:value-type="string">
            <text:p>0011000</text:p>
          </table:table-cell>
          <table:table-cell table:style-name="ce115" table:formula="of:= LEN(SUBSTITUTE([.D26];0;&quot;&quot;))" office:value-type="float" office:value="2" calcext:value-type="float">
            <text:p>2</text:p>
          </table:table-cell>
          <table:table-cell table:style-name="ce34" table:formula="of:= COM.MICROSOFT.CONCAT(DEC2HEX([.A26];2);&quot;7F&quot;)" office:value-type="string" office:string-value="187F" calcext:value-type="string">
            <text:p>187F</text:p>
          </table:table-cell>
          <table:table-cell table:style-name="ce167" table:formula="of:= COM.MICROSOFT.CONCAT(DEC2HEX([.A26];2);&quot;FF&quot;)" office:value-type="string" office:string-value="18FF" calcext:value-type="string">
            <text:p>18FF</text:p>
          </table:table-cell>
          <table:table-cell table:style-name="ce171" table:formula="of:= COM.MICROSOFT.CONCAT(DEC2HEX([.A26]+128;2);&quot;7F&quot;)" office:value-type="string" office:string-value="987F" calcext:value-type="string">
            <text:p>987F</text:p>
          </table:table-cell>
          <table:table-cell table:style-name="ce173" table:formula="of:= COM.MICROSOFT.CONCAT(DEC2HEX([.A26]+128;2);&quot;FF&quot;)" office:value-type="string" office:string-value="98FF" calcext:value-type="string">
            <text:p>98FF</text:p>
          </table:table-cell>
          <table:table-cell table:style-name="ce34" office:value-type="string" calcext:value-type="string">
            <text:p>d</text:p>
          </table:table-cell>
          <table:table-cell table:style-name="ce52" office:value-type="string" calcext:value-type="string">
            <text:p>;</text:p>
          </table:table-cell>
          <table:table-cell table:style-name="ce174" office:value-type="string" calcext:value-type="string">
            <text:p>'</text:p>
          </table:table-cell>
          <table:table-cell table:style-name="ce183" office:value-type="string" calcext:value-type="string">
            <text:p>'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25" calcext:value-type="float">
            <text:p>25 </text:p>
          </table:table-cell>
          <table:table-cell table:style-name="ce37" table:formula="of:=[.A27]+160" office:value-type="float" office:value="185" calcext:value-type="float">
            <text:p>185</text:p>
          </table:table-cell>
          <table:table-cell table:style-name="ce40" table:formula="of:=UNICHAR([.B27])" office:value-type="string" office:string-value="¹" calcext:value-type="string">
            <text:p>¹</text:p>
          </table:table-cell>
          <table:table-cell table:style-name="ce44" table:formula="of:=DEC2BIN([.A27];7)" office:value-type="string" office:string-value="0011001" calcext:value-type="string">
            <text:p>0011001</text:p>
          </table:table-cell>
          <table:table-cell table:style-name="ce115" table:formula="of:= LEN(SUBSTITUTE([.D27];0;&quot;&quot;))" office:value-type="float" office:value="3" calcext:value-type="float">
            <text:p>3</text:p>
          </table:table-cell>
          <table:table-cell table:style-name="ce34" table:formula="of:= COM.MICROSOFT.CONCAT(DEC2HEX([.A27];2);&quot;7F&quot;)" office:value-type="string" office:string-value="197F" calcext:value-type="string">
            <text:p>197F</text:p>
          </table:table-cell>
          <table:table-cell table:style-name="ce52" table:formula="of:= COM.MICROSOFT.CONCAT(DEC2HEX([.A27];2);&quot;FF&quot;)" office:value-type="string" office:string-value="19FF" calcext:value-type="string">
            <text:p>19FF</text:p>
          </table:table-cell>
          <table:table-cell table:style-name="ce171" table:formula="of:= COM.MICROSOFT.CONCAT(DEC2HEX([.A27]+128;2);&quot;7F&quot;)" office:value-type="string" office:string-value="997F" calcext:value-type="string">
            <text:p>997F</text:p>
          </table:table-cell>
          <table:table-cell table:style-name="ce173" table:formula="of:= COM.MICROSOFT.CONCAT(DEC2HEX([.A27]+128;2);&quot;FF&quot;)" office:value-type="string" office:string-value="99FF" calcext:value-type="string">
            <text:p>99FF</text:p>
          </table:table-cell>
          <table:table-cell table:style-name="ce35" office:value-type="string" calcext:value-type="string">
            <text:p>eku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6" calcext:value-type="float">
            <text:p>26 </text:p>
          </table:table-cell>
          <table:table-cell table:style-name="ce37" table:formula="of:=[.A28]+160" office:value-type="float" office:value="186" calcext:value-type="float">
            <text:p>186</text:p>
          </table:table-cell>
          <table:table-cell table:style-name="ce40" table:formula="of:=UNICHAR([.B28])" office:value-type="string" office:string-value="º" calcext:value-type="string">
            <text:p>º</text:p>
          </table:table-cell>
          <table:table-cell table:style-name="ce44" table:formula="of:=DEC2BIN([.A28];7)" office:value-type="string" office:string-value="0011010" calcext:value-type="string">
            <text:p>0011010</text:p>
          </table:table-cell>
          <table:table-cell table:style-name="ce115" table:formula="of:= LEN(SUBSTITUTE([.D28];0;&quot;&quot;))" office:value-type="float" office:value="3" calcext:value-type="float">
            <text:p>3</text:p>
          </table:table-cell>
          <table:table-cell table:style-name="ce34" table:formula="of:= COM.MICROSOFT.CONCAT(DEC2HEX([.A28];2);&quot;7F&quot;)" office:value-type="string" office:string-value="1A7F" calcext:value-type="string">
            <text:p>1A7F</text:p>
          </table:table-cell>
          <table:table-cell table:style-name="ce52" table:formula="of:= COM.MICROSOFT.CONCAT(DEC2HEX([.A28];2);&quot;FF&quot;)" office:value-type="string" office:string-value="1AFF" calcext:value-type="string">
            <text:p>1AFF</text:p>
          </table:table-cell>
          <table:table-cell table:style-name="ce171" table:formula="of:= COM.MICROSOFT.CONCAT(DEC2HEX([.A28]+128;2);&quot;7F&quot;)" office:value-type="string" office:string-value="9A7F" calcext:value-type="string">
            <text:p>9A7F</text:p>
          </table:table-cell>
          <table:table-cell table:style-name="ce173" table:formula="of:= COM.MICROSOFT.CONCAT(DEC2HEX([.A28]+128;2);&quot;FF&quot;)" office:value-type="string" office:string-value="9AFF" calcext:value-type="string">
            <text:p>9AFF</text:p>
          </table:table-cell>
          <table:table-cell table:style-name="ce35" office:value-type="string" calcext:value-type="string">
            <text:p>Aps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7" calcext:value-type="float">
            <text:p>27 </text:p>
          </table:table-cell>
          <table:table-cell table:style-name="ce37" table:formula="of:=[.A29]+160" office:value-type="float" office:value="187" calcext:value-type="float">
            <text:p>187</text:p>
          </table:table-cell>
          <table:table-cell table:style-name="ce40" table:formula="of:=UNICHAR([.B29])" office:value-type="string" office:string-value="»" calcext:value-type="string">
            <text:p>»</text:p>
          </table:table-cell>
          <table:table-cell table:style-name="ce43" table:formula="of:=DEC2BIN([.A29];7)" office:value-type="string" office:string-value="0011011" calcext:value-type="string">
            <text:p>0011011</text:p>
          </table:table-cell>
          <table:table-cell table:style-name="ce115" table:formula="of:= LEN(SUBSTITUTE([.D29];0;&quot;&quot;))" office:value-type="float" office:value="4" calcext:value-type="float">
            <text:p>4</text:p>
          </table:table-cell>
          <table:table-cell table:style-name="ce34" table:formula="of:= COM.MICROSOFT.CONCAT(DEC2HEX([.A29];2);&quot;7F&quot;)" office:value-type="string" office:string-value="1B7F" calcext:value-type="string">
            <text:p>1B7F</text:p>
          </table:table-cell>
          <table:table-cell table:style-name="ce52" table:formula="of:= COM.MICROSOFT.CONCAT(DEC2HEX([.A29];2);&quot;FF&quot;)" office:value-type="string" office:string-value="1BFF" calcext:value-type="string">
            <text:p>1BFF</text:p>
          </table:table-cell>
          <table:table-cell table:style-name="ce171" table:formula="of:= COM.MICROSOFT.CONCAT(DEC2HEX([.A29]+128;2);&quot;7F&quot;)" office:value-type="string" office:string-value="9B7F" calcext:value-type="string">
            <text:p>9B7F</text:p>
          </table:table-cell>
          <table:table-cell table:style-name="ce173" table:formula="of:= COM.MICROSOFT.CONCAT(DEC2HEX([.A29]+128;2);&quot;FF&quot;)" office:value-type="string" office:string-value="9BFF" calcext:value-type="string">
            <text:p>9BFF</text:p>
          </table:table-cell>
          <table:table-cell table:style-name="ce35"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28" calcext:value-type="float">
            <text:p>28 </text:p>
          </table:table-cell>
          <table:table-cell table:style-name="ce37" table:formula="of:=[.A30]+160" office:value-type="float" office:value="188" calcext:value-type="float">
            <text:p>188</text:p>
          </table:table-cell>
          <table:table-cell table:style-name="ce40" table:formula="of:=UNICHAR([.B30])" office:value-type="string" office:string-value="¼" calcext:value-type="string">
            <text:p>¼</text:p>
          </table:table-cell>
          <table:table-cell table:style-name="ce43" table:formula="of:=DEC2BIN([.A30];7)" office:value-type="string" office:string-value="0011100" calcext:value-type="string">
            <text:p>0011100</text:p>
          </table:table-cell>
          <table:table-cell table:style-name="ce115" table:formula="of:= LEN(SUBSTITUTE([.D30];0;&quot;&quot;))" office:value-type="float" office:value="3" calcext:value-type="float">
            <text:p>3</text:p>
          </table:table-cell>
          <table:table-cell table:style-name="ce34" table:formula="of:= COM.MICROSOFT.CONCAT(DEC2HEX([.A30];2);&quot;7F&quot;)" office:value-type="string" office:string-value="1C7F" calcext:value-type="string">
            <text:p>1C7F</text:p>
          </table:table-cell>
          <table:table-cell table:style-name="ce52" table:formula="of:= COM.MICROSOFT.CONCAT(DEC2HEX([.A30];2);&quot;FF&quot;)" office:value-type="string" office:string-value="1CFF" calcext:value-type="string">
            <text:p>1CFF</text:p>
          </table:table-cell>
          <table:table-cell table:style-name="ce171" table:formula="of:= COM.MICROSOFT.CONCAT(DEC2HEX([.A30]+128;2);&quot;7F&quot;)" office:value-type="string" office:string-value="9C7F" calcext:value-type="string">
            <text:p>9C7F</text:p>
          </table:table-cell>
          <table:table-cell table:style-name="ce173" table:formula="of:= COM.MICROSOFT.CONCAT(DEC2HEX([.A30]+128;2);&quot;FF&quot;)" office:value-type="string" office:string-value="9CFF" calcext:value-type="string">
            <text:p>9CFF</text:p>
          </table:table-cell>
          <table:table-cell table:style-name="ce34" office:value-type="string" calcext:value-type="string">
            <text:p>^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3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29" calcext:value-type="float">
            <text:p>29 </text:p>
          </table:table-cell>
          <table:table-cell table:style-name="ce37" table:formula="of:=[.A31]+160" office:value-type="float" office:value="189" calcext:value-type="float">
            <text:p>189</text:p>
          </table:table-cell>
          <table:table-cell table:style-name="ce40" table:formula="of:=UNICHAR([.B31])" office:value-type="string" office:string-value="½" calcext:value-type="string">
            <text:p>½</text:p>
          </table:table-cell>
          <table:table-cell table:style-name="ce44" table:formula="of:=DEC2BIN([.A31];7)" office:value-type="string" office:string-value="0011101" calcext:value-type="string">
            <text:p>0011101</text:p>
          </table:table-cell>
          <table:table-cell table:style-name="ce115" table:formula="of:= LEN(SUBSTITUTE([.D31];0;&quot;&quot;))" office:value-type="float" office:value="4" calcext:value-type="float">
            <text:p>4</text:p>
          </table:table-cell>
          <table:table-cell table:style-name="ce34" table:formula="of:= COM.MICROSOFT.CONCAT(DEC2HEX([.A31];2);&quot;7F&quot;)" office:value-type="string" office:string-value="1D7F" calcext:value-type="string">
            <text:p>1D7F</text:p>
          </table:table-cell>
          <table:table-cell table:style-name="ce52" table:formula="of:= COM.MICROSOFT.CONCAT(DEC2HEX([.A31];2);&quot;FF&quot;)" office:value-type="string" office:string-value="1DFF" calcext:value-type="string">
            <text:p>1DFF</text:p>
          </table:table-cell>
          <table:table-cell table:style-name="ce171" table:formula="of:= COM.MICROSOFT.CONCAT(DEC2HEX([.A31]+128;2);&quot;7F&quot;)" office:value-type="string" office:string-value="9D7F" calcext:value-type="string">
            <text:p>9D7F</text:p>
          </table:table-cell>
          <table:table-cell table:style-name="ce173" table:formula="of:= COM.MICROSOFT.CONCAT(DEC2HEX([.A31]+128;2);&quot;FF&quot;)" office:value-type="string" office:string-value="9DFF" calcext:value-type="string">
            <text:p>9DFF</text:p>
          </table:table-cell>
          <table:table-cell table:style-name="ce35" office:value-type="string" calcext:value-type="string">
            <text:p>*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0" calcext:value-type="float">
            <text:p>30 </text:p>
          </table:table-cell>
          <table:table-cell table:style-name="ce37" table:formula="of:=[.A32]+160" office:value-type="float" office:value="190" calcext:value-type="float">
            <text:p>190</text:p>
          </table:table-cell>
          <table:table-cell table:style-name="ce40" table:formula="of:=UNICHAR([.B32])" office:value-type="string" office:string-value="¾" calcext:value-type="string">
            <text:p>¾</text:p>
          </table:table-cell>
          <table:table-cell table:style-name="ce44" table:formula="of:=DEC2BIN([.A32];7)" office:value-type="string" office:string-value="0011110" calcext:value-type="string">
            <text:p>0011110</text:p>
          </table:table-cell>
          <table:table-cell table:style-name="ce115" table:formula="of:= LEN(SUBSTITUTE([.D32];0;&quot;&quot;))" office:value-type="float" office:value="4" calcext:value-type="float">
            <text:p>4</text:p>
          </table:table-cell>
          <table:table-cell table:style-name="ce34" table:formula="of:= COM.MICROSOFT.CONCAT(DEC2HEX([.A32];2);&quot;7F&quot;)" office:value-type="string" office:string-value="1E7F" calcext:value-type="string">
            <text:p>1E7F</text:p>
          </table:table-cell>
          <table:table-cell table:style-name="ce52" table:formula="of:= COM.MICROSOFT.CONCAT(DEC2HEX([.A32];2);&quot;FF&quot;)" office:value-type="string" office:string-value="1EFF" calcext:value-type="string">
            <text:p>1EFF</text:p>
          </table:table-cell>
          <table:table-cell table:style-name="ce171" table:formula="of:= COM.MICROSOFT.CONCAT(DEC2HEX([.A32]+128;2);&quot;7F&quot;)" office:value-type="string" office:string-value="9E7F" calcext:value-type="string">
            <text:p>9E7F</text:p>
          </table:table-cell>
          <table:table-cell table:style-name="ce173" table:formula="of:= COM.MICROSOFT.CONCAT(DEC2HEX([.A32]+128;2);&quot;FF&quot;)" office:value-type="string" office:string-value="9EFF" calcext:value-type="string">
            <text:p>9EFF</text:p>
          </table:table-cell>
          <table:table-cell table:style-name="ce35" office:value-type="string" calcext:value-type="string">
            <text:p>,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1" calcext:value-type="float">
            <text:p>31 </text:p>
          </table:table-cell>
          <table:table-cell table:style-name="ce37" table:formula="of:=[.A33]+160" office:value-type="float" office:value="191" calcext:value-type="float">
            <text:p>191</text:p>
          </table:table-cell>
          <table:table-cell table:style-name="ce40" table:formula="of:=UNICHAR([.B33])" office:value-type="string" office:string-value="¿" calcext:value-type="string">
            <text:p>¿</text:p>
          </table:table-cell>
          <table:table-cell table:style-name="ce44" table:formula="of:=DEC2BIN([.A33];7)" office:value-type="string" office:string-value="0011111" calcext:value-type="string">
            <text:p>0011111</text:p>
          </table:table-cell>
          <table:table-cell table:style-name="ce115" table:formula="of:= LEN(SUBSTITUTE([.D33];0;&quot;&quot;))" office:value-type="float" office:value="5" calcext:value-type="float">
            <text:p>5</text:p>
          </table:table-cell>
          <table:table-cell table:style-name="ce34" table:formula="of:= COM.MICROSOFT.CONCAT(DEC2HEX([.A33];2);&quot;7F&quot;)" office:value-type="string" office:string-value="1F7F" calcext:value-type="string">
            <text:p>1F7F</text:p>
          </table:table-cell>
          <table:table-cell table:style-name="ce52" table:formula="of:= COM.MICROSOFT.CONCAT(DEC2HEX([.A33];2);&quot;FF&quot;)" office:value-type="string" office:string-value="1FFF" calcext:value-type="string">
            <text:p>1FFF</text:p>
          </table:table-cell>
          <table:table-cell table:style-name="ce171" table:formula="of:= COM.MICROSOFT.CONCAT(DEC2HEX([.A33]+128;2);&quot;7F&quot;)" office:value-type="string" office:string-value="9F7F" calcext:value-type="string">
            <text:p>9F7F</text:p>
          </table:table-cell>
          <table:table-cell table:style-name="ce173" table:formula="of:= COM.MICROSOFT.CONCAT(DEC2HEX([.A33]+128;2);&quot;FF&quot;)" office:value-type="string" office:string-value="9FFF" calcext:value-type="string">
            <text:p>9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2" calcext:value-type="float">
            <text:p>32 </text:p>
          </table:table-cell>
          <table:table-cell table:style-name="ce37" table:formula="of:=[.A34]+160" office:value-type="float" office:value="192" calcext:value-type="float">
            <text:p>192</text:p>
          </table:table-cell>
          <table:table-cell table:style-name="ce40" table:formula="of:=UNICHAR([.B34])" office:value-type="string" office:string-value="À" calcext:value-type="string">
            <text:p>À</text:p>
          </table:table-cell>
          <table:table-cell table:style-name="ce44" table:formula="of:=DEC2BIN([.A34];7)" office:value-type="string" office:string-value="0100000" calcext:value-type="string">
            <text:p>0100000</text:p>
          </table:table-cell>
          <table:table-cell table:style-name="ce115" table:formula="of:= LEN(SUBSTITUTE([.D34];0;&quot;&quot;))" office:value-type="float" office:value="1" calcext:value-type="float">
            <text:p>1</text:p>
          </table:table-cell>
          <table:table-cell table:style-name="ce34" table:formula="of:= COM.MICROSOFT.CONCAT(DEC2HEX([.A34];2);&quot;7F&quot;)" office:value-type="string" office:string-value="207F" calcext:value-type="string">
            <text:p>207F</text:p>
          </table:table-cell>
          <table:table-cell table:style-name="ce167" table:formula="of:= COM.MICROSOFT.CONCAT(DEC2HEX([.A34];2);&quot;FF&quot;)" office:value-type="string" office:string-value="20FF" calcext:value-type="string">
            <text:p>20FF</text:p>
          </table:table-cell>
          <table:table-cell table:style-name="ce171" table:formula="of:= COM.MICROSOFT.CONCAT(DEC2HEX([.A34]+128;2);&quot;7F&quot;)" office:value-type="string" office:string-value="A07F" calcext:value-type="string">
            <text:p>A07F</text:p>
          </table:table-cell>
          <table:table-cell table:style-name="ce173" table:formula="of:= COM.MICROSOFT.CONCAT(DEC2HEX([.A34]+128;2);&quot;FF&quot;)" office:value-type="string" office:string-value="A0FF" calcext:value-type="string">
            <text:p>A0FF</text:p>
          </table:table-cell>
          <table:table-cell table:style-name="ce35" office:value-type="string" calcext:value-type="string">
            <text:p>o</text:p>
          </table:table-cell>
          <table:table-cell table:style-name="ce52" office:value-type="string" calcext:value-type="string">
            <text:p>-</text:p>
          </table:table-cell>
          <table:table-cell table:style-name="ce175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3" calcext:value-type="float">
            <text:p>33 </text:p>
          </table:table-cell>
          <table:table-cell table:style-name="ce37" table:formula="of:=[.A35]+160" office:value-type="float" office:value="193" calcext:value-type="float">
            <text:p>193</text:p>
          </table:table-cell>
          <table:table-cell table:style-name="ce40" table:formula="of:=UNICHAR([.B35])" office:value-type="string" office:string-value="Á" calcext:value-type="string">
            <text:p>Á</text:p>
          </table:table-cell>
          <table:table-cell table:style-name="ce44" table:formula="of:=DEC2BIN([.A35];7)" office:value-type="string" office:string-value="0100001" calcext:value-type="string">
            <text:p>0100001</text:p>
          </table:table-cell>
          <table:table-cell table:style-name="ce115" table:formula="of:= LEN(SUBSTITUTE([.D35];0;&quot;&quot;))" office:value-type="float" office:value="2" calcext:value-type="float">
            <text:p>2</text:p>
          </table:table-cell>
          <table:table-cell table:style-name="ce34" table:formula="of:= COM.MICROSOFT.CONCAT(DEC2HEX([.A35];2);&quot;7F&quot;)" office:value-type="string" office:string-value="217F" calcext:value-type="string">
            <text:p>217F</text:p>
          </table:table-cell>
          <table:table-cell table:style-name="ce167" table:formula="of:= COM.MICROSOFT.CONCAT(DEC2HEX([.A35];2);&quot;FF&quot;)" office:value-type="string" office:string-value="21FF" calcext:value-type="string">
            <text:p>21FF</text:p>
          </table:table-cell>
          <table:table-cell table:style-name="ce171" table:formula="of:= COM.MICROSOFT.CONCAT(DEC2HEX([.A35]+128;2);&quot;7F&quot;)" office:value-type="string" office:string-value="A17F" calcext:value-type="string">
            <text:p>A17F</text:p>
          </table:table-cell>
          <table:table-cell table:style-name="ce173" table:formula="of:= COM.MICROSOFT.CONCAT(DEC2HEX([.A35]+128;2);&quot;FF&quot;)" office:value-type="string" office:string-value="A1FF" calcext:value-type="string">
            <text:p>A1FF</text:p>
          </table:table-cell>
          <table:table-cell table:style-name="ce35" office:value-type="string" calcext:value-type="string">
            <text:p>m</text:p>
          </table:table-cell>
          <table:table-cell table:style-name="ce52" office:value-type="string" calcext:value-type="string">
            <text:p>Z</text:p>
          </table:table-cell>
          <table:table-cell table:style-name="ce175" office:value-type="string" calcext:value-type="string">
            <text:p>-</text:p>
          </table:table-cell>
          <table:table-cell table:style-name="ce184"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4" calcext:value-type="float">
            <text:p>34 </text:p>
          </table:table-cell>
          <table:table-cell table:style-name="ce37" table:formula="of:=[.A36]+160" office:value-type="float" office:value="194" calcext:value-type="float">
            <text:p>194</text:p>
          </table:table-cell>
          <table:table-cell table:style-name="ce40" table:formula="of:=UNICHAR([.B36])" office:value-type="string" office:string-value="Â" calcext:value-type="string">
            <text:p>Â</text:p>
          </table:table-cell>
          <table:table-cell table:style-name="ce44" table:formula="of:=DEC2BIN([.A36];7)" office:value-type="string" office:string-value="0100010" calcext:value-type="string">
            <text:p>0100010</text:p>
          </table:table-cell>
          <table:table-cell table:style-name="ce115" table:formula="of:= LEN(SUBSTITUTE([.D36];0;&quot;&quot;))" office:value-type="float" office:value="2" calcext:value-type="float">
            <text:p>2</text:p>
          </table:table-cell>
          <table:table-cell table:style-name="ce34" table:formula="of:= COM.MICROSOFT.CONCAT(DEC2HEX([.A36];2);&quot;7F&quot;)" office:value-type="string" office:string-value="227F" calcext:value-type="string">
            <text:p>227F</text:p>
          </table:table-cell>
          <table:table-cell table:style-name="ce167" table:formula="of:= COM.MICROSOFT.CONCAT(DEC2HEX([.A36];2);&quot;FF&quot;)" office:value-type="string" office:string-value="22FF" calcext:value-type="string">
            <text:p>22FF</text:p>
          </table:table-cell>
          <table:table-cell table:style-name="ce171" table:formula="of:= COM.MICROSOFT.CONCAT(DEC2HEX([.A36]+128;2);&quot;7F&quot;)" office:value-type="string" office:string-value="A27F" calcext:value-type="string">
            <text:p>A27F</text:p>
          </table:table-cell>
          <table:table-cell table:style-name="ce173" table:formula="of:= COM.MICROSOFT.CONCAT(DEC2HEX([.A36]+128;2);&quot;FF&quot;)" office:value-type="string" office:string-value="A2FF" calcext:value-type="string">
            <text:p>A2FF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175" office:value-type="string" calcext:value-type="string">
            <text:p>[</text:p>
          </table:table-cell>
          <table:table-cell table:style-name="ce184" office:value-type="string" calcext:value-type="string">
            <text:p>[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5" calcext:value-type="float">
            <text:p>35 </text:p>
          </table:table-cell>
          <table:table-cell table:style-name="ce37" table:formula="of:=[.A37]+160" office:value-type="float" office:value="195" calcext:value-type="float">
            <text:p>195</text:p>
          </table:table-cell>
          <table:table-cell table:style-name="ce40" table:formula="of:=UNICHAR([.B37])" office:value-type="string" office:string-value="Ã" calcext:value-type="string">
            <text:p>Ã</text:p>
          </table:table-cell>
          <table:table-cell table:style-name="ce44" table:formula="of:=DEC2BIN([.A37];7)" office:value-type="string" office:string-value="0100011" calcext:value-type="string">
            <text:p>0100011</text:p>
          </table:table-cell>
          <table:table-cell table:style-name="ce115" table:formula="of:= LEN(SUBSTITUTE([.D37];0;&quot;&quot;))" office:value-type="float" office:value="3" calcext:value-type="float">
            <text:p>3</text:p>
          </table:table-cell>
          <table:table-cell table:style-name="ce34" table:formula="of:= COM.MICROSOFT.CONCAT(DEC2HEX([.A37];2);&quot;7F&quot;)" office:value-type="string" office:string-value="237F" calcext:value-type="string">
            <text:p>237F</text:p>
          </table:table-cell>
          <table:table-cell table:style-name="ce52" table:formula="of:= COM.MICROSOFT.CONCAT(DEC2HEX([.A37];2);&quot;FF&quot;)" office:value-type="string" office:string-value="23FF" calcext:value-type="string">
            <text:p>23FF</text:p>
          </table:table-cell>
          <table:table-cell table:style-name="ce171" table:formula="of:= COM.MICROSOFT.CONCAT(DEC2HEX([.A37]+128;2);&quot;7F&quot;)" office:value-type="string" office:string-value="A37F" calcext:value-type="string">
            <text:p>A37F</text:p>
          </table:table-cell>
          <table:table-cell table:style-name="ce173" table:formula="of:= COM.MICROSOFT.CONCAT(DEC2HEX([.A37]+128;2);&quot;FF&quot;)" office:value-type="string" office:string-value="A3FF" calcext:value-type="string">
            <text:p>A3FF</text:p>
          </table:table-cell>
          <table:table-cell table:style-name="ce35" office:value-type="string" calcext:value-type="string">
            <text:p>&gt;</text:p>
          </table:table-cell>
          <table:table-cell table:style-name="ce52" office:value-type="string" calcext:value-type="string">
            <text:p>)</text:p>
          </table:table-cell>
          <table:table-cell table:style-name="ce52"/>
          <table:table-cell table:style-name="ce184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6" calcext:value-type="float">
            <text:p>36 </text:p>
          </table:table-cell>
          <table:table-cell table:style-name="ce37" table:formula="of:=[.A38]+160" office:value-type="float" office:value="196" calcext:value-type="float">
            <text:p>196</text:p>
          </table:table-cell>
          <table:table-cell table:style-name="ce40" table:formula="of:=UNICHAR([.B38])" office:value-type="string" office:string-value="Ä" calcext:value-type="string">
            <text:p>Ä</text:p>
          </table:table-cell>
          <table:table-cell table:style-name="ce44" table:formula="of:=DEC2BIN([.A38];7)" office:value-type="string" office:string-value="0100100" calcext:value-type="string">
            <text:p>0100100</text:p>
          </table:table-cell>
          <table:table-cell table:style-name="ce115" table:formula="of:= LEN(SUBSTITUTE([.D38];0;&quot;&quot;))" office:value-type="float" office:value="2" calcext:value-type="float">
            <text:p>2</text:p>
          </table:table-cell>
          <table:table-cell table:style-name="ce34" table:formula="of:= COM.MICROSOFT.CONCAT(DEC2HEX([.A38];2);&quot;7F&quot;)" office:value-type="string" office:string-value="247F" calcext:value-type="string">
            <text:p>247F</text:p>
          </table:table-cell>
          <table:table-cell table:style-name="ce167" table:formula="of:= COM.MICROSOFT.CONCAT(DEC2HEX([.A38];2);&quot;FF&quot;)" office:value-type="string" office:string-value="24FF" calcext:value-type="string">
            <text:p>24FF</text:p>
          </table:table-cell>
          <table:table-cell table:style-name="ce171" table:formula="of:= COM.MICROSOFT.CONCAT(DEC2HEX([.A38]+128;2);&quot;7F&quot;)" office:value-type="string" office:string-value="A47F" calcext:value-type="string">
            <text:p>A47F</text:p>
          </table:table-cell>
          <table:table-cell table:style-name="ce173" table:formula="of:= COM.MICROSOFT.CONCAT(DEC2HEX([.A38]+128;2);&quot;FF&quot;)" office:value-type="string" office:string-value="A4FF" calcext:value-type="string">
            <text:p>A4FF</text:p>
          </table:table-cell>
          <table:table-cell table:style-name="ce35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175" office:value-type="string" calcext:value-type="string">
            <text:p>&gt;</text:p>
          </table:table-cell>
          <table:table-cell table:style-name="ce184" office:value-type="string" calcext:value-type="string">
            <text:p>&gt;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7" calcext:value-type="float">
            <text:p>37 </text:p>
          </table:table-cell>
          <table:table-cell table:style-name="ce37" table:formula="of:=[.A39]+160" office:value-type="float" office:value="197" calcext:value-type="float">
            <text:p>197</text:p>
          </table:table-cell>
          <table:table-cell table:style-name="ce40" table:formula="of:=UNICHAR([.B39])" office:value-type="string" office:string-value="Å" calcext:value-type="string">
            <text:p>Å</text:p>
          </table:table-cell>
          <table:table-cell table:style-name="ce44" table:formula="of:=DEC2BIN([.A39];7)" office:value-type="string" office:string-value="0100101" calcext:value-type="string">
            <text:p>0100101</text:p>
          </table:table-cell>
          <table:table-cell table:style-name="ce115" table:formula="of:= LEN(SUBSTITUTE([.D39];0;&quot;&quot;))" office:value-type="float" office:value="3" calcext:value-type="float">
            <text:p>3</text:p>
          </table:table-cell>
          <table:table-cell table:style-name="ce34" table:formula="of:= COM.MICROSOFT.CONCAT(DEC2HEX([.A39];2);&quot;7F&quot;)" office:value-type="string" office:string-value="257F" calcext:value-type="string">
            <text:p>257F</text:p>
          </table:table-cell>
          <table:table-cell table:style-name="ce52" table:formula="of:= COM.MICROSOFT.CONCAT(DEC2HEX([.A39];2);&quot;FF&quot;)" office:value-type="string" office:string-value="25FF" calcext:value-type="string">
            <text:p>25FF</text:p>
          </table:table-cell>
          <table:table-cell table:style-name="ce171" table:formula="of:= COM.MICROSOFT.CONCAT(DEC2HEX([.A39]+128;2);&quot;7F&quot;)" office:value-type="string" office:string-value="A57F" calcext:value-type="string">
            <text:p>A57F</text:p>
          </table:table-cell>
          <table:table-cell table:style-name="ce173" table:formula="of:= COM.MICROSOFT.CONCAT(DEC2HEX([.A39]+128;2);&quot;FF&quot;)" office:value-type="string" office:string-value="A5FF" calcext:value-type="string">
            <text:p>A5FF</text:p>
          </table:table-cell>
          <table:table-cell table:style-name="ce35"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8" calcext:value-type="float">
            <text:p>38 </text:p>
          </table:table-cell>
          <table:table-cell table:style-name="ce37" table:formula="of:=[.A40]+160" office:value-type="float" office:value="198" calcext:value-type="float">
            <text:p>198</text:p>
          </table:table-cell>
          <table:table-cell table:style-name="ce40" table:formula="of:=UNICHAR([.B40])" office:value-type="string" office:string-value="Æ" calcext:value-type="string">
            <text:p>Æ</text:p>
          </table:table-cell>
          <table:table-cell table:style-name="ce44" table:formula="of:=DEC2BIN([.A40];7)" office:value-type="string" office:string-value="0100110" calcext:value-type="string">
            <text:p>0100110</text:p>
          </table:table-cell>
          <table:table-cell table:style-name="ce115" table:formula="of:= LEN(SUBSTITUTE([.D40];0;&quot;&quot;))" office:value-type="float" office:value="3" calcext:value-type="float">
            <text:p>3</text:p>
          </table:table-cell>
          <table:table-cell table:style-name="ce34" table:formula="of:= COM.MICROSOFT.CONCAT(DEC2HEX([.A40];2);&quot;7F&quot;)" office:value-type="string" office:string-value="267F" calcext:value-type="string">
            <text:p>267F</text:p>
          </table:table-cell>
          <table:table-cell table:style-name="ce52" table:formula="of:= COM.MICROSOFT.CONCAT(DEC2HEX([.A40];2);&quot;FF&quot;)" office:value-type="string" office:string-value="26FF" calcext:value-type="string">
            <text:p>26FF</text:p>
          </table:table-cell>
          <table:table-cell table:style-name="ce171" table:formula="of:= COM.MICROSOFT.CONCAT(DEC2HEX([.A40]+128;2);&quot;7F&quot;)" office:value-type="string" office:string-value="A67F" calcext:value-type="string">
            <text:p>A67F</text:p>
          </table:table-cell>
          <table:table-cell table:style-name="ce173" table:formula="of:= COM.MICROSOFT.CONCAT(DEC2HEX([.A40]+128;2);&quot;FF&quot;)" office:value-type="string" office:string-value="A6FF" calcext:value-type="string">
            <text:p>A6FF</text:p>
          </table:table-cell>
          <table:table-cell table:style-name="ce35"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table:style-name="ce184" office:value-type="string" calcext:value-type="string">
            <text:p>(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9" calcext:value-type="float">
            <text:p>39 </text:p>
          </table:table-cell>
          <table:table-cell table:style-name="ce37" table:formula="of:=[.A41]+160" office:value-type="float" office:value="199" calcext:value-type="float">
            <text:p>199</text:p>
          </table:table-cell>
          <table:table-cell table:style-name="ce40" table:formula="of:=UNICHAR([.B41])" office:value-type="string" office:string-value="Ç" calcext:value-type="string">
            <text:p>Ç</text:p>
          </table:table-cell>
          <table:table-cell table:style-name="ce44" table:formula="of:=DEC2BIN([.A41];7)" office:value-type="string" office:string-value="0100111" calcext:value-type="string">
            <text:p>0100111</text:p>
          </table:table-cell>
          <table:table-cell table:style-name="ce115" table:formula="of:= LEN(SUBSTITUTE([.D41];0;&quot;&quot;))" office:value-type="float" office:value="4" calcext:value-type="float">
            <text:p>4</text:p>
          </table:table-cell>
          <table:table-cell table:style-name="ce34" table:formula="of:= COM.MICROSOFT.CONCAT(DEC2HEX([.A41];2);&quot;7F&quot;)" office:value-type="string" office:string-value="277F" calcext:value-type="string">
            <text:p>277F</text:p>
          </table:table-cell>
          <table:table-cell table:style-name="ce52" table:formula="of:= COM.MICROSOFT.CONCAT(DEC2HEX([.A41];2);&quot;FF&quot;)" office:value-type="string" office:string-value="27FF" calcext:value-type="string">
            <text:p>27FF</text:p>
          </table:table-cell>
          <table:table-cell table:style-name="ce171" table:formula="of:= COM.MICROSOFT.CONCAT(DEC2HEX([.A41]+128;2);&quot;7F&quot;)" office:value-type="string" office:string-value="A77F" calcext:value-type="string">
            <text:p>A77F</text:p>
          </table:table-cell>
          <table:table-cell table:style-name="ce173" table:formula="of:= COM.MICROSOFT.CONCAT(DEC2HEX([.A41]+128;2);&quot;FF&quot;)" office:value-type="string" office:string-value="A7FF" calcext:value-type="string">
            <text:p>A7FF</text:p>
          </table:table-cell>
          <table:table-cell table:style-name="ce35" office:value-type="string" calcext:value-type="string">
            <text:p>'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0" calcext:value-type="float">
            <text:p>40 </text:p>
          </table:table-cell>
          <table:table-cell table:style-name="ce37" table:formula="of:=[.A42]+160" office:value-type="float" office:value="200" calcext:value-type="float">
            <text:p>200</text:p>
          </table:table-cell>
          <table:table-cell table:style-name="ce40" table:formula="of:=UNICHAR([.B42])" office:value-type="string" office:string-value="È" calcext:value-type="string">
            <text:p>È</text:p>
          </table:table-cell>
          <table:table-cell table:style-name="ce44" table:formula="of:=DEC2BIN([.A42];7)" office:value-type="string" office:string-value="0101000" calcext:value-type="string">
            <text:p>0101000</text:p>
          </table:table-cell>
          <table:table-cell table:style-name="ce115" table:formula="of:= LEN(SUBSTITUTE([.D42];0;&quot;&quot;))" office:value-type="float" office:value="2" calcext:value-type="float">
            <text:p>2</text:p>
          </table:table-cell>
          <table:table-cell table:style-name="ce34" table:formula="of:= COM.MICROSOFT.CONCAT(DEC2HEX([.A42];2);&quot;7F&quot;)" office:value-type="string" office:string-value="287F" calcext:value-type="string">
            <text:p>287F</text:p>
          </table:table-cell>
          <table:table-cell table:style-name="ce167" table:formula="of:= COM.MICROSOFT.CONCAT(DEC2HEX([.A42];2);&quot;FF&quot;)" office:value-type="string" office:string-value="28FF" calcext:value-type="string">
            <text:p>28FF</text:p>
          </table:table-cell>
          <table:table-cell table:style-name="ce171" table:formula="of:= COM.MICROSOFT.CONCAT(DEC2HEX([.A42]+128;2);&quot;7F&quot;)" office:value-type="string" office:string-value="A87F" calcext:value-type="string">
            <text:p>A87F</text:p>
          </table:table-cell>
          <table:table-cell table:style-name="ce173" table:formula="of:= COM.MICROSOFT.CONCAT(DEC2HEX([.A42]+128;2);&quot;FF&quot;)" office:value-type="string" office:string-value="A8FF" calcext:value-type="string">
            <text:p>A8FF</text:p>
          </table:table-cell>
          <table:table-cell table:style-name="ce35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175" office:value-type="string" calcext:value-type="string">
            <text:p>eku</text:p>
          </table:table-cell>
          <table:table-cell table:style-name="ce184" office:value-type="string" calcext:value-type="string">
            <text:p>eku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41" calcext:value-type="float">
            <text:p>41 </text:p>
          </table:table-cell>
          <table:table-cell table:style-name="ce37" table:formula="of:=[.A43]+160" office:value-type="float" office:value="201" calcext:value-type="float">
            <text:p>201</text:p>
          </table:table-cell>
          <table:table-cell table:style-name="ce40" table:formula="of:=UNICHAR([.B43])" office:value-type="string" office:string-value="É" calcext:value-type="string">
            <text:p>É</text:p>
          </table:table-cell>
          <table:table-cell table:style-name="ce44" table:formula="of:=DEC2BIN([.A43];7)" office:value-type="string" office:string-value="0101001" calcext:value-type="string">
            <text:p>0101001</text:p>
          </table:table-cell>
          <table:table-cell table:style-name="ce115" table:formula="of:= LEN(SUBSTITUTE([.D43];0;&quot;&quot;))" office:value-type="float" office:value="3" calcext:value-type="float">
            <text:p>3</text:p>
          </table:table-cell>
          <table:table-cell table:style-name="ce34" table:formula="of:= COM.MICROSOFT.CONCAT(DEC2HEX([.A43];2);&quot;7F&quot;)" office:value-type="string" office:string-value="297F" calcext:value-type="string">
            <text:p>297F</text:p>
          </table:table-cell>
          <table:table-cell table:style-name="ce52" table:formula="of:= COM.MICROSOFT.CONCAT(DEC2HEX([.A43];2);&quot;FF&quot;)" office:value-type="string" office:string-value="29FF" calcext:value-type="string">
            <text:p>29FF</text:p>
          </table:table-cell>
          <table:table-cell table:style-name="ce171" table:formula="of:= COM.MICROSOFT.CONCAT(DEC2HEX([.A43]+128;2);&quot;7F&quot;)" office:value-type="string" office:string-value="A97F" calcext:value-type="string">
            <text:p>A97F</text:p>
          </table:table-cell>
          <table:table-cell table:style-name="ce173" table:formula="of:= COM.MICROSOFT.CONCAT(DEC2HEX([.A43]+128;2);&quot;FF&quot;)" office:value-type="string" office:string-value="A9FF" calcext:value-type="string">
            <text:p>A9FF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table:style-name="ce184" office:value-type="string" calcext:value-type="string">
            <text:p>\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2" calcext:value-type="float">
            <text:p>42 </text:p>
          </table:table-cell>
          <table:table-cell table:style-name="ce37" table:formula="of:=[.A44]+160" office:value-type="float" office:value="202" calcext:value-type="float">
            <text:p>202</text:p>
          </table:table-cell>
          <table:table-cell table:style-name="ce40" table:formula="of:=UNICHAR([.B44])" office:value-type="string" office:string-value="Ê" calcext:value-type="string">
            <text:p>Ê</text:p>
          </table:table-cell>
          <table:table-cell table:style-name="ce44" table:formula="of:=DEC2BIN([.A44];7)" office:value-type="string" office:string-value="0101010" calcext:value-type="string">
            <text:p>0101010</text:p>
          </table:table-cell>
          <table:table-cell table:style-name="ce115" table:formula="of:= LEN(SUBSTITUTE([.D44];0;&quot;&quot;))" office:value-type="float" office:value="3" calcext:value-type="float">
            <text:p>3</text:p>
          </table:table-cell>
          <table:table-cell table:style-name="ce34" table:formula="of:= COM.MICROSOFT.CONCAT(DEC2HEX([.A44];2);&quot;7F&quot;)" office:value-type="string" office:string-value="2A7F" calcext:value-type="string">
            <text:p>2A7F</text:p>
          </table:table-cell>
          <table:table-cell table:style-name="ce52" table:formula="of:= COM.MICROSOFT.CONCAT(DEC2HEX([.A44];2);&quot;FF&quot;)" office:value-type="string" office:string-value="2AFF" calcext:value-type="string">
            <text:p>2AFF</text:p>
          </table:table-cell>
          <table:table-cell table:style-name="ce171" table:formula="of:= COM.MICROSOFT.CONCAT(DEC2HEX([.A44]+128;2);&quot;7F&quot;)" office:value-type="string" office:string-value="AA7F" calcext:value-type="string">
            <text:p>AA7F</text:p>
          </table:table-cell>
          <table:table-cell table:style-name="ce173" table:formula="of:= COM.MICROSOFT.CONCAT(DEC2HEX([.A44]+128;2);&quot;FF&quot;)" office:value-type="string" office:string-value="AAFF" calcext:value-type="string">
            <text:p>AA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3" calcext:value-type="float">
            <text:p>43 </text:p>
          </table:table-cell>
          <table:table-cell table:style-name="ce37" table:formula="of:=[.A45]+160" office:value-type="float" office:value="203" calcext:value-type="float">
            <text:p>203</text:p>
          </table:table-cell>
          <table:table-cell table:style-name="ce40" table:formula="of:=UNICHAR([.B45])" office:value-type="string" office:string-value="Ë" calcext:value-type="string">
            <text:p>Ë</text:p>
          </table:table-cell>
          <table:table-cell table:style-name="ce44" table:formula="of:=DEC2BIN([.A45];7)" office:value-type="string" office:string-value="0101011" calcext:value-type="string">
            <text:p>0101011</text:p>
          </table:table-cell>
          <table:table-cell table:style-name="ce115" table:formula="of:= LEN(SUBSTITUTE([.D45];0;&quot;&quot;))" office:value-type="float" office:value="4" calcext:value-type="float">
            <text:p>4</text:p>
          </table:table-cell>
          <table:table-cell table:style-name="ce34" table:formula="of:= COM.MICROSOFT.CONCAT(DEC2HEX([.A45];2);&quot;7F&quot;)" office:value-type="string" office:string-value="2B7F" calcext:value-type="string">
            <text:p>2B7F</text:p>
          </table:table-cell>
          <table:table-cell table:style-name="ce52" table:formula="of:= COM.MICROSOFT.CONCAT(DEC2HEX([.A45];2);&quot;FF&quot;)" office:value-type="string" office:string-value="2BFF" calcext:value-type="string">
            <text:p>2BFF</text:p>
          </table:table-cell>
          <table:table-cell table:style-name="ce171" table:formula="of:= COM.MICROSOFT.CONCAT(DEC2HEX([.A45]+128;2);&quot;7F&quot;)" office:value-type="string" office:string-value="AB7F" calcext:value-type="string">
            <text:p>AB7F</text:p>
          </table:table-cell>
          <table:table-cell table:style-name="ce173" table:formula="of:= COM.MICROSOFT.CONCAT(DEC2HEX([.A45]+128;2);&quot;FF&quot;)" office:value-type="string" office:string-value="ABFF" calcext:value-type="string">
            <text:p>ABFF</text:p>
          </table:table-cell>
          <table:table-cell table:style-name="ce35" office:value-type="string" calcext:value-type="string">
            <text:p>!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4" calcext:value-type="float">
            <text:p>44 </text:p>
          </table:table-cell>
          <table:table-cell table:style-name="ce37" table:formula="of:=[.A46]+160" office:value-type="float" office:value="204" calcext:value-type="float">
            <text:p>204</text:p>
          </table:table-cell>
          <table:table-cell table:style-name="ce40" table:formula="of:=UNICHAR([.B46])" office:value-type="string" office:string-value="Ì" calcext:value-type="string">
            <text:p>Ì</text:p>
          </table:table-cell>
          <table:table-cell table:style-name="ce44" table:formula="of:=DEC2BIN([.A46];7)" office:value-type="string" office:string-value="0101100" calcext:value-type="string">
            <text:p>0101100</text:p>
          </table:table-cell>
          <table:table-cell table:style-name="ce115" table:formula="of:= LEN(SUBSTITUTE([.D46];0;&quot;&quot;))" office:value-type="float" office:value="3" calcext:value-type="float">
            <text:p>3</text:p>
          </table:table-cell>
          <table:table-cell table:style-name="ce34" table:formula="of:= COM.MICROSOFT.CONCAT(DEC2HEX([.A46];2);&quot;7F&quot;)" office:value-type="string" office:string-value="2C7F" calcext:value-type="string">
            <text:p>2C7F</text:p>
          </table:table-cell>
          <table:table-cell table:style-name="ce52" table:formula="of:= COM.MICROSOFT.CONCAT(DEC2HEX([.A46];2);&quot;FF&quot;)" office:value-type="string" office:string-value="2CFF" calcext:value-type="string">
            <text:p>2CFF</text:p>
          </table:table-cell>
          <table:table-cell table:style-name="ce171" table:formula="of:= COM.MICROSOFT.CONCAT(DEC2HEX([.A46]+128;2);&quot;7F&quot;)" office:value-type="string" office:string-value="AC7F" calcext:value-type="string">
            <text:p>AC7F</text:p>
          </table:table-cell>
          <table:table-cell table:style-name="ce173" table:formula="of:= COM.MICROSOFT.CONCAT(DEC2HEX([.A46]+128;2);&quot;FF&quot;)" office:value-type="string" office:string-value="ACFF" calcext:value-type="string">
            <text:p>ACFF</text:p>
          </table:table-cell>
          <table:table-cell table:style-name="ce34" office:value-type="string" calcext:value-type="string">
            <text:p>]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table:style-name="ce183" office:value-type="string" calcext:value-type="string">
            <text:p>}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5" calcext:value-type="float">
            <text:p>45 </text:p>
          </table:table-cell>
          <table:table-cell table:style-name="ce37" table:formula="of:=[.A47]+160" office:value-type="float" office:value="205" calcext:value-type="float">
            <text:p>205</text:p>
          </table:table-cell>
          <table:table-cell table:style-name="ce40" table:formula="of:=UNICHAR([.B47])" office:value-type="string" office:string-value="Í" calcext:value-type="string">
            <text:p>Í</text:p>
          </table:table-cell>
          <table:table-cell table:style-name="ce44" table:formula="of:=DEC2BIN([.A47];7)" office:value-type="string" office:string-value="0101101" calcext:value-type="string">
            <text:p>0101101</text:p>
          </table:table-cell>
          <table:table-cell table:style-name="ce115" table:formula="of:= LEN(SUBSTITUTE([.D47];0;&quot;&quot;))" office:value-type="float" office:value="4" calcext:value-type="float">
            <text:p>4</text:p>
          </table:table-cell>
          <table:table-cell table:style-name="ce34" table:formula="of:= COM.MICROSOFT.CONCAT(DEC2HEX([.A47];2);&quot;7F&quot;)" office:value-type="string" office:string-value="2D7F" calcext:value-type="string">
            <text:p>2D7F</text:p>
          </table:table-cell>
          <table:table-cell table:style-name="ce52" table:formula="of:= COM.MICROSOFT.CONCAT(DEC2HEX([.A47];2);&quot;FF&quot;)" office:value-type="string" office:string-value="2DFF" calcext:value-type="string">
            <text:p>2DFF</text:p>
          </table:table-cell>
          <table:table-cell table:style-name="ce171" table:formula="of:= COM.MICROSOFT.CONCAT(DEC2HEX([.A47]+128;2);&quot;7F&quot;)" office:value-type="string" office:string-value="AD7F" calcext:value-type="string">
            <text:p>AD7F</text:p>
          </table:table-cell>
          <table:table-cell table:style-name="ce173" table:formula="of:= COM.MICROSOFT.CONCAT(DEC2HEX([.A47]+128;2);&quot;FF&quot;)" office:value-type="string" office:string-value="ADFF" calcext:value-type="string">
            <text:p>ADFF</text:p>
          </table:table-cell>
          <table:table-cell table:style-name="ce35" office:value-type="string" calcext:value-type="string">
            <text:p>/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6" calcext:value-type="float">
            <text:p>46 </text:p>
          </table:table-cell>
          <table:table-cell table:style-name="ce37" table:formula="of:=[.A48]+160" office:value-type="float" office:value="206" calcext:value-type="float">
            <text:p>206</text:p>
          </table:table-cell>
          <table:table-cell table:style-name="ce40" table:formula="of:=UNICHAR([.B48])" office:value-type="string" office:string-value="Î" calcext:value-type="string">
            <text:p>Î</text:p>
          </table:table-cell>
          <table:table-cell table:style-name="ce44" table:formula="of:=DEC2BIN([.A48];7)" office:value-type="string" office:string-value="0101110" calcext:value-type="string">
            <text:p>0101110</text:p>
          </table:table-cell>
          <table:table-cell table:style-name="ce115" table:formula="of:= LEN(SUBSTITUTE([.D48];0;&quot;&quot;))" office:value-type="float" office:value="4" calcext:value-type="float">
            <text:p>4</text:p>
          </table:table-cell>
          <table:table-cell table:style-name="ce34" table:formula="of:= COM.MICROSOFT.CONCAT(DEC2HEX([.A48];2);&quot;7F&quot;)" office:value-type="string" office:string-value="2E7F" calcext:value-type="string">
            <text:p>2E7F</text:p>
          </table:table-cell>
          <table:table-cell table:style-name="ce52" table:formula="of:= COM.MICROSOFT.CONCAT(DEC2HEX([.A48];2);&quot;FF&quot;)" office:value-type="string" office:string-value="2EFF" calcext:value-type="string">
            <text:p>2EFF</text:p>
          </table:table-cell>
          <table:table-cell table:style-name="ce171" table:formula="of:= COM.MICROSOFT.CONCAT(DEC2HEX([.A48]+128;2);&quot;7F&quot;)" office:value-type="string" office:string-value="AE7F" calcext:value-type="string">
            <text:p>AE7F</text:p>
          </table:table-cell>
          <table:table-cell table:style-name="ce173" table:formula="of:= COM.MICROSOFT.CONCAT(DEC2HEX([.A48]+128;2);&quot;FF&quot;)" office:value-type="string" office:string-value="AEFF" calcext:value-type="string">
            <text:p>AEFF</text:p>
          </table:table-cell>
          <table:table-cell table:style-name="ce35" office:value-type="string" calcext:value-type="string">
            <text:p>l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7" calcext:value-type="float">
            <text:p>47 </text:p>
          </table:table-cell>
          <table:table-cell table:style-name="ce37" table:formula="of:=[.A49]+160" office:value-type="float" office:value="207" calcext:value-type="float">
            <text:p>207</text:p>
          </table:table-cell>
          <table:table-cell table:style-name="ce40" table:formula="of:=UNICHAR([.B49])" office:value-type="string" office:string-value="Ï" calcext:value-type="string">
            <text:p>Ï</text:p>
          </table:table-cell>
          <table:table-cell table:style-name="ce44" table:formula="of:=DEC2BIN([.A49];7)" office:value-type="string" office:string-value="0101111" calcext:value-type="string">
            <text:p>0101111</text:p>
          </table:table-cell>
          <table:table-cell table:style-name="ce115" table:formula="of:= LEN(SUBSTITUTE([.D49];0;&quot;&quot;))" office:value-type="float" office:value="5" calcext:value-type="float">
            <text:p>5</text:p>
          </table:table-cell>
          <table:table-cell table:style-name="ce34" table:formula="of:= COM.MICROSOFT.CONCAT(DEC2HEX([.A49];2);&quot;7F&quot;)" office:value-type="string" office:string-value="2F7F" calcext:value-type="string">
            <text:p>2F7F</text:p>
          </table:table-cell>
          <table:table-cell table:style-name="ce52" table:formula="of:= COM.MICROSOFT.CONCAT(DEC2HEX([.A49];2);&quot;FF&quot;)" office:value-type="string" office:string-value="2FFF" calcext:value-type="string">
            <text:p>2FFF</text:p>
          </table:table-cell>
          <table:table-cell table:style-name="ce171" table:formula="of:= COM.MICROSOFT.CONCAT(DEC2HEX([.A49]+128;2);&quot;7F&quot;)" office:value-type="string" office:string-value="AF7F" calcext:value-type="string">
            <text:p>AF7F</text:p>
          </table:table-cell>
          <table:table-cell table:style-name="ce173" table:formula="of:= COM.MICROSOFT.CONCAT(DEC2HEX([.A49]+128;2);&quot;FF&quot;)" office:value-type="string" office:string-value="AFFF" calcext:value-type="string">
            <text:p>A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8" calcext:value-type="float">
            <text:p>48 </text:p>
          </table:table-cell>
          <table:table-cell table:style-name="ce37" table:formula="of:=[.A50]+160" office:value-type="float" office:value="208" calcext:value-type="float">
            <text:p>208</text:p>
          </table:table-cell>
          <table:table-cell table:style-name="ce40" table:formula="of:=UNICHAR([.B50])" office:value-type="string" office:string-value="Ð" calcext:value-type="string">
            <text:p>Ð</text:p>
          </table:table-cell>
          <table:table-cell table:style-name="ce44" table:formula="of:=DEC2BIN([.A50];7)" office:value-type="string" office:string-value="0110000" calcext:value-type="string">
            <text:p>0110000</text:p>
          </table:table-cell>
          <table:table-cell table:style-name="ce115" table:formula="of:= LEN(SUBSTITUTE([.D50];0;&quot;&quot;))" office:value-type="float" office:value="2" calcext:value-type="float">
            <text:p>2</text:p>
          </table:table-cell>
          <table:table-cell table:style-name="ce34" table:formula="of:= COM.MICROSOFT.CONCAT(DEC2HEX([.A50];2);&quot;7F&quot;)" office:value-type="string" office:string-value="307F" calcext:value-type="string">
            <text:p>307F</text:p>
          </table:table-cell>
          <table:table-cell table:style-name="ce167" table:formula="of:= COM.MICROSOFT.CONCAT(DEC2HEX([.A50];2);&quot;FF&quot;)" office:value-type="string" office:string-value="30FF" calcext:value-type="string">
            <text:p>30FF</text:p>
          </table:table-cell>
          <table:table-cell table:style-name="ce171" table:formula="of:= COM.MICROSOFT.CONCAT(DEC2HEX([.A50]+128;2);&quot;7F&quot;)" office:value-type="string" office:string-value="B07F" calcext:value-type="string">
            <text:p>B07F</text:p>
          </table:table-cell>
          <table:table-cell table:style-name="ce173" table:formula="of:= COM.MICROSOFT.CONCAT(DEC2HEX([.A50]+128;2);&quot;FF&quot;)" office:value-type="string" office:string-value="B0FF" calcext:value-type="string">
            <text:p>B0FF</text:p>
          </table:table-cell>
          <table:table-cell table:style-name="ce35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175" office:value-type="string" calcext:value-type="string">
            <text:p>J</text:p>
          </table:table-cell>
          <table:table-cell table:style-name="ce184" office:value-type="string" calcext:value-type="string">
            <text:p>J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49" calcext:value-type="float">
            <text:p>49 </text:p>
          </table:table-cell>
          <table:table-cell table:style-name="ce37" table:formula="of:=[.A51]+160" office:value-type="float" office:value="209" calcext:value-type="float">
            <text:p>209</text:p>
          </table:table-cell>
          <table:table-cell table:style-name="ce40" table:formula="of:=UNICHAR([.B51])" office:value-type="string" office:string-value="Ñ" calcext:value-type="string">
            <text:p>Ñ</text:p>
          </table:table-cell>
          <table:table-cell table:style-name="ce44" table:formula="of:=DEC2BIN([.A51];7)" office:value-type="string" office:string-value="0110001" calcext:value-type="string">
            <text:p>0110001</text:p>
          </table:table-cell>
          <table:table-cell table:style-name="ce115" table:formula="of:= LEN(SUBSTITUTE([.D51];0;&quot;&quot;))" office:value-type="float" office:value="3" calcext:value-type="float">
            <text:p>3</text:p>
          </table:table-cell>
          <table:table-cell table:style-name="ce34" table:formula="of:= COM.MICROSOFT.CONCAT(DEC2HEX([.A51];2);&quot;7F&quot;)" office:value-type="string" office:string-value="317F" calcext:value-type="string">
            <text:p>317F</text:p>
          </table:table-cell>
          <table:table-cell table:style-name="ce52" table:formula="of:= COM.MICROSOFT.CONCAT(DEC2HEX([.A51];2);&quot;FF&quot;)" office:value-type="string" office:string-value="31FF" calcext:value-type="string">
            <text:p>31FF</text:p>
          </table:table-cell>
          <table:table-cell table:style-name="ce171" table:formula="of:= COM.MICROSOFT.CONCAT(DEC2HEX([.A51]+128;2);&quot;7F&quot;)" office:value-type="string" office:string-value="B17F" calcext:value-type="string">
            <text:p>B17F</text:p>
          </table:table-cell>
          <table:table-cell table:style-name="ce173" table:formula="of:= COM.MICROSOFT.CONCAT(DEC2HEX([.A51]+128;2);&quot;FF&quot;)" office:value-type="string" office:string-value="B1FF" calcext:value-type="string">
            <text:p>B1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0" calcext:value-type="float">
            <text:p>50 </text:p>
          </table:table-cell>
          <table:table-cell table:style-name="ce37" table:formula="of:=[.A52]+160" office:value-type="float" office:value="210" calcext:value-type="float">
            <text:p>210</text:p>
          </table:table-cell>
          <table:table-cell table:style-name="ce40" table:formula="of:=UNICHAR([.B52])" office:value-type="string" office:string-value="Ò" calcext:value-type="string">
            <text:p>Ò</text:p>
          </table:table-cell>
          <table:table-cell table:style-name="ce44" table:formula="of:=DEC2BIN([.A52];7)" office:value-type="string" office:string-value="0110010" calcext:value-type="string">
            <text:p>0110010</text:p>
          </table:table-cell>
          <table:table-cell table:style-name="ce115" table:formula="of:= LEN(SUBSTITUTE([.D52];0;&quot;&quot;))" office:value-type="float" office:value="3" calcext:value-type="float">
            <text:p>3</text:p>
          </table:table-cell>
          <table:table-cell table:style-name="ce34" table:formula="of:= COM.MICROSOFT.CONCAT(DEC2HEX([.A52];2);&quot;7F&quot;)" office:value-type="string" office:string-value="327F" calcext:value-type="string">
            <text:p>327F</text:p>
          </table:table-cell>
          <table:table-cell table:style-name="ce52" table:formula="of:= COM.MICROSOFT.CONCAT(DEC2HEX([.A52];2);&quot;FF&quot;)" office:value-type="string" office:string-value="32FF" calcext:value-type="string">
            <text:p>32FF</text:p>
          </table:table-cell>
          <table:table-cell table:style-name="ce171" table:formula="of:= COM.MICROSOFT.CONCAT(DEC2HEX([.A52]+128;2);&quot;7F&quot;)" office:value-type="string" office:string-value="B27F" calcext:value-type="string">
            <text:p>B27F</text:p>
          </table:table-cell>
          <table:table-cell table:style-name="ce173" table:formula="of:= COM.MICROSOFT.CONCAT(DEC2HEX([.A52]+128;2);&quot;FF&quot;)" office:value-type="string" office:string-value="B2FF" calcext:value-type="string">
            <text:p>B2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1" calcext:value-type="float">
            <text:p>51 </text:p>
          </table:table-cell>
          <table:table-cell table:style-name="ce37" table:formula="of:=[.A53]+160" office:value-type="float" office:value="211" calcext:value-type="float">
            <text:p>211</text:p>
          </table:table-cell>
          <table:table-cell table:style-name="ce40" table:formula="of:=UNICHAR([.B53])" office:value-type="string" office:string-value="Ó" calcext:value-type="string">
            <text:p>Ó</text:p>
          </table:table-cell>
          <table:table-cell table:style-name="ce44" table:formula="of:=DEC2BIN([.A53];7)" office:value-type="string" office:string-value="0110011" calcext:value-type="string">
            <text:p>0110011</text:p>
          </table:table-cell>
          <table:table-cell table:style-name="ce115" table:formula="of:= LEN(SUBSTITUTE([.D53];0;&quot;&quot;))" office:value-type="float" office:value="4" calcext:value-type="float">
            <text:p>4</text:p>
          </table:table-cell>
          <table:table-cell table:style-name="ce34" table:formula="of:= COM.MICROSOFT.CONCAT(DEC2HEX([.A53];2);&quot;7F&quot;)" office:value-type="string" office:string-value="337F" calcext:value-type="string">
            <text:p>337F</text:p>
          </table:table-cell>
          <table:table-cell table:style-name="ce52" table:formula="of:= COM.MICROSOFT.CONCAT(DEC2HEX([.A53];2);&quot;FF&quot;)" office:value-type="string" office:string-value="33FF" calcext:value-type="string">
            <text:p>33FF</text:p>
          </table:table-cell>
          <table:table-cell table:style-name="ce171" table:formula="of:= COM.MICROSOFT.CONCAT(DEC2HEX([.A53]+128;2);&quot;7F&quot;)" office:value-type="string" office:string-value="B37F" calcext:value-type="string">
            <text:p>B37F</text:p>
          </table:table-cell>
          <table:table-cell table:style-name="ce173" table:formula="of:= COM.MICROSOFT.CONCAT(DEC2HEX([.A53]+128;2);&quot;FF&quot;)" office:value-type="string" office:string-value="B3FF" calcext:value-type="string">
            <text:p>B3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2" calcext:value-type="float">
            <text:p>52 </text:p>
          </table:table-cell>
          <table:table-cell table:style-name="ce37" table:formula="of:=[.A54]+160" office:value-type="float" office:value="212" calcext:value-type="float">
            <text:p>212</text:p>
          </table:table-cell>
          <table:table-cell table:style-name="ce40" table:formula="of:=UNICHAR([.B54])" office:value-type="string" office:string-value="Ô" calcext:value-type="string">
            <text:p>Ô</text:p>
          </table:table-cell>
          <table:table-cell table:style-name="ce44" table:formula="of:=DEC2BIN([.A54];7)" office:value-type="string" office:string-value="0110100" calcext:value-type="string">
            <text:p>0110100</text:p>
          </table:table-cell>
          <table:table-cell table:style-name="ce115" table:formula="of:= LEN(SUBSTITUTE([.D54];0;&quot;&quot;))" office:value-type="float" office:value="3" calcext:value-type="float">
            <text:p>3</text:p>
          </table:table-cell>
          <table:table-cell table:style-name="ce34" table:formula="of:= COM.MICROSOFT.CONCAT(DEC2HEX([.A54];2);&quot;7F&quot;)" office:value-type="string" office:string-value="347F" calcext:value-type="string">
            <text:p>347F</text:p>
          </table:table-cell>
          <table:table-cell table:style-name="ce52" table:formula="of:= COM.MICROSOFT.CONCAT(DEC2HEX([.A54];2);&quot;FF&quot;)" office:value-type="string" office:string-value="34FF" calcext:value-type="string">
            <text:p>34FF</text:p>
          </table:table-cell>
          <table:table-cell table:style-name="ce171" table:formula="of:= COM.MICROSOFT.CONCAT(DEC2HEX([.A54]+128;2);&quot;7F&quot;)" office:value-type="string" office:string-value="B47F" calcext:value-type="string">
            <text:p>B47F</text:p>
          </table:table-cell>
          <table:table-cell table:style-name="ce173" table:formula="of:= COM.MICROSOFT.CONCAT(DEC2HEX([.A54]+128;2);&quot;FF&quot;)" office:value-type="string" office:string-value="B4FF" calcext:value-type="string">
            <text:p>B4FF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4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3" calcext:value-type="float">
            <text:p>53 </text:p>
          </table:table-cell>
          <table:table-cell table:style-name="ce37" table:formula="of:=[.A55]+160" office:value-type="float" office:value="213" calcext:value-type="float">
            <text:p>213</text:p>
          </table:table-cell>
          <table:table-cell table:style-name="ce40" table:formula="of:=UNICHAR([.B55])" office:value-type="string" office:string-value="Õ" calcext:value-type="string">
            <text:p>Õ</text:p>
          </table:table-cell>
          <table:table-cell table:style-name="ce44" table:formula="of:=DEC2BIN([.A55];7)" office:value-type="string" office:string-value="0110101" calcext:value-type="string">
            <text:p>0110101</text:p>
          </table:table-cell>
          <table:table-cell table:style-name="ce115" table:formula="of:= LEN(SUBSTITUTE([.D55];0;&quot;&quot;))" office:value-type="float" office:value="4" calcext:value-type="float">
            <text:p>4</text:p>
          </table:table-cell>
          <table:table-cell table:style-name="ce34" table:formula="of:= COM.MICROSOFT.CONCAT(DEC2HEX([.A55];2);&quot;7F&quot;)" office:value-type="string" office:string-value="357F" calcext:value-type="string">
            <text:p>357F</text:p>
          </table:table-cell>
          <table:table-cell table:style-name="ce52" table:formula="of:= COM.MICROSOFT.CONCAT(DEC2HEX([.A55];2);&quot;FF&quot;)" office:value-type="string" office:string-value="35FF" calcext:value-type="string">
            <text:p>35FF</text:p>
          </table:table-cell>
          <table:table-cell table:style-name="ce171" table:formula="of:= COM.MICROSOFT.CONCAT(DEC2HEX([.A55]+128;2);&quot;7F&quot;)" office:value-type="string" office:string-value="B57F" calcext:value-type="string">
            <text:p>B57F</text:p>
          </table:table-cell>
          <table:table-cell table:style-name="ce173" table:formula="of:= COM.MICROSOFT.CONCAT(DEC2HEX([.A55]+128;2);&quot;FF&quot;)" office:value-type="string" office:string-value="B5FF" calcext:value-type="string">
            <text:p>B5FF</text:p>
          </table:table-cell>
          <table:table-cell table:style-name="ce35" office:value-type="string" calcext:value-type="string">
            <text:p>U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4" calcext:value-type="float">
            <text:p>54 </text:p>
          </table:table-cell>
          <table:table-cell table:style-name="ce37" table:formula="of:=[.A56]+160" office:value-type="float" office:value="214" calcext:value-type="float">
            <text:p>214</text:p>
          </table:table-cell>
          <table:table-cell table:style-name="ce40" table:formula="of:=UNICHAR([.B56])" office:value-type="string" office:string-value="Ö" calcext:value-type="string">
            <text:p>Ö</text:p>
          </table:table-cell>
          <table:table-cell table:style-name="ce44" table:formula="of:=DEC2BIN([.A56];7)" office:value-type="string" office:string-value="0110110" calcext:value-type="string">
            <text:p>0110110</text:p>
          </table:table-cell>
          <table:table-cell table:style-name="ce115" table:formula="of:= LEN(SUBSTITUTE([.D56];0;&quot;&quot;))" office:value-type="float" office:value="4" calcext:value-type="float">
            <text:p>4</text:p>
          </table:table-cell>
          <table:table-cell table:style-name="ce34" table:formula="of:= COM.MICROSOFT.CONCAT(DEC2HEX([.A56];2);&quot;7F&quot;)" office:value-type="string" office:string-value="367F" calcext:value-type="string">
            <text:p>367F</text:p>
          </table:table-cell>
          <table:table-cell table:style-name="ce52" table:formula="of:= COM.MICROSOFT.CONCAT(DEC2HEX([.A56];2);&quot;FF&quot;)" office:value-type="string" office:string-value="36FF" calcext:value-type="string">
            <text:p>36FF</text:p>
          </table:table-cell>
          <table:table-cell table:style-name="ce171" table:formula="of:= COM.MICROSOFT.CONCAT(DEC2HEX([.A56]+128;2);&quot;7F&quot;)" office:value-type="string" office:string-value="B67F" calcext:value-type="string">
            <text:p>B67F</text:p>
          </table:table-cell>
          <table:table-cell table:style-name="ce173" table:formula="of:= COM.MICROSOFT.CONCAT(DEC2HEX([.A56]+128;2);&quot;FF&quot;)" office:value-type="string" office:string-value="B6FF" calcext:value-type="string">
            <text:p>B6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5" calcext:value-type="float">
            <text:p>55 </text:p>
          </table:table-cell>
          <table:table-cell table:style-name="ce37" table:formula="of:=[.A57]+160" office:value-type="float" office:value="215" calcext:value-type="float">
            <text:p>215</text:p>
          </table:table-cell>
          <table:table-cell table:style-name="ce40" table:formula="of:=UNICHAR([.B57])" office:value-type="string" office:string-value="×" calcext:value-type="string">
            <text:p>×</text:p>
          </table:table-cell>
          <table:table-cell table:style-name="ce44" table:formula="of:=DEC2BIN([.A57];7)" office:value-type="string" office:string-value="0110111" calcext:value-type="string">
            <text:p>0110111</text:p>
          </table:table-cell>
          <table:table-cell table:style-name="ce115" table:formula="of:= LEN(SUBSTITUTE([.D57];0;&quot;&quot;))" office:value-type="float" office:value="5" calcext:value-type="float">
            <text:p>5</text:p>
          </table:table-cell>
          <table:table-cell table:style-name="ce34" table:formula="of:= COM.MICROSOFT.CONCAT(DEC2HEX([.A57];2);&quot;7F&quot;)" office:value-type="string" office:string-value="377F" calcext:value-type="string">
            <text:p>377F</text:p>
          </table:table-cell>
          <table:table-cell table:style-name="ce52" table:formula="of:= COM.MICROSOFT.CONCAT(DEC2HEX([.A57];2);&quot;FF&quot;)" office:value-type="string" office:string-value="37FF" calcext:value-type="string">
            <text:p>37FF</text:p>
          </table:table-cell>
          <table:table-cell table:style-name="ce171" table:formula="of:= COM.MICROSOFT.CONCAT(DEC2HEX([.A57]+128;2);&quot;7F&quot;)" office:value-type="string" office:string-value="B77F" calcext:value-type="string">
            <text:p>B77F</text:p>
          </table:table-cell>
          <table:table-cell table:style-name="ce173" table:formula="of:= COM.MICROSOFT.CONCAT(DEC2HEX([.A57]+128;2);&quot;FF&quot;)" office:value-type="string" office:string-value="B7FF" calcext:value-type="string">
            <text:p>B7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6" calcext:value-type="float">
            <text:p>56 </text:p>
          </table:table-cell>
          <table:table-cell table:style-name="ce37" table:formula="of:=[.A58]+160" office:value-type="float" office:value="216" calcext:value-type="float">
            <text:p>216</text:p>
          </table:table-cell>
          <table:table-cell table:style-name="ce40" table:formula="of:=UNICHAR([.B58])" office:value-type="string" office:string-value="Ø" calcext:value-type="string">
            <text:p>Ø</text:p>
          </table:table-cell>
          <table:table-cell table:style-name="ce44" table:formula="of:=DEC2BIN([.A58];7)" office:value-type="string" office:string-value="0111000" calcext:value-type="string">
            <text:p>0111000</text:p>
          </table:table-cell>
          <table:table-cell table:style-name="ce115" table:formula="of:= LEN(SUBSTITUTE([.D58];0;&quot;&quot;))" office:value-type="float" office:value="3" calcext:value-type="float">
            <text:p>3</text:p>
          </table:table-cell>
          <table:table-cell table:style-name="ce34" table:formula="of:= COM.MICROSOFT.CONCAT(DEC2HEX([.A58];2);&quot;7F&quot;)" office:value-type="string" office:string-value="387F" calcext:value-type="string">
            <text:p>387F</text:p>
          </table:table-cell>
          <table:table-cell table:style-name="ce52" table:formula="of:= COM.MICROSOFT.CONCAT(DEC2HEX([.A58];2);&quot;FF&quot;)" office:value-type="string" office:string-value="38FF" calcext:value-type="string">
            <text:p>38FF</text:p>
          </table:table-cell>
          <table:table-cell table:style-name="ce171" table:formula="of:= COM.MICROSOFT.CONCAT(DEC2HEX([.A58]+128;2);&quot;7F&quot;)" office:value-type="string" office:string-value="B87F" calcext:value-type="string">
            <text:p>B87F</text:p>
          </table:table-cell>
          <table:table-cell table:style-name="ce173" table:formula="of:= COM.MICROSOFT.CONCAT(DEC2HEX([.A58]+128;2);&quot;FF&quot;)" office:value-type="string" office:string-value="B8FF" calcext:value-type="string">
            <text:p>B8FF</text:p>
          </table:table-cell>
          <table:table-cell table:style-name="ce34" office:value-type="string" calcext:value-type="string">
            <text:p>(</text:p>
          </table:table-cell>
          <table:table-cell table:style-name="ce52" office:value-type="string" calcext:value-type="string">
            <text:p>{</text:p>
          </table:table-cell>
          <table:table-cell table:style-name="ce52"/>
          <table:table-cell table:style-name="ce183"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7" calcext:value-type="float">
            <text:p>57 </text:p>
          </table:table-cell>
          <table:table-cell table:style-name="ce37" table:formula="of:=[.A59]+160" office:value-type="float" office:value="217" calcext:value-type="float">
            <text:p>217</text:p>
          </table:table-cell>
          <table:table-cell table:style-name="ce40" table:formula="of:=UNICHAR([.B59])" office:value-type="string" office:string-value="Ù" calcext:value-type="string">
            <text:p>Ù</text:p>
          </table:table-cell>
          <table:table-cell table:style-name="ce44" table:formula="of:=DEC2BIN([.A59];7)" office:value-type="string" office:string-value="0111001" calcext:value-type="string">
            <text:p>0111001</text:p>
          </table:table-cell>
          <table:table-cell table:style-name="ce115" table:formula="of:= LEN(SUBSTITUTE([.D59];0;&quot;&quot;))" office:value-type="float" office:value="4" calcext:value-type="float">
            <text:p>4</text:p>
          </table:table-cell>
          <table:table-cell table:style-name="ce34" table:formula="of:= COM.MICROSOFT.CONCAT(DEC2HEX([.A59];2);&quot;7F&quot;)" office:value-type="string" office:string-value="397F" calcext:value-type="string">
            <text:p>397F</text:p>
          </table:table-cell>
          <table:table-cell table:style-name="ce52" table:formula="of:= COM.MICROSOFT.CONCAT(DEC2HEX([.A59];2);&quot;FF&quot;)" office:value-type="string" office:string-value="39FF" calcext:value-type="string">
            <text:p>39FF</text:p>
          </table:table-cell>
          <table:table-cell table:style-name="ce171" table:formula="of:= COM.MICROSOFT.CONCAT(DEC2HEX([.A59]+128;2);&quot;7F&quot;)" office:value-type="string" office:string-value="B97F" calcext:value-type="string">
            <text:p>B97F</text:p>
          </table:table-cell>
          <table:table-cell table:style-name="ce173" table:formula="of:= COM.MICROSOFT.CONCAT(DEC2HEX([.A59]+128;2);&quot;FF&quot;)" office:value-type="string" office:string-value="B9FF" calcext:value-type="string">
            <text:p>B9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8" calcext:value-type="float">
            <text:p>58 </text:p>
          </table:table-cell>
          <table:table-cell table:style-name="ce37" table:formula="of:=[.A60]+160" office:value-type="float" office:value="218" calcext:value-type="float">
            <text:p>218</text:p>
          </table:table-cell>
          <table:table-cell table:style-name="ce40" table:formula="of:=UNICHAR([.B60])" office:value-type="string" office:string-value="Ú" calcext:value-type="string">
            <text:p>Ú</text:p>
          </table:table-cell>
          <table:table-cell table:style-name="ce44" table:formula="of:=DEC2BIN([.A60];7)" office:value-type="string" office:string-value="0111010" calcext:value-type="string">
            <text:p>0111010</text:p>
          </table:table-cell>
          <table:table-cell table:style-name="ce115" table:formula="of:= LEN(SUBSTITUTE([.D60];0;&quot;&quot;))" office:value-type="float" office:value="4" calcext:value-type="float">
            <text:p>4</text:p>
          </table:table-cell>
          <table:table-cell table:style-name="ce34" table:formula="of:= COM.MICROSOFT.CONCAT(DEC2HEX([.A60];2);&quot;7F&quot;)" office:value-type="string" office:string-value="3A7F" calcext:value-type="string">
            <text:p>3A7F</text:p>
          </table:table-cell>
          <table:table-cell table:style-name="ce52" table:formula="of:= COM.MICROSOFT.CONCAT(DEC2HEX([.A60];2);&quot;FF&quot;)" office:value-type="string" office:string-value="3AFF" calcext:value-type="string">
            <text:p>3AFF</text:p>
          </table:table-cell>
          <table:table-cell table:style-name="ce171" table:formula="of:= COM.MICROSOFT.CONCAT(DEC2HEX([.A60]+128;2);&quot;7F&quot;)" office:value-type="string" office:string-value="BA7F" calcext:value-type="string">
            <text:p>BA7F</text:p>
          </table:table-cell>
          <table:table-cell table:style-name="ce173" table:formula="of:= COM.MICROSOFT.CONCAT(DEC2HEX([.A60]+128;2);&quot;FF&quot;)" office:value-type="string" office:string-value="BAFF" calcext:value-type="string">
            <text:p>BA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9" calcext:value-type="float">
            <text:p>59 </text:p>
          </table:table-cell>
          <table:table-cell table:style-name="ce37" table:formula="of:=[.A61]+160" office:value-type="float" office:value="219" calcext:value-type="float">
            <text:p>219</text:p>
          </table:table-cell>
          <table:table-cell table:style-name="ce40" table:formula="of:=UNICHAR([.B61])" office:value-type="string" office:string-value="Û" calcext:value-type="string">
            <text:p>Û</text:p>
          </table:table-cell>
          <table:table-cell table:style-name="ce44" table:formula="of:=DEC2BIN([.A61];7)" office:value-type="string" office:string-value="0111011" calcext:value-type="string">
            <text:p>0111011</text:p>
          </table:table-cell>
          <table:table-cell table:style-name="ce115" table:formula="of:= LEN(SUBSTITUTE([.D61];0;&quot;&quot;))" office:value-type="float" office:value="5" calcext:value-type="float">
            <text:p>5</text:p>
          </table:table-cell>
          <table:table-cell table:style-name="ce34" table:formula="of:= COM.MICROSOFT.CONCAT(DEC2HEX([.A61];2);&quot;7F&quot;)" office:value-type="string" office:string-value="3B7F" calcext:value-type="string">
            <text:p>3B7F</text:p>
          </table:table-cell>
          <table:table-cell table:style-name="ce52" table:formula="of:= COM.MICROSOFT.CONCAT(DEC2HEX([.A61];2);&quot;FF&quot;)" office:value-type="string" office:string-value="3BFF" calcext:value-type="string">
            <text:p>3BFF</text:p>
          </table:table-cell>
          <table:table-cell table:style-name="ce171" table:formula="of:= COM.MICROSOFT.CONCAT(DEC2HEX([.A61]+128;2);&quot;7F&quot;)" office:value-type="string" office:string-value="BB7F" calcext:value-type="string">
            <text:p>BB7F</text:p>
          </table:table-cell>
          <table:table-cell table:style-name="ce173" table:formula="of:= COM.MICROSOFT.CONCAT(DEC2HEX([.A61]+128;2);&quot;FF&quot;)" office:value-type="string" office:string-value="BBFF" calcext:value-type="string">
            <text:p>BB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0" calcext:value-type="float">
            <text:p>60 </text:p>
          </table:table-cell>
          <table:table-cell table:style-name="ce37" table:formula="of:=[.A62]+160" office:value-type="float" office:value="220" calcext:value-type="float">
            <text:p>220</text:p>
          </table:table-cell>
          <table:table-cell table:style-name="ce40" table:formula="of:=UNICHAR([.B62])" office:value-type="string" office:string-value="Ü" calcext:value-type="string">
            <text:p>Ü</text:p>
          </table:table-cell>
          <table:table-cell table:style-name="ce44" table:formula="of:=DEC2BIN([.A62];7)" office:value-type="string" office:string-value="0111100" calcext:value-type="string">
            <text:p>0111100</text:p>
          </table:table-cell>
          <table:table-cell table:style-name="ce115" table:formula="of:= LEN(SUBSTITUTE([.D62];0;&quot;&quot;))" office:value-type="float" office:value="4" calcext:value-type="float">
            <text:p>4</text:p>
          </table:table-cell>
          <table:table-cell table:style-name="ce34" table:formula="of:= COM.MICROSOFT.CONCAT(DEC2HEX([.A62];2);&quot;7F&quot;)" office:value-type="string" office:string-value="3C7F" calcext:value-type="string">
            <text:p>3C7F</text:p>
          </table:table-cell>
          <table:table-cell table:style-name="ce52" table:formula="of:= COM.MICROSOFT.CONCAT(DEC2HEX([.A62];2);&quot;FF&quot;)" office:value-type="string" office:string-value="3CFF" calcext:value-type="string">
            <text:p>3CFF</text:p>
          </table:table-cell>
          <table:table-cell table:style-name="ce171" table:formula="of:= COM.MICROSOFT.CONCAT(DEC2HEX([.A62]+128;2);&quot;7F&quot;)" office:value-type="string" office:string-value="BC7F" calcext:value-type="string">
            <text:p>BC7F</text:p>
          </table:table-cell>
          <table:table-cell table:style-name="ce173" table:formula="of:= COM.MICROSOFT.CONCAT(DEC2HEX([.A62]+128;2);&quot;FF&quot;)" office:value-type="string" office:string-value="BCFF" calcext:value-type="string">
            <text:p>BCFF</text:p>
          </table:table-cell>
          <table:table-cell table:style-name="ce35" office:value-type="string" calcext:value-type="string">
            <text:p>*</text:p>
          </table:table-cell>
          <table:table-cell table:style-name="ce52" table:number-columns-repeated="2"/>
          <table:table-cell table:style-name="ce184"/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1" calcext:value-type="float">
            <text:p>61 </text:p>
          </table:table-cell>
          <table:table-cell table:style-name="ce37" table:formula="of:=[.A63]+160" office:value-type="float" office:value="221" calcext:value-type="float">
            <text:p>221</text:p>
          </table:table-cell>
          <table:table-cell table:style-name="ce40" table:formula="of:=UNICHAR([.B63])" office:value-type="string" office:string-value="Ý" calcext:value-type="string">
            <text:p>Ý</text:p>
          </table:table-cell>
          <table:table-cell table:style-name="ce44" table:formula="of:=DEC2BIN([.A63];7)" office:value-type="string" office:string-value="0111101" calcext:value-type="string">
            <text:p>0111101</text:p>
          </table:table-cell>
          <table:table-cell table:style-name="ce115" table:formula="of:= LEN(SUBSTITUTE([.D63];0;&quot;&quot;))" office:value-type="float" office:value="5" calcext:value-type="float">
            <text:p>5</text:p>
          </table:table-cell>
          <table:table-cell table:style-name="ce34" table:formula="of:= COM.MICROSOFT.CONCAT(DEC2HEX([.A63];2);&quot;7F&quot;)" office:value-type="string" office:string-value="3D7F" calcext:value-type="string">
            <text:p>3D7F</text:p>
          </table:table-cell>
          <table:table-cell table:style-name="ce52" table:formula="of:= COM.MICROSOFT.CONCAT(DEC2HEX([.A63];2);&quot;FF&quot;)" office:value-type="string" office:string-value="3DFF" calcext:value-type="string">
            <text:p>3DFF</text:p>
          </table:table-cell>
          <table:table-cell table:style-name="ce171" table:formula="of:= COM.MICROSOFT.CONCAT(DEC2HEX([.A63]+128;2);&quot;7F&quot;)" office:value-type="string" office:string-value="BD7F" calcext:value-type="string">
            <text:p>BD7F</text:p>
          </table:table-cell>
          <table:table-cell table:style-name="ce173" table:formula="of:= COM.MICROSOFT.CONCAT(DEC2HEX([.A63]+128;2);&quot;FF&quot;)" office:value-type="string" office:string-value="BDFF" calcext:value-type="string">
            <text:p>BD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2" calcext:value-type="float">
            <text:p>62 </text:p>
          </table:table-cell>
          <table:table-cell table:style-name="ce37" table:formula="of:=[.A64]+160" office:value-type="float" office:value="222" calcext:value-type="float">
            <text:p>222</text:p>
          </table:table-cell>
          <table:table-cell table:style-name="ce40" table:formula="of:=UNICHAR([.B64])" office:value-type="string" office:string-value="Þ" calcext:value-type="string">
            <text:p>Þ</text:p>
          </table:table-cell>
          <table:table-cell table:style-name="ce44" table:formula="of:=DEC2BIN([.A64];7)" office:value-type="string" office:string-value="0111110" calcext:value-type="string">
            <text:p>0111110</text:p>
          </table:table-cell>
          <table:table-cell table:style-name="ce115" table:formula="of:= LEN(SUBSTITUTE([.D64];0;&quot;&quot;))" office:value-type="float" office:value="5" calcext:value-type="float">
            <text:p>5</text:p>
          </table:table-cell>
          <table:table-cell table:style-name="ce34" table:formula="of:= COM.MICROSOFT.CONCAT(DEC2HEX([.A64];2);&quot;7F&quot;)" office:value-type="string" office:string-value="3E7F" calcext:value-type="string">
            <text:p>3E7F</text:p>
          </table:table-cell>
          <table:table-cell table:style-name="ce52" table:formula="of:= COM.MICROSOFT.CONCAT(DEC2HEX([.A64];2);&quot;FF&quot;)" office:value-type="string" office:string-value="3EFF" calcext:value-type="string">
            <text:p>3EFF</text:p>
          </table:table-cell>
          <table:table-cell table:style-name="ce171" table:formula="of:= COM.MICROSOFT.CONCAT(DEC2HEX([.A64]+128;2);&quot;7F&quot;)" office:value-type="string" office:string-value="BE7F" calcext:value-type="string">
            <text:p>BE7F</text:p>
          </table:table-cell>
          <table:table-cell table:style-name="ce173" table:formula="of:= COM.MICROSOFT.CONCAT(DEC2HEX([.A64]+128;2);&quot;FF&quot;)" office:value-type="string" office:string-value="BEFF" calcext:value-type="string">
            <text:p>BEFF</text:p>
          </table:table-cell>
          <table:table-cell table:style-name="ce35"/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3" calcext:value-type="float">
            <text:p>63 </text:p>
          </table:table-cell>
          <table:table-cell table:style-name="ce37" table:formula="of:=[.A65]+160" office:value-type="float" office:value="223" calcext:value-type="float">
            <text:p>223</text:p>
          </table:table-cell>
          <table:table-cell table:style-name="ce40" table:formula="of:=UNICHAR([.B65])" office:value-type="string" office:string-value="ß" calcext:value-type="string">
            <text:p>ß</text:p>
          </table:table-cell>
          <table:table-cell table:style-name="ce44" table:formula="of:=DEC2BIN([.A65];7)" office:value-type="string" office:string-value="0111111" calcext:value-type="string">
            <text:p>0111111</text:p>
          </table:table-cell>
          <table:table-cell table:style-name="ce115" table:formula="of:= LEN(SUBSTITUTE([.D65];0;&quot;&quot;))" office:value-type="float" office:value="6" calcext:value-type="float">
            <text:p>6</text:p>
          </table:table-cell>
          <table:table-cell table:style-name="ce34" table:formula="of:= COM.MICROSOFT.CONCAT(DEC2HEX([.A65];2);&quot;7F&quot;)" office:value-type="string" office:string-value="3F7F" calcext:value-type="string">
            <text:p>3F7F</text:p>
          </table:table-cell>
          <table:table-cell table:style-name="ce52" table:formula="of:= COM.MICROSOFT.CONCAT(DEC2HEX([.A65];2);&quot;FF&quot;)" office:value-type="string" office:string-value="3FFF" calcext:value-type="string">
            <text:p>3FFF</text:p>
          </table:table-cell>
          <table:table-cell table:style-name="ce171" table:formula="of:= COM.MICROSOFT.CONCAT(DEC2HEX([.A65]+128;2);&quot;7F&quot;)" office:value-type="string" office:string-value="BF7F" calcext:value-type="string">
            <text:p>BF7F</text:p>
          </table:table-cell>
          <table:table-cell table:style-name="ce173" table:formula="of:= COM.MICROSOFT.CONCAT(DEC2HEX([.A65]+128;2);&quot;FF&quot;)" office:value-type="string" office:string-value="BFFF" calcext:value-type="string">
            <text:p>B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4" calcext:value-type="float">
            <text:p>64 </text:p>
          </table:table-cell>
          <table:table-cell table:style-name="ce37" table:formula="of:=[.A66]+160" office:value-type="float" office:value="224" calcext:value-type="float">
            <text:p>224</text:p>
          </table:table-cell>
          <table:table-cell table:style-name="ce40" table:formula="of:=UNICHAR([.B66])" office:value-type="string" office:string-value="à" calcext:value-type="string">
            <text:p>à</text:p>
          </table:table-cell>
          <table:table-cell table:style-name="ce44" table:formula="of:=DEC2BIN([.A66];7)" office:value-type="string" office:string-value="1000000" calcext:value-type="string">
            <text:p>1000000</text:p>
          </table:table-cell>
          <table:table-cell table:style-name="ce115" table:formula="of:= LEN(SUBSTITUTE([.D66];0;&quot;&quot;))" office:value-type="float" office:value="1" calcext:value-type="float">
            <text:p>1</text:p>
          </table:table-cell>
          <table:table-cell table:style-name="ce34" table:formula="of:= COM.MICROSOFT.CONCAT(DEC2HEX([.A66];2);&quot;7F&quot;)" office:value-type="string" office:string-value="407F" calcext:value-type="string">
            <text:p>407F</text:p>
          </table:table-cell>
          <table:table-cell table:style-name="ce167" table:formula="of:= COM.MICROSOFT.CONCAT(DEC2HEX([.A66];2);&quot;FF&quot;)" office:value-type="string" office:string-value="40FF" calcext:value-type="string">
            <text:p>40FF</text:p>
          </table:table-cell>
          <table:table-cell table:style-name="ce171" table:formula="of:= COM.MICROSOFT.CONCAT(DEC2HEX([.A66]+128;2);&quot;7F&quot;)" office:value-type="string" office:string-value="C07F" calcext:value-type="string">
            <text:p>C07F</text:p>
          </table:table-cell>
          <table:table-cell table:style-name="ce173" table:formula="of:= COM.MICROSOFT.CONCAT(DEC2HEX([.A66]+128;2);&quot;FF&quot;)" office:value-type="string" office:string-value="C0FF" calcext:value-type="string">
            <text:p>C0FF</text:p>
          </table:table-cell>
          <table:table-cell table:style-name="ce35" office:value-type="string" calcext:value-type="string">
            <text:p>i</text:p>
          </table:table-cell>
          <table:table-cell table:style-name="ce52" office:value-type="string" calcext:value-type="string">
            <text:p>eku</text:p>
          </table:table-cell>
          <table:table-cell table:style-name="ce175" office:value-type="float" office:value="6" calcext:value-type="float">
            <text:p>6</text:p>
          </table:table-cell>
          <table:table-cell table:style-name="ce184" office:value-type="float" office:value="6" calcext:value-type="float">
            <text:p>6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5" calcext:value-type="float">
            <text:p>65 </text:p>
          </table:table-cell>
          <table:table-cell table:style-name="ce37" table:formula="of:=[.A67]+160" office:value-type="float" office:value="225" calcext:value-type="float">
            <text:p>225</text:p>
          </table:table-cell>
          <table:table-cell table:style-name="ce40" table:formula="of:=UNICHAR([.B67])" office:value-type="string" office:string-value="á" calcext:value-type="string">
            <text:p>á</text:p>
          </table:table-cell>
          <table:table-cell table:style-name="ce44" table:formula="of:=DEC2BIN([.A67];7)" office:value-type="string" office:string-value="1000001" calcext:value-type="string">
            <text:p>1000001</text:p>
          </table:table-cell>
          <table:table-cell table:style-name="ce115" table:formula="of:= LEN(SUBSTITUTE([.D67];0;&quot;&quot;))" office:value-type="float" office:value="2" calcext:value-type="float">
            <text:p>2</text:p>
          </table:table-cell>
          <table:table-cell table:style-name="ce34" table:formula="of:= COM.MICROSOFT.CONCAT(DEC2HEX([.A67];2);&quot;7F&quot;)" office:value-type="string" office:string-value="417F" calcext:value-type="string">
            <text:p>417F</text:p>
          </table:table-cell>
          <table:table-cell table:style-name="ce167" table:formula="of:= COM.MICROSOFT.CONCAT(DEC2HEX([.A67];2);&quot;FF&quot;)" office:value-type="string" office:string-value="41FF" calcext:value-type="string">
            <text:p>41FF</text:p>
          </table:table-cell>
          <table:table-cell table:style-name="ce171" table:formula="of:= COM.MICROSOFT.CONCAT(DEC2HEX([.A67]+128;2);&quot;7F&quot;)" office:value-type="string" office:string-value="C17F" calcext:value-type="string">
            <text:p>C17F</text:p>
          </table:table-cell>
          <table:table-cell table:style-name="ce173" table:formula="of:= COM.MICROSOFT.CONCAT(DEC2HEX([.A67]+128;2);&quot;FF&quot;)" office:value-type="string" office:string-value="C1FF" calcext:value-type="string">
            <text:p>C1FF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6" calcext:value-type="float">
            <text:p>66 </text:p>
          </table:table-cell>
          <table:table-cell table:style-name="ce37" table:formula="of:=[.A68]+160" office:value-type="float" office:value="226" calcext:value-type="float">
            <text:p>226</text:p>
          </table:table-cell>
          <table:table-cell table:style-name="ce40" table:formula="of:=UNICHAR([.B68])" office:value-type="string" office:string-value="â" calcext:value-type="string">
            <text:p>â</text:p>
          </table:table-cell>
          <table:table-cell table:style-name="ce44" table:formula="of:=DEC2BIN([.A68];7)" office:value-type="string" office:string-value="1000010" calcext:value-type="string">
            <text:p>1000010</text:p>
          </table:table-cell>
          <table:table-cell table:style-name="ce115" table:formula="of:= LEN(SUBSTITUTE([.D68];0;&quot;&quot;))" office:value-type="float" office:value="2" calcext:value-type="float">
            <text:p>2</text:p>
          </table:table-cell>
          <table:table-cell table:style-name="ce34" table:formula="of:= COM.MICROSOFT.CONCAT(DEC2HEX([.A68];2);&quot;7F&quot;)" office:value-type="string" office:string-value="427F" calcext:value-type="string">
            <text:p>427F</text:p>
          </table:table-cell>
          <table:table-cell table:style-name="ce167" table:formula="of:= COM.MICROSOFT.CONCAT(DEC2HEX([.A68];2);&quot;FF&quot;)" office:value-type="string" office:string-value="42FF" calcext:value-type="string">
            <text:p>42FF</text:p>
          </table:table-cell>
          <table:table-cell table:style-name="ce171" table:formula="of:= COM.MICROSOFT.CONCAT(DEC2HEX([.A68]+128;2);&quot;7F&quot;)" office:value-type="string" office:string-value="C27F" calcext:value-type="string">
            <text:p>C27F</text:p>
          </table:table-cell>
          <table:table-cell table:style-name="ce173" table:formula="of:= COM.MICROSOFT.CONCAT(DEC2HEX([.A68]+128;2);&quot;FF&quot;)" office:value-type="string" office:string-value="C2FF" calcext:value-type="string">
            <text:p>C2FF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7" calcext:value-type="float">
            <text:p>67 </text:p>
          </table:table-cell>
          <table:table-cell table:style-name="ce37" table:formula="of:=[.A69]+160" office:value-type="float" office:value="227" calcext:value-type="float">
            <text:p>227</text:p>
          </table:table-cell>
          <table:table-cell table:style-name="ce40" table:formula="of:=UNICHAR([.B69])" office:value-type="string" office:string-value="ã" calcext:value-type="string">
            <text:p>ã</text:p>
          </table:table-cell>
          <table:table-cell table:style-name="ce44" table:formula="of:=DEC2BIN([.A69];7)" office:value-type="string" office:string-value="1000011" calcext:value-type="string">
            <text:p>1000011</text:p>
          </table:table-cell>
          <table:table-cell table:style-name="ce115" table:formula="of:= LEN(SUBSTITUTE([.D69];0;&quot;&quot;))" office:value-type="float" office:value="3" calcext:value-type="float">
            <text:p>3</text:p>
          </table:table-cell>
          <table:table-cell table:style-name="ce34" table:formula="of:= COM.MICROSOFT.CONCAT(DEC2HEX([.A69];2);&quot;7F&quot;)" office:value-type="string" office:string-value="437F" calcext:value-type="string">
            <text:p>437F</text:p>
          </table:table-cell>
          <table:table-cell table:style-name="ce52" table:formula="of:= COM.MICROSOFT.CONCAT(DEC2HEX([.A69];2);&quot;FF&quot;)" office:value-type="string" office:string-value="43FF" calcext:value-type="string">
            <text:p>43FF</text:p>
          </table:table-cell>
          <table:table-cell table:style-name="ce171" table:formula="of:= COM.MICROSOFT.CONCAT(DEC2HEX([.A69]+128;2);&quot;7F&quot;)" office:value-type="string" office:string-value="C37F" calcext:value-type="string">
            <text:p>C37F</text:p>
          </table:table-cell>
          <table:table-cell table:style-name="ce173" table:formula="of:= COM.MICROSOFT.CONCAT(DEC2HEX([.A69]+128;2);&quot;FF&quot;)" office:value-type="string" office:string-value="C3FF" calcext:value-type="string">
            <text:p>C3FF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:</text:p>
          </table:table-cell>
          <table:table-cell table:style-name="ce52"/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8" calcext:value-type="float">
            <text:p>68 </text:p>
          </table:table-cell>
          <table:table-cell table:style-name="ce37" table:formula="of:=[.A70]+160" office:value-type="float" office:value="228" calcext:value-type="float">
            <text:p>228</text:p>
          </table:table-cell>
          <table:table-cell table:style-name="ce40" table:formula="of:=UNICHAR([.B70])" office:value-type="string" office:string-value="ä" calcext:value-type="string">
            <text:p>ä</text:p>
          </table:table-cell>
          <table:table-cell table:style-name="ce44" table:formula="of:=DEC2BIN([.A70];7)" office:value-type="string" office:string-value="1000100" calcext:value-type="string">
            <text:p>1000100</text:p>
          </table:table-cell>
          <table:table-cell table:style-name="ce115" table:formula="of:= LEN(SUBSTITUTE([.D70];0;&quot;&quot;))" office:value-type="float" office:value="2" calcext:value-type="float">
            <text:p>2</text:p>
          </table:table-cell>
          <table:table-cell table:style-name="ce34" table:formula="of:= COM.MICROSOFT.CONCAT(DEC2HEX([.A70];2);&quot;7F&quot;)" office:value-type="string" office:string-value="447F" calcext:value-type="string">
            <text:p>447F</text:p>
          </table:table-cell>
          <table:table-cell table:style-name="ce167" table:formula="of:= COM.MICROSOFT.CONCAT(DEC2HEX([.A70];2);&quot;FF&quot;)" office:value-type="string" office:string-value="44FF" calcext:value-type="string">
            <text:p>44FF</text:p>
          </table:table-cell>
          <table:table-cell table:style-name="ce171" table:formula="of:= COM.MICROSOFT.CONCAT(DEC2HEX([.A70]+128;2);&quot;7F&quot;)" office:value-type="string" office:string-value="C47F" calcext:value-type="string">
            <text:p>C47F</text:p>
          </table:table-cell>
          <table:table-cell table:style-name="ce173" table:formula="of:= COM.MICROSOFT.CONCAT(DEC2HEX([.A70]+128;2);&quot;FF&quot;)" office:value-type="string" office:string-value="C4FF" calcext:value-type="string">
            <text:p>C4FF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9" calcext:value-type="float">
            <text:p>69 </text:p>
          </table:table-cell>
          <table:table-cell table:style-name="ce37" table:formula="of:=[.A71]+160" office:value-type="float" office:value="229" calcext:value-type="float">
            <text:p>229</text:p>
          </table:table-cell>
          <table:table-cell table:style-name="ce40" table:formula="of:=UNICHAR([.B71])" office:value-type="string" office:string-value="å" calcext:value-type="string">
            <text:p>å</text:p>
          </table:table-cell>
          <table:table-cell table:style-name="ce44" table:formula="of:=DEC2BIN([.A71];7)" office:value-type="string" office:string-value="1000101" calcext:value-type="string">
            <text:p>1000101</text:p>
          </table:table-cell>
          <table:table-cell table:style-name="ce115" table:formula="of:= LEN(SUBSTITUTE([.D71];0;&quot;&quot;))" office:value-type="float" office:value="3" calcext:value-type="float">
            <text:p>3</text:p>
          </table:table-cell>
          <table:table-cell table:style-name="ce34" table:formula="of:= COM.MICROSOFT.CONCAT(DEC2HEX([.A71];2);&quot;7F&quot;)" office:value-type="string" office:string-value="457F" calcext:value-type="string">
            <text:p>457F</text:p>
          </table:table-cell>
          <table:table-cell table:style-name="ce52" table:formula="of:= COM.MICROSOFT.CONCAT(DEC2HEX([.A71];2);&quot;FF&quot;)" office:value-type="string" office:string-value="45FF" calcext:value-type="string">
            <text:p>45FF</text:p>
          </table:table-cell>
          <table:table-cell table:style-name="ce171" table:formula="of:= COM.MICROSOFT.CONCAT(DEC2HEX([.A71]+128;2);&quot;7F&quot;)" office:value-type="string" office:string-value="C57F" calcext:value-type="string">
            <text:p>C57F</text:p>
          </table:table-cell>
          <table:table-cell table:style-name="ce173" table:formula="of:= COM.MICROSOFT.CONCAT(DEC2HEX([.A71]+128;2);&quot;FF&quot;)" office:value-type="string" office:string-value="C5FF" calcext:value-type="string">
            <text:p>C5FF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0" calcext:value-type="float">
            <text:p>70 </text:p>
          </table:table-cell>
          <table:table-cell table:style-name="ce37" table:formula="of:=[.A72]+160" office:value-type="float" office:value="230" calcext:value-type="float">
            <text:p>230</text:p>
          </table:table-cell>
          <table:table-cell table:style-name="ce40" table:formula="of:=UNICHAR([.B72])" office:value-type="string" office:string-value="æ" calcext:value-type="string">
            <text:p>æ</text:p>
          </table:table-cell>
          <table:table-cell table:style-name="ce44" table:formula="of:=DEC2BIN([.A72];7)" office:value-type="string" office:string-value="1000110" calcext:value-type="string">
            <text:p>1000110</text:p>
          </table:table-cell>
          <table:table-cell table:style-name="ce115" table:formula="of:= LEN(SUBSTITUTE([.D72];0;&quot;&quot;))" office:value-type="float" office:value="3" calcext:value-type="float">
            <text:p>3</text:p>
          </table:table-cell>
          <table:table-cell table:style-name="ce34" table:formula="of:= COM.MICROSOFT.CONCAT(DEC2HEX([.A72];2);&quot;7F&quot;)" office:value-type="string" office:string-value="467F" calcext:value-type="string">
            <text:p>467F</text:p>
          </table:table-cell>
          <table:table-cell table:style-name="ce52" table:formula="of:= COM.MICROSOFT.CONCAT(DEC2HEX([.A72];2);&quot;FF&quot;)" office:value-type="string" office:string-value="46FF" calcext:value-type="string">
            <text:p>46FF</text:p>
          </table:table-cell>
          <table:table-cell table:style-name="ce171" table:formula="of:= COM.MICROSOFT.CONCAT(DEC2HEX([.A72]+128;2);&quot;7F&quot;)" office:value-type="string" office:string-value="C67F" calcext:value-type="string">
            <text:p>C67F</text:p>
          </table:table-cell>
          <table:table-cell table:style-name="ce173" table:formula="of:= COM.MICROSOFT.CONCAT(DEC2HEX([.A72]+128;2);&quot;FF&quot;)" office:value-type="string" office:string-value="C6FF" calcext:value-type="string">
            <text:p>C6FF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/</text:p>
          </table:table-cell>
          <table:table-cell table:style-name="ce5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1" calcext:value-type="float">
            <text:p>71 </text:p>
          </table:table-cell>
          <table:table-cell table:style-name="ce37" table:formula="of:=[.A73]+160" office:value-type="float" office:value="231" calcext:value-type="float">
            <text:p>231</text:p>
          </table:table-cell>
          <table:table-cell table:style-name="ce40" table:formula="of:=UNICHAR([.B73])" office:value-type="string" office:string-value="ç" calcext:value-type="string">
            <text:p>ç</text:p>
          </table:table-cell>
          <table:table-cell table:style-name="ce44" table:formula="of:=DEC2BIN([.A73];7)" office:value-type="string" office:string-value="1000111" calcext:value-type="string">
            <text:p>1000111</text:p>
          </table:table-cell>
          <table:table-cell table:style-name="ce115" table:formula="of:= LEN(SUBSTITUTE([.D73];0;&quot;&quot;))" office:value-type="float" office:value="4" calcext:value-type="float">
            <text:p>4</text:p>
          </table:table-cell>
          <table:table-cell table:style-name="ce34" table:formula="of:= COM.MICROSOFT.CONCAT(DEC2HEX([.A73];2);&quot;7F&quot;)" office:value-type="string" office:string-value="477F" calcext:value-type="string">
            <text:p>477F</text:p>
          </table:table-cell>
          <table:table-cell table:style-name="ce52" table:formula="of:= COM.MICROSOFT.CONCAT(DEC2HEX([.A73];2);&quot;FF&quot;)" office:value-type="string" office:string-value="47FF" calcext:value-type="string">
            <text:p>47FF</text:p>
          </table:table-cell>
          <table:table-cell table:style-name="ce171" table:formula="of:= COM.MICROSOFT.CONCAT(DEC2HEX([.A73]+128;2);&quot;7F&quot;)" office:value-type="string" office:string-value="C77F" calcext:value-type="string">
            <text:p>C77F</text:p>
          </table:table-cell>
          <table:table-cell table:style-name="ce173" table:formula="of:= COM.MICROSOFT.CONCAT(DEC2HEX([.A73]+128;2);&quot;FF&quot;)" office:value-type="string" office:string-value="C7FF" calcext:value-type="string">
            <text:p>C7FF</text:p>
          </table:table-cell>
          <table:table-cell office:value-type="string" calcext:value-type="string">
            <text:p>(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2" calcext:value-type="float">
            <text:p>72 </text:p>
          </table:table-cell>
          <table:table-cell table:style-name="ce37" table:formula="of:=[.A74]+160" office:value-type="float" office:value="232" calcext:value-type="float">
            <text:p>232</text:p>
          </table:table-cell>
          <table:table-cell table:style-name="ce40" table:formula="of:=UNICHAR([.B74])" office:value-type="string" office:string-value="è" calcext:value-type="string">
            <text:p>è</text:p>
          </table:table-cell>
          <table:table-cell table:style-name="ce44" table:formula="of:=DEC2BIN([.A74];7)" office:value-type="string" office:string-value="1001000" calcext:value-type="string">
            <text:p>1001000</text:p>
          </table:table-cell>
          <table:table-cell table:style-name="ce115" table:formula="of:= LEN(SUBSTITUTE([.D74];0;&quot;&quot;))" office:value-type="float" office:value="2" calcext:value-type="float">
            <text:p>2</text:p>
          </table:table-cell>
          <table:table-cell table:style-name="ce34" table:formula="of:= COM.MICROSOFT.CONCAT(DEC2HEX([.A74];2);&quot;7F&quot;)" office:value-type="string" office:string-value="487F" calcext:value-type="string">
            <text:p>487F</text:p>
          </table:table-cell>
          <table:table-cell table:style-name="ce167" table:formula="of:= COM.MICROSOFT.CONCAT(DEC2HEX([.A74];2);&quot;FF&quot;)" office:value-type="string" office:string-value="48FF" calcext:value-type="string">
            <text:p>48FF</text:p>
          </table:table-cell>
          <table:table-cell table:style-name="ce171" table:formula="of:= COM.MICROSOFT.CONCAT(DEC2HEX([.A74]+128;2);&quot;7F&quot;)" office:value-type="string" office:string-value="C87F" calcext:value-type="string">
            <text:p>C87F</text:p>
          </table:table-cell>
          <table:table-cell table:style-name="ce173" table:formula="of:= COM.MICROSOFT.CONCAT(DEC2HEX([.A74]+128;2);&quot;FF&quot;)" office:value-type="string" office:string-value="C8FF" calcext:value-type="string">
            <text:p>C8FF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73" calcext:value-type="float">
            <text:p>73 </text:p>
          </table:table-cell>
          <table:table-cell table:style-name="ce37" table:formula="of:=[.A75]+160" office:value-type="float" office:value="233" calcext:value-type="float">
            <text:p>233</text:p>
          </table:table-cell>
          <table:table-cell table:style-name="ce40" table:formula="of:=UNICHAR([.B75])" office:value-type="string" office:string-value="é" calcext:value-type="string">
            <text:p>é</text:p>
          </table:table-cell>
          <table:table-cell table:style-name="ce44" table:formula="of:=DEC2BIN([.A75];7)" office:value-type="string" office:string-value="1001001" calcext:value-type="string">
            <text:p>1001001</text:p>
          </table:table-cell>
          <table:table-cell table:style-name="ce115" table:formula="of:= LEN(SUBSTITUTE([.D75];0;&quot;&quot;))" office:value-type="float" office:value="3" calcext:value-type="float">
            <text:p>3</text:p>
          </table:table-cell>
          <table:table-cell table:style-name="ce34" table:formula="of:= COM.MICROSOFT.CONCAT(DEC2HEX([.A75];2);&quot;7F&quot;)" office:value-type="string" office:string-value="497F" calcext:value-type="string">
            <text:p>497F</text:p>
          </table:table-cell>
          <table:table-cell table:style-name="ce52" table:formula="of:= COM.MICROSOFT.CONCAT(DEC2HEX([.A75];2);&quot;FF&quot;)" office:value-type="string" office:string-value="49FF" calcext:value-type="string">
            <text:p>49FF</text:p>
          </table:table-cell>
          <table:table-cell table:style-name="ce171" table:formula="of:= COM.MICROSOFT.CONCAT(DEC2HEX([.A75]+128;2);&quot;7F&quot;)" office:value-type="string" office:string-value="C97F" calcext:value-type="string">
            <text:p>C97F</text:p>
          </table:table-cell>
          <table:table-cell table:style-name="ce173" table:formula="of:= COM.MICROSOFT.CONCAT(DEC2HEX([.A75]+128;2);&quot;FF&quot;)" office:value-type="string" office:string-value="C9FF" calcext:value-type="string">
            <text:p>C9FF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4" calcext:value-type="float">
            <text:p>74 </text:p>
          </table:table-cell>
          <table:table-cell table:style-name="ce37" table:formula="of:=[.A76]+160" office:value-type="float" office:value="234" calcext:value-type="float">
            <text:p>234</text:p>
          </table:table-cell>
          <table:table-cell table:style-name="ce40" table:formula="of:=UNICHAR([.B76])" office:value-type="string" office:string-value="ê" calcext:value-type="string">
            <text:p>ê</text:p>
          </table:table-cell>
          <table:table-cell table:style-name="ce44" table:formula="of:=DEC2BIN([.A76];7)" office:value-type="string" office:string-value="1001010" calcext:value-type="string">
            <text:p>1001010</text:p>
          </table:table-cell>
          <table:table-cell table:style-name="ce115" table:formula="of:= LEN(SUBSTITUTE([.D76];0;&quot;&quot;))" office:value-type="float" office:value="3" calcext:value-type="float">
            <text:p>3</text:p>
          </table:table-cell>
          <table:table-cell table:style-name="ce34" table:formula="of:= COM.MICROSOFT.CONCAT(DEC2HEX([.A76];2);&quot;7F&quot;)" office:value-type="string" office:string-value="4A7F" calcext:value-type="string">
            <text:p>4A7F</text:p>
          </table:table-cell>
          <table:table-cell table:style-name="ce52" table:formula="of:= COM.MICROSOFT.CONCAT(DEC2HEX([.A76];2);&quot;FF&quot;)" office:value-type="string" office:string-value="4AFF" calcext:value-type="string">
            <text:p>4AFF</text:p>
          </table:table-cell>
          <table:table-cell table:style-name="ce171" table:formula="of:= COM.MICROSOFT.CONCAT(DEC2HEX([.A76]+128;2);&quot;7F&quot;)" office:value-type="string" office:string-value="CA7F" calcext:value-type="string">
            <text:p>CA7F</text:p>
          </table:table-cell>
          <table:table-cell table:style-name="ce173" table:formula="of:= COM.MICROSOFT.CONCAT(DEC2HEX([.A76]+128;2);&quot;FF&quot;)" office:value-type="string" office:string-value="CAFF" calcext:value-type="string">
            <text:p>CAFF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w</text:p>
          </table:table-cell>
          <table:table-cell table:style-name="ce5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5" calcext:value-type="float">
            <text:p>75 </text:p>
          </table:table-cell>
          <table:table-cell table:style-name="ce37" table:formula="of:=[.A77]+160" office:value-type="float" office:value="235" calcext:value-type="float">
            <text:p>235</text:p>
          </table:table-cell>
          <table:table-cell table:style-name="ce40" table:formula="of:=UNICHAR([.B77])" office:value-type="string" office:string-value="ë" calcext:value-type="string">
            <text:p>ë</text:p>
          </table:table-cell>
          <table:table-cell table:style-name="ce44" table:formula="of:=DEC2BIN([.A77];7)" office:value-type="string" office:string-value="1001011" calcext:value-type="string">
            <text:p>1001011</text:p>
          </table:table-cell>
          <table:table-cell table:style-name="ce115" table:formula="of:= LEN(SUBSTITUTE([.D77];0;&quot;&quot;))" office:value-type="float" office:value="4" calcext:value-type="float">
            <text:p>4</text:p>
          </table:table-cell>
          <table:table-cell table:style-name="ce34" table:formula="of:= COM.MICROSOFT.CONCAT(DEC2HEX([.A77];2);&quot;7F&quot;)" office:value-type="string" office:string-value="4B7F" calcext:value-type="string">
            <text:p>4B7F</text:p>
          </table:table-cell>
          <table:table-cell table:style-name="ce52" table:formula="of:= COM.MICROSOFT.CONCAT(DEC2HEX([.A77];2);&quot;FF&quot;)" office:value-type="string" office:string-value="4BFF" calcext:value-type="string">
            <text:p>4BFF</text:p>
          </table:table-cell>
          <table:table-cell table:style-name="ce171" table:formula="of:= COM.MICROSOFT.CONCAT(DEC2HEX([.A77]+128;2);&quot;7F&quot;)" office:value-type="string" office:string-value="CB7F" calcext:value-type="string">
            <text:p>CB7F</text:p>
          </table:table-cell>
          <table:table-cell table:style-name="ce173" table:formula="of:= COM.MICROSOFT.CONCAT(DEC2HEX([.A77]+128;2);&quot;FF&quot;)" office:value-type="string" office:string-value="CBFF" calcext:value-type="string">
            <text:p>CBFF</text:p>
          </table:table-cell>
          <table:table-cell office:value-type="string" calcext:value-type="string">
            <text:p>: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6" calcext:value-type="float">
            <text:p>76 </text:p>
          </table:table-cell>
          <table:table-cell table:style-name="ce37" table:formula="of:=[.A78]+160" office:value-type="float" office:value="236" calcext:value-type="float">
            <text:p>236</text:p>
          </table:table-cell>
          <table:table-cell table:style-name="ce40" table:formula="of:=UNICHAR([.B78])" office:value-type="string" office:string-value="ì" calcext:value-type="string">
            <text:p>ì</text:p>
          </table:table-cell>
          <table:table-cell table:style-name="ce44" table:formula="of:=DEC2BIN([.A78];7)" office:value-type="string" office:string-value="1001100" calcext:value-type="string">
            <text:p>1001100</text:p>
          </table:table-cell>
          <table:table-cell table:style-name="ce115" table:formula="of:= LEN(SUBSTITUTE([.D78];0;&quot;&quot;))" office:value-type="float" office:value="3" calcext:value-type="float">
            <text:p>3</text:p>
          </table:table-cell>
          <table:table-cell table:style-name="ce34" table:formula="of:= COM.MICROSOFT.CONCAT(DEC2HEX([.A78];2);&quot;7F&quot;)" office:value-type="string" office:string-value="4C7F" calcext:value-type="string">
            <text:p>4C7F</text:p>
          </table:table-cell>
          <table:table-cell table:style-name="ce52" table:formula="of:= COM.MICROSOFT.CONCAT(DEC2HEX([.A78];2);&quot;FF&quot;)" office:value-type="string" office:string-value="4CFF" calcext:value-type="string">
            <text:p>4CFF</text:p>
          </table:table-cell>
          <table:table-cell table:style-name="ce171" table:formula="of:= COM.MICROSOFT.CONCAT(DEC2HEX([.A78]+128;2);&quot;7F&quot;)" office:value-type="string" office:string-value="CC7F" calcext:value-type="string">
            <text:p>CC7F</text:p>
          </table:table-cell>
          <table:table-cell table:style-name="ce173" table:formula="of:= COM.MICROSOFT.CONCAT(DEC2HEX([.A78]+128;2);&quot;FF&quot;)" office:value-type="string" office:string-value="CCFF" calcext:value-type="string">
            <text:p>CCFF</text:p>
          </table:table-cell>
          <table:table-cell office:value-type="string" calcext:value-type="string">
            <text:p>grv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7" calcext:value-type="float">
            <text:p>77 </text:p>
          </table:table-cell>
          <table:table-cell table:style-name="ce37" table:formula="of:=[.A79]+160" office:value-type="float" office:value="237" calcext:value-type="float">
            <text:p>237</text:p>
          </table:table-cell>
          <table:table-cell table:style-name="ce40" table:formula="of:=UNICHAR([.B79])" office:value-type="string" office:string-value="í" calcext:value-type="string">
            <text:p>í</text:p>
          </table:table-cell>
          <table:table-cell table:style-name="ce44" table:formula="of:=DEC2BIN([.A79];7)" office:value-type="string" office:string-value="1001101" calcext:value-type="string">
            <text:p>1001101</text:p>
          </table:table-cell>
          <table:table-cell table:style-name="ce115" table:formula="of:= LEN(SUBSTITUTE([.D79];0;&quot;&quot;))" office:value-type="float" office:value="4" calcext:value-type="float">
            <text:p>4</text:p>
          </table:table-cell>
          <table:table-cell table:style-name="ce34" table:formula="of:= COM.MICROSOFT.CONCAT(DEC2HEX([.A79];2);&quot;7F&quot;)" office:value-type="string" office:string-value="4D7F" calcext:value-type="string">
            <text:p>4D7F</text:p>
          </table:table-cell>
          <table:table-cell table:style-name="ce52" table:formula="of:= COM.MICROSOFT.CONCAT(DEC2HEX([.A79];2);&quot;FF&quot;)" office:value-type="string" office:string-value="4DFF" calcext:value-type="string">
            <text:p>4DFF</text:p>
          </table:table-cell>
          <table:table-cell table:style-name="ce171" table:formula="of:= COM.MICROSOFT.CONCAT(DEC2HEX([.A79]+128;2);&quot;7F&quot;)" office:value-type="string" office:string-value="CD7F" calcext:value-type="string">
            <text:p>CD7F</text:p>
          </table:table-cell>
          <table:table-cell table:style-name="ce173" table:formula="of:= COM.MICROSOFT.CONCAT(DEC2HEX([.A79]+128;2);&quot;FF&quot;)" office:value-type="string" office:string-value="CDFF" calcext:value-type="string">
            <text:p>CDFF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8" calcext:value-type="float">
            <text:p>78 </text:p>
          </table:table-cell>
          <table:table-cell table:style-name="ce37" table:formula="of:=[.A80]+160" office:value-type="float" office:value="238" calcext:value-type="float">
            <text:p>238</text:p>
          </table:table-cell>
          <table:table-cell table:style-name="ce40" table:formula="of:=UNICHAR([.B80])" office:value-type="string" office:string-value="î" calcext:value-type="string">
            <text:p>î</text:p>
          </table:table-cell>
          <table:table-cell table:style-name="ce44" table:formula="of:=DEC2BIN([.A80];7)" office:value-type="string" office:string-value="1001110" calcext:value-type="string">
            <text:p>1001110</text:p>
          </table:table-cell>
          <table:table-cell table:style-name="ce115" table:formula="of:= LEN(SUBSTITUTE([.D80];0;&quot;&quot;))" office:value-type="float" office:value="4" calcext:value-type="float">
            <text:p>4</text:p>
          </table:table-cell>
          <table:table-cell table:style-name="ce34" table:formula="of:= COM.MICROSOFT.CONCAT(DEC2HEX([.A80];2);&quot;7F&quot;)" office:value-type="string" office:string-value="4E7F" calcext:value-type="string">
            <text:p>4E7F</text:p>
          </table:table-cell>
          <table:table-cell table:style-name="ce52" table:formula="of:= COM.MICROSOFT.CONCAT(DEC2HEX([.A80];2);&quot;FF&quot;)" office:value-type="string" office:string-value="4EFF" calcext:value-type="string">
            <text:p>4EFF</text:p>
          </table:table-cell>
          <table:table-cell table:style-name="ce171" table:formula="of:= COM.MICROSOFT.CONCAT(DEC2HEX([.A80]+128;2);&quot;7F&quot;)" office:value-type="string" office:string-value="CE7F" calcext:value-type="string">
            <text:p>CE7F</text:p>
          </table:table-cell>
          <table:table-cell table:style-name="ce173" table:formula="of:= COM.MICROSOFT.CONCAT(DEC2HEX([.A80]+128;2);&quot;FF&quot;)" office:value-type="string" office:string-value="CEFF" calcext:value-type="string">
            <text:p>CEFF</text:p>
          </table:table-cell>
          <table:table-cell office:value-type="string" calcext:value-type="string">
            <text:p>\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9" calcext:value-type="float">
            <text:p>79 </text:p>
          </table:table-cell>
          <table:table-cell table:style-name="ce37" table:formula="of:=[.A81]+160" office:value-type="float" office:value="239" calcext:value-type="float">
            <text:p>239</text:p>
          </table:table-cell>
          <table:table-cell table:style-name="ce40" table:formula="of:=UNICHAR([.B81])" office:value-type="string" office:string-value="ï" calcext:value-type="string">
            <text:p>ï</text:p>
          </table:table-cell>
          <table:table-cell table:style-name="ce44" table:formula="of:=DEC2BIN([.A81];7)" office:value-type="string" office:string-value="1001111" calcext:value-type="string">
            <text:p>1001111</text:p>
          </table:table-cell>
          <table:table-cell table:style-name="ce115" table:formula="of:= LEN(SUBSTITUTE([.D81];0;&quot;&quot;))" office:value-type="float" office:value="5" calcext:value-type="float">
            <text:p>5</text:p>
          </table:table-cell>
          <table:table-cell table:style-name="ce34" table:formula="of:= COM.MICROSOFT.CONCAT(DEC2HEX([.A81];2);&quot;7F&quot;)" office:value-type="string" office:string-value="4F7F" calcext:value-type="string">
            <text:p>4F7F</text:p>
          </table:table-cell>
          <table:table-cell table:style-name="ce52" table:formula="of:= COM.MICROSOFT.CONCAT(DEC2HEX([.A81];2);&quot;FF&quot;)" office:value-type="string" office:string-value="4FFF" calcext:value-type="string">
            <text:p>4FFF</text:p>
          </table:table-cell>
          <table:table-cell table:style-name="ce171" table:formula="of:= COM.MICROSOFT.CONCAT(DEC2HEX([.A81]+128;2);&quot;7F&quot;)" office:value-type="string" office:string-value="CF7F" calcext:value-type="string">
            <text:p>CF7F</text:p>
          </table:table-cell>
          <table:table-cell table:style-name="ce173" table:formula="of:= COM.MICROSOFT.CONCAT(DEC2HEX([.A81]+128;2);&quot;FF&quot;)" office:value-type="string" office:string-value="CFFF" calcext:value-type="string">
            <text:p>C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0" calcext:value-type="float">
            <text:p>80 </text:p>
          </table:table-cell>
          <table:table-cell table:style-name="ce37" table:formula="of:=[.A82]+160" office:value-type="float" office:value="240" calcext:value-type="float">
            <text:p>240</text:p>
          </table:table-cell>
          <table:table-cell table:style-name="ce40" table:formula="of:=UNICHAR([.B82])" office:value-type="string" office:string-value="ð" calcext:value-type="string">
            <text:p>ð</text:p>
          </table:table-cell>
          <table:table-cell table:style-name="ce44" table:formula="of:=DEC2BIN([.A82];7)" office:value-type="string" office:string-value="1010000" calcext:value-type="string">
            <text:p>1010000</text:p>
          </table:table-cell>
          <table:table-cell table:style-name="ce115" table:formula="of:= LEN(SUBSTITUTE([.D82];0;&quot;&quot;))" office:value-type="float" office:value="2" calcext:value-type="float">
            <text:p>2</text:p>
          </table:table-cell>
          <table:table-cell table:style-name="ce34" table:formula="of:= COM.MICROSOFT.CONCAT(DEC2HEX([.A82];2);&quot;7F&quot;)" office:value-type="string" office:string-value="507F" calcext:value-type="string">
            <text:p>507F</text:p>
          </table:table-cell>
          <table:table-cell table:style-name="ce167" table:formula="of:= COM.MICROSOFT.CONCAT(DEC2HEX([.A82];2);&quot;FF&quot;)" office:value-type="string" office:string-value="50FF" calcext:value-type="string">
            <text:p>50FF</text:p>
          </table:table-cell>
          <table:table-cell table:style-name="ce171" table:formula="of:= COM.MICROSOFT.CONCAT(DEC2HEX([.A82]+128;2);&quot;7F&quot;)" office:value-type="string" office:string-value="D07F" calcext:value-type="string">
            <text:p>D07F</text:p>
          </table:table-cell>
          <table:table-cell table:style-name="ce173" table:formula="of:= COM.MICROSOFT.CONCAT(DEC2HEX([.A82]+128;2);&quot;FF&quot;)" office:value-type="string" office:string-value="D0FF" calcext:value-type="string">
            <text:p>D0F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81" calcext:value-type="float">
            <text:p>81 </text:p>
          </table:table-cell>
          <table:table-cell table:style-name="ce37" table:formula="of:=[.A83]+160" office:value-type="float" office:value="241" calcext:value-type="float">
            <text:p>241</text:p>
          </table:table-cell>
          <table:table-cell table:style-name="ce40" table:formula="of:=UNICHAR([.B83])" office:value-type="string" office:string-value="ñ" calcext:value-type="string">
            <text:p>ñ</text:p>
          </table:table-cell>
          <table:table-cell table:style-name="ce44" table:formula="of:=DEC2BIN([.A83];7)" office:value-type="string" office:string-value="1010001" calcext:value-type="string">
            <text:p>1010001</text:p>
          </table:table-cell>
          <table:table-cell table:style-name="ce115" table:formula="of:= LEN(SUBSTITUTE([.D83];0;&quot;&quot;))" office:value-type="float" office:value="3" calcext:value-type="float">
            <text:p>3</text:p>
          </table:table-cell>
          <table:table-cell table:style-name="ce34" table:formula="of:= COM.MICROSOFT.CONCAT(DEC2HEX([.A83];2);&quot;7F&quot;)" office:value-type="string" office:string-value="517F" calcext:value-type="string">
            <text:p>517F</text:p>
          </table:table-cell>
          <table:table-cell table:style-name="ce52" table:formula="of:= COM.MICROSOFT.CONCAT(DEC2HEX([.A83];2);&quot;FF&quot;)" office:value-type="string" office:string-value="51FF" calcext:value-type="string">
            <text:p>51FF</text:p>
          </table:table-cell>
          <table:table-cell table:style-name="ce171" table:formula="of:= COM.MICROSOFT.CONCAT(DEC2HEX([.A83]+128;2);&quot;7F&quot;)" office:value-type="string" office:string-value="D17F" calcext:value-type="string">
            <text:p>D17F</text:p>
          </table:table-cell>
          <table:table-cell table:style-name="ce173" table:formula="of:= COM.MICROSOFT.CONCAT(DEC2HEX([.A83]+128;2);&quot;FF&quot;)" office:value-type="string" office:string-value="D1FF" calcext:value-type="string">
            <text:p>D1FF</text:p>
          </table:table-cell>
          <table:table-cell office:value-type="string" calcext:value-type="string">
            <text:p>[</text:p>
          </table:table-cell>
          <table:table-cell table:style-name="ce52" office:value-type="string" calcext:value-type="string">
            <text:p>{</text:p>
          </table:table-cell>
          <table:table-cell table:style-name="ce52"/>
          <table:table-cell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2" calcext:value-type="float">
            <text:p>82 </text:p>
          </table:table-cell>
          <table:table-cell table:style-name="ce37" table:formula="of:=[.A84]+160" office:value-type="float" office:value="242" calcext:value-type="float">
            <text:p>242</text:p>
          </table:table-cell>
          <table:table-cell table:style-name="ce40" table:formula="of:=UNICHAR([.B84])" office:value-type="string" office:string-value="ò" calcext:value-type="string">
            <text:p>ò</text:p>
          </table:table-cell>
          <table:table-cell table:style-name="ce44" table:formula="of:=DEC2BIN([.A84];7)" office:value-type="string" office:string-value="1010010" calcext:value-type="string">
            <text:p>1010010</text:p>
          </table:table-cell>
          <table:table-cell table:style-name="ce115" table:formula="of:= LEN(SUBSTITUTE([.D84];0;&quot;&quot;))" office:value-type="float" office:value="3" calcext:value-type="float">
            <text:p>3</text:p>
          </table:table-cell>
          <table:table-cell table:style-name="ce34" table:formula="of:= COM.MICROSOFT.CONCAT(DEC2HEX([.A84];2);&quot;7F&quot;)" office:value-type="string" office:string-value="527F" calcext:value-type="string">
            <text:p>527F</text:p>
          </table:table-cell>
          <table:table-cell table:style-name="ce52" table:formula="of:= COM.MICROSOFT.CONCAT(DEC2HEX([.A84];2);&quot;FF&quot;)" office:value-type="string" office:string-value="52FF" calcext:value-type="string">
            <text:p>52FF</text:p>
          </table:table-cell>
          <table:table-cell table:style-name="ce171" table:formula="of:= COM.MICROSOFT.CONCAT(DEC2HEX([.A84]+128;2);&quot;7F&quot;)" office:value-type="string" office:string-value="D27F" calcext:value-type="string">
            <text:p>D27F</text:p>
          </table:table-cell>
          <table:table-cell table:style-name="ce173" table:formula="of:= COM.MICROSOFT.CONCAT(DEC2HEX([.A84]+128;2);&quot;FF&quot;)" office:value-type="string" office:string-value="D2FF" calcext:value-type="string">
            <text:p>D2FF</text:p>
          </table:table-cell>
          <table:table-cell office:value-type="string" calcext:value-type="string">
            <text:p>\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3" calcext:value-type="float">
            <text:p>83 </text:p>
          </table:table-cell>
          <table:table-cell table:style-name="ce37" table:formula="of:=[.A85]+160" office:value-type="float" office:value="243" calcext:value-type="float">
            <text:p>243</text:p>
          </table:table-cell>
          <table:table-cell table:style-name="ce40" table:formula="of:=UNICHAR([.B85])" office:value-type="string" office:string-value="ó" calcext:value-type="string">
            <text:p>ó</text:p>
          </table:table-cell>
          <table:table-cell table:style-name="ce44" table:formula="of:=DEC2BIN([.A85];7)" office:value-type="string" office:string-value="1010011" calcext:value-type="string">
            <text:p>1010011</text:p>
          </table:table-cell>
          <table:table-cell table:style-name="ce115" table:formula="of:= LEN(SUBSTITUTE([.D85];0;&quot;&quot;))" office:value-type="float" office:value="4" calcext:value-type="float">
            <text:p>4</text:p>
          </table:table-cell>
          <table:table-cell table:style-name="ce34" table:formula="of:= COM.MICROSOFT.CONCAT(DEC2HEX([.A85];2);&quot;7F&quot;)" office:value-type="string" office:string-value="537F" calcext:value-type="string">
            <text:p>537F</text:p>
          </table:table-cell>
          <table:table-cell table:style-name="ce52" table:formula="of:= COM.MICROSOFT.CONCAT(DEC2HEX([.A85];2);&quot;FF&quot;)" office:value-type="string" office:string-value="53FF" calcext:value-type="string">
            <text:p>53FF</text:p>
          </table:table-cell>
          <table:table-cell table:style-name="ce171" table:formula="of:= COM.MICROSOFT.CONCAT(DEC2HEX([.A85]+128;2);&quot;7F&quot;)" office:value-type="string" office:string-value="D37F" calcext:value-type="string">
            <text:p>D37F</text:p>
          </table:table-cell>
          <table:table-cell table:style-name="ce173" table:formula="of:= COM.MICROSOFT.CONCAT(DEC2HEX([.A85]+128;2);&quot;FF&quot;)" office:value-type="string" office:string-value="D3FF" calcext:value-type="string">
            <text:p>D3FF</text:p>
          </table:table-cell>
          <table:table-cell office:value-type="string" calcext:value-type="string">
            <text:p>!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4" calcext:value-type="float">
            <text:p>84 </text:p>
          </table:table-cell>
          <table:table-cell table:style-name="ce37" table:formula="of:=[.A86]+160" office:value-type="float" office:value="244" calcext:value-type="float">
            <text:p>244</text:p>
          </table:table-cell>
          <table:table-cell table:style-name="ce40" table:formula="of:=UNICHAR([.B86])" office:value-type="string" office:string-value="ô" calcext:value-type="string">
            <text:p>ô</text:p>
          </table:table-cell>
          <table:table-cell table:style-name="ce44" table:formula="of:=DEC2BIN([.A86];7)" office:value-type="string" office:string-value="1010100" calcext:value-type="string">
            <text:p>1010100</text:p>
          </table:table-cell>
          <table:table-cell table:style-name="ce115" table:formula="of:= LEN(SUBSTITUTE([.D86];0;&quot;&quot;))" office:value-type="float" office:value="3" calcext:value-type="float">
            <text:p>3</text:p>
          </table:table-cell>
          <table:table-cell table:style-name="ce34" table:formula="of:= COM.MICROSOFT.CONCAT(DEC2HEX([.A86];2);&quot;7F&quot;)" office:value-type="string" office:string-value="547F" calcext:value-type="string">
            <text:p>547F</text:p>
          </table:table-cell>
          <table:table-cell table:style-name="ce52" table:formula="of:= COM.MICROSOFT.CONCAT(DEC2HEX([.A86];2);&quot;FF&quot;)" office:value-type="string" office:string-value="54FF" calcext:value-type="string">
            <text:p>54FF</text:p>
          </table:table-cell>
          <table:table-cell table:style-name="ce171" table:formula="of:= COM.MICROSOFT.CONCAT(DEC2HEX([.A86]+128;2);&quot;7F&quot;)" office:value-type="string" office:string-value="D47F" calcext:value-type="string">
            <text:p>D47F</text:p>
          </table:table-cell>
          <table:table-cell table:style-name="ce173" table:formula="of:= COM.MICROSOFT.CONCAT(DEC2HEX([.A86]+128;2);&quot;FF&quot;)" office:value-type="string" office:string-value="D4FF" calcext:value-type="string">
            <text:p>D4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office:value-type="string" calcext:value-type="string">
            <text:p>G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5" calcext:value-type="float">
            <text:p>85 </text:p>
          </table:table-cell>
          <table:table-cell table:style-name="ce37" table:formula="of:=[.A87]+160" office:value-type="float" office:value="245" calcext:value-type="float">
            <text:p>245</text:p>
          </table:table-cell>
          <table:table-cell table:style-name="ce40" table:formula="of:=UNICHAR([.B87])" office:value-type="string" office:string-value="õ" calcext:value-type="string">
            <text:p>õ</text:p>
          </table:table-cell>
          <table:table-cell table:style-name="ce44" table:formula="of:=DEC2BIN([.A87];7)" office:value-type="string" office:string-value="1010101" calcext:value-type="string">
            <text:p>1010101</text:p>
          </table:table-cell>
          <table:table-cell table:style-name="ce115" table:formula="of:= LEN(SUBSTITUTE([.D87];0;&quot;&quot;))" office:value-type="float" office:value="4" calcext:value-type="float">
            <text:p>4</text:p>
          </table:table-cell>
          <table:table-cell table:style-name="ce34" table:formula="of:= COM.MICROSOFT.CONCAT(DEC2HEX([.A87];2);&quot;7F&quot;)" office:value-type="string" office:string-value="557F" calcext:value-type="string">
            <text:p>557F</text:p>
          </table:table-cell>
          <table:table-cell table:style-name="ce52" table:formula="of:= COM.MICROSOFT.CONCAT(DEC2HEX([.A87];2);&quot;FF&quot;)" office:value-type="string" office:string-value="55FF" calcext:value-type="string">
            <text:p>55FF</text:p>
          </table:table-cell>
          <table:table-cell table:style-name="ce171" table:formula="of:= COM.MICROSOFT.CONCAT(DEC2HEX([.A87]+128;2);&quot;7F&quot;)" office:value-type="string" office:string-value="D57F" calcext:value-type="string">
            <text:p>D57F</text:p>
          </table:table-cell>
          <table:table-cell table:style-name="ce173" table:formula="of:= COM.MICROSOFT.CONCAT(DEC2HEX([.A87]+128;2);&quot;FF&quot;)" office:value-type="string" office:string-value="D5FF" calcext:value-type="string">
            <text:p>D5FF</text:p>
          </table:table-cell>
          <table:table-cell office:value-type="string" calcext:value-type="string">
            <text:p>;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6" calcext:value-type="float">
            <text:p>86 </text:p>
          </table:table-cell>
          <table:table-cell table:style-name="ce37" table:formula="of:=[.A88]+160" office:value-type="float" office:value="246" calcext:value-type="float">
            <text:p>246</text:p>
          </table:table-cell>
          <table:table-cell table:style-name="ce40" table:formula="of:=UNICHAR([.B88])" office:value-type="string" office:string-value="ö" calcext:value-type="string">
            <text:p>ö</text:p>
          </table:table-cell>
          <table:table-cell table:style-name="ce44" table:formula="of:=DEC2BIN([.A88];7)" office:value-type="string" office:string-value="1010110" calcext:value-type="string">
            <text:p>1010110</text:p>
          </table:table-cell>
          <table:table-cell table:style-name="ce115" table:formula="of:= LEN(SUBSTITUTE([.D88];0;&quot;&quot;))" office:value-type="float" office:value="4" calcext:value-type="float">
            <text:p>4</text:p>
          </table:table-cell>
          <table:table-cell table:style-name="ce34" table:formula="of:= COM.MICROSOFT.CONCAT(DEC2HEX([.A88];2);&quot;7F&quot;)" office:value-type="string" office:string-value="567F" calcext:value-type="string">
            <text:p>567F</text:p>
          </table:table-cell>
          <table:table-cell table:style-name="ce52" table:formula="of:= COM.MICROSOFT.CONCAT(DEC2HEX([.A88];2);&quot;FF&quot;)" office:value-type="string" office:string-value="56FF" calcext:value-type="string">
            <text:p>56FF</text:p>
          </table:table-cell>
          <table:table-cell table:style-name="ce171" table:formula="of:= COM.MICROSOFT.CONCAT(DEC2HEX([.A88]+128;2);&quot;7F&quot;)" office:value-type="string" office:string-value="D67F" calcext:value-type="string">
            <text:p>D67F</text:p>
          </table:table-cell>
          <table:table-cell table:style-name="ce173" table:formula="of:= COM.MICROSOFT.CONCAT(DEC2HEX([.A88]+128;2);&quot;FF&quot;)" office:value-type="string" office:string-value="D6FF" calcext:value-type="string">
            <text:p>D6FF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|</text:p>
          </table:table-cell>
          <table:table-cell table:style-name="ce52"/>
          <table:table-cell office:value-type="string" calcext:value-type="string">
            <text:p>eku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7" calcext:value-type="float">
            <text:p>87 </text:p>
          </table:table-cell>
          <table:table-cell table:style-name="ce37" table:formula="of:=[.A89]+160" office:value-type="float" office:value="247" calcext:value-type="float">
            <text:p>247</text:p>
          </table:table-cell>
          <table:table-cell table:style-name="ce40" table:formula="of:=UNICHAR([.B89])" office:value-type="string" office:string-value="÷" calcext:value-type="string">
            <text:p>÷</text:p>
          </table:table-cell>
          <table:table-cell table:style-name="ce44" table:formula="of:=DEC2BIN([.A89];7)" office:value-type="string" office:string-value="1010111" calcext:value-type="string">
            <text:p>1010111</text:p>
          </table:table-cell>
          <table:table-cell table:style-name="ce115" table:formula="of:= LEN(SUBSTITUTE([.D89];0;&quot;&quot;))" office:value-type="float" office:value="5" calcext:value-type="float">
            <text:p>5</text:p>
          </table:table-cell>
          <table:table-cell table:style-name="ce34" table:formula="of:= COM.MICROSOFT.CONCAT(DEC2HEX([.A89];2);&quot;7F&quot;)" office:value-type="string" office:string-value="577F" calcext:value-type="string">
            <text:p>577F</text:p>
          </table:table-cell>
          <table:table-cell table:style-name="ce52" table:formula="of:= COM.MICROSOFT.CONCAT(DEC2HEX([.A89];2);&quot;FF&quot;)" office:value-type="string" office:string-value="57FF" calcext:value-type="string">
            <text:p>57FF</text:p>
          </table:table-cell>
          <table:table-cell table:style-name="ce171" table:formula="of:= COM.MICROSOFT.CONCAT(DEC2HEX([.A89]+128;2);&quot;7F&quot;)" office:value-type="string" office:string-value="D77F" calcext:value-type="string">
            <text:p>D77F</text:p>
          </table:table-cell>
          <table:table-cell table:style-name="ce173" table:formula="of:= COM.MICROSOFT.CONCAT(DEC2HEX([.A89]+128;2);&quot;FF&quot;)" office:value-type="string" office:string-value="D7FF" calcext:value-type="string">
            <text:p>D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8" calcext:value-type="float">
            <text:p>88 </text:p>
          </table:table-cell>
          <table:table-cell table:style-name="ce37" table:formula="of:=[.A90]+160" office:value-type="float" office:value="248" calcext:value-type="float">
            <text:p>248</text:p>
          </table:table-cell>
          <table:table-cell table:style-name="ce40" table:formula="of:=UNICHAR([.B90])" office:value-type="string" office:string-value="ø" calcext:value-type="string">
            <text:p>ø</text:p>
          </table:table-cell>
          <table:table-cell table:style-name="ce44" table:formula="of:=DEC2BIN([.A90];7)" office:value-type="string" office:string-value="1011000" calcext:value-type="string">
            <text:p>1011000</text:p>
          </table:table-cell>
          <table:table-cell table:style-name="ce115" table:formula="of:= LEN(SUBSTITUTE([.D90];0;&quot;&quot;))" office:value-type="float" office:value="3" calcext:value-type="float">
            <text:p>3</text:p>
          </table:table-cell>
          <table:table-cell table:style-name="ce34" table:formula="of:= COM.MICROSOFT.CONCAT(DEC2HEX([.A90];2);&quot;7F&quot;)" office:value-type="string" office:string-value="587F" calcext:value-type="string">
            <text:p>587F</text:p>
          </table:table-cell>
          <table:table-cell table:style-name="ce52" table:formula="of:= COM.MICROSOFT.CONCAT(DEC2HEX([.A90];2);&quot;FF&quot;)" office:value-type="string" office:string-value="58FF" calcext:value-type="string">
            <text:p>58FF</text:p>
          </table:table-cell>
          <table:table-cell table:style-name="ce171" table:formula="of:= COM.MICROSOFT.CONCAT(DEC2HEX([.A90]+128;2);&quot;7F&quot;)" office:value-type="string" office:string-value="D87F" calcext:value-type="string">
            <text:p>D87F</text:p>
          </table:table-cell>
          <table:table-cell table:style-name="ce173" table:formula="of:= COM.MICROSOFT.CONCAT(DEC2HEX([.A90]+128;2);&quot;FF&quot;)" office:value-type="string" office:string-value="D8FF" calcext:value-type="string">
            <text:p>D8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9" calcext:value-type="float">
            <text:p>89 </text:p>
          </table:table-cell>
          <table:table-cell table:style-name="ce37" table:formula="of:=[.A91]+160" office:value-type="float" office:value="249" calcext:value-type="float">
            <text:p>249</text:p>
          </table:table-cell>
          <table:table-cell table:style-name="ce40" table:formula="of:=UNICHAR([.B91])" office:value-type="string" office:string-value="ù" calcext:value-type="string">
            <text:p>ù</text:p>
          </table:table-cell>
          <table:table-cell table:style-name="ce44" table:formula="of:=DEC2BIN([.A91];7)" office:value-type="string" office:string-value="1011001" calcext:value-type="string">
            <text:p>1011001</text:p>
          </table:table-cell>
          <table:table-cell table:style-name="ce115" table:formula="of:= LEN(SUBSTITUTE([.D91];0;&quot;&quot;))" office:value-type="float" office:value="4" calcext:value-type="float">
            <text:p>4</text:p>
          </table:table-cell>
          <table:table-cell table:style-name="ce34" table:formula="of:= COM.MICROSOFT.CONCAT(DEC2HEX([.A91];2);&quot;7F&quot;)" office:value-type="string" office:string-value="597F" calcext:value-type="string">
            <text:p>597F</text:p>
          </table:table-cell>
          <table:table-cell table:style-name="ce52" table:formula="of:= COM.MICROSOFT.CONCAT(DEC2HEX([.A91];2);&quot;FF&quot;)" office:value-type="string" office:string-value="59FF" calcext:value-type="string">
            <text:p>59FF</text:p>
          </table:table-cell>
          <table:table-cell table:style-name="ce171" table:formula="of:= COM.MICROSOFT.CONCAT(DEC2HEX([.A91]+128;2);&quot;7F&quot;)" office:value-type="string" office:string-value="D97F" calcext:value-type="string">
            <text:p>D97F</text:p>
          </table:table-cell>
          <table:table-cell table:style-name="ce173" table:formula="of:= COM.MICROSOFT.CONCAT(DEC2HEX([.A91]+128;2);&quot;FF&quot;)" office:value-type="string" office:string-value="D9FF" calcext:value-type="string">
            <text:p>D9FF</text:p>
          </table:table-cell>
          <table:table-cell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office:value-type="string" calcext:value-type="string">
            <text:p>&lt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0" calcext:value-type="float">
            <text:p>90 </text:p>
          </table:table-cell>
          <table:table-cell table:style-name="ce37" table:formula="of:=[.A92]+160" office:value-type="float" office:value="250" calcext:value-type="float">
            <text:p>250</text:p>
          </table:table-cell>
          <table:table-cell table:style-name="ce40" table:formula="of:=UNICHAR([.B92])" office:value-type="string" office:string-value="ú" calcext:value-type="string">
            <text:p>ú</text:p>
          </table:table-cell>
          <table:table-cell table:style-name="ce44" table:formula="of:=DEC2BIN([.A92];7)" office:value-type="string" office:string-value="1011010" calcext:value-type="string">
            <text:p>1011010</text:p>
          </table:table-cell>
          <table:table-cell table:style-name="ce115" table:formula="of:= LEN(SUBSTITUTE([.D92];0;&quot;&quot;))" office:value-type="float" office:value="4" calcext:value-type="float">
            <text:p>4</text:p>
          </table:table-cell>
          <table:table-cell table:style-name="ce34" table:formula="of:= COM.MICROSOFT.CONCAT(DEC2HEX([.A92];2);&quot;7F&quot;)" office:value-type="string" office:string-value="5A7F" calcext:value-type="string">
            <text:p>5A7F</text:p>
          </table:table-cell>
          <table:table-cell table:style-name="ce52" table:formula="of:= COM.MICROSOFT.CONCAT(DEC2HEX([.A92];2);&quot;FF&quot;)" office:value-type="string" office:string-value="5AFF" calcext:value-type="string">
            <text:p>5AFF</text:p>
          </table:table-cell>
          <table:table-cell table:style-name="ce171" table:formula="of:= COM.MICROSOFT.CONCAT(DEC2HEX([.A92]+128;2);&quot;7F&quot;)" office:value-type="string" office:string-value="DA7F" calcext:value-type="string">
            <text:p>DA7F</text:p>
          </table:table-cell>
          <table:table-cell table:style-name="ce173" table:formula="of:= COM.MICROSOFT.CONCAT(DEC2HEX([.A92]+128;2);&quot;FF&quot;)" office:value-type="string" office:string-value="DAFF" calcext:value-type="string">
            <text:p>DAFF</text:p>
          </table:table-cell>
          <table:table-cell office:value-type="string" calcext:value-type="string">
            <text:p>(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1" calcext:value-type="float">
            <text:p>91 </text:p>
          </table:table-cell>
          <table:table-cell table:style-name="ce37" table:formula="of:=[.A93]+160" office:value-type="float" office:value="251" calcext:value-type="float">
            <text:p>251</text:p>
          </table:table-cell>
          <table:table-cell table:style-name="ce40" table:formula="of:=UNICHAR([.B93])" office:value-type="string" office:string-value="û" calcext:value-type="string">
            <text:p>û</text:p>
          </table:table-cell>
          <table:table-cell table:style-name="ce44" table:formula="of:=DEC2BIN([.A93];7)" office:value-type="string" office:string-value="1011011" calcext:value-type="string">
            <text:p>1011011</text:p>
          </table:table-cell>
          <table:table-cell table:style-name="ce115" table:formula="of:= LEN(SUBSTITUTE([.D93];0;&quot;&quot;))" office:value-type="float" office:value="5" calcext:value-type="float">
            <text:p>5</text:p>
          </table:table-cell>
          <table:table-cell table:style-name="ce34" table:formula="of:= COM.MICROSOFT.CONCAT(DEC2HEX([.A93];2);&quot;7F&quot;)" office:value-type="string" office:string-value="5B7F" calcext:value-type="string">
            <text:p>5B7F</text:p>
          </table:table-cell>
          <table:table-cell table:style-name="ce52" table:formula="of:= COM.MICROSOFT.CONCAT(DEC2HEX([.A93];2);&quot;FF&quot;)" office:value-type="string" office:string-value="5BFF" calcext:value-type="string">
            <text:p>5BFF</text:p>
          </table:table-cell>
          <table:table-cell table:style-name="ce171" table:formula="of:= COM.MICROSOFT.CONCAT(DEC2HEX([.A93]+128;2);&quot;7F&quot;)" office:value-type="string" office:string-value="DB7F" calcext:value-type="string">
            <text:p>DB7F</text:p>
          </table:table-cell>
          <table:table-cell table:style-name="ce173" table:formula="of:= COM.MICROSOFT.CONCAT(DEC2HEX([.A93]+128;2);&quot;FF&quot;)" office:value-type="string" office:string-value="DBFF" calcext:value-type="string">
            <text:p>D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2" calcext:value-type="float">
            <text:p>92 </text:p>
          </table:table-cell>
          <table:table-cell table:style-name="ce37" table:formula="of:=[.A94]+160" office:value-type="float" office:value="252" calcext:value-type="float">
            <text:p>252</text:p>
          </table:table-cell>
          <table:table-cell table:style-name="ce40" table:formula="of:=UNICHAR([.B94])" office:value-type="string" office:string-value="ü" calcext:value-type="string">
            <text:p>ü</text:p>
          </table:table-cell>
          <table:table-cell table:style-name="ce44" table:formula="of:=DEC2BIN([.A94];7)" office:value-type="string" office:string-value="1011100" calcext:value-type="string">
            <text:p>1011100</text:p>
          </table:table-cell>
          <table:table-cell table:style-name="ce115" table:formula="of:= LEN(SUBSTITUTE([.D94];0;&quot;&quot;))" office:value-type="float" office:value="4" calcext:value-type="float">
            <text:p>4</text:p>
          </table:table-cell>
          <table:table-cell table:style-name="ce34" table:formula="of:= COM.MICROSOFT.CONCAT(DEC2HEX([.A94];2);&quot;7F&quot;)" office:value-type="string" office:string-value="5C7F" calcext:value-type="string">
            <text:p>5C7F</text:p>
          </table:table-cell>
          <table:table-cell table:style-name="ce52" table:formula="of:= COM.MICROSOFT.CONCAT(DEC2HEX([.A94];2);&quot;FF&quot;)" office:value-type="string" office:string-value="5CFF" calcext:value-type="string">
            <text:p>5CFF</text:p>
          </table:table-cell>
          <table:table-cell table:style-name="ce171" table:formula="of:= COM.MICROSOFT.CONCAT(DEC2HEX([.A94]+128;2);&quot;7F&quot;)" office:value-type="string" office:string-value="DC7F" calcext:value-type="string">
            <text:p>DC7F</text:p>
          </table:table-cell>
          <table:table-cell table:style-name="ce173" table:formula="of:= COM.MICROSOFT.CONCAT(DEC2HEX([.A94]+128;2);&quot;FF&quot;)" office:value-type="string" office:string-value="DCFF" calcext:value-type="string">
            <text:p>DCFF</text:p>
          </table:table-cell>
          <table:table-cell office:value-type="string" calcext:value-type="string">
            <text:p>,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3" calcext:value-type="float">
            <text:p>93 </text:p>
          </table:table-cell>
          <table:table-cell table:style-name="ce37" table:formula="of:=[.A95]+160" office:value-type="float" office:value="253" calcext:value-type="float">
            <text:p>253</text:p>
          </table:table-cell>
          <table:table-cell table:style-name="ce40" table:formula="of:=UNICHAR([.B95])" office:value-type="string" office:string-value="ý" calcext:value-type="string">
            <text:p>ý</text:p>
          </table:table-cell>
          <table:table-cell table:style-name="ce44" table:formula="of:=DEC2BIN([.A95];7)" office:value-type="string" office:string-value="1011101" calcext:value-type="string">
            <text:p>1011101</text:p>
          </table:table-cell>
          <table:table-cell table:style-name="ce115" table:formula="of:= LEN(SUBSTITUTE([.D95];0;&quot;&quot;))" office:value-type="float" office:value="5" calcext:value-type="float">
            <text:p>5</text:p>
          </table:table-cell>
          <table:table-cell table:style-name="ce34" table:formula="of:= COM.MICROSOFT.CONCAT(DEC2HEX([.A95];2);&quot;7F&quot;)" office:value-type="string" office:string-value="5D7F" calcext:value-type="string">
            <text:p>5D7F</text:p>
          </table:table-cell>
          <table:table-cell table:style-name="ce52" table:formula="of:= COM.MICROSOFT.CONCAT(DEC2HEX([.A95];2);&quot;FF&quot;)" office:value-type="string" office:string-value="5DFF" calcext:value-type="string">
            <text:p>5DFF</text:p>
          </table:table-cell>
          <table:table-cell table:style-name="ce171" table:formula="of:= COM.MICROSOFT.CONCAT(DEC2HEX([.A95]+128;2);&quot;7F&quot;)" office:value-type="string" office:string-value="DD7F" calcext:value-type="string">
            <text:p>DD7F</text:p>
          </table:table-cell>
          <table:table-cell table:style-name="ce173" table:formula="of:= COM.MICROSOFT.CONCAT(DEC2HEX([.A95]+128;2);&quot;FF&quot;)" office:value-type="string" office:string-value="DDFF" calcext:value-type="string">
            <text:p>D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4" calcext:value-type="float">
            <text:p>94 </text:p>
          </table:table-cell>
          <table:table-cell table:style-name="ce37" table:formula="of:=[.A96]+160" office:value-type="float" office:value="254" calcext:value-type="float">
            <text:p>254</text:p>
          </table:table-cell>
          <table:table-cell table:style-name="ce40" table:formula="of:=UNICHAR([.B96])" office:value-type="string" office:string-value="þ" calcext:value-type="string">
            <text:p>þ</text:p>
          </table:table-cell>
          <table:table-cell table:style-name="ce44" table:formula="of:=DEC2BIN([.A96];7)" office:value-type="string" office:string-value="1011110" calcext:value-type="string">
            <text:p>1011110</text:p>
          </table:table-cell>
          <table:table-cell table:style-name="ce115" table:formula="of:= LEN(SUBSTITUTE([.D96];0;&quot;&quot;))" office:value-type="float" office:value="5" calcext:value-type="float">
            <text:p>5</text:p>
          </table:table-cell>
          <table:table-cell table:style-name="ce34" table:formula="of:= COM.MICROSOFT.CONCAT(DEC2HEX([.A96];2);&quot;7F&quot;)" office:value-type="string" office:string-value="5E7F" calcext:value-type="string">
            <text:p>5E7F</text:p>
          </table:table-cell>
          <table:table-cell table:style-name="ce52" table:formula="of:= COM.MICROSOFT.CONCAT(DEC2HEX([.A96];2);&quot;FF&quot;)" office:value-type="string" office:string-value="5EFF" calcext:value-type="string">
            <text:p>5EFF</text:p>
          </table:table-cell>
          <table:table-cell table:style-name="ce171" table:formula="of:= COM.MICROSOFT.CONCAT(DEC2HEX([.A96]+128;2);&quot;7F&quot;)" office:value-type="string" office:string-value="DE7F" calcext:value-type="string">
            <text:p>DE7F</text:p>
          </table:table-cell>
          <table:table-cell table:style-name="ce173" table:formula="of:= COM.MICROSOFT.CONCAT(DEC2HEX([.A96]+128;2);&quot;FF&quot;)" office:value-type="string" office:string-value="DEFF" calcext:value-type="string">
            <text:p>D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5" calcext:value-type="float">
            <text:p>95 </text:p>
          </table:table-cell>
          <table:table-cell table:style-name="ce37" table:formula="of:=[.A97]+160" office:value-type="float" office:value="255" calcext:value-type="float">
            <text:p>255</text:p>
          </table:table-cell>
          <table:table-cell table:style-name="ce40" table:formula="of:=UNICHAR([.B97])" office:value-type="string" office:string-value="ÿ" calcext:value-type="string">
            <text:p>ÿ</text:p>
          </table:table-cell>
          <table:table-cell table:style-name="ce44" table:formula="of:=DEC2BIN([.A97];7)" office:value-type="string" office:string-value="1011111" calcext:value-type="string">
            <text:p>1011111</text:p>
          </table:table-cell>
          <table:table-cell table:style-name="ce115" table:formula="of:= LEN(SUBSTITUTE([.D97];0;&quot;&quot;))" office:value-type="float" office:value="6" calcext:value-type="float">
            <text:p>6</text:p>
          </table:table-cell>
          <table:table-cell table:style-name="ce34" table:formula="of:= COM.MICROSOFT.CONCAT(DEC2HEX([.A97];2);&quot;7F&quot;)" office:value-type="string" office:string-value="5F7F" calcext:value-type="string">
            <text:p>5F7F</text:p>
          </table:table-cell>
          <table:table-cell table:style-name="ce52" table:formula="of:= COM.MICROSOFT.CONCAT(DEC2HEX([.A97];2);&quot;FF&quot;)" office:value-type="string" office:string-value="5FFF" calcext:value-type="string">
            <text:p>5FFF</text:p>
          </table:table-cell>
          <table:table-cell table:style-name="ce171" table:formula="of:= COM.MICROSOFT.CONCAT(DEC2HEX([.A97]+128;2);&quot;7F&quot;)" office:value-type="string" office:string-value="DF7F" calcext:value-type="string">
            <text:p>DF7F</text:p>
          </table:table-cell>
          <table:table-cell table:style-name="ce173" table:formula="of:= COM.MICROSOFT.CONCAT(DEC2HEX([.A97]+128;2);&quot;FF&quot;)" office:value-type="string" office:string-value="DFFF" calcext:value-type="string">
            <text:p>D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6" calcext:value-type="float">
            <text:p>96 </text:p>
          </table:table-cell>
          <table:table-cell table:style-name="ce37" table:formula="of:=[.A98]+160" office:value-type="float" office:value="256" calcext:value-type="float">
            <text:p>256</text:p>
          </table:table-cell>
          <table:table-cell table:style-name="ce40" table:formula="of:=UNICHAR([.B98])" office:value-type="string" office:string-value="Ā" calcext:value-type="string">
            <text:p>Ā</text:p>
          </table:table-cell>
          <table:table-cell table:style-name="ce44" table:formula="of:=DEC2BIN([.A98];7)" office:value-type="string" office:string-value="1100000" calcext:value-type="string">
            <text:p>1100000</text:p>
          </table:table-cell>
          <table:table-cell table:style-name="ce115" table:formula="of:= LEN(SUBSTITUTE([.D98];0;&quot;&quot;))" office:value-type="float" office:value="2" calcext:value-type="float">
            <text:p>2</text:p>
          </table:table-cell>
          <table:table-cell table:style-name="ce34" table:formula="of:= COM.MICROSOFT.CONCAT(DEC2HEX([.A98];2);&quot;7F&quot;)" office:value-type="string" office:string-value="607F" calcext:value-type="string">
            <text:p>607F</text:p>
          </table:table-cell>
          <table:table-cell table:style-name="ce167" table:formula="of:= COM.MICROSOFT.CONCAT(DEC2HEX([.A98];2);&quot;FF&quot;)" office:value-type="string" office:string-value="60FF" calcext:value-type="string">
            <text:p>60FF</text:p>
          </table:table-cell>
          <table:table-cell table:style-name="ce171" table:formula="of:= COM.MICROSOFT.CONCAT(DEC2HEX([.A98]+128;2);&quot;7F&quot;)" office:value-type="string" office:string-value="E07F" calcext:value-type="string">
            <text:p>E07F</text:p>
          </table:table-cell>
          <table:table-cell table:style-name="ce173" table:formula="of:= COM.MICROSOFT.CONCAT(DEC2HEX([.A98]+128;2);&quot;FF&quot;)" office:value-type="string" office:string-value="E0FF" calcext:value-type="string">
            <text:p>E0F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97" calcext:value-type="float">
            <text:p>97 </text:p>
          </table:table-cell>
          <table:table-cell table:style-name="ce37" table:formula="of:=[.A99]+160" office:value-type="float" office:value="257" calcext:value-type="float">
            <text:p>257</text:p>
          </table:table-cell>
          <table:table-cell table:style-name="ce40" table:formula="of:=UNICHAR([.B99])" office:value-type="string" office:string-value="ā" calcext:value-type="string">
            <text:p>ā</text:p>
          </table:table-cell>
          <table:table-cell table:style-name="ce44" table:formula="of:=DEC2BIN([.A99];7)" office:value-type="string" office:string-value="1100001" calcext:value-type="string">
            <text:p>1100001</text:p>
          </table:table-cell>
          <table:table-cell table:style-name="ce115" table:formula="of:= LEN(SUBSTITUTE([.D99];0;&quot;&quot;))" office:value-type="float" office:value="3" calcext:value-type="float">
            <text:p>3</text:p>
          </table:table-cell>
          <table:table-cell table:style-name="ce34" table:formula="of:= COM.MICROSOFT.CONCAT(DEC2HEX([.A99];2);&quot;7F&quot;)" office:value-type="string" office:string-value="617F" calcext:value-type="string">
            <text:p>617F</text:p>
          </table:table-cell>
          <table:table-cell table:style-name="ce52" table:formula="of:= COM.MICROSOFT.CONCAT(DEC2HEX([.A99];2);&quot;FF&quot;)" office:value-type="string" office:string-value="61FF" calcext:value-type="string">
            <text:p>61FF</text:p>
          </table:table-cell>
          <table:table-cell table:style-name="ce171" table:formula="of:= COM.MICROSOFT.CONCAT(DEC2HEX([.A99]+128;2);&quot;7F&quot;)" office:value-type="string" office:string-value="E17F" calcext:value-type="string">
            <text:p>E17F</text:p>
          </table:table-cell>
          <table:table-cell table:style-name="ce173" table:formula="of:= COM.MICROSOFT.CONCAT(DEC2HEX([.A99]+128;2);&quot;FF&quot;)" office:value-type="string" office:string-value="E1FF" calcext:value-type="string">
            <text:p>E1FF</text:p>
          </table:table-cell>
          <table:table-cell office:value-type="string" calcext:value-type="string">
            <text:p>&lt;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/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8" calcext:value-type="float">
            <text:p>98 </text:p>
          </table:table-cell>
          <table:table-cell table:style-name="ce37" table:formula="of:=[.A100]+160" office:value-type="float" office:value="258" calcext:value-type="float">
            <text:p>258</text:p>
          </table:table-cell>
          <table:table-cell table:style-name="ce40" table:formula="of:=UNICHAR([.B100])" office:value-type="string" office:string-value="Ă" calcext:value-type="string">
            <text:p>Ă</text:p>
          </table:table-cell>
          <table:table-cell table:style-name="ce44" table:formula="of:=DEC2BIN([.A100];7)" office:value-type="string" office:string-value="1100010" calcext:value-type="string">
            <text:p>1100010</text:p>
          </table:table-cell>
          <table:table-cell table:style-name="ce115" table:formula="of:= LEN(SUBSTITUTE([.D100];0;&quot;&quot;))" office:value-type="float" office:value="3" calcext:value-type="float">
            <text:p>3</text:p>
          </table:table-cell>
          <table:table-cell table:style-name="ce34" table:formula="of:= COM.MICROSOFT.CONCAT(DEC2HEX([.A100];2);&quot;7F&quot;)" office:value-type="string" office:string-value="627F" calcext:value-type="string">
            <text:p>627F</text:p>
          </table:table-cell>
          <table:table-cell table:style-name="ce52" table:formula="of:= COM.MICROSOFT.CONCAT(DEC2HEX([.A100];2);&quot;FF&quot;)" office:value-type="string" office:string-value="62FF" calcext:value-type="string">
            <text:p>62FF</text:p>
          </table:table-cell>
          <table:table-cell table:style-name="ce171" table:formula="of:= COM.MICROSOFT.CONCAT(DEC2HEX([.A100]+128;2);&quot;7F&quot;)" office:value-type="string" office:string-value="E27F" calcext:value-type="string">
            <text:p>E27F</text:p>
          </table:table-cell>
          <table:table-cell table:style-name="ce173" table:formula="of:= COM.MICROSOFT.CONCAT(DEC2HEX([.A100]+128;2);&quot;FF&quot;)" office:value-type="string" office:string-value="E2FF" calcext:value-type="string">
            <text:p>E2FF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r</text:p>
          </table:table-cell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9" calcext:value-type="float">
            <text:p>99 </text:p>
          </table:table-cell>
          <table:table-cell table:style-name="ce37" table:formula="of:=[.A101]+160" office:value-type="float" office:value="259" calcext:value-type="float">
            <text:p>259</text:p>
          </table:table-cell>
          <table:table-cell table:style-name="ce40" table:formula="of:=UNICHAR([.B101])" office:value-type="string" office:string-value="ă" calcext:value-type="string">
            <text:p>ă</text:p>
          </table:table-cell>
          <table:table-cell table:style-name="ce44" table:formula="of:=DEC2BIN([.A101];7)" office:value-type="string" office:string-value="1100011" calcext:value-type="string">
            <text:p>1100011</text:p>
          </table:table-cell>
          <table:table-cell table:style-name="ce115" table:formula="of:= LEN(SUBSTITUTE([.D101];0;&quot;&quot;))" office:value-type="float" office:value="4" calcext:value-type="float">
            <text:p>4</text:p>
          </table:table-cell>
          <table:table-cell table:style-name="ce34" table:formula="of:= COM.MICROSOFT.CONCAT(DEC2HEX([.A101];2);&quot;7F&quot;)" office:value-type="string" office:string-value="637F" calcext:value-type="string">
            <text:p>637F</text:p>
          </table:table-cell>
          <table:table-cell table:style-name="ce52" table:formula="of:= COM.MICROSOFT.CONCAT(DEC2HEX([.A101];2);&quot;FF&quot;)" office:value-type="string" office:string-value="63FF" calcext:value-type="string">
            <text:p>63FF</text:p>
          </table:table-cell>
          <table:table-cell table:style-name="ce171" table:formula="of:= COM.MICROSOFT.CONCAT(DEC2HEX([.A101]+128;2);&quot;7F&quot;)" office:value-type="string" office:string-value="E37F" calcext:value-type="string">
            <text:p>E37F</text:p>
          </table:table-cell>
          <table:table-cell table:style-name="ce173" table:formula="of:= COM.MICROSOFT.CONCAT(DEC2HEX([.A101]+128;2);&quot;FF&quot;)" office:value-type="string" office:string-value="E3FF" calcext:value-type="string">
            <text:p>E3FF</text:p>
          </table:table-cell>
          <table:table-cell office:value-type="string" calcext:value-type="string">
            <text:p>-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70"/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0" calcext:value-type="float">
            <text:p>100 </text:p>
          </table:table-cell>
          <table:table-cell table:style-name="ce37" table:formula="of:=[.A102]+160" office:value-type="float" office:value="260" calcext:value-type="float">
            <text:p>260</text:p>
          </table:table-cell>
          <table:table-cell table:style-name="ce40" table:formula="of:=UNICHAR([.B102])" office:value-type="string" office:string-value="Ą" calcext:value-type="string">
            <text:p>Ą</text:p>
          </table:table-cell>
          <table:table-cell table:style-name="ce44" table:formula="of:=DEC2BIN([.A102];7)" office:value-type="string" office:string-value="1100100" calcext:value-type="string">
            <text:p>1100100</text:p>
          </table:table-cell>
          <table:table-cell table:style-name="ce115" table:formula="of:= LEN(SUBSTITUTE([.D102];0;&quot;&quot;))" office:value-type="float" office:value="3" calcext:value-type="float">
            <text:p>3</text:p>
          </table:table-cell>
          <table:table-cell table:style-name="ce34" table:formula="of:= COM.MICROSOFT.CONCAT(DEC2HEX([.A102];2);&quot;7F&quot;)" office:value-type="string" office:string-value="647F" calcext:value-type="string">
            <text:p>647F</text:p>
          </table:table-cell>
          <table:table-cell table:style-name="ce52" table:formula="of:= COM.MICROSOFT.CONCAT(DEC2HEX([.A102];2);&quot;FF&quot;)" office:value-type="string" office:string-value="64FF" calcext:value-type="string">
            <text:p>64FF</text:p>
          </table:table-cell>
          <table:table-cell table:style-name="ce171" table:formula="of:= COM.MICROSOFT.CONCAT(DEC2HEX([.A102]+128;2);&quot;7F&quot;)" office:value-type="string" office:string-value="E47F" calcext:value-type="string">
            <text:p>E47F</text:p>
          </table:table-cell>
          <table:table-cell table:style-name="ce173" table:formula="of:= COM.MICROSOFT.CONCAT(DEC2HEX([.A102]+128;2);&quot;FF&quot;)" office:value-type="string" office:string-value="E4FF" calcext:value-type="string">
            <text:p>E4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office:value-type="string" calcext:value-type="string">
            <text:p>%</text:p>
          </table:table-cell>
          <table:table-cell table:number-columns-repeated="2"/>
          <table:table-cell table:style-name="ce69" office:value-type="string" calcext:value-type="string">
            <text:p>s</text:p>
          </table:table-cell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1" calcext:value-type="float">
            <text:p>101 </text:p>
          </table:table-cell>
          <table:table-cell table:style-name="ce37" table:formula="of:=[.A103]+160" office:value-type="float" office:value="261" calcext:value-type="float">
            <text:p>261</text:p>
          </table:table-cell>
          <table:table-cell table:style-name="ce40" table:formula="of:=UNICHAR([.B103])" office:value-type="string" office:string-value="ą" calcext:value-type="string">
            <text:p>ą</text:p>
          </table:table-cell>
          <table:table-cell table:style-name="ce44" table:formula="of:=DEC2BIN([.A103];7)" office:value-type="string" office:string-value="1100101" calcext:value-type="string">
            <text:p>1100101</text:p>
          </table:table-cell>
          <table:table-cell table:style-name="ce115" table:formula="of:= LEN(SUBSTITUTE([.D103];0;&quot;&quot;))" office:value-type="float" office:value="4" calcext:value-type="float">
            <text:p>4</text:p>
          </table:table-cell>
          <table:table-cell table:style-name="ce34" table:formula="of:= COM.MICROSOFT.CONCAT(DEC2HEX([.A103];2);&quot;7F&quot;)" office:value-type="string" office:string-value="657F" calcext:value-type="string">
            <text:p>657F</text:p>
          </table:table-cell>
          <table:table-cell table:style-name="ce52" table:formula="of:= COM.MICROSOFT.CONCAT(DEC2HEX([.A103];2);&quot;FF&quot;)" office:value-type="string" office:string-value="65FF" calcext:value-type="string">
            <text:p>65FF</text:p>
          </table:table-cell>
          <table:table-cell table:style-name="ce171" table:formula="of:= COM.MICROSOFT.CONCAT(DEC2HEX([.A103]+128;2);&quot;7F&quot;)" office:value-type="string" office:string-value="E57F" calcext:value-type="string">
            <text:p>E57F</text:p>
          </table:table-cell>
          <table:table-cell table:style-name="ce173" table:formula="of:= COM.MICROSOFT.CONCAT(DEC2HEX([.A103]+128;2);&quot;FF&quot;)" office:value-type="string" office:string-value="E5FF" calcext:value-type="string">
            <text:p>E5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70" office:value-type="string" calcext:value-type="string">
            <text:p>s</text:p>
          </table:table-cell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2" calcext:value-type="float">
            <text:p>102 </text:p>
          </table:table-cell>
          <table:table-cell table:style-name="ce37" table:formula="of:=[.A104]+160" office:value-type="float" office:value="262" calcext:value-type="float">
            <text:p>262</text:p>
          </table:table-cell>
          <table:table-cell table:style-name="ce40" table:formula="of:=UNICHAR([.B104])" office:value-type="string" office:string-value="Ć" calcext:value-type="string">
            <text:p>Ć</text:p>
          </table:table-cell>
          <table:table-cell table:style-name="ce44" table:formula="of:=DEC2BIN([.A104];7)" office:value-type="string" office:string-value="1100110" calcext:value-type="string">
            <text:p>1100110</text:p>
          </table:table-cell>
          <table:table-cell table:style-name="ce115" table:formula="of:= LEN(SUBSTITUTE([.D104];0;&quot;&quot;))" office:value-type="float" office:value="4" calcext:value-type="float">
            <text:p>4</text:p>
          </table:table-cell>
          <table:table-cell table:style-name="ce34" table:formula="of:= COM.MICROSOFT.CONCAT(DEC2HEX([.A104];2);&quot;7F&quot;)" office:value-type="string" office:string-value="667F" calcext:value-type="string">
            <text:p>667F</text:p>
          </table:table-cell>
          <table:table-cell table:style-name="ce52" table:formula="of:= COM.MICROSOFT.CONCAT(DEC2HEX([.A104];2);&quot;FF&quot;)" office:value-type="string" office:string-value="66FF" calcext:value-type="string">
            <text:p>66FF</text:p>
          </table:table-cell>
          <table:table-cell table:style-name="ce171" table:formula="of:= COM.MICROSOFT.CONCAT(DEC2HEX([.A104]+128;2);&quot;7F&quot;)" office:value-type="string" office:string-value="E67F" calcext:value-type="string">
            <text:p>E67F</text:p>
          </table:table-cell>
          <table:table-cell table:style-name="ce173" table:formula="of:= COM.MICROSOFT.CONCAT(DEC2HEX([.A104]+128;2);&quot;FF&quot;)" office:value-type="string" office:string-value="E6FF" calcext:value-type="string">
            <text:p>E6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3" calcext:value-type="float">
            <text:p>103 </text:p>
          </table:table-cell>
          <table:table-cell table:style-name="ce37" table:formula="of:=[.A105]+160" office:value-type="float" office:value="263" calcext:value-type="float">
            <text:p>263</text:p>
          </table:table-cell>
          <table:table-cell table:style-name="ce40" table:formula="of:=UNICHAR([.B105])" office:value-type="string" office:string-value="ć" calcext:value-type="string">
            <text:p>ć</text:p>
          </table:table-cell>
          <table:table-cell table:style-name="ce44" table:formula="of:=DEC2BIN([.A105];7)" office:value-type="string" office:string-value="1100111" calcext:value-type="string">
            <text:p>1100111</text:p>
          </table:table-cell>
          <table:table-cell table:style-name="ce115" table:formula="of:= LEN(SUBSTITUTE([.D105];0;&quot;&quot;))" office:value-type="float" office:value="5" calcext:value-type="float">
            <text:p>5</text:p>
          </table:table-cell>
          <table:table-cell table:style-name="ce34" table:formula="of:= COM.MICROSOFT.CONCAT(DEC2HEX([.A105];2);&quot;7F&quot;)" office:value-type="string" office:string-value="677F" calcext:value-type="string">
            <text:p>677F</text:p>
          </table:table-cell>
          <table:table-cell table:style-name="ce52" table:formula="of:= COM.MICROSOFT.CONCAT(DEC2HEX([.A105];2);&quot;FF&quot;)" office:value-type="string" office:string-value="67FF" calcext:value-type="string">
            <text:p>67FF</text:p>
          </table:table-cell>
          <table:table-cell table:style-name="ce171" table:formula="of:= COM.MICROSOFT.CONCAT(DEC2HEX([.A105]+128;2);&quot;7F&quot;)" office:value-type="string" office:string-value="E77F" calcext:value-type="string">
            <text:p>E77F</text:p>
          </table:table-cell>
          <table:table-cell table:style-name="ce173" table:formula="of:= COM.MICROSOFT.CONCAT(DEC2HEX([.A105]+128;2);&quot;FF&quot;)" office:value-type="string" office:string-value="E7FF" calcext:value-type="string">
            <text:p>E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4" calcext:value-type="float">
            <text:p>104 </text:p>
          </table:table-cell>
          <table:table-cell table:style-name="ce37" table:formula="of:=[.A106]+160" office:value-type="float" office:value="264" calcext:value-type="float">
            <text:p>264</text:p>
          </table:table-cell>
          <table:table-cell table:style-name="ce40" table:formula="of:=UNICHAR([.B106])" office:value-type="string" office:string-value="Ĉ" calcext:value-type="string">
            <text:p>Ĉ</text:p>
          </table:table-cell>
          <table:table-cell table:style-name="ce44" table:formula="of:=DEC2BIN([.A106];7)" office:value-type="string" office:string-value="1101000" calcext:value-type="string">
            <text:p>1101000</text:p>
          </table:table-cell>
          <table:table-cell table:style-name="ce115" table:formula="of:= LEN(SUBSTITUTE([.D106];0;&quot;&quot;))" office:value-type="float" office:value="3" calcext:value-type="float">
            <text:p>3</text:p>
          </table:table-cell>
          <table:table-cell table:style-name="ce34" table:formula="of:= COM.MICROSOFT.CONCAT(DEC2HEX([.A106];2);&quot;7F&quot;)" office:value-type="string" office:string-value="687F" calcext:value-type="string">
            <text:p>687F</text:p>
          </table:table-cell>
          <table:table-cell table:style-name="ce52" table:formula="of:= COM.MICROSOFT.CONCAT(DEC2HEX([.A106];2);&quot;FF&quot;)" office:value-type="string" office:string-value="68FF" calcext:value-type="string">
            <text:p>68FF</text:p>
          </table:table-cell>
          <table:table-cell table:style-name="ce171" table:formula="of:= COM.MICROSOFT.CONCAT(DEC2HEX([.A106]+128;2);&quot;7F&quot;)" office:value-type="string" office:string-value="E87F" calcext:value-type="string">
            <text:p>E87F</text:p>
          </table:table-cell>
          <table:table-cell table:style-name="ce173" table:formula="of:= COM.MICROSOFT.CONCAT(DEC2HEX([.A106]+128;2);&quot;FF&quot;)" office:value-type="string" office:string-value="E8FF" calcext:value-type="string">
            <text:p>E8FF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,</text:p>
          </table:table-cell>
          <table:table-cell table:style-name="ce52"/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5" calcext:value-type="float">
            <text:p>105 </text:p>
          </table:table-cell>
          <table:table-cell table:style-name="ce37" table:formula="of:=[.A107]+160" office:value-type="float" office:value="265" calcext:value-type="float">
            <text:p>265</text:p>
          </table:table-cell>
          <table:table-cell table:style-name="ce40" table:formula="of:=UNICHAR([.B107])" office:value-type="string" office:string-value="ĉ" calcext:value-type="string">
            <text:p>ĉ</text:p>
          </table:table-cell>
          <table:table-cell table:style-name="ce44" table:formula="of:=DEC2BIN([.A107];7)" office:value-type="string" office:string-value="1101001" calcext:value-type="string">
            <text:p>1101001</text:p>
          </table:table-cell>
          <table:table-cell table:style-name="ce115" table:formula="of:= LEN(SUBSTITUTE([.D107];0;&quot;&quot;))" office:value-type="float" office:value="4" calcext:value-type="float">
            <text:p>4</text:p>
          </table:table-cell>
          <table:table-cell table:style-name="ce34" table:formula="of:= COM.MICROSOFT.CONCAT(DEC2HEX([.A107];2);&quot;7F&quot;)" office:value-type="string" office:string-value="697F" calcext:value-type="string">
            <text:p>697F</text:p>
          </table:table-cell>
          <table:table-cell table:style-name="ce52" table:formula="of:= COM.MICROSOFT.CONCAT(DEC2HEX([.A107];2);&quot;FF&quot;)" office:value-type="string" office:string-value="69FF" calcext:value-type="string">
            <text:p>69FF</text:p>
          </table:table-cell>
          <table:table-cell table:style-name="ce171" table:formula="of:= COM.MICROSOFT.CONCAT(DEC2HEX([.A107]+128;2);&quot;7F&quot;)" office:value-type="string" office:string-value="E97F" calcext:value-type="string">
            <text:p>E97F</text:p>
          </table:table-cell>
          <table:table-cell table:style-name="ce173" table:formula="of:= COM.MICROSOFT.CONCAT(DEC2HEX([.A107]+128;2);&quot;FF&quot;)" office:value-type="string" office:string-value="E9FF" calcext:value-type="string">
            <text:p>E9FF</text:p>
          </table:table-cell>
          <table:table-cell office:value-type="string" calcext:value-type="string">
            <text:p>!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6" calcext:value-type="float">
            <text:p>106 </text:p>
          </table:table-cell>
          <table:table-cell table:style-name="ce37" table:formula="of:=[.A108]+160" office:value-type="float" office:value="266" calcext:value-type="float">
            <text:p>266</text:p>
          </table:table-cell>
          <table:table-cell table:style-name="ce40" table:formula="of:=UNICHAR([.B108])" office:value-type="string" office:string-value="Ċ" calcext:value-type="string">
            <text:p>Ċ</text:p>
          </table:table-cell>
          <table:table-cell table:style-name="ce44" table:formula="of:=DEC2BIN([.A108];7)" office:value-type="string" office:string-value="1101010" calcext:value-type="string">
            <text:p>1101010</text:p>
          </table:table-cell>
          <table:table-cell table:style-name="ce115" table:formula="of:= LEN(SUBSTITUTE([.D108];0;&quot;&quot;))" office:value-type="float" office:value="4" calcext:value-type="float">
            <text:p>4</text:p>
          </table:table-cell>
          <table:table-cell table:style-name="ce34" table:formula="of:= COM.MICROSOFT.CONCAT(DEC2HEX([.A108];2);&quot;7F&quot;)" office:value-type="string" office:string-value="6A7F" calcext:value-type="string">
            <text:p>6A7F</text:p>
          </table:table-cell>
          <table:table-cell table:style-name="ce52" table:formula="of:= COM.MICROSOFT.CONCAT(DEC2HEX([.A108];2);&quot;FF&quot;)" office:value-type="string" office:string-value="6AFF" calcext:value-type="string">
            <text:p>6AFF</text:p>
          </table:table-cell>
          <table:table-cell table:style-name="ce171" table:formula="of:= COM.MICROSOFT.CONCAT(DEC2HEX([.A108]+128;2);&quot;7F&quot;)" office:value-type="string" office:string-value="EA7F" calcext:value-type="string">
            <text:p>EA7F</text:p>
          </table:table-cell>
          <table:table-cell table:style-name="ce173" table:formula="of:= COM.MICROSOFT.CONCAT(DEC2HEX([.A108]+128;2);&quot;FF&quot;)" office:value-type="string" office:string-value="EAFF" calcext:value-type="string">
            <text:p>EAFF</text:p>
          </table:table-cell>
          <table:table-cell office:value-type="string" calcext:value-type="string">
            <text:p>*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7" calcext:value-type="float">
            <text:p>107 </text:p>
          </table:table-cell>
          <table:table-cell table:style-name="ce37" table:formula="of:=[.A109]+160" office:value-type="float" office:value="267" calcext:value-type="float">
            <text:p>267</text:p>
          </table:table-cell>
          <table:table-cell table:style-name="ce40" table:formula="of:=UNICHAR([.B109])" office:value-type="string" office:string-value="ċ" calcext:value-type="string">
            <text:p>ċ</text:p>
          </table:table-cell>
          <table:table-cell table:style-name="ce44" table:formula="of:=DEC2BIN([.A109];7)" office:value-type="string" office:string-value="1101011" calcext:value-type="string">
            <text:p>1101011</text:p>
          </table:table-cell>
          <table:table-cell table:style-name="ce115" table:formula="of:= LEN(SUBSTITUTE([.D109];0;&quot;&quot;))" office:value-type="float" office:value="5" calcext:value-type="float">
            <text:p>5</text:p>
          </table:table-cell>
          <table:table-cell table:style-name="ce34" table:formula="of:= COM.MICROSOFT.CONCAT(DEC2HEX([.A109];2);&quot;7F&quot;)" office:value-type="string" office:string-value="6B7F" calcext:value-type="string">
            <text:p>6B7F</text:p>
          </table:table-cell>
          <table:table-cell table:style-name="ce52" table:formula="of:= COM.MICROSOFT.CONCAT(DEC2HEX([.A109];2);&quot;FF&quot;)" office:value-type="string" office:string-value="6BFF" calcext:value-type="string">
            <text:p>6BFF</text:p>
          </table:table-cell>
          <table:table-cell table:style-name="ce171" table:formula="of:= COM.MICROSOFT.CONCAT(DEC2HEX([.A109]+128;2);&quot;7F&quot;)" office:value-type="string" office:string-value="EB7F" calcext:value-type="string">
            <text:p>EB7F</text:p>
          </table:table-cell>
          <table:table-cell table:style-name="ce173" table:formula="of:= COM.MICROSOFT.CONCAT(DEC2HEX([.A109]+128;2);&quot;FF&quot;)" office:value-type="string" office:string-value="EBFF" calcext:value-type="string">
            <text:p>E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8" calcext:value-type="float">
            <text:p>108 </text:p>
          </table:table-cell>
          <table:table-cell table:style-name="ce37" table:formula="of:=[.A110]+160" office:value-type="float" office:value="268" calcext:value-type="float">
            <text:p>268</text:p>
          </table:table-cell>
          <table:table-cell table:style-name="ce40" table:formula="of:=UNICHAR([.B110])" office:value-type="string" office:string-value="Č" calcext:value-type="string">
            <text:p>Č</text:p>
          </table:table-cell>
          <table:table-cell table:style-name="ce44" table:formula="of:=DEC2BIN([.A110];7)" office:value-type="string" office:string-value="1101100" calcext:value-type="string">
            <text:p>1101100</text:p>
          </table:table-cell>
          <table:table-cell table:style-name="ce115" table:formula="of:= LEN(SUBSTITUTE([.D110];0;&quot;&quot;))" office:value-type="float" office:value="4" calcext:value-type="float">
            <text:p>4</text:p>
          </table:table-cell>
          <table:table-cell table:style-name="ce34" table:formula="of:= COM.MICROSOFT.CONCAT(DEC2HEX([.A110];2);&quot;7F&quot;)" office:value-type="string" office:string-value="6C7F" calcext:value-type="string">
            <text:p>6C7F</text:p>
          </table:table-cell>
          <table:table-cell table:style-name="ce52" table:formula="of:= COM.MICROSOFT.CONCAT(DEC2HEX([.A110];2);&quot;FF&quot;)" office:value-type="string" office:string-value="6CFF" calcext:value-type="string">
            <text:p>6CFF</text:p>
          </table:table-cell>
          <table:table-cell table:style-name="ce171" table:formula="of:= COM.MICROSOFT.CONCAT(DEC2HEX([.A110]+128;2);&quot;7F&quot;)" office:value-type="string" office:string-value="EC7F" calcext:value-type="string">
            <text:p>EC7F</text:p>
          </table:table-cell>
          <table:table-cell table:style-name="ce173" table:formula="of:= COM.MICROSOFT.CONCAT(DEC2HEX([.A110]+128;2);&quot;FF&quot;)" office:value-type="string" office:string-value="ECFF" calcext:value-type="string">
            <text:p>EC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9" calcext:value-type="float">
            <text:p>109 </text:p>
          </table:table-cell>
          <table:table-cell table:style-name="ce37" table:formula="of:=[.A111]+160" office:value-type="float" office:value="269" calcext:value-type="float">
            <text:p>269</text:p>
          </table:table-cell>
          <table:table-cell table:style-name="ce40" table:formula="of:=UNICHAR([.B111])" office:value-type="string" office:string-value="č" calcext:value-type="string">
            <text:p>č</text:p>
          </table:table-cell>
          <table:table-cell table:style-name="ce44" table:formula="of:=DEC2BIN([.A111];7)" office:value-type="string" office:string-value="1101101" calcext:value-type="string">
            <text:p>1101101</text:p>
          </table:table-cell>
          <table:table-cell table:style-name="ce115" table:formula="of:= LEN(SUBSTITUTE([.D111];0;&quot;&quot;))" office:value-type="float" office:value="5" calcext:value-type="float">
            <text:p>5</text:p>
          </table:table-cell>
          <table:table-cell table:style-name="ce34" table:formula="of:= COM.MICROSOFT.CONCAT(DEC2HEX([.A111];2);&quot;7F&quot;)" office:value-type="string" office:string-value="6D7F" calcext:value-type="string">
            <text:p>6D7F</text:p>
          </table:table-cell>
          <table:table-cell table:style-name="ce52" table:formula="of:= COM.MICROSOFT.CONCAT(DEC2HEX([.A111];2);&quot;FF&quot;)" office:value-type="string" office:string-value="6DFF" calcext:value-type="string">
            <text:p>6DFF</text:p>
          </table:table-cell>
          <table:table-cell table:style-name="ce171" table:formula="of:= COM.MICROSOFT.CONCAT(DEC2HEX([.A111]+128;2);&quot;7F&quot;)" office:value-type="string" office:string-value="ED7F" calcext:value-type="string">
            <text:p>ED7F</text:p>
          </table:table-cell>
          <table:table-cell table:style-name="ce173" table:formula="of:= COM.MICROSOFT.CONCAT(DEC2HEX([.A111]+128;2);&quot;FF&quot;)" office:value-type="string" office:string-value="EDFF" calcext:value-type="string">
            <text:p>E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0" calcext:value-type="float">
            <text:p>110 </text:p>
          </table:table-cell>
          <table:table-cell table:style-name="ce37" table:formula="of:=[.A112]+160" office:value-type="float" office:value="270" calcext:value-type="float">
            <text:p>270</text:p>
          </table:table-cell>
          <table:table-cell table:style-name="ce40" table:formula="of:=UNICHAR([.B112])" office:value-type="string" office:string-value="Ď" calcext:value-type="string">
            <text:p>Ď</text:p>
          </table:table-cell>
          <table:table-cell table:style-name="ce44" table:formula="of:=DEC2BIN([.A112];7)" office:value-type="string" office:string-value="1101110" calcext:value-type="string">
            <text:p>1101110</text:p>
          </table:table-cell>
          <table:table-cell table:style-name="ce115" table:formula="of:= LEN(SUBSTITUTE([.D112];0;&quot;&quot;))" office:value-type="float" office:value="5" calcext:value-type="float">
            <text:p>5</text:p>
          </table:table-cell>
          <table:table-cell table:style-name="ce34" table:formula="of:= COM.MICROSOFT.CONCAT(DEC2HEX([.A112];2);&quot;7F&quot;)" office:value-type="string" office:string-value="6E7F" calcext:value-type="string">
            <text:p>6E7F</text:p>
          </table:table-cell>
          <table:table-cell table:style-name="ce52" table:formula="of:= COM.MICROSOFT.CONCAT(DEC2HEX([.A112];2);&quot;FF&quot;)" office:value-type="string" office:string-value="6EFF" calcext:value-type="string">
            <text:p>6EFF</text:p>
          </table:table-cell>
          <table:table-cell table:style-name="ce171" table:formula="of:= COM.MICROSOFT.CONCAT(DEC2HEX([.A112]+128;2);&quot;7F&quot;)" office:value-type="string" office:string-value="EE7F" calcext:value-type="string">
            <text:p>EE7F</text:p>
          </table:table-cell>
          <table:table-cell table:style-name="ce173" table:formula="of:= COM.MICROSOFT.CONCAT(DEC2HEX([.A112]+128;2);&quot;FF&quot;)" office:value-type="string" office:string-value="EEFF" calcext:value-type="string">
            <text:p>E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1" calcext:value-type="float">
            <text:p>111 </text:p>
          </table:table-cell>
          <table:table-cell table:style-name="ce37" table:formula="of:=[.A113]+160" office:value-type="float" office:value="271" calcext:value-type="float">
            <text:p>271</text:p>
          </table:table-cell>
          <table:table-cell table:style-name="ce40" table:formula="of:=UNICHAR([.B113])" office:value-type="string" office:string-value="ď" calcext:value-type="string">
            <text:p>ď</text:p>
          </table:table-cell>
          <table:table-cell table:style-name="ce44" table:formula="of:=DEC2BIN([.A113];7)" office:value-type="string" office:string-value="1101111" calcext:value-type="string">
            <text:p>1101111</text:p>
          </table:table-cell>
          <table:table-cell table:style-name="ce115" table:formula="of:= LEN(SUBSTITUTE([.D113];0;&quot;&quot;))" office:value-type="float" office:value="6" calcext:value-type="float">
            <text:p>6</text:p>
          </table:table-cell>
          <table:table-cell table:style-name="ce34" table:formula="of:= COM.MICROSOFT.CONCAT(DEC2HEX([.A113];2);&quot;7F&quot;)" office:value-type="string" office:string-value="6F7F" calcext:value-type="string">
            <text:p>6F7F</text:p>
          </table:table-cell>
          <table:table-cell table:style-name="ce52" table:formula="of:= COM.MICROSOFT.CONCAT(DEC2HEX([.A113];2);&quot;FF&quot;)" office:value-type="string" office:string-value="6FFF" calcext:value-type="string">
            <text:p>6FFF</text:p>
          </table:table-cell>
          <table:table-cell table:style-name="ce171" table:formula="of:= COM.MICROSOFT.CONCAT(DEC2HEX([.A113]+128;2);&quot;7F&quot;)" office:value-type="string" office:string-value="EF7F" calcext:value-type="string">
            <text:p>EF7F</text:p>
          </table:table-cell>
          <table:table-cell table:style-name="ce173" table:formula="of:= COM.MICROSOFT.CONCAT(DEC2HEX([.A113]+128;2);&quot;FF&quot;)" office:value-type="string" office:string-value="EFFF" calcext:value-type="string">
            <text:p>E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2" calcext:value-type="float">
            <text:p>112 </text:p>
          </table:table-cell>
          <table:table-cell table:style-name="ce37" table:formula="of:=[.A114]+160" office:value-type="float" office:value="272" calcext:value-type="float">
            <text:p>272</text:p>
          </table:table-cell>
          <table:table-cell table:style-name="ce40" table:formula="of:=UNICHAR([.B114])" office:value-type="string" office:string-value="Đ" calcext:value-type="string">
            <text:p>Đ</text:p>
          </table:table-cell>
          <table:table-cell table:style-name="ce44" table:formula="of:=DEC2BIN([.A114];7)" office:value-type="string" office:string-value="1110000" calcext:value-type="string">
            <text:p>1110000</text:p>
          </table:table-cell>
          <table:table-cell table:style-name="ce115" table:formula="of:= LEN(SUBSTITUTE([.D114];0;&quot;&quot;))" office:value-type="float" office:value="3" calcext:value-type="float">
            <text:p>3</text:p>
          </table:table-cell>
          <table:table-cell table:style-name="ce34" table:formula="of:= COM.MICROSOFT.CONCAT(DEC2HEX([.A114];2);&quot;7F&quot;)" office:value-type="string" office:string-value="707F" calcext:value-type="string">
            <text:p>707F</text:p>
          </table:table-cell>
          <table:table-cell table:style-name="ce52" table:formula="of:= COM.MICROSOFT.CONCAT(DEC2HEX([.A114];2);&quot;FF&quot;)" office:value-type="string" office:string-value="70FF" calcext:value-type="string">
            <text:p>70FF</text:p>
          </table:table-cell>
          <table:table-cell table:style-name="ce171" table:formula="of:= COM.MICROSOFT.CONCAT(DEC2HEX([.A114]+128;2);&quot;7F&quot;)" office:value-type="string" office:string-value="F07F" calcext:value-type="string">
            <text:p>F07F</text:p>
          </table:table-cell>
          <table:table-cell table:style-name="ce173" table:formula="of:= COM.MICROSOFT.CONCAT(DEC2HEX([.A114]+128;2);&quot;FF&quot;)" office:value-type="string" office:string-value="F0FF" calcext:value-type="string">
            <text:p>F0FF</text:p>
          </table:table-cell>
          <table:table-cell office:value-type="string" calcext:value-type="string">
            <text:p>k</text:p>
          </table:table-cell>
          <table:table-cell table:style-name="ce52" office:value-type="string" calcext:value-type="string">
            <text:p>]</text:p>
          </table:table-cell>
          <table:table-cell table:style-name="ce52"/>
          <table:table-cell office:value-type="string" calcext:value-type="string">
            <text:p>]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3" calcext:value-type="float">
            <text:p>113 </text:p>
          </table:table-cell>
          <table:table-cell table:style-name="ce37" table:formula="of:=[.A115]+160" office:value-type="float" office:value="273" calcext:value-type="float">
            <text:p>273</text:p>
          </table:table-cell>
          <table:table-cell table:style-name="ce40" table:formula="of:=UNICHAR([.B115])" office:value-type="string" office:string-value="đ" calcext:value-type="string">
            <text:p>đ</text:p>
          </table:table-cell>
          <table:table-cell table:style-name="ce44" table:formula="of:=DEC2BIN([.A115];7)" office:value-type="string" office:string-value="1110001" calcext:value-type="string">
            <text:p>1110001</text:p>
          </table:table-cell>
          <table:table-cell table:style-name="ce115" table:formula="of:= LEN(SUBSTITUTE([.D115];0;&quot;&quot;))" office:value-type="float" office:value="4" calcext:value-type="float">
            <text:p>4</text:p>
          </table:table-cell>
          <table:table-cell table:style-name="ce34" table:formula="of:= COM.MICROSOFT.CONCAT(DEC2HEX([.A115];2);&quot;7F&quot;)" office:value-type="string" office:string-value="717F" calcext:value-type="string">
            <text:p>717F</text:p>
          </table:table-cell>
          <table:table-cell table:style-name="ce52" table:formula="of:= COM.MICROSOFT.CONCAT(DEC2HEX([.A115];2);&quot;FF&quot;)" office:value-type="string" office:string-value="71FF" calcext:value-type="string">
            <text:p>71FF</text:p>
          </table:table-cell>
          <table:table-cell table:style-name="ce171" table:formula="of:= COM.MICROSOFT.CONCAT(DEC2HEX([.A115]+128;2);&quot;7F&quot;)" office:value-type="string" office:string-value="F17F" calcext:value-type="string">
            <text:p>F17F</text:p>
          </table:table-cell>
          <table:table-cell table:style-name="ce173" table:formula="of:= COM.MICROSOFT.CONCAT(DEC2HEX([.A115]+128;2);&quot;FF&quot;)" office:value-type="string" office:string-value="F1FF" calcext:value-type="string">
            <text:p>F1FF</text:p>
          </table:table-cell>
          <table:table-cell office:value-type="string" calcext:value-type="string">
            <text:p>t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4" calcext:value-type="float">
            <text:p>114 </text:p>
          </table:table-cell>
          <table:table-cell table:style-name="ce37" table:formula="of:=[.A116]+160" office:value-type="float" office:value="274" calcext:value-type="float">
            <text:p>274</text:p>
          </table:table-cell>
          <table:table-cell table:style-name="ce40" table:formula="of:=UNICHAR([.B116])" office:value-type="string" office:string-value="Ē" calcext:value-type="string">
            <text:p>Ē</text:p>
          </table:table-cell>
          <table:table-cell table:style-name="ce44" table:formula="of:=DEC2BIN([.A116];7)" office:value-type="string" office:string-value="1110010" calcext:value-type="string">
            <text:p>1110010</text:p>
          </table:table-cell>
          <table:table-cell table:style-name="ce115" table:formula="of:= LEN(SUBSTITUTE([.D116];0;&quot;&quot;))" office:value-type="float" office:value="4" calcext:value-type="float">
            <text:p>4</text:p>
          </table:table-cell>
          <table:table-cell table:style-name="ce34" table:formula="of:= COM.MICROSOFT.CONCAT(DEC2HEX([.A116];2);&quot;7F&quot;)" office:value-type="string" office:string-value="727F" calcext:value-type="string">
            <text:p>727F</text:p>
          </table:table-cell>
          <table:table-cell table:style-name="ce52" table:formula="of:= COM.MICROSOFT.CONCAT(DEC2HEX([.A116];2);&quot;FF&quot;)" office:value-type="string" office:string-value="72FF" calcext:value-type="string">
            <text:p>72FF</text:p>
          </table:table-cell>
          <table:table-cell table:style-name="ce171" table:formula="of:= COM.MICROSOFT.CONCAT(DEC2HEX([.A116]+128;2);&quot;7F&quot;)" office:value-type="string" office:string-value="F27F" calcext:value-type="string">
            <text:p>F27F</text:p>
          </table:table-cell>
          <table:table-cell table:style-name="ce173" table:formula="of:= COM.MICROSOFT.CONCAT(DEC2HEX([.A116]+128;2);&quot;FF&quot;)" office:value-type="string" office:string-value="F2FF" calcext:value-type="string">
            <text:p>F2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5" calcext:value-type="float">
            <text:p>115 </text:p>
          </table:table-cell>
          <table:table-cell table:style-name="ce37" table:formula="of:=[.A117]+160" office:value-type="float" office:value="275" calcext:value-type="float">
            <text:p>275</text:p>
          </table:table-cell>
          <table:table-cell table:style-name="ce40" table:formula="of:=UNICHAR([.B117])" office:value-type="string" office:string-value="ē" calcext:value-type="string">
            <text:p>ē</text:p>
          </table:table-cell>
          <table:table-cell table:style-name="ce44" table:formula="of:=DEC2BIN([.A117];7)" office:value-type="string" office:string-value="1110011" calcext:value-type="string">
            <text:p>1110011</text:p>
          </table:table-cell>
          <table:table-cell table:style-name="ce115" table:formula="of:= LEN(SUBSTITUTE([.D117];0;&quot;&quot;))" office:value-type="float" office:value="5" calcext:value-type="float">
            <text:p>5</text:p>
          </table:table-cell>
          <table:table-cell table:style-name="ce34" table:formula="of:= COM.MICROSOFT.CONCAT(DEC2HEX([.A117];2);&quot;7F&quot;)" office:value-type="string" office:string-value="737F" calcext:value-type="string">
            <text:p>737F</text:p>
          </table:table-cell>
          <table:table-cell table:style-name="ce52" table:formula="of:= COM.MICROSOFT.CONCAT(DEC2HEX([.A117];2);&quot;FF&quot;)" office:value-type="string" office:string-value="73FF" calcext:value-type="string">
            <text:p>73FF</text:p>
          </table:table-cell>
          <table:table-cell table:style-name="ce171" table:formula="of:= COM.MICROSOFT.CONCAT(DEC2HEX([.A117]+128;2);&quot;7F&quot;)" office:value-type="string" office:string-value="F37F" calcext:value-type="string">
            <text:p>F37F</text:p>
          </table:table-cell>
          <table:table-cell table:style-name="ce173" table:formula="of:= COM.MICROSOFT.CONCAT(DEC2HEX([.A117]+128;2);&quot;FF&quot;)" office:value-type="string" office:string-value="F3FF" calcext:value-type="string">
            <text:p>F3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6" calcext:value-type="float">
            <text:p>116 </text:p>
          </table:table-cell>
          <table:table-cell table:style-name="ce37" table:formula="of:=[.A118]+160" office:value-type="float" office:value="276" calcext:value-type="float">
            <text:p>276</text:p>
          </table:table-cell>
          <table:table-cell table:style-name="ce40" table:formula="of:=UNICHAR([.B118])" office:value-type="string" office:string-value="Ĕ" calcext:value-type="string">
            <text:p>Ĕ</text:p>
          </table:table-cell>
          <table:table-cell table:style-name="ce44" table:formula="of:=DEC2BIN([.A118];7)" office:value-type="string" office:string-value="1110100" calcext:value-type="string">
            <text:p>1110100</text:p>
          </table:table-cell>
          <table:table-cell table:style-name="ce115" table:formula="of:= LEN(SUBSTITUTE([.D118];0;&quot;&quot;))" office:value-type="float" office:value="4" calcext:value-type="float">
            <text:p>4</text:p>
          </table:table-cell>
          <table:table-cell table:style-name="ce34" table:formula="of:= COM.MICROSOFT.CONCAT(DEC2HEX([.A118];2);&quot;7F&quot;)" office:value-type="string" office:string-value="747F" calcext:value-type="string">
            <text:p>747F</text:p>
          </table:table-cell>
          <table:table-cell table:style-name="ce52" table:formula="of:= COM.MICROSOFT.CONCAT(DEC2HEX([.A118];2);&quot;FF&quot;)" office:value-type="string" office:string-value="74FF" calcext:value-type="string">
            <text:p>74FF</text:p>
          </table:table-cell>
          <table:table-cell table:style-name="ce171" table:formula="of:= COM.MICROSOFT.CONCAT(DEC2HEX([.A118]+128;2);&quot;7F&quot;)" office:value-type="string" office:string-value="F47F" calcext:value-type="string">
            <text:p>F47F</text:p>
          </table:table-cell>
          <table:table-cell table:style-name="ce173" table:formula="of:= COM.MICROSOFT.CONCAT(DEC2HEX([.A118]+128;2);&quot;FF&quot;)" office:value-type="string" office:string-value="F4FF" calcext:value-type="string">
            <text:p>F4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7" calcext:value-type="float">
            <text:p>117 </text:p>
          </table:table-cell>
          <table:table-cell table:style-name="ce37" table:formula="of:=[.A119]+160" office:value-type="float" office:value="277" calcext:value-type="float">
            <text:p>277</text:p>
          </table:table-cell>
          <table:table-cell table:style-name="ce40" table:formula="of:=UNICHAR([.B119])" office:value-type="string" office:string-value="ĕ" calcext:value-type="string">
            <text:p>ĕ</text:p>
          </table:table-cell>
          <table:table-cell table:style-name="ce44" table:formula="of:=DEC2BIN([.A119];7)" office:value-type="string" office:string-value="1110101" calcext:value-type="string">
            <text:p>1110101</text:p>
          </table:table-cell>
          <table:table-cell table:style-name="ce115" table:formula="of:= LEN(SUBSTITUTE([.D119];0;&quot;&quot;))" office:value-type="float" office:value="5" calcext:value-type="float">
            <text:p>5</text:p>
          </table:table-cell>
          <table:table-cell table:style-name="ce34" table:formula="of:= COM.MICROSOFT.CONCAT(DEC2HEX([.A119];2);&quot;7F&quot;)" office:value-type="string" office:string-value="757F" calcext:value-type="string">
            <text:p>757F</text:p>
          </table:table-cell>
          <table:table-cell table:style-name="ce52" table:formula="of:= COM.MICROSOFT.CONCAT(DEC2HEX([.A119];2);&quot;FF&quot;)" office:value-type="string" office:string-value="75FF" calcext:value-type="string">
            <text:p>75FF</text:p>
          </table:table-cell>
          <table:table-cell table:style-name="ce171" table:formula="of:= COM.MICROSOFT.CONCAT(DEC2HEX([.A119]+128;2);&quot;7F&quot;)" office:value-type="string" office:string-value="F57F" calcext:value-type="string">
            <text:p>F57F</text:p>
          </table:table-cell>
          <table:table-cell table:style-name="ce173" table:formula="of:= COM.MICROSOFT.CONCAT(DEC2HEX([.A119]+128;2);&quot;FF&quot;)" office:value-type="string" office:string-value="F5FF" calcext:value-type="string">
            <text:p>F5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8" calcext:value-type="float">
            <text:p>118 </text:p>
          </table:table-cell>
          <table:table-cell table:style-name="ce37" table:formula="of:=[.A120]+160" office:value-type="float" office:value="278" calcext:value-type="float">
            <text:p>278</text:p>
          </table:table-cell>
          <table:table-cell table:style-name="ce40" table:formula="of:=UNICHAR([.B120])" office:value-type="string" office:string-value="Ė" calcext:value-type="string">
            <text:p>Ė</text:p>
          </table:table-cell>
          <table:table-cell table:style-name="ce44" table:formula="of:=DEC2BIN([.A120];7)" office:value-type="string" office:string-value="1110110" calcext:value-type="string">
            <text:p>1110110</text:p>
          </table:table-cell>
          <table:table-cell table:style-name="ce115" table:formula="of:= LEN(SUBSTITUTE([.D120];0;&quot;&quot;))" office:value-type="float" office:value="5" calcext:value-type="float">
            <text:p>5</text:p>
          </table:table-cell>
          <table:table-cell table:style-name="ce34" table:formula="of:= COM.MICROSOFT.CONCAT(DEC2HEX([.A120];2);&quot;7F&quot;)" office:value-type="string" office:string-value="767F" calcext:value-type="string">
            <text:p>767F</text:p>
          </table:table-cell>
          <table:table-cell table:style-name="ce52" table:formula="of:= COM.MICROSOFT.CONCAT(DEC2HEX([.A120];2);&quot;FF&quot;)" office:value-type="string" office:string-value="76FF" calcext:value-type="string">
            <text:p>76FF</text:p>
          </table:table-cell>
          <table:table-cell table:style-name="ce171" table:formula="of:= COM.MICROSOFT.CONCAT(DEC2HEX([.A120]+128;2);&quot;7F&quot;)" office:value-type="string" office:string-value="F67F" calcext:value-type="string">
            <text:p>F67F</text:p>
          </table:table-cell>
          <table:table-cell table:style-name="ce173" table:formula="of:= COM.MICROSOFT.CONCAT(DEC2HEX([.A120]+128;2);&quot;FF&quot;)" office:value-type="string" office:string-value="F6FF" calcext:value-type="string">
            <text:p>F6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9" calcext:value-type="float">
            <text:p>119 </text:p>
          </table:table-cell>
          <table:table-cell table:style-name="ce37" table:formula="of:=[.A121]+160" office:value-type="float" office:value="279" calcext:value-type="float">
            <text:p>279</text:p>
          </table:table-cell>
          <table:table-cell table:style-name="ce40" table:formula="of:=UNICHAR([.B121])" office:value-type="string" office:string-value="ė" calcext:value-type="string">
            <text:p>ė</text:p>
          </table:table-cell>
          <table:table-cell table:style-name="ce44" table:formula="of:=DEC2BIN([.A121];7)" office:value-type="string" office:string-value="1110111" calcext:value-type="string">
            <text:p>1110111</text:p>
          </table:table-cell>
          <table:table-cell table:style-name="ce115" table:formula="of:= LEN(SUBSTITUTE([.D121];0;&quot;&quot;))" office:value-type="float" office:value="6" calcext:value-type="float">
            <text:p>6</text:p>
          </table:table-cell>
          <table:table-cell table:style-name="ce34" table:formula="of:= COM.MICROSOFT.CONCAT(DEC2HEX([.A121];2);&quot;7F&quot;)" office:value-type="string" office:string-value="777F" calcext:value-type="string">
            <text:p>777F</text:p>
          </table:table-cell>
          <table:table-cell table:style-name="ce52" table:formula="of:= COM.MICROSOFT.CONCAT(DEC2HEX([.A121];2);&quot;FF&quot;)" office:value-type="string" office:string-value="77FF" calcext:value-type="string">
            <text:p>77FF</text:p>
          </table:table-cell>
          <table:table-cell table:style-name="ce171" table:formula="of:= COM.MICROSOFT.CONCAT(DEC2HEX([.A121]+128;2);&quot;7F&quot;)" office:value-type="string" office:string-value="F77F" calcext:value-type="string">
            <text:p>F77F</text:p>
          </table:table-cell>
          <table:table-cell table:style-name="ce173" table:formula="of:= COM.MICROSOFT.CONCAT(DEC2HEX([.A121]+128;2);&quot;FF&quot;)" office:value-type="string" office:string-value="F7FF" calcext:value-type="string">
            <text:p>F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0" calcext:value-type="float">
            <text:p>120 </text:p>
          </table:table-cell>
          <table:table-cell table:style-name="ce37" table:formula="of:=[.A122]+160" office:value-type="float" office:value="280" calcext:value-type="float">
            <text:p>280</text:p>
          </table:table-cell>
          <table:table-cell table:style-name="ce40" table:formula="of:=UNICHAR([.B122])" office:value-type="string" office:string-value="Ę" calcext:value-type="string">
            <text:p>Ę</text:p>
          </table:table-cell>
          <table:table-cell table:style-name="ce44" table:formula="of:=DEC2BIN([.A122];7)" office:value-type="string" office:string-value="1111000" calcext:value-type="string">
            <text:p>1111000</text:p>
          </table:table-cell>
          <table:table-cell table:style-name="ce115" table:formula="of:= LEN(SUBSTITUTE([.D122];0;&quot;&quot;))" office:value-type="float" office:value="4" calcext:value-type="float">
            <text:p>4</text:p>
          </table:table-cell>
          <table:table-cell table:style-name="ce34" table:formula="of:= COM.MICROSOFT.CONCAT(DEC2HEX([.A122];2);&quot;7F&quot;)" office:value-type="string" office:string-value="787F" calcext:value-type="string">
            <text:p>787F</text:p>
          </table:table-cell>
          <table:table-cell table:style-name="ce52" table:formula="of:= COM.MICROSOFT.CONCAT(DEC2HEX([.A122];2);&quot;FF&quot;)" office:value-type="string" office:string-value="78FF" calcext:value-type="string">
            <text:p>78FF</text:p>
          </table:table-cell>
          <table:table-cell table:style-name="ce171" table:formula="of:= COM.MICROSOFT.CONCAT(DEC2HEX([.A122]+128;2);&quot;7F&quot;)" office:value-type="string" office:string-value="F87F" calcext:value-type="string">
            <text:p>F87F</text:p>
          </table:table-cell>
          <table:table-cell table:style-name="ce173" table:formula="of:= COM.MICROSOFT.CONCAT(DEC2HEX([.A122]+128;2);&quot;FF&quot;)" office:value-type="string" office:string-value="F8FF" calcext:value-type="string">
            <text:p>F8FF</text:p>
          </table:table-cell>
          <table:table-cell office:value-type="string" calcext:value-type="string">
            <text:p>f</text:p>
          </table:table-cell>
          <table:table-cell table:style-name="ce52" table:number-columns-repeated="2"/>
          <table:table-cell table:number-columns-repeated="3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1" calcext:value-type="float">
            <text:p>121 </text:p>
          </table:table-cell>
          <table:table-cell table:style-name="ce37" table:formula="of:=[.A123]+160" office:value-type="float" office:value="281" calcext:value-type="float">
            <text:p>281</text:p>
          </table:table-cell>
          <table:table-cell table:style-name="ce40" table:formula="of:=UNICHAR([.B123])" office:value-type="string" office:string-value="ę" calcext:value-type="string">
            <text:p>ę</text:p>
          </table:table-cell>
          <table:table-cell table:style-name="ce44" table:formula="of:=DEC2BIN([.A123];7)" office:value-type="string" office:string-value="1111001" calcext:value-type="string">
            <text:p>1111001</text:p>
          </table:table-cell>
          <table:table-cell table:style-name="ce115" table:formula="of:= LEN(SUBSTITUTE([.D123];0;&quot;&quot;))" office:value-type="float" office:value="5" calcext:value-type="float">
            <text:p>5</text:p>
          </table:table-cell>
          <table:table-cell table:style-name="ce34" table:formula="of:= COM.MICROSOFT.CONCAT(DEC2HEX([.A123];2);&quot;7F&quot;)" office:value-type="string" office:string-value="797F" calcext:value-type="string">
            <text:p>797F</text:p>
          </table:table-cell>
          <table:table-cell table:style-name="ce52" table:formula="of:= COM.MICROSOFT.CONCAT(DEC2HEX([.A123];2);&quot;FF&quot;)" office:value-type="string" office:string-value="79FF" calcext:value-type="string">
            <text:p>79FF</text:p>
          </table:table-cell>
          <table:table-cell table:style-name="ce171" table:formula="of:= COM.MICROSOFT.CONCAT(DEC2HEX([.A123]+128;2);&quot;7F&quot;)" office:value-type="string" office:string-value="F97F" calcext:value-type="string">
            <text:p>F97F</text:p>
          </table:table-cell>
          <table:table-cell table:style-name="ce173" table:formula="of:= COM.MICROSOFT.CONCAT(DEC2HEX([.A123]+128;2);&quot;FF&quot;)" office:value-type="string" office:string-value="F9FF" calcext:value-type="string">
            <text:p>F9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2" calcext:value-type="float">
            <text:p>122 </text:p>
          </table:table-cell>
          <table:table-cell table:style-name="ce37" table:formula="of:=[.A124]+160" office:value-type="float" office:value="282" calcext:value-type="float">
            <text:p>282</text:p>
          </table:table-cell>
          <table:table-cell table:style-name="ce40" table:formula="of:=UNICHAR([.B124])" office:value-type="string" office:string-value="Ě" calcext:value-type="string">
            <text:p>Ě</text:p>
          </table:table-cell>
          <table:table-cell table:style-name="ce44" table:formula="of:=DEC2BIN([.A124];7)" office:value-type="string" office:string-value="1111010" calcext:value-type="string">
            <text:p>1111010</text:p>
          </table:table-cell>
          <table:table-cell table:style-name="ce115" table:formula="of:= LEN(SUBSTITUTE([.D124];0;&quot;&quot;))" office:value-type="float" office:value="5" calcext:value-type="float">
            <text:p>5</text:p>
          </table:table-cell>
          <table:table-cell table:style-name="ce34" table:formula="of:= COM.MICROSOFT.CONCAT(DEC2HEX([.A124];2);&quot;7F&quot;)" office:value-type="string" office:string-value="7A7F" calcext:value-type="string">
            <text:p>7A7F</text:p>
          </table:table-cell>
          <table:table-cell table:style-name="ce52" table:formula="of:= COM.MICROSOFT.CONCAT(DEC2HEX([.A124];2);&quot;FF&quot;)" office:value-type="string" office:string-value="7AFF" calcext:value-type="string">
            <text:p>7AFF</text:p>
          </table:table-cell>
          <table:table-cell table:style-name="ce171" table:formula="of:= COM.MICROSOFT.CONCAT(DEC2HEX([.A124]+128;2);&quot;7F&quot;)" office:value-type="string" office:string-value="FA7F" calcext:value-type="string">
            <text:p>FA7F</text:p>
          </table:table-cell>
          <table:table-cell table:style-name="ce173" table:formula="of:= COM.MICROSOFT.CONCAT(DEC2HEX([.A124]+128;2);&quot;FF&quot;)" office:value-type="string" office:string-value="FAFF" calcext:value-type="string">
            <text:p>FA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3" calcext:value-type="float">
            <text:p>123 </text:p>
          </table:table-cell>
          <table:table-cell table:style-name="ce37" table:formula="of:=[.A125]+160" office:value-type="float" office:value="283" calcext:value-type="float">
            <text:p>283</text:p>
          </table:table-cell>
          <table:table-cell table:style-name="ce40" table:formula="of:=UNICHAR([.B125])" office:value-type="string" office:string-value="ě" calcext:value-type="string">
            <text:p>ě</text:p>
          </table:table-cell>
          <table:table-cell table:style-name="ce44" table:formula="of:=DEC2BIN([.A125];7)" office:value-type="string" office:string-value="1111011" calcext:value-type="string">
            <text:p>1111011</text:p>
          </table:table-cell>
          <table:table-cell table:style-name="ce115" table:formula="of:= LEN(SUBSTITUTE([.D125];0;&quot;&quot;))" office:value-type="float" office:value="6" calcext:value-type="float">
            <text:p>6</text:p>
          </table:table-cell>
          <table:table-cell table:style-name="ce34" table:formula="of:= COM.MICROSOFT.CONCAT(DEC2HEX([.A125];2);&quot;7F&quot;)" office:value-type="string" office:string-value="7B7F" calcext:value-type="string">
            <text:p>7B7F</text:p>
          </table:table-cell>
          <table:table-cell table:style-name="ce52" table:formula="of:= COM.MICROSOFT.CONCAT(DEC2HEX([.A125];2);&quot;FF&quot;)" office:value-type="string" office:string-value="7BFF" calcext:value-type="string">
            <text:p>7BFF</text:p>
          </table:table-cell>
          <table:table-cell table:style-name="ce171" table:formula="of:= COM.MICROSOFT.CONCAT(DEC2HEX([.A125]+128;2);&quot;7F&quot;)" office:value-type="string" office:string-value="FB7F" calcext:value-type="string">
            <text:p>FB7F</text:p>
          </table:table-cell>
          <table:table-cell table:style-name="ce173" table:formula="of:= COM.MICROSOFT.CONCAT(DEC2HEX([.A125]+128;2);&quot;FF&quot;)" office:value-type="string" office:string-value="FBFF" calcext:value-type="string">
            <text:p>F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4" calcext:value-type="float">
            <text:p>124 </text:p>
          </table:table-cell>
          <table:table-cell table:style-name="ce37" table:formula="of:=[.A126]+160" office:value-type="float" office:value="284" calcext:value-type="float">
            <text:p>284</text:p>
          </table:table-cell>
          <table:table-cell table:style-name="ce40" table:formula="of:=UNICHAR([.B126])" office:value-type="string" office:string-value="Ĝ" calcext:value-type="string">
            <text:p>Ĝ</text:p>
          </table:table-cell>
          <table:table-cell table:style-name="ce44" table:formula="of:=DEC2BIN([.A126];7)" office:value-type="string" office:string-value="1111100" calcext:value-type="string">
            <text:p>1111100</text:p>
          </table:table-cell>
          <table:table-cell table:style-name="ce115" table:formula="of:= LEN(SUBSTITUTE([.D126];0;&quot;&quot;))" office:value-type="float" office:value="5" calcext:value-type="float">
            <text:p>5</text:p>
          </table:table-cell>
          <table:table-cell table:style-name="ce34" table:formula="of:= COM.MICROSOFT.CONCAT(DEC2HEX([.A126];2);&quot;7F&quot;)" office:value-type="string" office:string-value="7C7F" calcext:value-type="string">
            <text:p>7C7F</text:p>
          </table:table-cell>
          <table:table-cell table:style-name="ce52" table:formula="of:= COM.MICROSOFT.CONCAT(DEC2HEX([.A126];2);&quot;FF&quot;)" office:value-type="string" office:string-value="7CFF" calcext:value-type="string">
            <text:p>7CFF</text:p>
          </table:table-cell>
          <table:table-cell table:style-name="ce171" table:formula="of:= COM.MICROSOFT.CONCAT(DEC2HEX([.A126]+128;2);&quot;7F&quot;)" office:value-type="string" office:string-value="FC7F" calcext:value-type="string">
            <text:p>FC7F</text:p>
          </table:table-cell>
          <table:table-cell table:style-name="ce173" table:formula="of:= COM.MICROSOFT.CONCAT(DEC2HEX([.A126]+128;2);&quot;FF&quot;)" office:value-type="string" office:string-value="FCFF" calcext:value-type="string">
            <text:p>FCFF</text:p>
          </table:table-cell>
          <table:table-cell/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5" calcext:value-type="float">
            <text:p>125 </text:p>
          </table:table-cell>
          <table:table-cell table:style-name="ce37" table:formula="of:=[.A127]+160" office:value-type="float" office:value="285" calcext:value-type="float">
            <text:p>285</text:p>
          </table:table-cell>
          <table:table-cell table:style-name="ce40" table:formula="of:=UNICHAR([.B127])" office:value-type="string" office:string-value="ĝ" calcext:value-type="string">
            <text:p>ĝ</text:p>
          </table:table-cell>
          <table:table-cell table:style-name="ce44" table:formula="of:=DEC2BIN([.A127];7)" office:value-type="string" office:string-value="1111101" calcext:value-type="string">
            <text:p>1111101</text:p>
          </table:table-cell>
          <table:table-cell table:style-name="ce115" table:formula="of:= LEN(SUBSTITUTE([.D127];0;&quot;&quot;))" office:value-type="float" office:value="6" calcext:value-type="float">
            <text:p>6</text:p>
          </table:table-cell>
          <table:table-cell table:style-name="ce34" table:formula="of:= COM.MICROSOFT.CONCAT(DEC2HEX([.A127];2);&quot;7F&quot;)" office:value-type="string" office:string-value="7D7F" calcext:value-type="string">
            <text:p>7D7F</text:p>
          </table:table-cell>
          <table:table-cell table:style-name="ce52" table:formula="of:= COM.MICROSOFT.CONCAT(DEC2HEX([.A127];2);&quot;FF&quot;)" office:value-type="string" office:string-value="7DFF" calcext:value-type="string">
            <text:p>7DFF</text:p>
          </table:table-cell>
          <table:table-cell table:style-name="ce171" table:formula="of:= COM.MICROSOFT.CONCAT(DEC2HEX([.A127]+128;2);&quot;7F&quot;)" office:value-type="string" office:string-value="FD7F" calcext:value-type="string">
            <text:p>FD7F</text:p>
          </table:table-cell>
          <table:table-cell table:style-name="ce173" table:formula="of:= COM.MICROSOFT.CONCAT(DEC2HEX([.A127]+128;2);&quot;FF&quot;)" office:value-type="string" office:string-value="FDFF" calcext:value-type="string">
            <text:p>F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6" calcext:value-type="float">
            <text:p>126 </text:p>
          </table:table-cell>
          <table:table-cell table:style-name="ce37" table:formula="of:=[.A128]+160" office:value-type="float" office:value="286" calcext:value-type="float">
            <text:p>286</text:p>
          </table:table-cell>
          <table:table-cell table:style-name="ce40" table:formula="of:=UNICHAR([.B128])" office:value-type="string" office:string-value="Ğ" calcext:value-type="string">
            <text:p>Ğ</text:p>
          </table:table-cell>
          <table:table-cell table:style-name="ce44" table:formula="of:=DEC2BIN([.A128];7)" office:value-type="string" office:string-value="1111110" calcext:value-type="string">
            <text:p>1111110</text:p>
          </table:table-cell>
          <table:table-cell table:style-name="ce115" table:formula="of:= LEN(SUBSTITUTE([.D128];0;&quot;&quot;))" office:value-type="float" office:value="6" calcext:value-type="float">
            <text:p>6</text:p>
          </table:table-cell>
          <table:table-cell table:style-name="ce34" table:formula="of:= COM.MICROSOFT.CONCAT(DEC2HEX([.A128];2);&quot;7F&quot;)" office:value-type="string" office:string-value="7E7F" calcext:value-type="string">
            <text:p>7E7F</text:p>
          </table:table-cell>
          <table:table-cell table:style-name="ce52" table:formula="of:= COM.MICROSOFT.CONCAT(DEC2HEX([.A128];2);&quot;FF&quot;)" office:value-type="string" office:string-value="7EFF" calcext:value-type="string">
            <text:p>7EFF</text:p>
          </table:table-cell>
          <table:table-cell table:style-name="ce171" table:formula="of:= COM.MICROSOFT.CONCAT(DEC2HEX([.A128]+128;2);&quot;7F&quot;)" office:value-type="string" office:string-value="FE7F" calcext:value-type="string">
            <text:p>FE7F</text:p>
          </table:table-cell>
          <table:table-cell table:style-name="ce173" table:formula="of:= COM.MICROSOFT.CONCAT(DEC2HEX([.A128]+128;2);&quot;FF&quot;)" office:value-type="string" office:string-value="FEFF" calcext:value-type="string">
            <text:p>F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7" calcext:value-type="float">
            <text:p>127 </text:p>
          </table:table-cell>
          <table:table-cell table:style-name="ce37" table:formula="of:=[.A129]+160" office:value-type="float" office:value="287" calcext:value-type="float">
            <text:p>287</text:p>
          </table:table-cell>
          <table:table-cell table:style-name="ce40" table:formula="of:=UNICHAR([.B129])" office:value-type="string" office:string-value="ğ" calcext:value-type="string">
            <text:p>ğ</text:p>
          </table:table-cell>
          <table:table-cell table:style-name="ce44" table:formula="of:=DEC2BIN([.A129];7)" office:value-type="string" office:string-value="1111111" calcext:value-type="string">
            <text:p>1111111</text:p>
          </table:table-cell>
          <table:table-cell table:style-name="ce115" table:formula="of:= LEN(SUBSTITUTE([.D129];0;&quot;&quot;))" office:value-type="float" office:value="7" calcext:value-type="float">
            <text:p>7</text:p>
          </table:table-cell>
          <table:table-cell table:style-name="ce34" table:formula="of:= COM.MICROSOFT.CONCAT(DEC2HEX([.A129];2);&quot;7F&quot;)" office:value-type="string" office:string-value="7F7F" calcext:value-type="string">
            <text:p>7F7F</text:p>
          </table:table-cell>
          <table:table-cell table:style-name="ce52" table:formula="of:= COM.MICROSOFT.CONCAT(DEC2HEX([.A129];2);&quot;FF&quot;)" office:value-type="string" office:string-value="7FFF" calcext:value-type="string">
            <text:p>7FFF</text:p>
          </table:table-cell>
          <table:table-cell table:style-name="ce171" table:formula="of:= COM.MICROSOFT.CONCAT(DEC2HEX([.A129]+128;2);&quot;7F&quot;)" office:value-type="string" office:string-value="FF7F" calcext:value-type="string">
            <text:p>FF7F</text:p>
          </table:table-cell>
          <table:table-cell table:style-name="ce173" table:formula="of:= COM.MICROSOFT.CONCAT(DEC2HEX([.A129]+128;2);&quot;FF&quot;)" office:value-type="string" office:string-value="FFFF" calcext:value-type="string">
            <text:p>F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number-rows-repeated="1048319">
          <table:table-cell table:number-columns-repeated="1022"/>
        </table:table-row>
        <table:table-row table:style-name="ro2" table:number-rows-repeated="127">
          <table:table-cell table:number-columns-repeated="4"/>
          <table:table-cell table:style-name="ce118"/>
          <table:table-cell table:style-name="ce50"/>
          <table:table-cell table:number-columns-repeated="3"/>
          <table:table-cell table:style-name="ce50"/>
          <table:table-cell/>
          <table:table-cell table:style-name="ce182"/>
          <table:table-cell table:style-name="ce191"/>
          <table:table-cell table:number-columns-repeated="1009"/>
        </table:table-row>
        <table:table-row table:style-name="ro2">
          <table:table-cell table:number-columns-repeated="4"/>
          <table:table-cell table:style-name="ce118"/>
          <table:table-cell table:style-name="ce50"/>
          <table:table-cell table:number-columns-repeated="3"/>
          <table:table-cell table:style-name="ce50"/>
          <table:table-cell/>
          <table:table-cell table:style-name="ce182"/>
          <table:table-cell table:style-name="ce191"/>
          <table:table-cell table:number-columns-repeated="1009"/>
        </table:table-row>
        <table:named-expressions>
          <table:named-expression table:name="_xlnm._FilterDatabase" table:base-cell-address="$send8E.$A$1" table:expression="#REF!"/>
        </table:named-expressions>
        <calcext:conditional-formats>
          <calcext:conditional-format calcext:target-range-address="send06.N2:send8E.N1048576">
            <calcext:condition calcext:apply-style-name="Untitled1" calcext:value="=&quot;s&quot;" calcext:base-cell-address="send06.N2"/>
          </calcext:conditional-format>
          <calcext:conditional-format calcext:target-range-address="send06.L99:send8E.L129 send06.L2:send06.L2 send06.L9:send06.L9 send06.L13:send06.L13 send06.L15:send06.L17 send06.L21:send06.L21 send06.L23:send06.L25 send06.L27:send06.L33 send06.L37:send06.L37 send06.L39:send06.L41 send06.L43:send06.L49 send06.L51:send06.L65 send06.L69:send06.L69 send06.L71:send06.L73 send06.L75:send06.L81 send06.L83:send06.L97">
            <calcext:condition calcext:apply-style-name="Untitled3" calcext:value="=&quot;g&quot;" calcext:base-cell-address="send06.L2"/>
          </calcext:conditional-format>
          <calcext:conditional-format calcext:target-range-address="send06.M2:send8E.M1048576 send8E.L3:send8E.L8 send8E.L10:send8E.L12 send8E.L14:send8E.L14 send8E.L18:send8E.L20 send8E.L22:send8E.L22 send8E.L26:send8E.L26 send8E.L34:send8E.L36 send8E.L38:send8E.L38 send8E.L42:send8E.L42 send8E.L50:send8E.L50 send8E.L66:send8E.L68 send8E.L70:send8E.L70 send8E.L74:send8E.L74 send8E.L82:send8E.L82 send8E.L98:send8E.L98 send8E.L130:send8E.L1048576">
            <calcext:condition calcext:apply-style-name="Untitled4" calcext:value="=&quot;r&quot;" calcext:base-cell-address="send06.L2"/>
          </calcext:conditional-format>
          <calcext:conditional-format calcext:target-range-address="send06.O2:send8E.O1048576">
            <calcext:condition calcext:apply-style-name="Untitled5" calcext:value="=&quot;a&quot;" calcext:base-cell-address="send06.O2"/>
          </calcext:conditional-format>
          <calcext:conditional-format calcext:target-range-address="send06.P2:send8E.P1048576">
            <calcext:condition calcext:apply-style-name="Untitled6" calcext:value="=&quot;k&quot;" calcext:base-cell-address="send06.P2"/>
          </calcext:conditional-format>
          <calcext:conditional-format calcext:target-range-address="send06.Q1:send8E.Q1048576">
            <calcext:condition calcext:apply-style-name="Untitled9" calcext:value="=&quot;F&quot;" calcext:base-cell-address="send06.Q1"/>
          </calcext:conditional-format>
          <calcext:conditional-format calcext:target-range-address="send06.R1:send8E.R1048576">
            <calcext:condition calcext:apply-style-name="Untitled10" calcext:value="=&quot;m&quot;" calcext:base-cell-address="send06.R1"/>
          </calcext:conditional-format>
        </calcext:conditional-formats>
      </table:table>
      <table:table table:name="muvgo" table:style-name="ta2">
        <office:forms form:automatic-focus="false" form:apply-design-mode="false"/>
        <table:table-column table:style-name="co17" table:default-cell-style-name="Default"/>
        <table:table-row table:style-name="ro3">
          <table:table-cell/>
        </table:table-row>
      </table:table>
      <table:table table:name="fn" table:style-name="ta2">
        <table:table-column table:style-name="co17" table:default-cell-style-name="Default"/>
        <table:table-row table:style-name="ro3">
          <table:table-cell/>
        </table:table-row>
      </table:table>
      <table:table table:name="minu" table:style-name="ta2">
        <table:table-column table:style-name="co17" table:default-cell-style-name="Default"/>
        <table:table-row table:style-name="ro3">
          <table:table-cell/>
        </table:table-row>
      </table:table>
      <table:table table:name="kas" table:style-name="ta2">
        <table:table-column table:style-name="co17" table:default-cell-style-name="Default"/>
        <table:table-row table:style-name="ro3">
          <table:table-cell/>
        </table:table-row>
      </table:table>
      <table:table table:name="num" table:style-name="ta2">
        <table:table-column table:style-name="co17" table:default-cell-style-name="Default"/>
        <table:table-row table:style-name="ro3">
          <table:table-cell/>
        </table:table-row>
      </table:table>
      <table:table table:name="simbl" table:style-name="ta2">
        <office:forms form:automatic-focus="false" form:apply-design-mode="false"/>
        <table:table-column table:style-name="co23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6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11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7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7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8" table:default-cell-style-name="ce227"/>
        <table:table-column table:style-name="co17" table:number-columns-repeated="997" table:default-cell-style-name="ce227"/>
        <table:table-column table:style-name="co17" table:default-cell-style-name="ce228"/>
        <table:table-row table:style-name="ro4"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e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table:number-columns-repeated="993"/>
          <table:table-cell table:style-name="ce234"/>
        </table:table-row>
        <table:table-row table:style-name="ro4">
          <table:table-cell table:style-name="ce223" office:value-type="string" calcext:value-type="string">
            <text:p>c</text:p>
          </table:table-cell>
          <table:table-cell office:value-type="string" calcext:value-type="string">
            <text:p>kk</text:p>
          </table:table-cell>
          <table:table-cell table:number-columns-repeated="2"/>
          <table:table-cell table:style-name="ce113"/>
          <table:table-cell table:style-name="ce229" office:value-type="string" calcext:value-type="string">
            <text:p>?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k</text:p>
          </table:table-cell>
          <table:table-cell/>
          <table:table-cell table:style-name="ce228"/>
          <table:table-cell table:style-name="ce113" table:number-columns-repeated="2"/>
          <table:table-cell table:style-name="ce229" office:value-type="string" calcext:value-type="string">
            <text:p>$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[</text:p>
          </table:table-cell>
          <table:table-cell/>
          <table:table-cell table:style-name="ce228"/>
          <table:table-cell table:style-name="ce113" table:number-columns-repeated="2"/>
          <table:table-cell table:style-name="ce229" office:value-type="string" calcext:value-type="string">
            <text:p>@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&lt;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&amp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style-name="Default"/>
          <table:table-cell table:number-columns-repeated="3"/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&gt;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{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(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|</text:p>
          </table:table-cell>
          <table:table-cell table:number-columns-repeated="4"/>
          <table:table-cell table:style-name="ce230" office:value-type="string" calcext:value-type="string">
            <text:p>h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“</text:p>
          </table:table-cell>
          <table:table-cell table:number-columns-repeated="4"/>
          <table:table-cell table:style-name="ce230" office:value-type="string" calcext:value-type="string">
            <text:p>#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4">
          <table:table-cell table:style-name="ce224" office:value-type="string" calcext:value-type="string">
            <text:p>^</text:p>
          </table:table-cell>
          <table:table-cell table:number-columns-repeated="4"/>
          <table:table-cell table:style-name="ce230" office:value-type="string" calcext:value-type="string">
            <text:p>H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4">
          <table:table-cell table:style-name="ce224" office:value-type="string" calcext:value-type="string">
            <text:p>dot</text:p>
          </table:table-cell>
          <table:table-cell table:number-columns-repeated="4"/>
          <table:table-cell table:style-name="ce231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spc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225" office:value-type="string" calcext:value-type="string">
            <text:p>*</text:p>
          </table:table-cell>
          <table:table-cell table:number-columns-repeated="4"/>
          <table:table-cell table:style-name="ce231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Ab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4">
          <table:table-cell table:style-name="ce225" office:value-type="string" calcext:value-type="string">
            <text:p>eku</text:p>
          </table:table-cell>
          <table:table-cell table:number-columns-repeated="4"/>
          <table:table-cell table:style-name="ce223" office:value-type="string" calcext:value-type="string">
            <text:p>m-</text:p>
          </table:table-cell>
          <table:table-cell table:number-columns-repeated="4"/>
          <table:table-cell office:value-type="string" calcext:value-type="string">
            <text:p>ent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%</text:p>
          </table:table-cell>
          <table:table-cell table:style-name="ce228"/>
          <table:table-cell/>
          <table:table-cell table:style-name="Default"/>
          <table:table-cell/>
          <table:table-cell table:style-name="ce22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l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/</text:p>
          </table:table-cell>
          <table:table-cell table:style-name="ce228"/>
          <table:table-cell/>
          <table:table-cell table:style-name="Default"/>
          <table:table-cell/>
          <table:table-cell table:style-name="ce223" office:value-type="string" calcext:value-type="string">
            <text:p>u_</text:p>
          </table:table-cell>
          <table:table-cell table:number-columns-repeated="4"/>
          <table:table-cell office:value-type="string" calcext:value-type="string">
            <text:p>bdel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\</text:p>
          </table:table-cell>
          <table:table-cell table:number-columns-repeated="2"/>
          <table:table-cell table:style-name="Default"/>
          <table:table-cell/>
          <table:table-cell table:style-name="ce232" office:value-type="string" calcext:value-type="string">
            <text:p>sk</text:p>
          </table:table-cell>
          <table:table-cell table:number-columns-repeated="9"/>
          <table:table-cell table:style-name="ce233" office:value-type="string" calcext:value-type="string">
            <text:p>A</text:p>
          </table:table-cell>
          <table:table-cell table:number-columns-repeated="4"/>
          <table:table-cell table:style-name="ce233" office:value-type="string" calcext:value-type="string">
            <text:p>D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!</text:p>
          </table:table-cell>
          <table:table-cell table:number-columns-repeated="4"/>
          <table:table-cell table:style-name="ce232" office:value-type="string" calcext:value-type="string">
            <text:p>bk</text:p>
          </table:table-cell>
          <table:table-cell table:number-columns-repeated="9"/>
          <table:table-cell table:style-name="ce233" office:value-type="string" calcext:value-type="string">
            <text:p>a</text:p>
          </table:table-cell>
          <table:table-cell table:number-columns-repeated="4"/>
          <table:table-cell table:style-name="ce233" office:value-type="string" calcext:value-type="string">
            <text:p>d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33" office:value-type="string" calcext:value-type="string">
            <text:p>N</text:p>
          </table:table-cell>
          <table:table-cell table:number-columns-repeated="4"/>
          <table:table-cell table:style-name="ce233" office:value-type="string" calcext:value-type="string">
            <text:p>T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33" office:value-type="string" calcext:value-type="string">
            <text:p>n</text:p>
          </table:table-cell>
          <table:table-cell table:number-columns-repeated="4"/>
          <table:table-cell table:style-name="ce233" office:value-type="string" calcext:value-type="string">
            <text:p>t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end06.C1:send06.C129" table:display-filter-buttons="true" table:orientation="column"/>
        <table:database-range table:name="__Anonymous_Sheet_DB__1" table:target-range-address="send8E.E1:send8E.E12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su5p" svg:font-family="ssu5p"/>
    <style:font-face style:name="Arial" svg:font-family="Arial" style:font-family-generic="roman"/>
    <style:font-face style:name="Basic Sans" svg:font-family="'Basic Sans'" style:font-family-generic="roman"/>
    <style:font-face style:name="ssu5p1" svg:font-family="ssu5p" style:font-family-generic="roman"/>
    <style:font-face style:name="u5cdot" svg:font-family="u5cdot" style:font-family-generic="roman"/>
    <style:font-face style:name="ssu5p2" svg:font-family="ssu5p" style:font-pitch="variable"/>
    <style:font-face style:name="u5cdot1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₹</number:text>
    </number:number-style>
    <number:number-style style:name="N112"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₹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₹</number:text>
    </number:number-style>
    <number:number-style style:name="N115"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₹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2" style:volatile="true">
      <loext:text> </loext:text>
      <loext:fill-character> </loext:fill-character>
      <number:text>- ₹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₹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 number:title="User-defined">
      <number:number number:decimal-places="0" loext:min-decimal-places="0" number:min-integer-digits="0" number:grouping="true"/>
    </number:number-style>
    <number:number-style style:name="N142">
      <number:number number:decimal-places="0" loext:min-decimal-places="0" number:min-integer-digits="0"/>
    </number:number-style>
    <number:number-style style:name="N10112P0" style:volatile="true" number:language="en" number:country="IN">
      <number:number number:decimal-places="0" loext:min-decimal-places="0" number:min-integer-digits="0" number:grouping="true"/>
      <number:text> </number:text>
    </number:number-style>
    <number:number-style style:name="N10112" number:language="en" number:country="IN">
      <number:text>(</number:text>
      <number:number number:decimal-places="0" loext:min-decimal-places="0" number:min-integer-digits="0" number:grouping="true"/>
      <number:text>)</number:text>
      <style:map style:condition="value()&gt;=0" style:apply-style-name="N10112P0"/>
    </number:number-style>
    <number:number-style style:name="N10114P0" style:volatile="true" number:language="en" number:country="IN">
      <number:number number:decimal-places="0" loext:min-decimal-places="0" number:min-integer-digits="1"/>
      <number:text> </number:text>
    </number:number-style>
    <number:number-style style:name="N10114" number:language="en" number:country="IN">
      <number:text>(</number:text>
      <number:number number:decimal-places="0" loext:min-decimal-places="0" number:min-integer-digits="1"/>
      <number:text>)</number:text>
      <style:map style:condition="value()&gt;=0" style:apply-style-name="N1011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fff5ce"/>
    </style:style>
    <style:style style:name="Untitled3" style:family="table-cell" style:parent-style-name="Default">
      <style:table-cell-properties fo:background-color="#ffffa6"/>
    </style:style>
    <style:style style:name="Untitled4" style:family="table-cell" style:parent-style-name="Default">
      <style:table-cell-properties fo:background-color="#8d1d75"/>
      <style:text-properties fo:color="#ffffff"/>
    </style:style>
    <style:style style:name="Untitled5" style:family="table-cell" style:parent-style-name="Default">
      <style:table-cell-properties fo:background-color="#afd095"/>
    </style:style>
    <style:style style:name="Untitled6" style:family="table-cell" style:parent-style-name="Default">
      <style:table-cell-properties fo:background-color="#2a6099"/>
      <style:text-properties fo:color="#ffffff"/>
    </style:style>
    <style:style style:name="Untitled7" style:family="table-cell" style:parent-style-name="Default">
      <style:table-cell-properties fo:background-color="#127622"/>
      <style:text-properties fo:color="#ffff38"/>
    </style:style>
    <style:style style:name="Untitled8" style:family="table-cell" style:parent-style-name="Default">
      <style:table-cell-properties fo:background-color="#c9211e"/>
      <style:text-properties fo:color="#ffffff"/>
    </style:style>
    <style:style style:name="Untitled9" style:family="table-cell" style:parent-style-name="Default">
      <style:table-cell-properties fo:background-color="#00a933"/>
      <style:text-properties fo:color="#111111"/>
    </style:style>
    <style:style style:name="Untitled10" style:family="table-cell" style:parent-style-name="Default">
      <style:table-cell-properties fo:background-color="#ff972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2:06:18.942757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ft06" style:display-name="PageStyle_sf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_5f_num" style:display-name="PageStyle_send_n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t06" style:display-name="PageStyle_do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06" style:display-name="PageStyle_send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ft_5f_dot_5f_06" style:display-name="PageStyle_sft_dot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8E" style:display-name="PageStyle_send8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44</meta:editing-cycles>
    <meta:creation-date>2021-08-16T02:17:23</meta:creation-date>
    <dc:date>2021-08-27T13:41:17.775562687</dc:date>
    <meta:generator>LibreOffice/6.4.7.2$Linux_X86_64 LibreOffice_project/40$Build-2</meta:generator>
    <meta:editing-duration>P1DT11H14M6S</meta:editing-duration>
    <meta:document-statistic meta:table-count="8" meta:cell-count="3985" meta:object-count="0"/>
  </office:meta>
</office:document-meta>
</file>